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5445in" svg:height="3.5453in" svg:x="2.0488in" svg:y="0.0941in">
            <draw:object draw:notify-on-update-of-ranges="Sheet1.A1:Sheet1.A2500 Sheet1.B1:Sheet1.B25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4in" svg:height="3.5453in" svg:x="2.2437in" svg:y="4.7685in">
            <draw:object draw:notify-on-update-of-ranges="Sheet1.A1:Sheet1.A2500 Sheet1.B1:Sheet1.B25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3336.5">
            <text:p>2333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64.5">
            <text:p>2596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28.5">
            <text:p>2262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746">
            <text:p>167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776.5">
            <text:p>1777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35">
            <text:p>229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90.5">
            <text:p>2359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39">
            <text:p>196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03.5">
            <text:p>2330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73.5">
            <text:p>2577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20">
            <text:p>233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539.5">
            <text:p>1753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884">
            <text:p>298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47.5">
            <text:p>2154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50">
            <text:p>212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3.5">
            <text:p>200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64">
            <text:p>271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50.5">
            <text:p>2365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74.5">
            <text:p>2387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50">
            <text:p>194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96.5">
            <text:p>2549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91.5">
            <text:p>227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82.5">
            <text:p>2558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501.5">
            <text:p>275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67.5">
            <text:p>2426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05">
            <text:p>252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17.5">
            <text:p>2251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19.5">
            <text:p>2221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31">
            <text:p>229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00">
            <text:p>232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1.5">
            <text:p>2006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81.5">
            <text:p>243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36">
            <text:p>216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061">
            <text:p>170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53.5">
            <text:p>2645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50.5">
            <text:p>1985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4.5">
            <text:p>2070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60">
            <text:p>239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20.5">
            <text:p>210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03">
            <text:p>259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15.5">
            <text:p>227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79">
            <text:p>234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846">
            <text:p>188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57.5">
            <text:p>2625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108">
            <text:p>271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23">
            <text:p>241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75.5">
            <text:p>2237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05.5">
            <text:p>2150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4.5">
            <text:p>2033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58.5">
            <text:p>2165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47.5">
            <text:p>2224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08">
            <text:p>234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206">
            <text:p>252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78">
            <text:p>229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41.5">
            <text:p>2574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348.5">
            <text:p>2234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86">
            <text:p>224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4">
            <text:p>209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86.5">
            <text:p>2398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5">
            <text:p>204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528">
            <text:p>165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39">
            <text:p>243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57">
            <text:p>210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7">
            <text:p>204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10">
            <text:p>236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12">
            <text:p>196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13.5">
            <text:p>2301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91.5">
            <text:p>2609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8">
            <text:p>202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75">
            <text:p>234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270.5">
            <text:p>2627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681">
            <text:p>186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1.5">
            <text:p>2085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99">
            <text:p>221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04.5">
            <text:p>2400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26">
            <text:p>216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02.5">
            <text:p>2530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7.5">
            <text:p>2007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23.5">
            <text:p>1922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85.5">
            <text:p>2198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95">
            <text:p>250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48">
            <text:p>234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31.5">
            <text:p>2293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09.5">
            <text:p>2250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896">
            <text:p>268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1.5">
            <text:p>2041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0">
            <text:p>208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30">
            <text:p>196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744.5">
            <text:p>2874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83">
            <text:p>279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74">
            <text:p>211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717.5">
            <text:p>2771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29">
            <text:p>211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286">
            <text:p>182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45">
            <text:p>213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91">
            <text:p>235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87">
            <text:p>214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80">
            <text:p>246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24">
            <text:p>225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24.5">
            <text:p>2642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651.5">
            <text:p>2165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62.5">
            <text:p>2126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04">
            <text:p>24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49.5">
            <text:p>2214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24">
            <text:p>227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664">
            <text:p>276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462.5">
            <text:p>2346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22.5">
            <text:p>2432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02">
            <text:p>258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90">
            <text:p>212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65.5">
            <text:p>2406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16">
            <text:p>225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18">
            <text:p>264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70.5">
            <text:p>2107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30">
            <text:p>192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6.5">
            <text:p>2015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279">
            <text:p>282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94.5">
            <text:p>2439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15.5">
            <text:p>2411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62">
            <text:p>239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708">
            <text:p>267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04.5">
            <text:p>2470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03.5">
            <text:p>2460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54.5">
            <text:p>2275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54.5">
            <text:p>2335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00.5">
            <text:p>2270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48">
            <text:p>192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48">
            <text:p>242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55">
            <text:p>247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24.5">
            <text:p>2172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69">
            <text:p>226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04">
            <text:p>225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519.5">
            <text:p>1951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17.5">
            <text:p>2141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2.5">
            <text:p>2044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065">
            <text:p>260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08.5">
            <text:p>2320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34">
            <text:p>250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115">
            <text:p>191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16">
            <text:p>217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811">
            <text:p>198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99">
            <text:p>225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7">
            <text:p>207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944.5">
            <text:p>1794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9">
            <text:p>204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201">
            <text:p>192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36.5">
            <text:p>2453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60">
            <text:p>214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0">
            <text:p>200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935.5">
            <text:p>2493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98">
            <text:p>226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76">
            <text:p>222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443.5">
            <text:p>2644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767">
            <text:p>237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70.5">
            <text:p>2417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322.5">
            <text:p>2532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732">
            <text:p>257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57">
            <text:p>239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31">
            <text:p>242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710.5">
            <text:p>1771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98.5">
            <text:p>2159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50">
            <text:p>226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67">
            <text:p>232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578.5">
            <text:p>2357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3.5">
            <text:p>2072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73.5">
            <text:p>2427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47.5">
            <text:p>2204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86.5">
            <text:p>2548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021.5">
            <text:p>230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436">
            <text:p>224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90.5">
            <text:p>2589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44.5">
            <text:p>2594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080.5">
            <text:p>220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54">
            <text:p>259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9">
            <text:p>207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754">
            <text:p>217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06.5">
            <text:p>2120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081.5">
            <text:p>2508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27">
            <text:p>228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278">
            <text:p>212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79.5">
            <text:p>2227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18">
            <text:p>242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854.5">
            <text:p>2285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94.5">
            <text:p>2259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660">
            <text:p>266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99">
            <text:p>219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155">
            <text:p>241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74">
            <text:p>242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246">
            <text:p>232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579">
            <text:p>245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189.5">
            <text:p>25189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6">
            <text:p>207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521">
            <text:p>265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238">
            <text:p>222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6">
            <text:p>203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748.5">
            <text:p>2474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73.5">
            <text:p>1817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471">
            <text:p>174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436">
            <text:p>214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20.5">
            <text:p>240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314.5">
            <text:p>233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398">
            <text:p>213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201.5">
            <text:p>242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675">
            <text:p>236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96">
            <text:p>231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39">
            <text:p>243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24.5">
            <text:p>2272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42.5">
            <text:p>2484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38.5">
            <text:p>2703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35.5">
            <text:p>2463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961.5">
            <text:p>2596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40">
            <text:p>243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500">
            <text:p>225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25.5">
            <text:p>2482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901.5">
            <text:p>2290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55.5">
            <text:p>23155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080.5">
            <text:p>2708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2">
            <text:p>209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976">
            <text:p>219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43.5">
            <text:p>2264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434">
            <text:p>254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27.5">
            <text:p>2112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154">
            <text:p>211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67.5">
            <text:p>2436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5">
            <text:p>209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2.5">
            <text:p>2050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713">
            <text:p>227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17.5">
            <text:p>24317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872.5">
            <text:p>25872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0.5">
            <text:p>2022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676">
            <text:p>246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826.5">
            <text:p>2482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933.5">
            <text:p>23933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074.5">
            <text:p>2407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614.5">
            <text:p>25614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8.5">
            <text:p>2061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146.5">
            <text:p>22146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568.5">
            <text:p>25568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41">
            <text:p>210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140">
            <text:p>191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2600">
            <text:p>226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552">
            <text:p>215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350.5">
            <text:p>24350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982">
            <text:p>279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9">
            <text:p>203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375">
            <text:p>183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821.5">
            <text:p>27821.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1">
            <text:p>207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28.5">
            <text:p>193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16.5">
            <text:p>2031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86">
            <text:p>246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43">
            <text:p>238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55.5">
            <text:p>2615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80">
            <text:p>189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11.5">
            <text:p>1941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76.5">
            <text:p>2637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54.5">
            <text:p>2375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23.5">
            <text:p>2332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62">
            <text:p>225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41.5">
            <text:p>2404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28">
            <text:p>262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381">
            <text:p>283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164">
            <text:p>271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21.5">
            <text:p>2132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74.5">
            <text:p>203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43.5">
            <text:p>2514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11">
            <text:p>233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07">
            <text:p>196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64.5">
            <text:p>235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55.5">
            <text:p>2145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133.5">
            <text:p>2413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09.5">
            <text:p>2540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998">
            <text:p>21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659.5">
            <text:p>2465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39.5">
            <text:p>253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25.5">
            <text:p>210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34">
            <text:p>248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97.5">
            <text:p>2229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08">
            <text:p>210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25">
            <text:p>18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61.5">
            <text:p>220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84.5">
            <text:p>2348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43.5">
            <text:p>2134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99">
            <text:p>234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152">
            <text:p>261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86">
            <text:p>238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53">
            <text:p>2405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77">
            <text:p>262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32.5">
            <text:p>2233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14">
            <text:p>211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61">
            <text:p>248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24.5">
            <text:p>2052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990">
            <text:p>259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64">
            <text:p>21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93">
            <text:p>239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87.5">
            <text:p>2278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51.5">
            <text:p>2445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62">
            <text:p>210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16.5">
            <text:p>2231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84">
            <text:p>214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68.5">
            <text:p>2246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63">
            <text:p>245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36.5">
            <text:p>2323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875.5">
            <text:p>2887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52.5">
            <text:p>207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55">
            <text:p>197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39.5">
            <text:p>2643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00.5">
            <text:p>2650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19">
            <text:p>247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835.5">
            <text:p>1783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106">
            <text:p>23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01.5">
            <text:p>2160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61.5">
            <text:p>216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77">
            <text:p>2517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67">
            <text:p>217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93">
            <text:p>229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38">
            <text:p>247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45">
            <text:p>234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79.5">
            <text:p>2357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73.5">
            <text:p>2437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78.5">
            <text:p>2397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40.5">
            <text:p>2274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16">
            <text:p>216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24">
            <text:p>250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79.5">
            <text:p>2607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37.5">
            <text:p>2353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72">
            <text:p>223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58.5">
            <text:p>2135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33">
            <text:p>217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77.5">
            <text:p>2237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16">
            <text:p>256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395.5">
            <text:p>2339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64.5">
            <text:p>2546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110.5">
            <text:p>1911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88">
            <text:p>236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63">
            <text:p>215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08">
            <text:p>22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34.5">
            <text:p>2163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76">
            <text:p>2477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30">
            <text:p>240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50">
            <text:p>238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47.5">
            <text:p>2344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469.5">
            <text:p>1446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329">
            <text:p>27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28.5">
            <text:p>278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43.5">
            <text:p>2364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87">
            <text:p>23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44.5">
            <text:p>2444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82">
            <text:p>1808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97.5">
            <text:p>2439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15">
            <text:p>222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51">
            <text:p>253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727">
            <text:p>187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169.5">
            <text:p>2916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91">
            <text:p>248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34.5">
            <text:p>1803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93.5">
            <text:p>2259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89">
            <text:p>236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54.5">
            <text:p>1935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86">
            <text:p>207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30">
            <text:p>232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75.5">
            <text:p>2307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653.5">
            <text:p>2665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83">
            <text:p>20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303">
            <text:p>253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99.5">
            <text:p>2139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86.5">
            <text:p>213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85">
            <text:p>235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22.5">
            <text:p>2012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03.5">
            <text:p>2270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43.5">
            <text:p>2304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431.5">
            <text:p>2643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00.5">
            <text:p>2140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70">
            <text:p>224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52">
            <text:p>213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92">
            <text:p>24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045.5">
            <text:p>2104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94">
            <text:p>237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24">
            <text:p>26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70">
            <text:p>206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97">
            <text:p>220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72">
            <text:p>220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543">
            <text:p>225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258.5">
            <text:p>1825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068">
            <text:p>270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392">
            <text:p>203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17.5">
            <text:p>1961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725.5">
            <text:p>217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86">
            <text:p>19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00">
            <text:p>22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73">
            <text:p>201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98.5">
            <text:p>2209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55">
            <text:p>2395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29">
            <text:p>176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937">
            <text:p>289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25">
            <text:p>234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14.5">
            <text:p>2371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453.5">
            <text:p>2345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63.5">
            <text:p>2216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914.5">
            <text:p>2291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20.5">
            <text:p>227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48.5">
            <text:p>2434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89">
            <text:p>211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26">
            <text:p>260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398.5">
            <text:p>2439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43">
            <text:p>196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61">
            <text:p>222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42.5">
            <text:p>2484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02">
            <text:p>19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652">
            <text:p>226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765.5">
            <text:p>2376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15">
            <text:p>238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11.5">
            <text:p>2241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75.5">
            <text:p>2047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503">
            <text:p>2050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80">
            <text:p>2408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194.5">
            <text:p>1719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57.5">
            <text:p>2085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94">
            <text:p>224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11.5">
            <text:p>2381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32.5">
            <text:p>2473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28.5">
            <text:p>248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012.5">
            <text:p>2601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27">
            <text:p>236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20.5">
            <text:p>208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99.5">
            <text:p>2329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80.5">
            <text:p>2578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28.5">
            <text:p>22828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793">
            <text:p>227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942">
            <text:p>209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802.5">
            <text:p>2780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37">
            <text:p>242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361.5">
            <text:p>2236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986">
            <text:p>189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520.5">
            <text:p>255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462.5">
            <text:p>2146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62">
            <text:p>238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24.5">
            <text:p>2382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71">
            <text:p>2357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86.5">
            <text:p>2498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20.5">
            <text:p>1952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36">
            <text:p>23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47.5">
            <text:p>2044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356.5">
            <text:p>2135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250.5">
            <text:p>2725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94.5">
            <text:p>2359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502">
            <text:p>18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46.5">
            <text:p>2384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77.5">
            <text:p>2167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83">
            <text:p>2078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747.5">
            <text:p>2574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06">
            <text:p>220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225">
            <text:p>202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96">
            <text:p>23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425.5">
            <text:p>184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096.5">
            <text:p>2309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413">
            <text:p>254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74">
            <text:p>177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490">
            <text:p>1949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74.5">
            <text:p>224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607">
            <text:p>256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205.5">
            <text:p>2520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78">
            <text:p>239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972.5">
            <text:p>239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25.5">
            <text:p>2212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66.5">
            <text:p>2186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892">
            <text:p>1889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081.5">
            <text:p>30081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674.5">
            <text:p>2167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35.5">
            <text:p>23535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248">
            <text:p>2624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960.5">
            <text:p>1996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863">
            <text:p>238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542">
            <text:p>215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199">
            <text:p>251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007.5">
            <text:p>24007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98">
            <text:p>1959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75">
            <text:p>232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763.5">
            <text:p>20763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105">
            <text:p>221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36">
            <text:p>195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906.5">
            <text:p>24906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272.5">
            <text:p>2227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05">
            <text:p>176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495">
            <text:p>244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710">
            <text:p>177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073">
            <text:p>220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52">
            <text:p>22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852.5">
            <text:p>26852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461">
            <text:p>2246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870">
            <text:p>228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284">
            <text:p>232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479.5">
            <text:p>20479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854">
            <text:p>2085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516">
            <text:p>195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741">
            <text:p>247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624.5">
            <text:p>2362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172">
            <text:p>211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22.5">
            <text:p>2292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51.5">
            <text:p>2315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29.5">
            <text:p>2032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90.5">
            <text:p>2429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59">
            <text:p>258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71.5">
            <text:p>2047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66.5">
            <text:p>206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83">
            <text:p>216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23">
            <text:p>246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80.5">
            <text:p>2288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60">
            <text:p>260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60">
            <text:p>247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21">
            <text:p>239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82">
            <text:p>201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53.5">
            <text:p>2335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49">
            <text:p>221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34">
            <text:p>216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18">
            <text:p>264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86.5">
            <text:p>2198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05.5">
            <text:p>2430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41.5">
            <text:p>2134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01">
            <text:p>207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60">
            <text:p>226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65.5">
            <text:p>2006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207.5">
            <text:p>2820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60">
            <text:p>246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28">
            <text:p>227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271.5">
            <text:p>2627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38.5">
            <text:p>2543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175">
            <text:p>171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951">
            <text:p>189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04">
            <text:p>224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59">
            <text:p>241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22.5">
            <text:p>2122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650.5">
            <text:p>1965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87">
            <text:p>271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493">
            <text:p>2249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94.5">
            <text:p>2409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69">
            <text:p>256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59.5">
            <text:p>276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709.5">
            <text:p>2770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73.5">
            <text:p>222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887.5">
            <text:p>2588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09.5">
            <text:p>2200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98">
            <text:p>243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51">
            <text:p>241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29">
            <text:p>238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60">
            <text:p>239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40.5">
            <text:p>2434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64.5">
            <text:p>2636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246.5">
            <text:p>2124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127">
            <text:p>191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40.5">
            <text:p>2454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18">
            <text:p>244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118.5">
            <text:p>1911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296.5">
            <text:p>1829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84">
            <text:p>252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12.5">
            <text:p>231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55.5">
            <text:p>2075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28.5">
            <text:p>2232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124">
            <text:p>301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44.5">
            <text:p>2174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73.5">
            <text:p>264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302">
            <text:p>243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73">
            <text:p>238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819.5">
            <text:p>2781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126.5">
            <text:p>211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439.5">
            <text:p>284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79.5">
            <text:p>2217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77.5">
            <text:p>2567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66.5">
            <text:p>2086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95">
            <text:p>225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79">
            <text:p>234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04">
            <text:p>213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46">
            <text:p>227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39.5">
            <text:p>2103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475.5">
            <text:p>2447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60">
            <text:p>241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572.5">
            <text:p>2357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46">
            <text:p>220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73">
            <text:p>237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55.5">
            <text:p>2325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954">
            <text:p>209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463">
            <text:p>164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800.5">
            <text:p>1980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164">
            <text:p>211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82.5">
            <text:p>2188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322.5">
            <text:p>2232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609">
            <text:p>276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19">
            <text:p>263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04">
            <text:p>239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16">
            <text:p>239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49.5">
            <text:p>2164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848.5">
            <text:p>1884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83.5">
            <text:p>2418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97.5">
            <text:p>2069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52">
            <text:p>247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92.5">
            <text:p>252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43">
            <text:p>237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91.5">
            <text:p>2689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06.5">
            <text:p>2290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71.5">
            <text:p>2147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19">
            <text:p>227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38">
            <text:p>233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393.5">
            <text:p>2539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39">
            <text:p>241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837.5">
            <text:p>2283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90.5">
            <text:p>2229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15.5">
            <text:p>2331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60">
            <text:p>231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79.5">
            <text:p>2327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480">
            <text:p>204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23.5">
            <text:p>2692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7976.5">
            <text:p>1797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11.5">
            <text:p>2481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954.5">
            <text:p>289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56">
            <text:p>238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72.5">
            <text:p>2347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13.5">
            <text:p>2211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78.5">
            <text:p>2487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91">
            <text:p>2699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78.5">
            <text:p>2467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74">
            <text:p>241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84">
            <text:p>251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29.5">
            <text:p>2382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684">
            <text:p>186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05">
            <text:p>232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95">
            <text:p>2159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641">
            <text:p>196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12.5">
            <text:p>2571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97">
            <text:p>2429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82.5">
            <text:p>2318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763">
            <text:p>217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71.5">
            <text:p>2397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27.5">
            <text:p>2222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24">
            <text:p>207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544">
            <text:p>275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04.5">
            <text:p>2540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162">
            <text:p>221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469">
            <text:p>264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344.5">
            <text:p>2734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95.5">
            <text:p>2159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24.5">
            <text:p>2522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946.5">
            <text:p>1894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27">
            <text:p>225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89.5">
            <text:p>2348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43">
            <text:p>225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069">
            <text:p>210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662">
            <text:p>246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280">
            <text:p>182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28">
            <text:p>240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86">
            <text:p>268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567.5">
            <text:p>2056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63.5">
            <text:p>2276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77">
            <text:p>216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143">
            <text:p>211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82">
            <text:p>236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36">
            <text:p>240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759.5">
            <text:p>187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431">
            <text:p>194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961.5">
            <text:p>249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629">
            <text:p>206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194">
            <text:p>251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633">
            <text:p>226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03.5">
            <text:p>2270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692.5">
            <text:p>2369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00.5">
            <text:p>2320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559.5">
            <text:p>265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10.5">
            <text:p>2321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72">
            <text:p>219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70.5">
            <text:p>2407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457.5">
            <text:p>2745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404">
            <text:p>284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80.5">
            <text:p>2598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763.5">
            <text:p>2076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364">
            <text:p>233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935.5">
            <text:p>1993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126.5">
            <text:p>2312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01.5">
            <text:p>2400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67">
            <text:p>215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411.5">
            <text:p>2141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816.5">
            <text:p>2381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84">
            <text:p>227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13">
            <text:p>227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932">
            <text:p>279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411">
            <text:p>184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88.5">
            <text:p>215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387">
            <text:p>263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04.5">
            <text:p>2560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98">
            <text:p>2379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57">
            <text:p>254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992">
            <text:p>289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07">
            <text:p>2710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504">
            <text:p>255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31.5">
            <text:p>2293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31">
            <text:p>213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863">
            <text:p>218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58.5">
            <text:p>2135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153.5">
            <text:p>1915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09">
            <text:p>254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021.5">
            <text:p>2402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900.5">
            <text:p>2290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30.5">
            <text:p>2453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728">
            <text:p>257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96.5">
            <text:p>2199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15.5">
            <text:p>2681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354.5">
            <text:p>193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06.5">
            <text:p>2410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25.5">
            <text:p>2252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93.5">
            <text:p>2259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10">
            <text:p>241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754.5">
            <text:p>24754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83">
            <text:p>268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947.5">
            <text:p>2194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904">
            <text:p>2690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837.5">
            <text:p>19837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796">
            <text:p>2379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43">
            <text:p>203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29">
            <text:p>227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610.5">
            <text:p>2161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273.5">
            <text:p>25273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148.5">
            <text:p>2614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328">
            <text:p>203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56.5">
            <text:p>1955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591.5">
            <text:p>2459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088.5">
            <text:p>2508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351.5">
            <text:p>2135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051">
            <text:p>270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028.5">
            <text:p>22028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69.5">
            <text:p>2006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395.5">
            <text:p>1539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841">
            <text:p>208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82">
            <text:p>241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459.5">
            <text:p>18459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245.5">
            <text:p>272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162.5">
            <text:p>2716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36.5">
            <text:p>25436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871">
            <text:p>268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191.5">
            <text:p>2419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714">
            <text:p>227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33">
            <text:p>225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279">
            <text:p>232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261.5">
            <text:p>22261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040.5">
            <text:p>2604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452">
            <text:p>234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982.5">
            <text:p>23982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245.5">
            <text:p>24245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905">
            <text:p>2590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460.5">
            <text:p>25460.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5668.5">
            <text:p>2566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48.5">
            <text:p>2324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39.5">
            <text:p>2013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57">
            <text:p>224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8">
            <text:p>197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62.5">
            <text:p>2046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76.5">
            <text:p>2287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337.5">
            <text:p>203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286">
            <text:p>192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15">
            <text:p>23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58.5">
            <text:p>2445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766.5">
            <text:p>1576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457">
            <text:p>264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21.5">
            <text:p>2312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98.5">
            <text:p>2329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68">
            <text:p>213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52">
            <text:p>266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52">
            <text:p>236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94.5">
            <text:p>235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10">
            <text:p>204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07">
            <text:p>2380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949">
            <text:p>199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030.5">
            <text:p>2103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991">
            <text:p>289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19">
            <text:p>260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32">
            <text:p>242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08">
            <text:p>232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5">
            <text:p>196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819">
            <text:p>198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850.5">
            <text:p>2885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63">
            <text:p>2336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52">
            <text:p>2335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39">
            <text:p>245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916.5">
            <text:p>2191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69.5">
            <text:p>2466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61.5">
            <text:p>234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65.5">
            <text:p>234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74.5">
            <text:p>234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40">
            <text:p>254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41.5">
            <text:p>2264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44.5">
            <text:p>2374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20">
            <text:p>2152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81.5">
            <text:p>2328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17">
            <text:p>245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48.5">
            <text:p>2374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29.5">
            <text:p>2182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61.5">
            <text:p>224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29">
            <text:p>213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196">
            <text:p>2519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47.5">
            <text:p>2274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343">
            <text:p>1934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828.5">
            <text:p>2882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88">
            <text:p>246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13">
            <text:p>236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18.5">
            <text:p>2321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203">
            <text:p>192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433">
            <text:p>164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94">
            <text:p>280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05.5">
            <text:p>2540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586.5">
            <text:p>265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788">
            <text:p>297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29.5">
            <text:p>2482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60">
            <text:p>235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58">
            <text:p>227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89">
            <text:p>215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78.5">
            <text:p>2457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20.5">
            <text:p>2492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274.5">
            <text:p>192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22">
            <text:p>243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60">
            <text:p>2466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87">
            <text:p>214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40.5">
            <text:p>2234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51.5">
            <text:p>2085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99">
            <text:p>220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23">
            <text:p>248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24.5">
            <text:p>227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86.5">
            <text:p>240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886">
            <text:p>188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99">
            <text:p>229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09.5">
            <text:p>2530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955">
            <text:p>2095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44">
            <text:p>204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19">
            <text:p>229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754">
            <text:p>207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03.5">
            <text:p>2170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306.5">
            <text:p>2730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072">
            <text:p>280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674">
            <text:p>286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39">
            <text:p>2233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33.5">
            <text:p>2393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361.5">
            <text:p>203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40">
            <text:p>2244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95">
            <text:p>240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756.5">
            <text:p>2975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64">
            <text:p>240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92">
            <text:p>2449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02.5">
            <text:p>2250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51.5">
            <text:p>2365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84.5">
            <text:p>2668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08">
            <text:p>239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557.5">
            <text:p>195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70">
            <text:p>247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78.5">
            <text:p>2167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24">
            <text:p>258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421.5">
            <text:p>2142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93">
            <text:p>261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23">
            <text:p>2692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10">
            <text:p>225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91.5">
            <text:p>2449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19.5">
            <text:p>2111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44">
            <text:p>226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86.5">
            <text:p>271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87">
            <text:p>2748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11">
            <text:p>225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41">
            <text:p>201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15">
            <text:p>232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562">
            <text:p>2756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11">
            <text:p>215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18.5">
            <text:p>2631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94.5">
            <text:p>221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665.5">
            <text:p>2066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50.5">
            <text:p>2345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68">
            <text:p>254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80">
            <text:p>224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487.5">
            <text:p>2548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358">
            <text:p>233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90.5">
            <text:p>2619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32.5">
            <text:p>2383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79">
            <text:p>241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12">
            <text:p>226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40.5">
            <text:p>2534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06">
            <text:p>2320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916">
            <text:p>189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76.5">
            <text:p>2557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673.5">
            <text:p>2467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32.5">
            <text:p>2303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70">
            <text:p>243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19">
            <text:p>2241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70">
            <text:p>234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365">
            <text:p>283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12">
            <text:p>274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31.5">
            <text:p>2253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93.5">
            <text:p>2309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659.5">
            <text:p>1865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085">
            <text:p>2608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48">
            <text:p>2404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74.5">
            <text:p>248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106.5">
            <text:p>1810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062.5">
            <text:p>1806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70">
            <text:p>256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68">
            <text:p>212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11">
            <text:p>241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66.5">
            <text:p>2176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224.5">
            <text:p>2322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179.5">
            <text:p>1817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423.5">
            <text:p>1942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49">
            <text:p>230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50">
            <text:p>228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70">
            <text:p>2277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980">
            <text:p>209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94.5">
            <text:p>2319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175.5">
            <text:p>2717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639.5">
            <text:p>2263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61.5">
            <text:p>235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93">
            <text:p>249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99.5">
            <text:p>2729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72.5">
            <text:p>2207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32">
            <text:p>249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05">
            <text:p>229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11">
            <text:p>220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67">
            <text:p>230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02">
            <text:p>235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17.5">
            <text:p>2211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10.5">
            <text:p>2401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02">
            <text:p>223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788.5">
            <text:p>2878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73.5">
            <text:p>2277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662.5">
            <text:p>2666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31">
            <text:p>244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235.5">
            <text:p>2623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244">
            <text:p>2724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96.5">
            <text:p>248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71.5">
            <text:p>2277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10">
            <text:p>216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11">
            <text:p>230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158">
            <text:p>2415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33.5">
            <text:p>2443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03">
            <text:p>256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72">
            <text:p>255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51">
            <text:p>2205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482">
            <text:p>2748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9054">
            <text:p>2905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45.5">
            <text:p>2434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614.5">
            <text:p>2161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931">
            <text:p>2693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89">
            <text:p>205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473">
            <text:p>2347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96.5">
            <text:p>240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93.5">
            <text:p>2129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99.5">
            <text:p>2019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330.5">
            <text:p>2033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69">
            <text:p>229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23.5">
            <text:p>2212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380">
            <text:p>2438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915">
            <text:p>249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837.5">
            <text:p>228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801">
            <text:p>218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401">
            <text:p>224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94">
            <text:p>2129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660.5">
            <text:p>2366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738">
            <text:p>217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28.5">
            <text:p>2042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998.5">
            <text:p>2099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182.5">
            <text:p>2118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86.5">
            <text:p>237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91.5">
            <text:p>2239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572">
            <text:p>2357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50.5">
            <text:p>2675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112.5">
            <text:p>1911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327.5">
            <text:p>2632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133.5">
            <text:p>2213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587.5">
            <text:p>2058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415">
            <text:p>204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967">
            <text:p>2896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842.5">
            <text:p>2384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101">
            <text:p>261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483">
            <text:p>2448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686.5">
            <text:p>2568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872.5">
            <text:p>2087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95">
            <text:p>237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795">
            <text:p>207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578">
            <text:p>215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022.5">
            <text:p>2402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066.5">
            <text:p>2306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596.5">
            <text:p>2559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221.5">
            <text:p>2522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275.5">
            <text:p>24275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437.5">
            <text:p>1943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700.5">
            <text:p>2370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768.5">
            <text:p>24768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74.5">
            <text:p>22774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757.5">
            <text:p>22757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993">
            <text:p>239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549.5">
            <text:p>24549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322.5">
            <text:p>2232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30.5">
            <text:p>22930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076.5">
            <text:p>25076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557">
            <text:p>225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143.5">
            <text:p>19143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945">
            <text:p>199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789.5">
            <text:p>2678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572.5">
            <text:p>2057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92">
            <text:p>212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59">
            <text:p>232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07">
            <text:p>209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58.5">
            <text:p>2445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97">
            <text:p>227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73">
            <text:p>213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81.5">
            <text:p>219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403">
            <text:p>184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70">
            <text:p>245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55.5">
            <text:p>2385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35">
            <text:p>249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57">
            <text:p>234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73.5">
            <text:p>2537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409.5">
            <text:p>1640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627">
            <text:p>186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92">
            <text:p>208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300.5">
            <text:p>203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89">
            <text:p>226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69">
            <text:p>254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20.5">
            <text:p>2482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14.5">
            <text:p>2451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54">
            <text:p>196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08.5">
            <text:p>2460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215">
            <text:p>272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76.5">
            <text:p>247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85">
            <text:p>241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343">
            <text:p>273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46">
            <text:p>193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48">
            <text:p>227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70">
            <text:p>235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456">
            <text:p>314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07.5">
            <text:p>2460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49">
            <text:p>263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347">
            <text:p>183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80.5">
            <text:p>241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31">
            <text:p>232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66.5">
            <text:p>2566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52.5">
            <text:p>2415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91.5">
            <text:p>207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757">
            <text:p>187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23.5">
            <text:p>2362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09">
            <text:p>228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43">
            <text:p>256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62.5">
            <text:p>2796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96">
            <text:p>221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21.5">
            <text:p>2552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093">
            <text:p>170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78.5">
            <text:p>218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924">
            <text:p>179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01">
            <text:p>231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08.5">
            <text:p>2550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22.5">
            <text:p>2292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78">
            <text:p>211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775.5">
            <text:p>2177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26.5">
            <text:p>2292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12.5">
            <text:p>2351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35">
            <text:p>266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645">
            <text:p>276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71.5">
            <text:p>2687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35">
            <text:p>266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35">
            <text:p>237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11.5">
            <text:p>242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333.5">
            <text:p>203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96.5">
            <text:p>2619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40">
            <text:p>2604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96.5">
            <text:p>2089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52">
            <text:p>238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19">
            <text:p>237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324">
            <text:p>193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149">
            <text:p>1714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149.5">
            <text:p>2514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574">
            <text:p>2157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51">
            <text:p>223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73.5">
            <text:p>2257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34">
            <text:p>268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23">
            <text:p>229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05.5">
            <text:p>2640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42">
            <text:p>231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54">
            <text:p>245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44">
            <text:p>225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030">
            <text:p>190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35">
            <text:p>230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09.5">
            <text:p>2360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456.5">
            <text:p>2645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09">
            <text:p>2590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36.5">
            <text:p>2713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69.5">
            <text:p>2306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30">
            <text:p>2453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29">
            <text:p>225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24.5">
            <text:p>2372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51.5">
            <text:p>2655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38">
            <text:p>241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60">
            <text:p>226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92.5">
            <text:p>2349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75">
            <text:p>240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21">
            <text:p>235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00.5">
            <text:p>263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26">
            <text:p>256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12.5">
            <text:p>2071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845">
            <text:p>1984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55">
            <text:p>221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100.5">
            <text:p>271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11">
            <text:p>247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37">
            <text:p>226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489.5">
            <text:p>1948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526">
            <text:p>195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48">
            <text:p>200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62.5">
            <text:p>2586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520">
            <text:p>1952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09.5">
            <text:p>2460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13.5">
            <text:p>2271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64.5">
            <text:p>2216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499">
            <text:p>194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62.5">
            <text:p>2306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07.5">
            <text:p>2320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16.5">
            <text:p>2471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12">
            <text:p>229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70">
            <text:p>2397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108">
            <text:p>161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77">
            <text:p>234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25">
            <text:p>230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015.5">
            <text:p>2201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33">
            <text:p>226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75.5">
            <text:p>2147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13.5">
            <text:p>2661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32">
            <text:p>242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60">
            <text:p>254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480.5">
            <text:p>2048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17.5">
            <text:p>2461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74.5">
            <text:p>2757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33.5">
            <text:p>2373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669.5">
            <text:p>2666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94.5">
            <text:p>2099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56.5">
            <text:p>2375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073">
            <text:p>180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09.5">
            <text:p>2210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495">
            <text:p>194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136.5">
            <text:p>1613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912">
            <text:p>269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50.5">
            <text:p>2085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81.5">
            <text:p>2308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67.5">
            <text:p>2246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955">
            <text:p>189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889">
            <text:p>278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287">
            <text:p>192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97.5">
            <text:p>2309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22">
            <text:p>268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67">
            <text:p>231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97">
            <text:p>227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98.5">
            <text:p>2349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93">
            <text:p>2129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38.5">
            <text:p>2283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447">
            <text:p>2544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43">
            <text:p>279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28">
            <text:p>236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24">
            <text:p>265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632">
            <text:p>2063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21.5">
            <text:p>2092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05.5">
            <text:p>1970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55">
            <text:p>265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900.5">
            <text:p>2790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64">
            <text:p>248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243.5">
            <text:p>1624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675.5">
            <text:p>2067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253.5">
            <text:p>2325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31.5">
            <text:p>2193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14.5">
            <text:p>2411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157">
            <text:p>261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46">
            <text:p>249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69">
            <text:p>228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35">
            <text:p>245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95">
            <text:p>235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12">
            <text:p>2491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398">
            <text:p>223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65.5">
            <text:p>2526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300">
            <text:p>263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74.5">
            <text:p>2267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55.5">
            <text:p>2315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56">
            <text:p>253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49.5">
            <text:p>2684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445.5">
            <text:p>2144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285">
            <text:p>282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791.5">
            <text:p>2479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11.5">
            <text:p>224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557">
            <text:p>2355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66">
            <text:p>2436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43">
            <text:p>2104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615.5">
            <text:p>2561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942">
            <text:p>199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86.5">
            <text:p>2418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88">
            <text:p>255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987.5">
            <text:p>2498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53">
            <text:p>2095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54">
            <text:p>224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61.5">
            <text:p>2816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56">
            <text:p>237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700">
            <text:p>257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764">
            <text:p>237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977">
            <text:p>239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250.5">
            <text:p>2625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399.5">
            <text:p>2139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592.5">
            <text:p>2259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683">
            <text:p>2368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525.5">
            <text:p>2752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51">
            <text:p>246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317.5">
            <text:p>2531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296.5">
            <text:p>2229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511.5">
            <text:p>25511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099">
            <text:p>230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848.5">
            <text:p>2384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13.5">
            <text:p>24413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485.5">
            <text:p>22485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373">
            <text:p>243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87">
            <text:p>2318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07">
            <text:p>229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256.5">
            <text:p>2525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410.5">
            <text:p>2341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863">
            <text:p>218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184.5">
            <text:p>2218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907">
            <text:p>259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116">
            <text:p>231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986">
            <text:p>209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776">
            <text:p>227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5892.5">
            <text:p>25892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63">
            <text:p>246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744.5">
            <text:p>207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905">
            <text:p>2190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017.5">
            <text:p>2401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76.5">
            <text:p>2267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430.5">
            <text:p>24430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624">
            <text:p>306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97">
            <text:p>211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778.5">
            <text:p>26778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618">
            <text:p>206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34">
            <text:p>226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844.5">
            <text:p>2084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696">
            <text:p>226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214">
            <text:p>212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551">
            <text:p>2955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24.5">
            <text:p>2452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490">
            <text:p>1749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877">
            <text:p>2287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04.5">
            <text:p>24604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76">
            <text:p>211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528">
            <text:p>245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016.5">
            <text:p>19016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279.5">
            <text:p>20279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121">
            <text:p>241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677">
            <text:p>246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91">
            <text:p>246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24.5">
            <text:p>2502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92.5">
            <text:p>2359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763.5">
            <text:p>2776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406">
            <text:p>224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58.5">
            <text:p>2295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18">
            <text:p>218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490">
            <text:p>234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65.5">
            <text:p>2496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451.5">
            <text:p>2345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02.5">
            <text:p>2660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592.5">
            <text:p>2759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71">
            <text:p>2297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762">
            <text:p>2176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96.5">
            <text:p>2259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037">
            <text:p>3003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00.5">
            <text:p>2350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386">
            <text:p>223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045">
            <text:p>260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020">
            <text:p>230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027.5">
            <text:p>2202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09.5">
            <text:p>2640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633.5">
            <text:p>2063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901">
            <text:p>209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107.5">
            <text:p>2110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36">
            <text:p>208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410.5">
            <text:p>2041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247.5">
            <text:p>2124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77">
            <text:p>259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910.5">
            <text:p>2191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57.5">
            <text:p>2185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735">
            <text:p>237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348.5">
            <text:p>2634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217.5">
            <text:p>2021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314.5">
            <text:p>2031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51.5">
            <text:p>2155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373.5">
            <text:p>2237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322">
            <text:p>273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605">
            <text:p>2060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75">
            <text:p>218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853.5">
            <text:p>2585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956">
            <text:p>239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49">
            <text:p>254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844">
            <text:p>198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938">
            <text:p>2193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806.5">
            <text:p>2280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270.5">
            <text:p>2227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877.5">
            <text:p>2687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383.5">
            <text:p>1938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61.5">
            <text:p>2356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450">
            <text:p>264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00">
            <text:p>252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48.5">
            <text:p>2294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785">
            <text:p>257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37.5">
            <text:p>2543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401">
            <text:p>214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27">
            <text:p>248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87">
            <text:p>2328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711.5">
            <text:p>2771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303.5">
            <text:p>2630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112">
            <text:p>231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98">
            <text:p>246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46">
            <text:p>235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721">
            <text:p>287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32">
            <text:p>225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270">
            <text:p>222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61.5">
            <text:p>2516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132.5">
            <text:p>2313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326">
            <text:p>273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698.5">
            <text:p>2069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926.5">
            <text:p>1992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883">
            <text:p>2388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994.5">
            <text:p>2499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20">
            <text:p>227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99.5">
            <text:p>2329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71.5">
            <text:p>2297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73.5">
            <text:p>2297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228">
            <text:p>242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35">
            <text:p>246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54">
            <text:p>240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641.5">
            <text:p>1864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149">
            <text:p>2414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93.5">
            <text:p>2369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718.5">
            <text:p>2871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665.5">
            <text:p>2166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973">
            <text:p>219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82">
            <text:p>2518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657">
            <text:p>256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683.5">
            <text:p>1768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416.5">
            <text:p>2141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829.5">
            <text:p>2282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253.5">
            <text:p>2625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00.5">
            <text:p>2250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77.5">
            <text:p>2267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87.5">
            <text:p>2668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28">
            <text:p>259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726">
            <text:p>217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48">
            <text:p>2444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598.5">
            <text:p>2659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03.5">
            <text:p>2590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689.5">
            <text:p>1768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018.5">
            <text:p>3201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347">
            <text:p>2134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584.5">
            <text:p>2858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10.5">
            <text:p>2661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273.5">
            <text:p>1827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138">
            <text:p>2613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810.5">
            <text:p>2581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793.5">
            <text:p>2079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127">
            <text:p>211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100.5">
            <text:p>2210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606">
            <text:p>216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072.5">
            <text:p>2607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684.5">
            <text:p>1768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622">
            <text:p>196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106">
            <text:p>211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819">
            <text:p>288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03.5">
            <text:p>2100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960.5">
            <text:p>2096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99">
            <text:p>225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81.5">
            <text:p>2448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352">
            <text:p>243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37.5">
            <text:p>2473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88">
            <text:p>226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01">
            <text:p>232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48.5">
            <text:p>2264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06.5">
            <text:p>2400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798">
            <text:p>237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095.5">
            <text:p>1609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863">
            <text:p>2186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245.5">
            <text:p>2424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30.5">
            <text:p>2323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604">
            <text:p>206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09.5">
            <text:p>2350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046.5">
            <text:p>2204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580">
            <text:p>2658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775.5">
            <text:p>1877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998.5">
            <text:p>2199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902.5">
            <text:p>2390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84">
            <text:p>255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887.5">
            <text:p>2488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66">
            <text:p>2156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936.5">
            <text:p>2393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65.5">
            <text:p>2406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93">
            <text:p>2449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77">
            <text:p>208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30">
            <text:p>240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631">
            <text:p>2363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439.5">
            <text:p>1843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53">
            <text:p>226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328.5">
            <text:p>2532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445">
            <text:p>2444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845.5">
            <text:p>1984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786.5">
            <text:p>2178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01">
            <text:p>240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77.5">
            <text:p>2977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019">
            <text:p>240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309.5">
            <text:p>2630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64.5">
            <text:p>2106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74">
            <text:p>2527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753">
            <text:p>2175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57">
            <text:p>254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691">
            <text:p>286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011.5">
            <text:p>2701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682.5">
            <text:p>2568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35.5">
            <text:p>2553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561">
            <text:p>235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07">
            <text:p>226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257.5">
            <text:p>2425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75">
            <text:p>245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368.5">
            <text:p>2436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301.5">
            <text:p>2730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71.5">
            <text:p>2597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703">
            <text:p>2470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314.5">
            <text:p>2431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169.5">
            <text:p>2116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936.5">
            <text:p>2193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232.5">
            <text:p>2123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684.5">
            <text:p>1968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39">
            <text:p>226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86">
            <text:p>2528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562.5">
            <text:p>1756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675">
            <text:p>186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307">
            <text:p>193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113.5">
            <text:p>2411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44">
            <text:p>251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567.5">
            <text:p>2056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33">
            <text:p>227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42.5">
            <text:p>2464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368">
            <text:p>2136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06.5">
            <text:p>2260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037.5">
            <text:p>2303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91">
            <text:p>215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27.5">
            <text:p>2292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150.5">
            <text:p>2415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43.5">
            <text:p>2274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38.5">
            <text:p>2103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699">
            <text:p>276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691.5">
            <text:p>2769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645.5">
            <text:p>2764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369">
            <text:p>2336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430.5">
            <text:p>2243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948.5">
            <text:p>1994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18.5">
            <text:p>2081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24.5">
            <text:p>2522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19.5">
            <text:p>2451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47.5">
            <text:p>2524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540.5">
            <text:p>2254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51">
            <text:p>245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232">
            <text:p>202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3275.5">
            <text:p>2327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13">
            <text:p>2541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073.5">
            <text:p>2207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005.5">
            <text:p>2100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111.5">
            <text:p>24111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324">
            <text:p>253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645.5">
            <text:p>2764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330.5">
            <text:p>2833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509.5">
            <text:p>2150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479">
            <text:p>2247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675">
            <text:p>246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34">
            <text:p>208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210">
            <text:p>242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09.5">
            <text:p>2270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337.5">
            <text:p>2833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7360.5">
            <text:p>2736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847">
            <text:p>2084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62.5">
            <text:p>2296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287.5">
            <text:p>2128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223.5">
            <text:p>24223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511">
            <text:p>2851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947.5">
            <text:p>22947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030.5">
            <text:p>2503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046.5">
            <text:p>2204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310">
            <text:p>213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690.5">
            <text:p>2569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676.5">
            <text:p>22676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079.5">
            <text:p>2807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34.5">
            <text:p>26634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545.5">
            <text:p>24545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272.5">
            <text:p>2527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420.5">
            <text:p>21420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912">
            <text:p>219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441">
            <text:p>2544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999.5">
            <text:p>21999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721">
            <text:p>227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177">
            <text:p>2517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130">
            <text:p>2213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688.5">
            <text:p>21688.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598.5">
            <text:p>2559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90">
            <text:p>2549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53.5">
            <text:p>2455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937.5">
            <text:p>2893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00.5">
            <text:p>2420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99">
            <text:p>245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648.5">
            <text:p>2564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219">
            <text:p>282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09.5">
            <text:p>2410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148.5">
            <text:p>2014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57">
            <text:p>263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672">
            <text:p>2567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75.5">
            <text:p>2607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97">
            <text:p>2599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12.5">
            <text:p>2311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09">
            <text:p>236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200">
            <text:p>212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74.5">
            <text:p>2497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27.5">
            <text:p>2392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09.5">
            <text:p>2400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243.5">
            <text:p>2724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213.5">
            <text:p>1921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627">
            <text:p>216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222">
            <text:p>202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239.5">
            <text:p>2223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247">
            <text:p>222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516">
            <text:p>225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15">
            <text:p>253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04">
            <text:p>220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50.5">
            <text:p>2625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60.5">
            <text:p>2196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19">
            <text:p>246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29">
            <text:p>257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894.5">
            <text:p>1789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315">
            <text:p>2731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430.5">
            <text:p>2143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104">
            <text:p>211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521">
            <text:p>265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218.5">
            <text:p>2121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15.5">
            <text:p>2481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50">
            <text:p>2375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881">
            <text:p>268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56">
            <text:p>255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02.5">
            <text:p>2350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288">
            <text:p>252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881.5">
            <text:p>2388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64">
            <text:p>226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541">
            <text:p>185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533.5">
            <text:p>2853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593.5">
            <text:p>2659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504">
            <text:p>215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251.5">
            <text:p>1925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391">
            <text:p>223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05.5">
            <text:p>2620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292.5">
            <text:p>2129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847">
            <text:p>2384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90">
            <text:p>2199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27">
            <text:p>262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535.5">
            <text:p>1953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718.5">
            <text:p>2571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19">
            <text:p>231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274.5">
            <text:p>2327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88.5">
            <text:p>2628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22">
            <text:p>237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20">
            <text:p>2392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78">
            <text:p>244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417.5">
            <text:p>2241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18.5">
            <text:p>2481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21">
            <text:p>220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39.5">
            <text:p>2463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667.5">
            <text:p>2966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591.5">
            <text:p>2759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17">
            <text:p>237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438.5">
            <text:p>2143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05">
            <text:p>246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296.5">
            <text:p>2329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981">
            <text:p>2098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933.5">
            <text:p>1993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163.5">
            <text:p>2216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91">
            <text:p>239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100.5">
            <text:p>2210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31.5">
            <text:p>2463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244">
            <text:p>222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83">
            <text:p>2378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187.5">
            <text:p>2218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32.5">
            <text:p>2183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618.5">
            <text:p>1861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729.5">
            <text:p>2172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229.5">
            <text:p>1922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07">
            <text:p>2610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33">
            <text:p>243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86">
            <text:p>258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286.5">
            <text:p>2228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338.5">
            <text:p>3033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522">
            <text:p>215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313.5">
            <text:p>1931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35">
            <text:p>240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48.5">
            <text:p>2444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575">
            <text:p>215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55">
            <text:p>241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676">
            <text:p>256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742">
            <text:p>217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598.5">
            <text:p>1959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45.5">
            <text:p>2194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728.5">
            <text:p>2172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651.5">
            <text:p>2565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83.5">
            <text:p>2548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26.5">
            <text:p>2442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870.5">
            <text:p>2387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472">
            <text:p>2847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62">
            <text:p>259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244.5">
            <text:p>2924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58.5">
            <text:p>2415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43">
            <text:p>196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38">
            <text:p>2503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222.5">
            <text:p>2322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85.5">
            <text:p>2608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66">
            <text:p>2586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372">
            <text:p>2137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58.5">
            <text:p>2635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343">
            <text:p>223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94.5">
            <text:p>2209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669">
            <text:p>276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54.5">
            <text:p>2635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583.5">
            <text:p>2258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99">
            <text:p>264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709.5">
            <text:p>2770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41">
            <text:p>263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83.5">
            <text:p>2268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020">
            <text:p>2902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959.5">
            <text:p>2095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86">
            <text:p>262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721">
            <text:p>2472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318.5">
            <text:p>2131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483.5">
            <text:p>2548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939">
            <text:p>269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68">
            <text:p>2366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16.5">
            <text:p>2661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197.5">
            <text:p>2119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866.5">
            <text:p>2386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666.5">
            <text:p>2266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80">
            <text:p>2468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230">
            <text:p>2123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107.5">
            <text:p>2510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337">
            <text:p>2133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31.5">
            <text:p>2413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317">
            <text:p>253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62">
            <text:p>258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74">
            <text:p>242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32.5">
            <text:p>2663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804.5">
            <text:p>2580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08">
            <text:p>242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733">
            <text:p>287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78">
            <text:p>245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723">
            <text:p>247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03">
            <text:p>2180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090.5">
            <text:p>2209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35">
            <text:p>240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51">
            <text:p>2555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548">
            <text:p>2154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57.5">
            <text:p>2195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187.5">
            <text:p>2818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334.5">
            <text:p>2133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31.5">
            <text:p>2333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625">
            <text:p>286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518.5">
            <text:p>2151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308">
            <text:p>2130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892.5">
            <text:p>1789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431.5">
            <text:p>2343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63">
            <text:p>260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01.5">
            <text:p>2290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43">
            <text:p>2434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299.5">
            <text:p>2429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917">
            <text:p>279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920.5">
            <text:p>1992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921.5">
            <text:p>2892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963.5">
            <text:p>2196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522">
            <text:p>265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440">
            <text:p>2644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251.5">
            <text:p>2225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772">
            <text:p>2677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804.5">
            <text:p>2480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334">
            <text:p>213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74">
            <text:p>2637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12">
            <text:p>233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645">
            <text:p>266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129">
            <text:p>231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96">
            <text:p>2459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909">
            <text:p>2390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431">
            <text:p>234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967.5">
            <text:p>2296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65">
            <text:p>2366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323">
            <text:p>293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879.5">
            <text:p>2387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801.5">
            <text:p>2080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073">
            <text:p>260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09.5">
            <text:p>2630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345.5">
            <text:p>2634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129.5">
            <text:p>21129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182">
            <text:p>301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780.5">
            <text:p>2178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310">
            <text:p>223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768.5">
            <text:p>2676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45.5">
            <text:p>2414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341">
            <text:p>2434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991">
            <text:p>2499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17">
            <text:p>244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303.5">
            <text:p>2130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783.5">
            <text:p>26783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271.5">
            <text:p>2227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78.5">
            <text:p>2467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32.5">
            <text:p>2413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82">
            <text:p>245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231">
            <text:p>1923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776">
            <text:p>217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072.5">
            <text:p>25072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63">
            <text:p>261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515.5">
            <text:p>24515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12">
            <text:p>218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219">
            <text:p>232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517.5">
            <text:p>2551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739">
            <text:p>227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164.5">
            <text:p>19164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766">
            <text:p>2376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053">
            <text:p>230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686.5">
            <text:p>23686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341.5">
            <text:p>23341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157.5">
            <text:p>27157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512">
            <text:p>195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108.5">
            <text:p>2610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005">
            <text:p>240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769">
            <text:p>2076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707">
            <text:p>2870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473">
            <text:p>174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2167">
            <text:p>221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838.5">
            <text:p>21838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01">
            <text:p>241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201">
            <text:p>272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223">
            <text:p>262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530.5">
            <text:p>2353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607">
            <text:p>2560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362">
            <text:p>213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5973">
            <text:p>259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932">
            <text:p>199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475">
            <text:p>2047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116">
            <text:p>2811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455">
            <text:p>244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093">
            <text:p>230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520.5">
            <text:p>26520.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170">
            <text:p>2417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822.5">
            <text:p>2382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51.5">
            <text:p>2565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34.5">
            <text:p>2513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91">
            <text:p>234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196.5">
            <text:p>231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33.5">
            <text:p>2383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133">
            <text:p>241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742.5">
            <text:p>2174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929.5">
            <text:p>2392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625">
            <text:p>276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55">
            <text:p>253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896">
            <text:p>248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57">
            <text:p>262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45">
            <text:p>2604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87.5">
            <text:p>2648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898.5">
            <text:p>2889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63">
            <text:p>247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22">
            <text:p>258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05.5">
            <text:p>2740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51.5">
            <text:p>2295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234.5">
            <text:p>2723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271">
            <text:p>222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97.5">
            <text:p>2349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333.5">
            <text:p>2633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14.5">
            <text:p>2531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566">
            <text:p>265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35.5">
            <text:p>2773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65">
            <text:p>252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09.5">
            <text:p>2260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849.5">
            <text:p>2284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136">
            <text:p>241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46.5">
            <text:p>2244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48">
            <text:p>268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173.5">
            <text:p>2817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23.5">
            <text:p>2502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87.5">
            <text:p>2618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51">
            <text:p>252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09">
            <text:p>250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034">
            <text:p>230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93">
            <text:p>2509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30.5">
            <text:p>2293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85">
            <text:p>2268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75">
            <text:p>274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053.5">
            <text:p>2105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496.5">
            <text:p>214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400.5">
            <text:p>2140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312.5">
            <text:p>2231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380">
            <text:p>173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332.5">
            <text:p>2733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64">
            <text:p>226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853.5">
            <text:p>2285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536">
            <text:p>265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929">
            <text:p>3292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186">
            <text:p>221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345.5">
            <text:p>2234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405.5">
            <text:p>2440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583">
            <text:p>2258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31.5">
            <text:p>2263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469">
            <text:p>214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48">
            <text:p>187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194">
            <text:p>2319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27.5">
            <text:p>2002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70.5">
            <text:p>2777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88">
            <text:p>2358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841.5">
            <text:p>2384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32">
            <text:p>240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57.5">
            <text:p>2345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34">
            <text:p>259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69">
            <text:p>243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59.5">
            <text:p>2405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811.5">
            <text:p>1681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656.5">
            <text:p>2265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01.5">
            <text:p>2610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44">
            <text:p>260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996">
            <text:p>289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961.5">
            <text:p>2396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25">
            <text:p>240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73.5">
            <text:p>2247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212">
            <text:p>272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236">
            <text:p>272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883.5">
            <text:p>2488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67">
            <text:p>264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31.5">
            <text:p>2473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054">
            <text:p>280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75">
            <text:p>243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194.5">
            <text:p>2019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135">
            <text:p>241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19">
            <text:p>196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189">
            <text:p>221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959.5">
            <text:p>3195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23">
            <text:p>2582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05">
            <text:p>234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63">
            <text:p>2476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34.5">
            <text:p>2423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887.5">
            <text:p>2288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06.5">
            <text:p>2500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941">
            <text:p>2394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38">
            <text:p>240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927">
            <text:p>239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54.5">
            <text:p>2475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011">
            <text:p>210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179.5">
            <text:p>2117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832.5">
            <text:p>2183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036.5">
            <text:p>1903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968.5">
            <text:p>2096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028">
            <text:p>2302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607">
            <text:p>246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503.5">
            <text:p>1950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17.5">
            <text:p>2531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09.5">
            <text:p>2640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295">
            <text:p>282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815.5">
            <text:p>2081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095.5">
            <text:p>2209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569">
            <text:p>195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97">
            <text:p>242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92">
            <text:p>251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43.5">
            <text:p>2674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213">
            <text:p>222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07.5">
            <text:p>2670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180">
            <text:p>221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421.5">
            <text:p>2442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243.5">
            <text:p>1624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50.5">
            <text:p>2695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420.5">
            <text:p>2242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71">
            <text:p>253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15">
            <text:p>259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393.5">
            <text:p>2939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10">
            <text:p>258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59.5">
            <text:p>2675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635.5">
            <text:p>1763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838">
            <text:p>288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006">
            <text:p>220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103.5">
            <text:p>2310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87">
            <text:p>2698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612">
            <text:p>236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76.5">
            <text:p>2357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97.5">
            <text:p>2629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49.5">
            <text:p>2574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86">
            <text:p>2438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11">
            <text:p>253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948">
            <text:p>2394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21.5">
            <text:p>2682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120.5">
            <text:p>2212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22">
            <text:p>255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49.5">
            <text:p>2354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963.5">
            <text:p>2496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16">
            <text:p>243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49">
            <text:p>261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261.5">
            <text:p>2626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522.5">
            <text:p>2552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91">
            <text:p>2529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338">
            <text:p>223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11.5">
            <text:p>2501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575.5">
            <text:p>2157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809.5">
            <text:p>2280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71">
            <text:p>264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72">
            <text:p>242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596.5">
            <text:p>225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026">
            <text:p>270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19.5">
            <text:p>2511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958">
            <text:p>2095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44">
            <text:p>2564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67.5">
            <text:p>2606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841.5">
            <text:p>2584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475">
            <text:p>204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02">
            <text:p>247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896.5">
            <text:p>1989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672">
            <text:p>246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94.5">
            <text:p>2779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927">
            <text:p>2092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52.5">
            <text:p>2775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54">
            <text:p>245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620.5">
            <text:p>2662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354">
            <text:p>193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315">
            <text:p>233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343.5">
            <text:p>2234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661.5">
            <text:p>2166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855">
            <text:p>248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316">
            <text:p>273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447">
            <text:p>2144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50.5">
            <text:p>1875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45.5">
            <text:p>2684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53.5">
            <text:p>2525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792.5">
            <text:p>2379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931">
            <text:p>249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297">
            <text:p>2029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62.5">
            <text:p>2436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26">
            <text:p>2562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06.5">
            <text:p>22906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197.5">
            <text:p>2319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779.5">
            <text:p>2877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717.5">
            <text:p>2371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40.5">
            <text:p>2474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109.5">
            <text:p>2810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332.5">
            <text:p>2333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9694.5">
            <text:p>2969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22">
            <text:p>247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910">
            <text:p>2691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430.5">
            <text:p>2343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79.5">
            <text:p>2407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502">
            <text:p>165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011">
            <text:p>210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331.5">
            <text:p>2533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269">
            <text:p>2526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031">
            <text:p>2303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873.5">
            <text:p>2287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497.5">
            <text:p>2649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032">
            <text:p>220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45.5">
            <text:p>2574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018">
            <text:p>230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367">
            <text:p>273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20.5">
            <text:p>2292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744.5">
            <text:p>2574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854.5">
            <text:p>2185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469.5">
            <text:p>2746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363.5">
            <text:p>2136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70.5">
            <text:p>2407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55">
            <text:p>2295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903">
            <text:p>2590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306">
            <text:p>223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327.5">
            <text:p>26327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731.5">
            <text:p>23731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041">
            <text:p>2804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637">
            <text:p>256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962">
            <text:p>209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442.5">
            <text:p>2544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65">
            <text:p>260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759.5">
            <text:p>24759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853.5">
            <text:p>2285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599">
            <text:p>205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711">
            <text:p>227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539">
            <text:p>235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017">
            <text:p>250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195.5">
            <text:p>26195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223.5">
            <text:p>2222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124">
            <text:p>241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265">
            <text:p>222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837">
            <text:p>208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989">
            <text:p>239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2980">
            <text:p>229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140.5">
            <text:p>2114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812.5">
            <text:p>2681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8863.5">
            <text:p>2886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014.5">
            <text:p>24014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202">
            <text:p>242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077">
            <text:p>2307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410.5">
            <text:p>24410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768.5">
            <text:p>26768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1533.5">
            <text:p>21533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356">
            <text:p>243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057.5">
            <text:p>2605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85.5">
            <text:p>2498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36.5">
            <text:p>2393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962">
            <text:p>2096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27.5">
            <text:p>2382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806.5">
            <text:p>2180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501.5">
            <text:p>2150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042">
            <text:p>220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724.5">
            <text:p>2272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434">
            <text:p>204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20">
            <text:p>2422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03.5">
            <text:p>2310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240.5">
            <text:p>2624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79.5">
            <text:p>2527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22">
            <text:p>249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73">
            <text:p>280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09">
            <text:p>2450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37">
            <text:p>249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41">
            <text:p>270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437.5">
            <text:p>2743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718">
            <text:p>267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22.5">
            <text:p>2492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790.5">
            <text:p>2179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19.5">
            <text:p>2281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511">
            <text:p>235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83">
            <text:p>2448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453">
            <text:p>274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46.5">
            <text:p>2434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73.5">
            <text:p>2607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950">
            <text:p>269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35.5">
            <text:p>2533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193">
            <text:p>2819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56.5">
            <text:p>2455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28.5">
            <text:p>2362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54.5">
            <text:p>2765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301.5">
            <text:p>2330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169.5">
            <text:p>2816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40">
            <text:p>2764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53">
            <text:p>245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478">
            <text:p>274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820.5">
            <text:p>2082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91.5">
            <text:p>2259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11">
            <text:p>2431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34.5">
            <text:p>2683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69">
            <text:p>239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70">
            <text:p>254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521">
            <text:p>265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70">
            <text:p>253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788.5">
            <text:p>2278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782">
            <text:p>207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918">
            <text:p>229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50.5">
            <text:p>2505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379">
            <text:p>233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03">
            <text:p>253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505.5">
            <text:p>2150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937">
            <text:p>269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39">
            <text:p>268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911.5">
            <text:p>3191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08">
            <text:p>228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67.5">
            <text:p>2806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887.5">
            <text:p>2188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371.5">
            <text:p>2137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81.5">
            <text:p>2608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03.5">
            <text:p>2480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19.5">
            <text:p>2401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381">
            <text:p>233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83">
            <text:p>2598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421.5">
            <text:p>2142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84.5">
            <text:p>2398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585">
            <text:p>235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60">
            <text:p>260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96">
            <text:p>261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318.5">
            <text:p>2331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22">
            <text:p>268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75">
            <text:p>260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513">
            <text:p>285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17.5">
            <text:p>2381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208.5">
            <text:p>2620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05.5">
            <text:p>2590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914.5">
            <text:p>2091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45.5">
            <text:p>2574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06">
            <text:p>2530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26.5">
            <text:p>2762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489.5">
            <text:p>2148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61.5">
            <text:p>2476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73">
            <text:p>2347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42">
            <text:p>238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779">
            <text:p>267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96">
            <text:p>280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000">
            <text:p>23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12">
            <text:p>239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38.5">
            <text:p>2453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722.5">
            <text:p>2472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166">
            <text:p>261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021">
            <text:p>180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577">
            <text:p>2857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96">
            <text:p>260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366">
            <text:p>273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553.5">
            <text:p>2755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01.5">
            <text:p>2380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789">
            <text:p>227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69.5">
            <text:p>2546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115">
            <text:p>2211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339">
            <text:p>233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547.5">
            <text:p>2854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480">
            <text:p>294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768">
            <text:p>227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117">
            <text:p>221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670">
            <text:p>216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68">
            <text:p>234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94">
            <text:p>2419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582.5">
            <text:p>1958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07">
            <text:p>2500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46.5">
            <text:p>2324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681">
            <text:p>1968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223.5">
            <text:p>2222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24.5">
            <text:p>2362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90.5">
            <text:p>2449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502">
            <text:p>295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150.5">
            <text:p>2115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682">
            <text:p>2468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55.5">
            <text:p>2525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750">
            <text:p>267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408">
            <text:p>264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125">
            <text:p>251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461">
            <text:p>2146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13.5">
            <text:p>2381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694.5">
            <text:p>2269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689">
            <text:p>246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537">
            <text:p>1953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90.5">
            <text:p>2529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708.5">
            <text:p>2770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30.5">
            <text:p>2323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729.5">
            <text:p>2972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541.5">
            <text:p>2454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589">
            <text:p>235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96">
            <text:p>236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41">
            <text:p>2564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28.5">
            <text:p>2282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680">
            <text:p>2268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443">
            <text:p>214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156.5">
            <text:p>2715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262.5">
            <text:p>2026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08.5">
            <text:p>2520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136.5">
            <text:p>2513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319">
            <text:p>193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168.5">
            <text:p>2516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37.5">
            <text:p>2583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69">
            <text:p>242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943">
            <text:p>269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66.5">
            <text:p>2566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348.5">
            <text:p>2634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21">
            <text:p>200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356">
            <text:p>203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026">
            <text:p>290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39">
            <text:p>228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611.5">
            <text:p>2261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705.5">
            <text:p>2870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628">
            <text:p>286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220.5">
            <text:p>2122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757.5">
            <text:p>2075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98">
            <text:p>2449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49.5">
            <text:p>2584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48.5">
            <text:p>2574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083">
            <text:p>2708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591">
            <text:p>215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425">
            <text:p>284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31.5">
            <text:p>2603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854">
            <text:p>268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476.5">
            <text:p>2047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484">
            <text:p>274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653">
            <text:p>256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829.5">
            <text:p>2082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939">
            <text:p>279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91.5">
            <text:p>2589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47.5">
            <text:p>2484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988">
            <text:p>249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78.5">
            <text:p>2507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091">
            <text:p>2509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474.5">
            <text:p>2447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31.5">
            <text:p>2663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585.5">
            <text:p>2258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889">
            <text:p>278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62">
            <text:p>2316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57">
            <text:p>258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25.5">
            <text:p>2802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644">
            <text:p>276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762">
            <text:p>2576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52.5">
            <text:p>2285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58.5">
            <text:p>2595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213">
            <text:p>2421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605">
            <text:p>236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139">
            <text:p>231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57.5">
            <text:p>24357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78">
            <text:p>2547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515.5">
            <text:p>2951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18">
            <text:p>239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036">
            <text:p>220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46.5">
            <text:p>2384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906.5">
            <text:p>2190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634.5">
            <text:p>2863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574">
            <text:p>215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953">
            <text:p>209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385.5">
            <text:p>2238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195.5">
            <text:p>2719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887">
            <text:p>2488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811.5">
            <text:p>21811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442.5">
            <text:p>2944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662.5">
            <text:p>2466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106.5">
            <text:p>2410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333">
            <text:p>253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936">
            <text:p>269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68">
            <text:p>2436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942.5">
            <text:p>2394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670">
            <text:p>1967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835.5">
            <text:p>2283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70.5">
            <text:p>2327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005.5">
            <text:p>2300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433">
            <text:p>254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952.5">
            <text:p>2795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840.5">
            <text:p>28840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626">
            <text:p>266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074">
            <text:p>220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643.5">
            <text:p>2164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288.5">
            <text:p>27288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300">
            <text:p>243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195.5">
            <text:p>2119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236">
            <text:p>272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53.5">
            <text:p>2585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002">
            <text:p>260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414.5">
            <text:p>2341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402.5">
            <text:p>1940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984">
            <text:p>259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600">
            <text:p>206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65">
            <text:p>2006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153.5">
            <text:p>27153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089.5">
            <text:p>28089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288">
            <text:p>2328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345.5">
            <text:p>27345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892">
            <text:p>2389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7164.5">
            <text:p>27164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651">
            <text:p>2865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72.5">
            <text:p>2407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848">
            <text:p>2584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153">
            <text:p>191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116.5">
            <text:p>20116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252.5">
            <text:p>25252.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069">
            <text:p>2306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3738">
            <text:p>237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021">
            <text:p>290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023">
            <text:p>240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665.5">
            <text:p>3066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068.5">
            <text:p>3006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139">
            <text:p>191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90">
            <text:p>2549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49.5">
            <text:p>2534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97.5">
            <text:p>2479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708">
            <text:p>277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855">
            <text:p>238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845.5">
            <text:p>2484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914">
            <text:p>289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62">
            <text:p>263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87.5">
            <text:p>2628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02">
            <text:p>235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789">
            <text:p>237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73">
            <text:p>276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626">
            <text:p>276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164">
            <text:p>221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703.5">
            <text:p>2170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70.5">
            <text:p>2567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79.5">
            <text:p>2527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26.5">
            <text:p>2622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841.5">
            <text:p>2384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855">
            <text:p>238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811">
            <text:p>248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081">
            <text:p>240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452.5">
            <text:p>2645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201">
            <text:p>232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311">
            <text:p>213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69.5">
            <text:p>2616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12.5">
            <text:p>2491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498">
            <text:p>264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85.5">
            <text:p>2348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722.5">
            <text:p>2372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835">
            <text:p>228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269">
            <text:p>282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93">
            <text:p>263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018.5">
            <text:p>2201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068">
            <text:p>230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395">
            <text:p>243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75.5">
            <text:p>2607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426.5">
            <text:p>2742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63.5">
            <text:p>2476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52">
            <text:p>255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15.5">
            <text:p>2411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24.5">
            <text:p>2232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660.5">
            <text:p>2266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55.5">
            <text:p>2545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594">
            <text:p>215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66.5">
            <text:p>2586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834">
            <text:p>268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700">
            <text:p>237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093.5">
            <text:p>2409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89.5">
            <text:p>2728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06.5">
            <text:p>2520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82.5">
            <text:p>2568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05">
            <text:p>247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402">
            <text:p>204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31.5">
            <text:p>2543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140.5">
            <text:p>2814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043">
            <text:p>270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800.5">
            <text:p>2380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158">
            <text:p>221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246">
            <text:p>282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686">
            <text:p>216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865.5">
            <text:p>1986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66">
            <text:p>252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886">
            <text:p>208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38">
            <text:p>253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65.5">
            <text:p>2506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500.5">
            <text:p>2150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637">
            <text:p>236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735.5">
            <text:p>2873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993.5">
            <text:p>2199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140">
            <text:p>2314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409">
            <text:p>244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79.5">
            <text:p>2607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73">
            <text:p>265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198">
            <text:p>291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301">
            <text:p>213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42.5">
            <text:p>2534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81">
            <text:p>252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69">
            <text:p>200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60.5">
            <text:p>2666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085.5">
            <text:p>2408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603">
            <text:p>246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185.5">
            <text:p>2118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603.5">
            <text:p>2560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51">
            <text:p>260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29.5">
            <text:p>2492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654">
            <text:p>246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31">
            <text:p>267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692">
            <text:p>206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16.5">
            <text:p>2611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24">
            <text:p>235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879">
            <text:p>218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212.5">
            <text:p>2321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285">
            <text:p>272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800.5">
            <text:p>2680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408.5">
            <text:p>2440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104">
            <text:p>231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35.5">
            <text:p>2543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304.5">
            <text:p>2030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852.5">
            <text:p>2085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741.5">
            <text:p>2274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00">
            <text:p>255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00.5">
            <text:p>2550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443.5">
            <text:p>2244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295">
            <text:p>232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32">
            <text:p>263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668.5">
            <text:p>2466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397">
            <text:p>2139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900.5">
            <text:p>2990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693">
            <text:p>236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088.5">
            <text:p>2808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49.5">
            <text:p>2534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08">
            <text:p>242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854">
            <text:p>2785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86">
            <text:p>2608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76">
            <text:p>241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179">
            <text:p>291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22.5">
            <text:p>2732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430.5">
            <text:p>2243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775.5">
            <text:p>2277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65.5">
            <text:p>2656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995.5">
            <text:p>2299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413.5">
            <text:p>2241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634.5">
            <text:p>2263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299">
            <text:p>252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697">
            <text:p>3269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48.5">
            <text:p>2344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596.5">
            <text:p>2059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903">
            <text:p>259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151">
            <text:p>201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167">
            <text:p>211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399.5">
            <text:p>2139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045">
            <text:p>220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19.5">
            <text:p>2601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417">
            <text:p>274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801">
            <text:p>238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723">
            <text:p>2772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01.5">
            <text:p>2450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278">
            <text:p>222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076">
            <text:p>250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505">
            <text:p>225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68">
            <text:p>2006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828">
            <text:p>248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355.5">
            <text:p>2735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872.5">
            <text:p>2587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02">
            <text:p>267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438">
            <text:p>224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544.5">
            <text:p>1954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756.5">
            <text:p>2375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55.5">
            <text:p>2345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571">
            <text:p>275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09.5">
            <text:p>2230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085.5">
            <text:p>2208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06.5">
            <text:p>2340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11">
            <text:p>257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03.5">
            <text:p>2660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762">
            <text:p>197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49">
            <text:p>196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692.5">
            <text:p>2469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761">
            <text:p>217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364.5">
            <text:p>2436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79.5">
            <text:p>2427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022.5">
            <text:p>2402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87">
            <text:p>260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971.5">
            <text:p>2197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199.5">
            <text:p>3219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842">
            <text:p>218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04.5">
            <text:p>2340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820">
            <text:p>228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03">
            <text:p>234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336.5">
            <text:p>2833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273">
            <text:p>262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218.5">
            <text:p>2121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844">
            <text:p>228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283.5">
            <text:p>2228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944.5">
            <text:p>2694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464.5">
            <text:p>2446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772">
            <text:p>227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12">
            <text:p>2471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85">
            <text:p>257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191.5">
            <text:p>2619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954.5">
            <text:p>2295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35.5">
            <text:p>24235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38.5">
            <text:p>2673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868.5">
            <text:p>2486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733.5">
            <text:p>2073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193">
            <text:p>271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17.5">
            <text:p>2471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95">
            <text:p>241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660.5">
            <text:p>2266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49.5">
            <text:p>2004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89">
            <text:p>267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46">
            <text:p>233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096">
            <text:p>210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51.5">
            <text:p>2425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18.5">
            <text:p>2231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293.5">
            <text:p>2929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8179.5">
            <text:p>2817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735">
            <text:p>257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351.5">
            <text:p>2935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317">
            <text:p>223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183">
            <text:p>2918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00">
            <text:p>265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444.5">
            <text:p>2144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83.5">
            <text:p>2498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02">
            <text:p>267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924">
            <text:p>309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813">
            <text:p>218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512.5">
            <text:p>2651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999.5">
            <text:p>2299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217.5">
            <text:p>2121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44.5">
            <text:p>2604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505">
            <text:p>245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24">
            <text:p>233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748">
            <text:p>227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701.5">
            <text:p>2670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233.5">
            <text:p>2423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598.5">
            <text:p>2559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942.5">
            <text:p>23942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977.5">
            <text:p>2397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417.5">
            <text:p>2541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810">
            <text:p>238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21">
            <text:p>253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393">
            <text:p>2339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171.5">
            <text:p>3017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067.5">
            <text:p>2406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567.5">
            <text:p>2356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701">
            <text:p>237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354.5">
            <text:p>2535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764">
            <text:p>217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663">
            <text:p>2666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087.5">
            <text:p>2308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637.5">
            <text:p>2163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649">
            <text:p>2364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810">
            <text:p>278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323.5">
            <text:p>26323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031.5">
            <text:p>2603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071">
            <text:p>230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428">
            <text:p>244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967.5">
            <text:p>24967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944.5">
            <text:p>27944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421.5">
            <text:p>23421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7018.5">
            <text:p>2701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148.5">
            <text:p>2414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448.5">
            <text:p>22448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5116">
            <text:p>251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9230.5">
            <text:p>29230.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Borghesi</meta:initial-creator>
    <meta:creation-date>2012-11-12T19:27:06</meta:creation-date>
    <dc:date>2012-11-12T19:29:30</dc:date>
    <dc:creator>Andrea Borghesi</dc:creator>
    <meta:editing-duration>P0D</meta:editing-duration>
    <meta:editing-cycles>1</meta:editing-cycles>
    <meta:document-statistic meta:table-count="3" meta:cell-count="5000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4cm" svg:height="9.006cm" xlink:href=".." xlink:type="simple" chart:class="chart:bar" chart:style-name="ch1">
        <chart:legend chart:legend-position="end" svg:x="27.061cm" svg:y="3.955cm" style:legend-expansion="high" chart:style-name="ch2"/>
        <chart:plot-area chart:style-name="ch3" table:cell-range-address="Sheet1.A1:Sheet1.B2500" svg:x="1.036cm" svg:y="0.855cm" svg:width="24.853cm" svg:height="7.551cm">
          <chartooo:coordinate-region svg:x="2.213cm" svg:y="1.054cm" svg:width="23.477cm" svg:height="6.3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500" chart:class="chart:bar">
            <chart:data-point chart:repeated="2500"/>
          </chart:series>
          <chart:series chart:style-name="ch8" chart:values-cell-range-address="Sheet1.B1:Sheet1.B2500" chart:class="chart:bar">
            <chart:data-point chart:repeated="2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00</svg:desc>
                </draw:g>
              </table:table-cell>
              <table:table-cell office:value-type="float" office:value="23336.5">
                <text:p>23336.5</text:p>
                <draw:g>
                  <svg:desc>Sheet1.B1:Sheet1.B2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964.5">
                <text:p>2596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2628.5">
                <text:p>2262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6746">
                <text:p>16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776.5">
                <text:p>1777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2935">
                <text:p>22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3590.5">
                <text:p>2359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9639">
                <text:p>19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3303.5">
                <text:p>2330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5773.5">
                <text:p>2577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3320">
                <text:p>23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7539.5">
                <text:p>1753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9884">
                <text:p>29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1547.5">
                <text:p>21547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0013.5">
                <text:p>20013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7164">
                <text:p>27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3650.5">
                <text:p>2365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3874.5">
                <text:p>2387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9450">
                <text:p>194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5496.5">
                <text:p>25496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2791.5">
                <text:p>2279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5582.5">
                <text:p>2558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7501.5">
                <text:p>2750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4267.5">
                <text:p>2426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5205">
                <text:p>25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2517.5">
                <text:p>2251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2219.5">
                <text:p>2221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2931">
                <text:p>22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0061.5">
                <text:p>2006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4381.5">
                <text:p>2438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1636">
                <text:p>21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7061">
                <text:p>17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6453.5">
                <text:p>2645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9850.5">
                <text:p>1985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0704.5">
                <text:p>20704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3960">
                <text:p>239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1020.5">
                <text:p>2102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5903">
                <text:p>25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2715.5">
                <text:p>22715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3479">
                <text:p>23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8846">
                <text:p>188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6257.5">
                <text:p>2625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7108">
                <text:p>27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2375.5">
                <text:p>22375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1505.5">
                <text:p>21505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0334.5">
                <text:p>2033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1658.5">
                <text:p>21658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2247.5">
                <text:p>22247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3408">
                <text:p>234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5206">
                <text:p>252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2978">
                <text:p>229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5741.5">
                <text:p>2574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2348.5">
                <text:p>22348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2486">
                <text:p>224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0904">
                <text:p>209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3986.5">
                <text:p>23986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0435">
                <text:p>20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6528">
                <text:p>16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4339">
                <text:p>243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1057">
                <text:p>210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0487">
                <text:p>204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3610">
                <text:p>236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9612">
                <text:p>196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3013.5">
                <text:p>23013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6091.5">
                <text:p>2609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0238">
                <text:p>202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3475">
                <text:p>23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6270.5">
                <text:p>2627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8681">
                <text:p>186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0851.5">
                <text:p>20851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2199">
                <text:p>22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4004.5">
                <text:p>24004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1626">
                <text:p>216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5302.5">
                <text:p>25302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0077.5">
                <text:p>20077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9223.5">
                <text:p>19223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1985.5">
                <text:p>21985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5095">
                <text:p>250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3448">
                <text:p>234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2931.5">
                <text:p>2293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2509.5">
                <text:p>22509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6896">
                <text:p>26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0411.5">
                <text:p>2041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9630">
                <text:p>196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8744.5">
                <text:p>28744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7983">
                <text:p>279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1174">
                <text:p>211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7717.5">
                <text:p>27717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1129">
                <text:p>21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8286">
                <text:p>182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1345">
                <text:p>21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3591">
                <text:p>23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1487">
                <text:p>214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4680">
                <text:p>246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2524">
                <text:p>225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6424.5">
                <text:p>26424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1651.5">
                <text:p>2165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1262.5">
                <text:p>21262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4104">
                <text:p>24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2149.5">
                <text:p>22149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2724">
                <text:p>22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7664">
                <text:p>276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3462.5">
                <text:p>23462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4322.5">
                <text:p>24322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5802">
                <text:p>258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1290">
                <text:p>212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4065.5">
                <text:p>24065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6418">
                <text:p>264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1070.5">
                <text:p>21070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9230">
                <text:p>192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0156.5">
                <text:p>20156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8279">
                <text:p>282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4394.5">
                <text:p>24394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4115.5">
                <text:p>24115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3962">
                <text:p>239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4704.5">
                <text:p>24704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4603.5">
                <text:p>24603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2754.5">
                <text:p>2275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3354.5">
                <text:p>23354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2700.5">
                <text:p>2270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9248">
                <text:p>192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4248">
                <text:p>242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1724.5">
                <text:p>21724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2669">
                <text:p>226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2504">
                <text:p>225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9519.5">
                <text:p>19519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1417.5">
                <text:p>21417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0442.5">
                <text:p>20442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6065">
                <text:p>260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3208.5">
                <text:p>23208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5034">
                <text:p>250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9115">
                <text:p>191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1716">
                <text:p>217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19811">
                <text:p>198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2599">
                <text:p>225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0747">
                <text:p>20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7944.5">
                <text:p>17944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3917">
                <text:p>239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0489">
                <text:p>204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9201">
                <text:p>192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4536.5">
                <text:p>2453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1460">
                <text:p>214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0080">
                <text:p>200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4935.5">
                <text:p>24935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2276">
                <text:p>222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6443.5">
                <text:p>26443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3767">
                <text:p>23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4170.5">
                <text:p>24170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5322.5">
                <text:p>25322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5732">
                <text:p>257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3957">
                <text:p>239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4231">
                <text:p>242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17710.5">
                <text:p>1771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1598.5">
                <text:p>21598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2650">
                <text:p>226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3267">
                <text:p>232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3578.5">
                <text:p>23578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0723.5">
                <text:p>20723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4273.5">
                <text:p>24273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2047.5">
                <text:p>22047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5486.5">
                <text:p>25486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3021.5">
                <text:p>23021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5890.5">
                <text:p>2589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5944.5">
                <text:p>25944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2080.5">
                <text:p>2208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5954">
                <text:p>259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0759">
                <text:p>207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1754">
                <text:p>217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1206.5">
                <text:p>21206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5081.5">
                <text:p>25081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2827">
                <text:p>228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1278">
                <text:p>212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2279.5">
                <text:p>22279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4218">
                <text:p>242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2854.5">
                <text:p>22854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2594.5">
                <text:p>22594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6660">
                <text:p>266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1999">
                <text:p>219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4155">
                <text:p>241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4274">
                <text:p>242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3246">
                <text:p>232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4579">
                <text:p>245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5189.5">
                <text:p>25189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0786">
                <text:p>207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6521">
                <text:p>265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2238">
                <text:p>222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4748.5">
                <text:p>24748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8173.5">
                <text:p>18173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7471">
                <text:p>174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1436">
                <text:p>214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4020.5">
                <text:p>24020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3314.5">
                <text:p>23314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1398">
                <text:p>213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4201.5">
                <text:p>24201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3675">
                <text:p>236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3196">
                <text:p>231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4339">
                <text:p>243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2724.5">
                <text:p>22724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24842.5">
                <text:p>24842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7038.5">
                <text:p>27038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4635.5">
                <text:p>24635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5961.5">
                <text:p>25961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4340">
                <text:p>243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4825.5">
                <text:p>24825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2901.5">
                <text:p>22901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3155.5">
                <text:p>23155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7080.5">
                <text:p>2708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0982">
                <text:p>209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1976">
                <text:p>219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2643.5">
                <text:p>22643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5434">
                <text:p>254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1127.5">
                <text:p>21127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3919">
                <text:p>23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1154">
                <text:p>211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4367.5">
                <text:p>2436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0945">
                <text:p>209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0502.5">
                <text:p>20502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2713">
                <text:p>227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24317.5">
                <text:p>24317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5872.5">
                <text:p>25872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0220.5">
                <text:p>20220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4676">
                <text:p>246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4826.5">
                <text:p>24826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3933.5">
                <text:p>23933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4074.5">
                <text:p>24074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5614.5">
                <text:p>25614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0618.5">
                <text:p>20618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2146.5">
                <text:p>22146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5568.5">
                <text:p>25568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1041">
                <text:p>210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19140">
                <text:p>191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2600">
                <text:p>226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1552">
                <text:p>215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4350.5">
                <text:p>2435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7982">
                <text:p>279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0399">
                <text:p>203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18375">
                <text:p>183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7821.5">
                <text:p>27821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0771">
                <text:p>207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19328.5">
                <text:p>19328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20316.5">
                <text:p>20316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3843">
                <text:p>238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26155.5">
                <text:p>26155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18980">
                <text:p>189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19411.5">
                <text:p>19411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6376.5">
                <text:p>26376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23754.5">
                <text:p>23754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3323.5">
                <text:p>23323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2562">
                <text:p>225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4041.5">
                <text:p>24041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26228">
                <text:p>262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28381">
                <text:p>283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27164">
                <text:p>271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21321.5">
                <text:p>21321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20374.5">
                <text:p>20374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25143.5">
                <text:p>25143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19607">
                <text:p>196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23564.5">
                <text:p>23564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21455.5">
                <text:p>21455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24133.5">
                <text:p>24133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25409.5">
                <text:p>25409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24659.5">
                <text:p>24659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25339.5">
                <text:p>25339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21025.5">
                <text:p>21025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24834">
                <text:p>248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22297.5">
                <text:p>22297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21008">
                <text:p>210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18525">
                <text:p>185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22061.5">
                <text:p>22061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23484.5">
                <text:p>23484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23499">
                <text:p>234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26152">
                <text:p>261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23886">
                <text:p>238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24053">
                <text:p>240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26277">
                <text:p>26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22332.5">
                <text:p>22332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21114">
                <text:p>211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24861">
                <text:p>248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20524.5">
                <text:p>20524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25990">
                <text:p>259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21564">
                <text:p>215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23993">
                <text:p>239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22787.5">
                <text:p>22787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24451.5">
                <text:p>24451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1062">
                <text:p>210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22316.5">
                <text:p>22316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21484">
                <text:p>214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22468.5">
                <text:p>22468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24563">
                <text:p>245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23236.5">
                <text:p>23236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28875.5">
                <text:p>28875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20752.5">
                <text:p>20752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19755">
                <text:p>197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26439.5">
                <text:p>26439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6500.5">
                <text:p>26500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24719">
                <text:p>247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17835.5">
                <text:p>17835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23106">
                <text:p>231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21601.5">
                <text:p>21601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21661.5">
                <text:p>21661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25177">
                <text:p>251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21767">
                <text:p>217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22993">
                <text:p>229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23445">
                <text:p>234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23579.5">
                <text:p>23579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24373.5">
                <text:p>24373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23978.5">
                <text:p>23978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22740.5">
                <text:p>22740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21616">
                <text:p>216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26079.5">
                <text:p>26079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23537.5">
                <text:p>23537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21358.5">
                <text:p>21358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21733">
                <text:p>217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22377.5">
                <text:p>22377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25616">
                <text:p>256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23395.5">
                <text:p>23395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25464.5">
                <text:p>25464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19110.5">
                <text:p>19110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23688">
                <text:p>236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  <table:table-cell office:value-type="float" office:value="21563">
                <text:p>215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21634.5">
                <text:p>21634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  <table:table-cell office:value-type="float" office:value="24776">
                <text:p>247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24030">
                <text:p>2403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  <table:table-cell office:value-type="float" office:value="23850">
                <text:p>238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23447.5">
                <text:p>23447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14469.5">
                <text:p>14469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  <table:table-cell office:value-type="float" office:value="27329">
                <text:p>273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27828.5">
                <text:p>27828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  <table:table-cell office:value-type="float" office:value="23643.5">
                <text:p>23643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23887">
                <text:p>238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24444.5">
                <text:p>24444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18082">
                <text:p>180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24397.5">
                <text:p>24397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22215">
                <text:p>222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25351">
                <text:p>253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18727">
                <text:p>187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29169.5">
                <text:p>29169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  <table:table-cell office:value-type="float" office:value="24891">
                <text:p>248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18034.5">
                <text:p>18034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22593.5">
                <text:p>22593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3689">
                <text:p>236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19354.5">
                <text:p>19354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20786">
                <text:p>207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23230">
                <text:p>232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23075.5">
                <text:p>23075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26653.5">
                <text:p>26653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20783">
                <text:p>207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  <table:table-cell office:value-type="float" office:value="25303">
                <text:p>253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  <table:table-cell office:value-type="float" office:value="21399.5">
                <text:p>21399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21386.5">
                <text:p>21386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23585">
                <text:p>235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  <table:table-cell office:value-type="float" office:value="20122.5">
                <text:p>20122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  <table:table-cell office:value-type="float" office:value="22703.5">
                <text:p>22703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  <table:table-cell office:value-type="float" office:value="26431.5">
                <text:p>26431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  <table:table-cell office:value-type="float" office:value="21400.5">
                <text:p>21400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22470">
                <text:p>224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  <table:table-cell office:value-type="float" office:value="21352">
                <text:p>213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21045.5">
                <text:p>21045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  <table:table-cell office:value-type="float" office:value="23794">
                <text:p>237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26524">
                <text:p>265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  <table:table-cell office:value-type="float" office:value="20670">
                <text:p>2067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22543">
                <text:p>225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  <table:table-cell office:value-type="float" office:value="18258.5">
                <text:p>18258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  <table:table-cell office:value-type="float" office:value="27068">
                <text:p>270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19617.5">
                <text:p>19617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21725.5">
                <text:p>21725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  <table:table-cell office:value-type="float" office:value="19986">
                <text:p>199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  <table:table-cell office:value-type="float" office:value="20173">
                <text:p>201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22098.5">
                <text:p>22098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23955">
                <text:p>239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17629">
                <text:p>176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28937">
                <text:p>289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23425">
                <text:p>234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23714.5">
                <text:p>23714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23453.5">
                <text:p>23453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22163.5">
                <text:p>22163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  <table:table-cell office:value-type="float" office:value="22914.5">
                <text:p>22914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  <table:table-cell office:value-type="float" office:value="22720.5">
                <text:p>22720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24348.5">
                <text:p>24348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26026">
                <text:p>260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24398.5">
                <text:p>24398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  <table:table-cell office:value-type="float" office:value="19643">
                <text:p>196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22261">
                <text:p>222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  <table:table-cell office:value-type="float" office:value="24842.5">
                <text:p>24842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19602">
                <text:p>196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23765.5">
                <text:p>23765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23815">
                <text:p>238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  <table:table-cell office:value-type="float" office:value="22411.5">
                <text:p>22411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20475.5">
                <text:p>20475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20503">
                <text:p>205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24080">
                <text:p>240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  <table:table-cell office:value-type="float" office:value="17194.5">
                <text:p>17194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20857.5">
                <text:p>20857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22494">
                <text:p>224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  <table:table-cell office:value-type="float" office:value="23811.5">
                <text:p>23811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  <table:table-cell office:value-type="float" office:value="24732.5">
                <text:p>24732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24828.5">
                <text:p>24828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  <table:table-cell office:value-type="float" office:value="26012.5">
                <text:p>26012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  <table:table-cell office:value-type="float" office:value="23627">
                <text:p>236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20820.5">
                <text:p>20820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  <table:table-cell office:value-type="float" office:value="23299.5">
                <text:p>23299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  <table:table-cell office:value-type="float" office:value="25780.5">
                <text:p>25780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  <table:table-cell office:value-type="float" office:value="22828.5">
                <text:p>22828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  <table:table-cell office:value-type="float" office:value="22793">
                <text:p>227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  <table:table-cell office:value-type="float" office:value="20942">
                <text:p>209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27802.5">
                <text:p>27802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  <table:table-cell office:value-type="float" office:value="24237">
                <text:p>242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22361.5">
                <text:p>22361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18986">
                <text:p>189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  <table:table-cell office:value-type="float" office:value="25520.5">
                <text:p>25520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  <table:table-cell office:value-type="float" office:value="21462.5">
                <text:p>21462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  <table:table-cell office:value-type="float" office:value="23862">
                <text:p>238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  <table:table-cell office:value-type="float" office:value="23824.5">
                <text:p>23824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23571">
                <text:p>235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  <table:table-cell office:value-type="float" office:value="24986.5">
                <text:p>24986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19520.5">
                <text:p>19520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23536">
                <text:p>235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  <table:table-cell office:value-type="float" office:value="20447.5">
                <text:p>20447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  <table:table-cell office:value-type="float" office:value="21356.5">
                <text:p>21356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  <table:table-cell office:value-type="float" office:value="27250.5">
                <text:p>27250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  <table:table-cell office:value-type="float" office:value="23594.5">
                <text:p>23594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  <table:table-cell office:value-type="float" office:value="18502">
                <text:p>1850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  <table:table-cell office:value-type="float" office:value="23846.5">
                <text:p>23846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  <table:table-cell office:value-type="float" office:value="21677.5">
                <text:p>21677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  <table:table-cell office:value-type="float" office:value="20783">
                <text:p>207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25747.5">
                <text:p>25747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22006">
                <text:p>220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  <table:table-cell office:value-type="float" office:value="20225">
                <text:p>202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  <table:table-cell office:value-type="float" office:value="23096">
                <text:p>230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18425.5">
                <text:p>18425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  <table:table-cell office:value-type="float" office:value="23096.5">
                <text:p>23096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  <table:table-cell office:value-type="float" office:value="17774">
                <text:p>177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  <table:table-cell office:value-type="float" office:value="19490">
                <text:p>194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  <table:table-cell office:value-type="float" office:value="22474.5">
                <text:p>22474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  <table:table-cell office:value-type="float" office:value="25607">
                <text:p>256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  <table:table-cell office:value-type="float" office:value="25205.5">
                <text:p>25205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  <table:table-cell office:value-type="float" office:value="23978">
                <text:p>239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  <table:table-cell office:value-type="float" office:value="23972.5">
                <text:p>23972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  <table:table-cell office:value-type="float" office:value="22125.5">
                <text:p>22125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21866.5">
                <text:p>21866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18892">
                <text:p>188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30081.5">
                <text:p>30081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  <table:table-cell office:value-type="float" office:value="21674.5">
                <text:p>21674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  <table:table-cell office:value-type="float" office:value="23535.5">
                <text:p>23535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  <table:table-cell office:value-type="float" office:value="26248">
                <text:p>262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  <table:table-cell office:value-type="float" office:value="19960.5">
                <text:p>19960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  <table:table-cell office:value-type="float" office:value="23863">
                <text:p>238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21542">
                <text:p>215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  <table:table-cell office:value-type="float" office:value="25199">
                <text:p>251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  <table:table-cell office:value-type="float" office:value="24007.5">
                <text:p>24007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19598">
                <text:p>195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  <table:table-cell office:value-type="float" office:value="20763.5">
                <text:p>20763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  <table:table-cell office:value-type="float" office:value="22105">
                <text:p>221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  <table:table-cell office:value-type="float" office:value="19536">
                <text:p>195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24906.5">
                <text:p>24906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  <table:table-cell office:value-type="float" office:value="22272.5">
                <text:p>22272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  <table:table-cell office:value-type="float" office:value="17605">
                <text:p>176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  <table:table-cell office:value-type="float" office:value="24495">
                <text:p>244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  <table:table-cell office:value-type="float" office:value="17710">
                <text:p>1771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22073">
                <text:p>220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  <table:table-cell office:value-type="float" office:value="26852.5">
                <text:p>26852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22461">
                <text:p>224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  <table:table-cell office:value-type="float" office:value="22870">
                <text:p>228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  <table:table-cell office:value-type="float" office:value="23284">
                <text:p>232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  <table:table-cell office:value-type="float" office:value="20479.5">
                <text:p>20479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20854">
                <text:p>208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19516">
                <text:p>195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  <table:table-cell office:value-type="float" office:value="24741">
                <text:p>247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23624.5">
                <text:p>23624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21172">
                <text:p>211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22922.5">
                <text:p>22922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23151.5">
                <text:p>23151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20329.5">
                <text:p>20329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  <table:table-cell office:value-type="float" office:value="24290.5">
                <text:p>24290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25859">
                <text:p>258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">
                <text:p>3</text:p>
              </table:table-cell>
              <table:table-cell office:value-type="float" office:value="20471.5">
                <text:p>20471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20666.5">
                <text:p>20666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  <table:table-cell office:value-type="float" office:value="21683">
                <text:p>216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">
                <text:p>3</text:p>
              </table:table-cell>
              <table:table-cell office:value-type="float" office:value="24623">
                <text:p>246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22880.5">
                <text:p>22880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26060">
                <text:p>2606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">
                <text:p>3</text:p>
              </table:table-cell>
              <table:table-cell office:value-type="float" office:value="24760">
                <text:p>2476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">
                <text:p>3</text:p>
              </table:table-cell>
              <table:table-cell office:value-type="float" office:value="23921">
                <text:p>239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20182">
                <text:p>201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  <table:table-cell office:value-type="float" office:value="23353.5">
                <text:p>23353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1634">
                <text:p>216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26418">
                <text:p>264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21986.5">
                <text:p>21986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24305.5">
                <text:p>24305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  <table:table-cell office:value-type="float" office:value="21341.5">
                <text:p>21341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">
                <text:p>3</text:p>
              </table:table-cell>
              <table:table-cell office:value-type="float" office:value="20701">
                <text:p>207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22660">
                <text:p>226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">
                <text:p>3</text:p>
              </table:table-cell>
              <table:table-cell office:value-type="float" office:value="20065.5">
                <text:p>20065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">
                <text:p>3</text:p>
              </table:table-cell>
              <table:table-cell office:value-type="float" office:value="28207.5">
                <text:p>28207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">
                <text:p>3</text:p>
              </table:table-cell>
              <table:table-cell office:value-type="float" office:value="24660">
                <text:p>246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">
                <text:p>3</text:p>
              </table:table-cell>
              <table:table-cell office:value-type="float" office:value="22728">
                <text:p>227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26271.5">
                <text:p>26271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">
                <text:p>3</text:p>
              </table:table-cell>
              <table:table-cell office:value-type="float" office:value="25438.5">
                <text:p>25438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  <table:table-cell office:value-type="float" office:value="18951">
                <text:p>189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  <table:table-cell office:value-type="float" office:value="22404">
                <text:p>224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24159">
                <text:p>2415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">
                <text:p>3</text:p>
              </table:table-cell>
              <table:table-cell office:value-type="float" office:value="21222.5">
                <text:p>21222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">
                <text:p>3</text:p>
              </table:table-cell>
              <table:table-cell office:value-type="float" office:value="19650.5">
                <text:p>19650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">
                <text:p>3</text:p>
              </table:table-cell>
              <table:table-cell office:value-type="float" office:value="27187">
                <text:p>271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22493">
                <text:p>224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">
                <text:p>3</text:p>
              </table:table-cell>
              <table:table-cell office:value-type="float" office:value="24094.5">
                <text:p>24094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25669">
                <text:p>256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27659.5">
                <text:p>27659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  <table:table-cell office:value-type="float" office:value="27709.5">
                <text:p>27709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">
                <text:p>3</text:p>
              </table:table-cell>
              <table:table-cell office:value-type="float" office:value="22273.5">
                <text:p>22273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  <table:table-cell office:value-type="float" office:value="25887.5">
                <text:p>25887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  <table:table-cell office:value-type="float" office:value="22009.5">
                <text:p>22009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">
                <text:p>3</text:p>
              </table:table-cell>
              <table:table-cell office:value-type="float" office:value="24398">
                <text:p>243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">
                <text:p>3</text:p>
              </table:table-cell>
              <table:table-cell office:value-type="float" office:value="24151">
                <text:p>241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">
                <text:p>3</text:p>
              </table:table-cell>
              <table:table-cell office:value-type="float" office:value="23829">
                <text:p>238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">
                <text:p>3</text:p>
              </table:table-cell>
              <table:table-cell office:value-type="float" office:value="23960">
                <text:p>2396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">
                <text:p>3</text:p>
              </table:table-cell>
              <table:table-cell office:value-type="float" office:value="24340.5">
                <text:p>24340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">
                <text:p>3</text:p>
              </table:table-cell>
              <table:table-cell office:value-type="float" office:value="26364.5">
                <text:p>26364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">
                <text:p>3</text:p>
              </table:table-cell>
              <table:table-cell office:value-type="float" office:value="21246.5">
                <text:p>21246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">
                <text:p>3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">
                <text:p>3</text:p>
              </table:table-cell>
              <table:table-cell office:value-type="float" office:value="24540.5">
                <text:p>24540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">
                <text:p>3</text:p>
              </table:table-cell>
              <table:table-cell office:value-type="float" office:value="24418">
                <text:p>244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">
                <text:p>3</text:p>
              </table:table-cell>
              <table:table-cell office:value-type="float" office:value="19118.5">
                <text:p>19118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  <table:table-cell office:value-type="float" office:value="18296.5">
                <text:p>18296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  <table:table-cell office:value-type="float" office:value="25284">
                <text:p>252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">
                <text:p>3</text:p>
              </table:table-cell>
              <table:table-cell office:value-type="float" office:value="23112.5">
                <text:p>23112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  <table:table-cell office:value-type="float" office:value="20755.5">
                <text:p>20755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">
                <text:p>3</text:p>
              </table:table-cell>
              <table:table-cell office:value-type="float" office:value="22328.5">
                <text:p>22328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  <table:table-cell office:value-type="float" office:value="30124">
                <text:p>301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  <table:table-cell office:value-type="float" office:value="21744.5">
                <text:p>21744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">
                <text:p>3</text:p>
              </table:table-cell>
              <table:table-cell office:value-type="float" office:value="26473.5">
                <text:p>26473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">
                <text:p>3</text:p>
              </table:table-cell>
              <table:table-cell office:value-type="float" office:value="24302">
                <text:p>243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  <table:table-cell office:value-type="float" office:value="23873">
                <text:p>2387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">
                <text:p>3</text:p>
              </table:table-cell>
              <table:table-cell office:value-type="float" office:value="27819.5">
                <text:p>27819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">
                <text:p>3</text:p>
              </table:table-cell>
              <table:table-cell office:value-type="float" office:value="21126.5">
                <text:p>21126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  <table:table-cell office:value-type="float" office:value="28439.5">
                <text:p>28439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">
                <text:p>3</text:p>
              </table:table-cell>
              <table:table-cell office:value-type="float" office:value="22179.5">
                <text:p>22179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">
                <text:p>3</text:p>
              </table:table-cell>
              <table:table-cell office:value-type="float" office:value="25677.5">
                <text:p>25677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">
                <text:p>3</text:p>
              </table:table-cell>
              <table:table-cell office:value-type="float" office:value="20866.5">
                <text:p>20866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">
                <text:p>3</text:p>
              </table:table-cell>
              <table:table-cell office:value-type="float" office:value="22595">
                <text:p>225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">
                <text:p>3</text:p>
              </table:table-cell>
              <table:table-cell office:value-type="float" office:value="23479">
                <text:p>234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">
                <text:p>3</text:p>
              </table:table-cell>
              <table:table-cell office:value-type="float" office:value="21304">
                <text:p>213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">
                <text:p>3</text:p>
              </table:table-cell>
              <table:table-cell office:value-type="float" office:value="22746">
                <text:p>227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">
                <text:p>3</text:p>
              </table:table-cell>
              <table:table-cell office:value-type="float" office:value="21039.5">
                <text:p>21039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  <table:table-cell office:value-type="float" office:value="24475.5">
                <text:p>24475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  <table:table-cell office:value-type="float" office:value="24160">
                <text:p>2416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">
                <text:p>3</text:p>
              </table:table-cell>
              <table:table-cell office:value-type="float" office:value="23572.5">
                <text:p>23572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22046">
                <text:p>220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">
                <text:p>3</text:p>
              </table:table-cell>
              <table:table-cell office:value-type="float" office:value="23773">
                <text:p>237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  <table:table-cell office:value-type="float" office:value="23255.5">
                <text:p>23255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">
                <text:p>3</text:p>
              </table:table-cell>
              <table:table-cell office:value-type="float" office:value="16463">
                <text:p>164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  <table:table-cell office:value-type="float" office:value="19800.5">
                <text:p>19800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  <table:table-cell office:value-type="float" office:value="21164">
                <text:p>211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">
                <text:p>3</text:p>
              </table:table-cell>
              <table:table-cell office:value-type="float" office:value="21882.5">
                <text:p>21882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">
                <text:p>3</text:p>
              </table:table-cell>
              <table:table-cell office:value-type="float" office:value="22322.5">
                <text:p>22322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27609">
                <text:p>276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26319">
                <text:p>263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">
                <text:p>3</text:p>
              </table:table-cell>
              <table:table-cell office:value-type="float" office:value="23904">
                <text:p>239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  <table:table-cell office:value-type="float" office:value="23916">
                <text:p>239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  <table:table-cell office:value-type="float" office:value="21649.5">
                <text:p>21649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">
                <text:p>3</text:p>
              </table:table-cell>
              <table:table-cell office:value-type="float" office:value="18848.5">
                <text:p>18848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  <table:table-cell office:value-type="float" office:value="24183.5">
                <text:p>24183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20697.5">
                <text:p>20697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">
                <text:p>3</text:p>
              </table:table-cell>
              <table:table-cell office:value-type="float" office:value="24752">
                <text:p>247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  <table:table-cell office:value-type="float" office:value="25292.5">
                <text:p>25292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  <table:table-cell office:value-type="float" office:value="23743">
                <text:p>2374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26891.5">
                <text:p>26891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  <table:table-cell office:value-type="float" office:value="22906.5">
                <text:p>22906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  <table:table-cell office:value-type="float" office:value="21471.5">
                <text:p>21471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">
                <text:p>3</text:p>
              </table:table-cell>
              <table:table-cell office:value-type="float" office:value="22719">
                <text:p>227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  <table:table-cell office:value-type="float" office:value="23338">
                <text:p>233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">
                <text:p>3</text:p>
              </table:table-cell>
              <table:table-cell office:value-type="float" office:value="25393.5">
                <text:p>25393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">
                <text:p>3</text:p>
              </table:table-cell>
              <table:table-cell office:value-type="float" office:value="24139">
                <text:p>241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">
                <text:p>3</text:p>
              </table:table-cell>
              <table:table-cell office:value-type="float" office:value="22837.5">
                <text:p>22837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  <table:table-cell office:value-type="float" office:value="22290.5">
                <text:p>22290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  <table:table-cell office:value-type="float" office:value="23315.5">
                <text:p>23315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">
                <text:p>3</text:p>
              </table:table-cell>
              <table:table-cell office:value-type="float" office:value="23160">
                <text:p>2316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">
                <text:p>3</text:p>
              </table:table-cell>
              <table:table-cell office:value-type="float" office:value="23279.5">
                <text:p>23279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">
                <text:p>3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  <table:table-cell office:value-type="float" office:value="26923.5">
                <text:p>26923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">
                <text:p>3</text:p>
              </table:table-cell>
              <table:table-cell office:value-type="float" office:value="17976.5">
                <text:p>17976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">
                <text:p>3</text:p>
              </table:table-cell>
              <table:table-cell office:value-type="float" office:value="24811.5">
                <text:p>24811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  <table:table-cell office:value-type="float" office:value="28954.5">
                <text:p>28954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">
                <text:p>3</text:p>
              </table:table-cell>
              <table:table-cell office:value-type="float" office:value="23856">
                <text:p>238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">
                <text:p>3</text:p>
              </table:table-cell>
              <table:table-cell office:value-type="float" office:value="23472.5">
                <text:p>23472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  <table:table-cell office:value-type="float" office:value="22113.5">
                <text:p>22113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  <table:table-cell office:value-type="float" office:value="24878.5">
                <text:p>24878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26991">
                <text:p>269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  <table:table-cell office:value-type="float" office:value="24678.5">
                <text:p>24678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">
                <text:p>3</text:p>
              </table:table-cell>
              <table:table-cell office:value-type="float" office:value="24174">
                <text:p>241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  <table:table-cell office:value-type="float" office:value="25184">
                <text:p>251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23829.5">
                <text:p>23829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">
                <text:p>3</text:p>
              </table:table-cell>
              <table:table-cell office:value-type="float" office:value="18684">
                <text:p>186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  <table:table-cell office:value-type="float" office:value="23205">
                <text:p>232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  <table:table-cell office:value-type="float" office:value="21595">
                <text:p>215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">
                <text:p>3</text:p>
              </table:table-cell>
              <table:table-cell office:value-type="float" office:value="19641">
                <text:p>196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25712.5">
                <text:p>25712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">
                <text:p>3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  <table:table-cell office:value-type="float" office:value="23182.5">
                <text:p>23182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  <table:table-cell office:value-type="float" office:value="21763">
                <text:p>217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">
                <text:p>3</text:p>
              </table:table-cell>
              <table:table-cell office:value-type="float" office:value="23971.5">
                <text:p>23971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  <table:table-cell office:value-type="float" office:value="22227.5">
                <text:p>22227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">
                <text:p>3</text:p>
              </table:table-cell>
              <table:table-cell office:value-type="float" office:value="20724">
                <text:p>207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  <table:table-cell office:value-type="float" office:value="27544">
                <text:p>275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  <table:table-cell office:value-type="float" office:value="25404.5">
                <text:p>25404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">
                <text:p>3</text:p>
              </table:table-cell>
              <table:table-cell office:value-type="float" office:value="22162">
                <text:p>221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  <table:table-cell office:value-type="float" office:value="26469">
                <text:p>264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  <table:table-cell office:value-type="float" office:value="27344.5">
                <text:p>27344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  <table:table-cell office:value-type="float" office:value="21595.5">
                <text:p>21595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  <table:table-cell office:value-type="float" office:value="25224.5">
                <text:p>25224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">
                <text:p>3</text:p>
              </table:table-cell>
              <table:table-cell office:value-type="float" office:value="18946.5">
                <text:p>18946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">
                <text:p>3</text:p>
              </table:table-cell>
              <table:table-cell office:value-type="float" office:value="22527">
                <text:p>225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">
                <text:p>3</text:p>
              </table:table-cell>
              <table:table-cell office:value-type="float" office:value="23489.5">
                <text:p>23489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  <table:table-cell office:value-type="float" office:value="22543">
                <text:p>225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">
                <text:p>3</text:p>
              </table:table-cell>
              <table:table-cell office:value-type="float" office:value="24662">
                <text:p>2466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">
                <text:p>3</text:p>
              </table:table-cell>
              <table:table-cell office:value-type="float" office:value="18280">
                <text:p>1828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  <table:table-cell office:value-type="float" office:value="24028">
                <text:p>2402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">
                <text:p>3</text:p>
              </table:table-cell>
              <table:table-cell office:value-type="float" office:value="26886">
                <text:p>2688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">
                <text:p>3</text:p>
              </table:table-cell>
              <table:table-cell office:value-type="float" office:value="20567.5">
                <text:p>20567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  <table:table-cell office:value-type="float" office:value="22763.5">
                <text:p>2276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  <table:table-cell office:value-type="float" office:value="21677">
                <text:p>2167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">
                <text:p>3</text:p>
              </table:table-cell>
              <table:table-cell office:value-type="float" office:value="21143">
                <text:p>211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">
                <text:p>3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">
                <text:p>3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  <table:table-cell office:value-type="float" office:value="18759.5">
                <text:p>18759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19431">
                <text:p>194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">
                <text:p>3</text:p>
              </table:table-cell>
              <table:table-cell office:value-type="float" office:value="24961.5">
                <text:p>24961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  <table:table-cell office:value-type="float" office:value="20629">
                <text:p>206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  <table:table-cell office:value-type="float" office:value="25194">
                <text:p>251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  <table:table-cell office:value-type="float" office:value="22633">
                <text:p>226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  <table:table-cell office:value-type="float" office:value="22703.5">
                <text:p>22703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  <table:table-cell office:value-type="float" office:value="23692.5">
                <text:p>23692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  <table:table-cell office:value-type="float" office:value="23200.5">
                <text:p>23200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">
                <text:p>3</text:p>
              </table:table-cell>
              <table:table-cell office:value-type="float" office:value="26559.5">
                <text:p>26559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  <table:table-cell office:value-type="float" office:value="23210.5">
                <text:p>23210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">
                <text:p>3</text:p>
              </table:table-cell>
              <table:table-cell office:value-type="float" office:value="21972">
                <text:p>219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">
                <text:p>3</text:p>
              </table:table-cell>
              <table:table-cell office:value-type="float" office:value="24070.5">
                <text:p>24070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">
                <text:p>3</text:p>
              </table:table-cell>
              <table:table-cell office:value-type="float" office:value="27457.5">
                <text:p>27457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  <table:table-cell office:value-type="float" office:value="28404">
                <text:p>284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">
                <text:p>3</text:p>
              </table:table-cell>
              <table:table-cell office:value-type="float" office:value="25980.5">
                <text:p>25980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">
                <text:p>3</text:p>
              </table:table-cell>
              <table:table-cell office:value-type="float" office:value="20763.5">
                <text:p>20763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">
                <text:p>3</text:p>
              </table:table-cell>
              <table:table-cell office:value-type="float" office:value="23364">
                <text:p>233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">
                <text:p>3</text:p>
              </table:table-cell>
              <table:table-cell office:value-type="float" office:value="19935.5">
                <text:p>19935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">
                <text:p>3</text:p>
              </table:table-cell>
              <table:table-cell office:value-type="float" office:value="23126.5">
                <text:p>23126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">
                <text:p>3</text:p>
              </table:table-cell>
              <table:table-cell office:value-type="float" office:value="24001.5">
                <text:p>24001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">
                <text:p>3</text:p>
              </table:table-cell>
              <table:table-cell office:value-type="float" office:value="21567">
                <text:p>2156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  <table:table-cell office:value-type="float" office:value="21411.5">
                <text:p>21411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  <table:table-cell office:value-type="float" office:value="23816.5">
                <text:p>23816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  <table:table-cell office:value-type="float" office:value="22784">
                <text:p>227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">
                <text:p>3</text:p>
              </table:table-cell>
              <table:table-cell office:value-type="float" office:value="22713">
                <text:p>227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">
                <text:p>3</text:p>
              </table:table-cell>
              <table:table-cell office:value-type="float" office:value="27932">
                <text:p>279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">
                <text:p>3</text:p>
              </table:table-cell>
              <table:table-cell office:value-type="float" office:value="18411">
                <text:p>184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  <table:table-cell office:value-type="float" office:value="21588.5">
                <text:p>21588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  <table:table-cell office:value-type="float" office:value="26387">
                <text:p>263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">
                <text:p>3</text:p>
              </table:table-cell>
              <table:table-cell office:value-type="float" office:value="25604.5">
                <text:p>25604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">
                <text:p>3</text:p>
              </table:table-cell>
              <table:table-cell office:value-type="float" office:value="23798">
                <text:p>237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">
                <text:p>3</text:p>
              </table:table-cell>
              <table:table-cell office:value-type="float" office:value="25457">
                <text:p>2545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">
                <text:p>3</text:p>
              </table:table-cell>
              <table:table-cell office:value-type="float" office:value="28992">
                <text:p>289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  <table:table-cell office:value-type="float" office:value="27107">
                <text:p>271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">
                <text:p>3</text:p>
              </table:table-cell>
              <table:table-cell office:value-type="float" office:value="25504">
                <text:p>255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22931.5">
                <text:p>22931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  <table:table-cell office:value-type="float" office:value="21331">
                <text:p>213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">
                <text:p>3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">
                <text:p>3</text:p>
              </table:table-cell>
              <table:table-cell office:value-type="float" office:value="21358.5">
                <text:p>21358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  <table:table-cell office:value-type="float" office:value="19153.5">
                <text:p>19153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25409">
                <text:p>254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">
                <text:p>3</text:p>
              </table:table-cell>
              <table:table-cell office:value-type="float" office:value="24021.5">
                <text:p>24021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  <table:table-cell office:value-type="float" office:value="22900.5">
                <text:p>22900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  <table:table-cell office:value-type="float" office:value="24530.5">
                <text:p>24530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">
                <text:p>3</text:p>
              </table:table-cell>
              <table:table-cell office:value-type="float" office:value="25728">
                <text:p>2572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">
                <text:p>3</text:p>
              </table:table-cell>
              <table:table-cell office:value-type="float" office:value="21996.5">
                <text:p>21996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">
                <text:p>3</text:p>
              </table:table-cell>
              <table:table-cell office:value-type="float" office:value="26815.5">
                <text:p>26815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">
                <text:p>3</text:p>
              </table:table-cell>
              <table:table-cell office:value-type="float" office:value="19354.5">
                <text:p>19354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  <table:table-cell office:value-type="float" office:value="24106.5">
                <text:p>2410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  <table:table-cell office:value-type="float" office:value="22525.5">
                <text:p>22525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">
                <text:p>3</text:p>
              </table:table-cell>
              <table:table-cell office:value-type="float" office:value="22593.5">
                <text:p>22593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">
                <text:p>3</text:p>
              </table:table-cell>
              <table:table-cell office:value-type="float" office:value="24110">
                <text:p>241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">
                <text:p>3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  <table:table-cell office:value-type="float" office:value="26883">
                <text:p>268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21947.5">
                <text:p>21947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26904">
                <text:p>269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  <table:table-cell office:value-type="float" office:value="19837.5">
                <text:p>19837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  <table:table-cell office:value-type="float" office:value="23796">
                <text:p>237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20343">
                <text:p>203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  <table:table-cell office:value-type="float" office:value="22729">
                <text:p>2272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">
                <text:p>3</text:p>
              </table:table-cell>
              <table:table-cell office:value-type="float" office:value="21610.5">
                <text:p>2161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">
                <text:p>3</text:p>
              </table:table-cell>
              <table:table-cell office:value-type="float" office:value="25273.5">
                <text:p>25273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">
                <text:p>3</text:p>
              </table:table-cell>
              <table:table-cell office:value-type="float" office:value="26148.5">
                <text:p>26148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">
                <text:p>3</text:p>
              </table:table-cell>
              <table:table-cell office:value-type="float" office:value="20328">
                <text:p>203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">
                <text:p>3</text:p>
              </table:table-cell>
              <table:table-cell office:value-type="float" office:value="19556.5">
                <text:p>19556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">
                <text:p>3</text:p>
              </table:table-cell>
              <table:table-cell office:value-type="float" office:value="24591.5">
                <text:p>24591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">
                <text:p>3</text:p>
              </table:table-cell>
              <table:table-cell office:value-type="float" office:value="25088.5">
                <text:p>25088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">
                <text:p>3</text:p>
              </table:table-cell>
              <table:table-cell office:value-type="float" office:value="21351.5">
                <text:p>21351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">
                <text:p>3</text:p>
              </table:table-cell>
              <table:table-cell office:value-type="float" office:value="27051">
                <text:p>270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">
                <text:p>3</text:p>
              </table:table-cell>
              <table:table-cell office:value-type="float" office:value="22028.5">
                <text:p>22028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  <table:table-cell office:value-type="float" office:value="20069.5">
                <text:p>20069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">
                <text:p>3</text:p>
              </table:table-cell>
              <table:table-cell office:value-type="float" office:value="15395.5">
                <text:p>15395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  <table:table-cell office:value-type="float" office:value="20841">
                <text:p>2084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">
                <text:p>3</text:p>
              </table:table-cell>
              <table:table-cell office:value-type="float" office:value="24182">
                <text:p>2418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">
                <text:p>3</text:p>
              </table:table-cell>
              <table:table-cell office:value-type="float" office:value="18459.5">
                <text:p>18459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">
                <text:p>3</text:p>
              </table:table-cell>
              <table:table-cell office:value-type="float" office:value="27245.5">
                <text:p>27245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">
                <text:p>3</text:p>
              </table:table-cell>
              <table:table-cell office:value-type="float" office:value="27162.5">
                <text:p>2716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">
                <text:p>3</text:p>
              </table:table-cell>
              <table:table-cell office:value-type="float" office:value="25436.5">
                <text:p>25436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">
                <text:p>3</text:p>
              </table:table-cell>
              <table:table-cell office:value-type="float" office:value="26871">
                <text:p>268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">
                <text:p>3</text:p>
              </table:table-cell>
              <table:table-cell office:value-type="float" office:value="24191.5">
                <text:p>24191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">
                <text:p>3</text:p>
              </table:table-cell>
              <table:table-cell office:value-type="float" office:value="22714">
                <text:p>227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">
                <text:p>3</text:p>
              </table:table-cell>
              <table:table-cell office:value-type="float" office:value="22533">
                <text:p>225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  <table:table-cell office:value-type="float" office:value="23279">
                <text:p>232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  <table:table-cell office:value-type="float" office:value="22261.5">
                <text:p>22261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  <table:table-cell office:value-type="float" office:value="26040.5">
                <text:p>26040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  <table:table-cell office:value-type="float" office:value="23452">
                <text:p>234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  <table:table-cell office:value-type="float" office:value="23982.5">
                <text:p>23982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">
                <text:p>3</text:p>
              </table:table-cell>
              <table:table-cell office:value-type="float" office:value="25905">
                <text:p>259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  <table:table-cell office:value-type="float" office:value="25460.5">
                <text:p>25460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  <table:table-cell office:value-type="float" office:value="25668.5">
                <text:p>25668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23248.5">
                <text:p>23248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  <table:table-cell office:value-type="float" office:value="20139.5">
                <text:p>20139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">
                <text:p>4</text:p>
              </table:table-cell>
              <table:table-cell office:value-type="float" office:value="22457">
                <text:p>2245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">
                <text:p>4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  <table:table-cell office:value-type="float" office:value="20462.5">
                <text:p>20462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">
                <text:p>4</text:p>
              </table:table-cell>
              <table:table-cell office:value-type="float" office:value="22876.5">
                <text:p>22876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20337.5">
                <text:p>20337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">
                <text:p>4</text:p>
              </table:table-cell>
              <table:table-cell office:value-type="float" office:value="19286">
                <text:p>192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">
                <text:p>4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  <table:table-cell office:value-type="float" office:value="24458.5">
                <text:p>24458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">
                <text:p>4</text:p>
              </table:table-cell>
              <table:table-cell office:value-type="float" office:value="15766.5">
                <text:p>15766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  <table:table-cell office:value-type="float" office:value="26457">
                <text:p>2645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">
                <text:p>4</text:p>
              </table:table-cell>
              <table:table-cell office:value-type="float" office:value="23121.5">
                <text:p>23121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  <table:table-cell office:value-type="float" office:value="23298.5">
                <text:p>23298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">
                <text:p>4</text:p>
              </table:table-cell>
              <table:table-cell office:value-type="float" office:value="21368">
                <text:p>213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">
                <text:p>4</text:p>
              </table:table-cell>
              <table:table-cell office:value-type="float" office:value="26652">
                <text:p>266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  <table:table-cell office:value-type="float" office:value="23652">
                <text:p>236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">
                <text:p>4</text:p>
              </table:table-cell>
              <table:table-cell office:value-type="float" office:value="23594.5">
                <text:p>23594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  <table:table-cell office:value-type="float" office:value="20410">
                <text:p>2041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">
                <text:p>4</text:p>
              </table:table-cell>
              <table:table-cell office:value-type="float" office:value="23807">
                <text:p>238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  <table:table-cell office:value-type="float" office:value="19949">
                <text:p>199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">
                <text:p>4</text:p>
              </table:table-cell>
              <table:table-cell office:value-type="float" office:value="21030.5">
                <text:p>21030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">
                <text:p>4</text:p>
              </table:table-cell>
              <table:table-cell office:value-type="float" office:value="28991">
                <text:p>289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">
                <text:p>4</text:p>
              </table:table-cell>
              <table:table-cell office:value-type="float" office:value="26019">
                <text:p>260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  <table:table-cell office:value-type="float" office:value="24232">
                <text:p>242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  <table:table-cell office:value-type="float" office:value="23208">
                <text:p>232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">
                <text:p>4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">
                <text:p>4</text:p>
              </table:table-cell>
              <table:table-cell office:value-type="float" office:value="19819">
                <text:p>198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">
                <text:p>4</text:p>
              </table:table-cell>
              <table:table-cell office:value-type="float" office:value="28850.5">
                <text:p>28850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">
                <text:p>4</text:p>
              </table:table-cell>
              <table:table-cell office:value-type="float" office:value="23363">
                <text:p>233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  <table:table-cell office:value-type="float" office:value="23352">
                <text:p>233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  <table:table-cell office:value-type="float" office:value="24539">
                <text:p>2453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">
                <text:p>4</text:p>
              </table:table-cell>
              <table:table-cell office:value-type="float" office:value="21916.5">
                <text:p>21916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  <table:table-cell office:value-type="float" office:value="24669.5">
                <text:p>24669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">
                <text:p>4</text:p>
              </table:table-cell>
              <table:table-cell office:value-type="float" office:value="23461.5">
                <text:p>23461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">
                <text:p>4</text:p>
              </table:table-cell>
              <table:table-cell office:value-type="float" office:value="23465.5">
                <text:p>23465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  <table:table-cell office:value-type="float" office:value="23474.5">
                <text:p>23474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  <table:table-cell office:value-type="float" office:value="25440">
                <text:p>2544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">
                <text:p>4</text:p>
              </table:table-cell>
              <table:table-cell office:value-type="float" office:value="22641.5">
                <text:p>22641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  <table:table-cell office:value-type="float" office:value="23744.5">
                <text:p>23744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">
                <text:p>4</text:p>
              </table:table-cell>
              <table:table-cell office:value-type="float" office:value="21520">
                <text:p>215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">
                <text:p>4</text:p>
              </table:table-cell>
              <table:table-cell office:value-type="float" office:value="23281.5">
                <text:p>23281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">
                <text:p>4</text:p>
              </table:table-cell>
              <table:table-cell office:value-type="float" office:value="24517">
                <text:p>245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">
                <text:p>4</text:p>
              </table:table-cell>
              <table:table-cell office:value-type="float" office:value="23748.5">
                <text:p>23748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  <table:table-cell office:value-type="float" office:value="21829.5">
                <text:p>21829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">
                <text:p>4</text:p>
              </table:table-cell>
              <table:table-cell office:value-type="float" office:value="22461.5">
                <text:p>22461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">
                <text:p>4</text:p>
              </table:table-cell>
              <table:table-cell office:value-type="float" office:value="21329">
                <text:p>213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">
                <text:p>4</text:p>
              </table:table-cell>
              <table:table-cell office:value-type="float" office:value="25196">
                <text:p>251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  <table:table-cell office:value-type="float" office:value="22747.5">
                <text:p>22747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19343">
                <text:p>193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">
                <text:p>4</text:p>
              </table:table-cell>
              <table:table-cell office:value-type="float" office:value="28828.5">
                <text:p>28828.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  <table:table-cell office:value-type="float" office:value="24688">
                <text:p>246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">
                <text:p>4</text:p>
              </table:table-cell>
              <table:table-cell office:value-type="float" office:value="23613">
                <text:p>236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  <table:table-cell office:value-type="float" office:value="23218.5">
                <text:p>23218.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">
                <text:p>4</text:p>
              </table:table-cell>
              <table:table-cell office:value-type="float" office:value="19203">
                <text:p>1920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">
                <text:p>4</text:p>
              </table:table-cell>
              <table:table-cell office:value-type="float" office:value="16433">
                <text:p>1643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">
                <text:p>4</text:p>
              </table:table-cell>
              <table:table-cell office:value-type="float" office:value="28094">
                <text:p>2809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">
                <text:p>4</text:p>
              </table:table-cell>
              <table:table-cell office:value-type="float" office:value="25405.5">
                <text:p>25405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">
                <text:p>4</text:p>
              </table:table-cell>
              <table:table-cell office:value-type="float" office:value="26586.5">
                <text:p>26586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">
                <text:p>4</text:p>
              </table:table-cell>
              <table:table-cell office:value-type="float" office:value="29788">
                <text:p>2978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  <table:table-cell office:value-type="float" office:value="24829.5">
                <text:p>24829.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">
                <text:p>4</text:p>
              </table:table-cell>
              <table:table-cell office:value-type="float" office:value="23560">
                <text:p>2356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">
                <text:p>4</text:p>
              </table:table-cell>
              <table:table-cell office:value-type="float" office:value="22758">
                <text:p>227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">
                <text:p>4</text:p>
              </table:table-cell>
              <table:table-cell office:value-type="float" office:value="21589">
                <text:p>215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">
                <text:p>4</text:p>
              </table:table-cell>
              <table:table-cell office:value-type="float" office:value="24578.5">
                <text:p>24578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24920.5">
                <text:p>24920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">
                <text:p>4</text:p>
              </table:table-cell>
              <table:table-cell office:value-type="float" office:value="19274.5">
                <text:p>19274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  <table:table-cell office:value-type="float" office:value="24322">
                <text:p>243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24660">
                <text:p>2466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">
                <text:p>4</text:p>
              </table:table-cell>
              <table:table-cell office:value-type="float" office:value="21487">
                <text:p>2148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  <table:table-cell office:value-type="float" office:value="22340.5">
                <text:p>22340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  <table:table-cell office:value-type="float" office:value="20851.5">
                <text:p>20851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  <table:table-cell office:value-type="float" office:value="22099">
                <text:p>220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">
                <text:p>4</text:p>
              </table:table-cell>
              <table:table-cell office:value-type="float" office:value="24823">
                <text:p>248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">
                <text:p>4</text:p>
              </table:table-cell>
              <table:table-cell office:value-type="float" office:value="22724.5">
                <text:p>22724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">
                <text:p>4</text:p>
              </table:table-cell>
              <table:table-cell office:value-type="float" office:value="24086.5">
                <text:p>24086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">
                <text:p>4</text:p>
              </table:table-cell>
              <table:table-cell office:value-type="float" office:value="18886">
                <text:p>1888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  <table:table-cell office:value-type="float" office:value="22999">
                <text:p>2299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  <table:table-cell office:value-type="float" office:value="25309.5">
                <text:p>25309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">
                <text:p>4</text:p>
              </table:table-cell>
              <table:table-cell office:value-type="float" office:value="20955">
                <text:p>209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  <table:table-cell office:value-type="float" office:value="20444">
                <text:p>204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">
                <text:p>4</text:p>
              </table:table-cell>
              <table:table-cell office:value-type="float" office:value="22919">
                <text:p>229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">
                <text:p>4</text:p>
              </table:table-cell>
              <table:table-cell office:value-type="float" office:value="20754">
                <text:p>2075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">
                <text:p>4</text:p>
              </table:table-cell>
              <table:table-cell office:value-type="float" office:value="21703.5">
                <text:p>21703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">
                <text:p>4</text:p>
              </table:table-cell>
              <table:table-cell office:value-type="float" office:value="27306.5">
                <text:p>27306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  <table:table-cell office:value-type="float" office:value="28072">
                <text:p>280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">
                <text:p>4</text:p>
              </table:table-cell>
              <table:table-cell office:value-type="float" office:value="28674">
                <text:p>2867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">
                <text:p>4</text:p>
              </table:table-cell>
              <table:table-cell office:value-type="float" office:value="22339">
                <text:p>2233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  <table:table-cell office:value-type="float" office:value="23933.5">
                <text:p>23933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">
                <text:p>4</text:p>
              </table:table-cell>
              <table:table-cell office:value-type="float" office:value="20361.5">
                <text:p>20361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">
                <text:p>4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  <table:table-cell office:value-type="float" office:value="24095">
                <text:p>240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">
                <text:p>4</text:p>
              </table:table-cell>
              <table:table-cell office:value-type="float" office:value="29756.5">
                <text:p>29756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">
                <text:p>4</text:p>
              </table:table-cell>
              <table:table-cell office:value-type="float" office:value="24064">
                <text:p>2406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  <table:table-cell office:value-type="float" office:value="24492">
                <text:p>244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  <table:table-cell office:value-type="float" office:value="22502.5">
                <text:p>22502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  <table:table-cell office:value-type="float" office:value="23651.5">
                <text:p>23651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">
                <text:p>4</text:p>
              </table:table-cell>
              <table:table-cell office:value-type="float" office:value="26684.5">
                <text:p>26684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23908">
                <text:p>239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">
                <text:p>4</text:p>
              </table:table-cell>
              <table:table-cell office:value-type="float" office:value="19557.5">
                <text:p>19557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  <table:table-cell office:value-type="float" office:value="24770">
                <text:p>2477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">
                <text:p>4</text:p>
              </table:table-cell>
              <table:table-cell office:value-type="float" office:value="21678.5">
                <text:p>21678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">
                <text:p>4</text:p>
              </table:table-cell>
              <table:table-cell office:value-type="float" office:value="25824">
                <text:p>258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  <table:table-cell office:value-type="float" office:value="21421.5">
                <text:p>21421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">
                <text:p>4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  <table:table-cell office:value-type="float" office:value="26923">
                <text:p>2692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  <table:table-cell office:value-type="float" office:value="22510">
                <text:p>225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  <table:table-cell office:value-type="float" office:value="24491.5">
                <text:p>24491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">
                <text:p>4</text:p>
              </table:table-cell>
              <table:table-cell office:value-type="float" office:value="21119.5">
                <text:p>21119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  <table:table-cell office:value-type="float" office:value="22644">
                <text:p>226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">
                <text:p>4</text:p>
              </table:table-cell>
              <table:table-cell office:value-type="float" office:value="27186.5">
                <text:p>27186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  <table:table-cell office:value-type="float" office:value="27487">
                <text:p>2748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  <table:table-cell office:value-type="float" office:value="22511">
                <text:p>225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23215">
                <text:p>232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  <table:table-cell office:value-type="float" office:value="27562">
                <text:p>2756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">
                <text:p>4</text:p>
              </table:table-cell>
              <table:table-cell office:value-type="float" office:value="21511">
                <text:p>2151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  <table:table-cell office:value-type="float" office:value="26318.5">
                <text:p>26318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">
                <text:p>4</text:p>
              </table:table-cell>
              <table:table-cell office:value-type="float" office:value="22194.5">
                <text:p>22194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  <table:table-cell office:value-type="float" office:value="20665.5">
                <text:p>20665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  <table:table-cell office:value-type="float" office:value="23450.5">
                <text:p>23450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  <table:table-cell office:value-type="float" office:value="25468">
                <text:p>2546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  <table:table-cell office:value-type="float" office:value="22480">
                <text:p>2248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">
                <text:p>4</text:p>
              </table:table-cell>
              <table:table-cell office:value-type="float" office:value="25487.5">
                <text:p>25487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">
                <text:p>4</text:p>
              </table:table-cell>
              <table:table-cell office:value-type="float" office:value="23358">
                <text:p>2335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">
                <text:p>4</text:p>
              </table:table-cell>
              <table:table-cell office:value-type="float" office:value="26190.5">
                <text:p>26190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">
                <text:p>4</text:p>
              </table:table-cell>
              <table:table-cell office:value-type="float" office:value="23832.5">
                <text:p>23832.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">
                <text:p>4</text:p>
              </table:table-cell>
              <table:table-cell office:value-type="float" office:value="24179">
                <text:p>2417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">
                <text:p>4</text:p>
              </table:table-cell>
              <table:table-cell office:value-type="float" office:value="22612">
                <text:p>226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25340.5">
                <text:p>25340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">
                <text:p>4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">
                <text:p>4</text:p>
              </table:table-cell>
              <table:table-cell office:value-type="float" office:value="18916">
                <text:p>189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  <table:table-cell office:value-type="float" office:value="25576.5">
                <text:p>25576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  <table:table-cell office:value-type="float" office:value="24673.5">
                <text:p>24673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  <table:table-cell office:value-type="float" office:value="23032.5">
                <text:p>23032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">
                <text:p>4</text:p>
              </table:table-cell>
              <table:table-cell office:value-type="float" office:value="24370">
                <text:p>2437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  <table:table-cell office:value-type="float" office:value="22419">
                <text:p>2241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">
                <text:p>4</text:p>
              </table:table-cell>
              <table:table-cell office:value-type="float" office:value="23470">
                <text:p>2347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">
                <text:p>4</text:p>
              </table:table-cell>
              <table:table-cell office:value-type="float" office:value="28365">
                <text:p>2836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">
                <text:p>4</text:p>
              </table:table-cell>
              <table:table-cell office:value-type="float" office:value="27412">
                <text:p>274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">
                <text:p>4</text:p>
              </table:table-cell>
              <table:table-cell office:value-type="float" office:value="22531.5">
                <text:p>22531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">
                <text:p>4</text:p>
              </table:table-cell>
              <table:table-cell office:value-type="float" office:value="23093.5">
                <text:p>23093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">
                <text:p>4</text:p>
              </table:table-cell>
              <table:table-cell office:value-type="float" office:value="18659.5">
                <text:p>18659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  <table:table-cell office:value-type="float" office:value="26085">
                <text:p>260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">
                <text:p>4</text:p>
              </table:table-cell>
              <table:table-cell office:value-type="float" office:value="24048">
                <text:p>240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  <table:table-cell office:value-type="float" office:value="24874.5">
                <text:p>24874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">
                <text:p>4</text:p>
              </table:table-cell>
              <table:table-cell office:value-type="float" office:value="18106.5">
                <text:p>18106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">
                <text:p>4</text:p>
              </table:table-cell>
              <table:table-cell office:value-type="float" office:value="18062.5">
                <text:p>18062.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  <table:table-cell office:value-type="float" office:value="25670">
                <text:p>2567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">
                <text:p>4</text:p>
              </table:table-cell>
              <table:table-cell office:value-type="float" office:value="21268">
                <text:p>2126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">
                <text:p>4</text:p>
              </table:table-cell>
              <table:table-cell office:value-type="float" office:value="24111">
                <text:p>241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  <table:table-cell office:value-type="float" office:value="21766.5">
                <text:p>21766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">
                <text:p>4</text:p>
              </table:table-cell>
              <table:table-cell office:value-type="float" office:value="23224.5">
                <text:p>23224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">
                <text:p>4</text:p>
              </table:table-cell>
              <table:table-cell office:value-type="float" office:value="18179.5">
                <text:p>18179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  <table:table-cell office:value-type="float" office:value="19423.5">
                <text:p>19423.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">
                <text:p>4</text:p>
              </table:table-cell>
              <table:table-cell office:value-type="float" office:value="23049">
                <text:p>230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">
                <text:p>4</text:p>
              </table:table-cell>
              <table:table-cell office:value-type="float" office:value="22850">
                <text:p>2285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">
                <text:p>4</text:p>
              </table:table-cell>
              <table:table-cell office:value-type="float" office:value="22770">
                <text:p>2277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">
                <text:p>4</text:p>
              </table:table-cell>
              <table:table-cell office:value-type="float" office:value="20980">
                <text:p>2098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">
                <text:p>4</text:p>
              </table:table-cell>
              <table:table-cell office:value-type="float" office:value="23194.5">
                <text:p>23194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">
                <text:p>4</text:p>
              </table:table-cell>
              <table:table-cell office:value-type="float" office:value="27175.5">
                <text:p>27175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">
                <text:p>4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">
                <text:p>4</text:p>
              </table:table-cell>
              <table:table-cell office:value-type="float" office:value="23561.5">
                <text:p>23561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">
                <text:p>4</text:p>
              </table:table-cell>
              <table:table-cell office:value-type="float" office:value="24993">
                <text:p>249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">
                <text:p>4</text:p>
              </table:table-cell>
              <table:table-cell office:value-type="float" office:value="27299.5">
                <text:p>27299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">
                <text:p>4</text:p>
              </table:table-cell>
              <table:table-cell office:value-type="float" office:value="22072.5">
                <text:p>22072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">
                <text:p>4</text:p>
              </table:table-cell>
              <table:table-cell office:value-type="float" office:value="24932">
                <text:p>249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">
                <text:p>4</text:p>
              </table:table-cell>
              <table:table-cell office:value-type="float" office:value="22905">
                <text:p>229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">
                <text:p>4</text:p>
              </table:table-cell>
              <table:table-cell office:value-type="float" office:value="22011">
                <text:p>220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">
                <text:p>4</text:p>
              </table:table-cell>
              <table:table-cell office:value-type="float" office:value="23067">
                <text:p>230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">
                <text:p>4</text:p>
              </table:table-cell>
              <table:table-cell office:value-type="float" office:value="23502">
                <text:p>2350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">
                <text:p>4</text:p>
              </table:table-cell>
              <table:table-cell office:value-type="float" office:value="22117.5">
                <text:p>22117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">
                <text:p>4</text:p>
              </table:table-cell>
              <table:table-cell office:value-type="float" office:value="24010.5">
                <text:p>24010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">
                <text:p>4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">
                <text:p>4</text:p>
              </table:table-cell>
              <table:table-cell office:value-type="float" office:value="28788.5">
                <text:p>28788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">
                <text:p>4</text:p>
              </table:table-cell>
              <table:table-cell office:value-type="float" office:value="22773.5">
                <text:p>22773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">
                <text:p>4</text:p>
              </table:table-cell>
              <table:table-cell office:value-type="float" office:value="26662.5">
                <text:p>26662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">
                <text:p>4</text:p>
              </table:table-cell>
              <table:table-cell office:value-type="float" office:value="24431">
                <text:p>2443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">
                <text:p>4</text:p>
              </table:table-cell>
              <table:table-cell office:value-type="float" office:value="26235.5">
                <text:p>26235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">
                <text:p>4</text:p>
              </table:table-cell>
              <table:table-cell office:value-type="float" office:value="27244">
                <text:p>272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">
                <text:p>4</text:p>
              </table:table-cell>
              <table:table-cell office:value-type="float" office:value="24896.5">
                <text:p>24896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">
                <text:p>4</text:p>
              </table:table-cell>
              <table:table-cell office:value-type="float" office:value="22771.5">
                <text:p>22771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">
                <text:p>4</text:p>
              </table:table-cell>
              <table:table-cell office:value-type="float" office:value="21610">
                <text:p>2161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  <table:table-cell office:value-type="float" office:value="23011">
                <text:p>230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">
                <text:p>4</text:p>
              </table:table-cell>
              <table:table-cell office:value-type="float" office:value="24158">
                <text:p>241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">
                <text:p>4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">
                <text:p>4</text:p>
              </table:table-cell>
              <table:table-cell office:value-type="float" office:value="25603">
                <text:p>2560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">
                <text:p>4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">
                <text:p>4</text:p>
              </table:table-cell>
              <table:table-cell office:value-type="float" office:value="22051">
                <text:p>220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">
                <text:p>4</text:p>
              </table:table-cell>
              <table:table-cell office:value-type="float" office:value="27482">
                <text:p>2748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">
                <text:p>4</text:p>
              </table:table-cell>
              <table:table-cell office:value-type="float" office:value="29054">
                <text:p>290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">
                <text:p>4</text:p>
              </table:table-cell>
              <table:table-cell office:value-type="float" office:value="24345.5">
                <text:p>24345.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">
                <text:p>4</text:p>
              </table:table-cell>
              <table:table-cell office:value-type="float" office:value="21614.5">
                <text:p>21614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">
                <text:p>4</text:p>
              </table:table-cell>
              <table:table-cell office:value-type="float" office:value="26931">
                <text:p>269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">
                <text:p>4</text:p>
              </table:table-cell>
              <table:table-cell office:value-type="float" office:value="20589">
                <text:p>2058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">
                <text:p>4</text:p>
              </table:table-cell>
              <table:table-cell office:value-type="float" office:value="23473">
                <text:p>2347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  <table:table-cell office:value-type="float" office:value="24096.5">
                <text:p>24096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">
                <text:p>4</text:p>
              </table:table-cell>
              <table:table-cell office:value-type="float" office:value="21293.5">
                <text:p>21293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  <table:table-cell office:value-type="float" office:value="20199.5">
                <text:p>20199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20330.5">
                <text:p>20330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">
                <text:p>4</text:p>
              </table:table-cell>
              <table:table-cell office:value-type="float" office:value="22969">
                <text:p>229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">
                <text:p>4</text:p>
              </table:table-cell>
              <table:table-cell office:value-type="float" office:value="22123.5">
                <text:p>22123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">
                <text:p>4</text:p>
              </table:table-cell>
              <table:table-cell office:value-type="float" office:value="24380">
                <text:p>2438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">
                <text:p>4</text:p>
              </table:table-cell>
              <table:table-cell office:value-type="float" office:value="24915">
                <text:p>249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22837.5">
                <text:p>22837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">
                <text:p>4</text:p>
              </table:table-cell>
              <table:table-cell office:value-type="float" office:value="21801">
                <text:p>2180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">
                <text:p>4</text:p>
              </table:table-cell>
              <table:table-cell office:value-type="float" office:value="22401">
                <text:p>2240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">
                <text:p>4</text:p>
              </table:table-cell>
              <table:table-cell office:value-type="float" office:value="21294">
                <text:p>212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">
                <text:p>4</text:p>
              </table:table-cell>
              <table:table-cell office:value-type="float" office:value="23660.5">
                <text:p>23660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">
                <text:p>4</text:p>
              </table:table-cell>
              <table:table-cell office:value-type="float" office:value="21738">
                <text:p>217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">
                <text:p>4</text:p>
              </table:table-cell>
              <table:table-cell office:value-type="float" office:value="20428.5">
                <text:p>20428.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">
                <text:p>4</text:p>
              </table:table-cell>
              <table:table-cell office:value-type="float" office:value="20998.5">
                <text:p>20998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">
                <text:p>4</text:p>
              </table:table-cell>
              <table:table-cell office:value-type="float" office:value="21182.5">
                <text:p>21182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">
                <text:p>4</text:p>
              </table:table-cell>
              <table:table-cell office:value-type="float" office:value="23786.5">
                <text:p>23786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">
                <text:p>4</text:p>
              </table:table-cell>
              <table:table-cell office:value-type="float" office:value="22391.5">
                <text:p>22391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">
                <text:p>4</text:p>
              </table:table-cell>
              <table:table-cell office:value-type="float" office:value="23572">
                <text:p>235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">
                <text:p>4</text:p>
              </table:table-cell>
              <table:table-cell office:value-type="float" office:value="26750.5">
                <text:p>26750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">
                <text:p>4</text:p>
              </table:table-cell>
              <table:table-cell office:value-type="float" office:value="19112.5">
                <text:p>19112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  <table:table-cell office:value-type="float" office:value="26327.5">
                <text:p>26327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">
                <text:p>4</text:p>
              </table:table-cell>
              <table:table-cell office:value-type="float" office:value="22133.5">
                <text:p>22133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  <table:table-cell office:value-type="float" office:value="20587.5">
                <text:p>20587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20415">
                <text:p>204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">
                <text:p>4</text:p>
              </table:table-cell>
              <table:table-cell office:value-type="float" office:value="28967">
                <text:p>2896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">
                <text:p>4</text:p>
              </table:table-cell>
              <table:table-cell office:value-type="float" office:value="23842.5">
                <text:p>23842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">
                <text:p>4</text:p>
              </table:table-cell>
              <table:table-cell office:value-type="float" office:value="26101">
                <text:p>261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">
                <text:p>4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">
                <text:p>4</text:p>
              </table:table-cell>
              <table:table-cell office:value-type="float" office:value="25686.5">
                <text:p>25686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  <table:table-cell office:value-type="float" office:value="20872.5">
                <text:p>20872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">
                <text:p>4</text:p>
              </table:table-cell>
              <table:table-cell office:value-type="float" office:value="23795">
                <text:p>2379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">
                <text:p>4</text:p>
              </table:table-cell>
              <table:table-cell office:value-type="float" office:value="20795">
                <text:p>2079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">
                <text:p>4</text:p>
              </table:table-cell>
              <table:table-cell office:value-type="float" office:value="21578">
                <text:p>2157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">
                <text:p>4</text:p>
              </table:table-cell>
              <table:table-cell office:value-type="float" office:value="24022.5">
                <text:p>24022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">
                <text:p>4</text:p>
              </table:table-cell>
              <table:table-cell office:value-type="float" office:value="23066.5">
                <text:p>23066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">
                <text:p>4</text:p>
              </table:table-cell>
              <table:table-cell office:value-type="float" office:value="25596.5">
                <text:p>25596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">
                <text:p>4</text:p>
              </table:table-cell>
              <table:table-cell office:value-type="float" office:value="25221.5">
                <text:p>25221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">
                <text:p>4</text:p>
              </table:table-cell>
              <table:table-cell office:value-type="float" office:value="24275.5">
                <text:p>24275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">
                <text:p>4</text:p>
              </table:table-cell>
              <table:table-cell office:value-type="float" office:value="19437.5">
                <text:p>19437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  <table:table-cell office:value-type="float" office:value="23700.5">
                <text:p>23700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">
                <text:p>4</text:p>
              </table:table-cell>
              <table:table-cell office:value-type="float" office:value="24768.5">
                <text:p>24768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  <table:table-cell office:value-type="float" office:value="22774.5">
                <text:p>22774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  <table:table-cell office:value-type="float" office:value="22757.5">
                <text:p>22757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">
                <text:p>4</text:p>
              </table:table-cell>
              <table:table-cell office:value-type="float" office:value="23993">
                <text:p>239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  <table:table-cell office:value-type="float" office:value="24549.5">
                <text:p>24549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">
                <text:p>4</text:p>
              </table:table-cell>
              <table:table-cell office:value-type="float" office:value="22322.5">
                <text:p>22322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">
                <text:p>4</text:p>
              </table:table-cell>
              <table:table-cell office:value-type="float" office:value="22930.5">
                <text:p>22930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">
                <text:p>4</text:p>
              </table:table-cell>
              <table:table-cell office:value-type="float" office:value="25076.5">
                <text:p>25076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">
                <text:p>4</text:p>
              </table:table-cell>
              <table:table-cell office:value-type="float" office:value="22557">
                <text:p>2255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  <table:table-cell office:value-type="float" office:value="19143.5">
                <text:p>19143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">
                <text:p>4</text:p>
              </table:table-cell>
              <table:table-cell office:value-type="float" office:value="19945">
                <text:p>199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26789.5">
                <text:p>26789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">
                <text:p>5</text:p>
              </table:table-cell>
              <table:table-cell office:value-type="float" office:value="20572.5">
                <text:p>20572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">
                <text:p>5</text:p>
              </table:table-cell>
              <table:table-cell office:value-type="float" office:value="21292">
                <text:p>2129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">
                <text:p>5</text:p>
              </table:table-cell>
              <table:table-cell office:value-type="float" office:value="23259">
                <text:p>232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">
                <text:p>5</text:p>
              </table:table-cell>
              <table:table-cell office:value-type="float" office:value="20907">
                <text:p>2090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">
                <text:p>5</text:p>
              </table:table-cell>
              <table:table-cell office:value-type="float" office:value="24458.5">
                <text:p>24458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">
                <text:p>5</text:p>
              </table:table-cell>
              <table:table-cell office:value-type="float" office:value="22797">
                <text:p>2279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">
                <text:p>5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">
                <text:p>5</text:p>
              </table:table-cell>
              <table:table-cell office:value-type="float" office:value="21981.5">
                <text:p>21981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">
                <text:p>5</text:p>
              </table:table-cell>
              <table:table-cell office:value-type="float" office:value="18403">
                <text:p>1840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">
                <text:p>5</text:p>
              </table:table-cell>
              <table:table-cell office:value-type="float" office:value="24570">
                <text:p>2457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">
                <text:p>5</text:p>
              </table:table-cell>
              <table:table-cell office:value-type="float" office:value="23855.5">
                <text:p>23855.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">
                <text:p>5</text:p>
              </table:table-cell>
              <table:table-cell office:value-type="float" office:value="24935">
                <text:p>249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">
                <text:p>5</text:p>
              </table:table-cell>
              <table:table-cell office:value-type="float" office:value="23457">
                <text:p>2345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">
                <text:p>5</text:p>
              </table:table-cell>
              <table:table-cell office:value-type="float" office:value="25373.5">
                <text:p>25373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">
                <text:p>5</text:p>
              </table:table-cell>
              <table:table-cell office:value-type="float" office:value="16409.5">
                <text:p>16409.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  <table:table-cell office:value-type="float" office:value="18627">
                <text:p>1862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">
                <text:p>5</text:p>
              </table:table-cell>
              <table:table-cell office:value-type="float" office:value="20892">
                <text:p>2089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">
                <text:p>5</text:p>
              </table:table-cell>
              <table:table-cell office:value-type="float" office:value="20300.5">
                <text:p>20300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">
                <text:p>5</text:p>
              </table:table-cell>
              <table:table-cell office:value-type="float" office:value="22689">
                <text:p>2268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">
                <text:p>5</text:p>
              </table:table-cell>
              <table:table-cell office:value-type="float" office:value="25469">
                <text:p>2546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">
                <text:p>5</text:p>
              </table:table-cell>
              <table:table-cell office:value-type="float" office:value="24820.5">
                <text:p>24820.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">
                <text:p>5</text:p>
              </table:table-cell>
              <table:table-cell office:value-type="float" office:value="24514.5">
                <text:p>24514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  <table:table-cell office:value-type="float" office:value="19654">
                <text:p>196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">
                <text:p>5</text:p>
              </table:table-cell>
              <table:table-cell office:value-type="float" office:value="24608.5">
                <text:p>24608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">
                <text:p>5</text:p>
              </table:table-cell>
              <table:table-cell office:value-type="float" office:value="27215">
                <text:p>272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">
                <text:p>5</text:p>
              </table:table-cell>
              <table:table-cell office:value-type="float" office:value="24776.5">
                <text:p>24776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">
                <text:p>5</text:p>
              </table:table-cell>
              <table:table-cell office:value-type="float" office:value="24185">
                <text:p>2418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">
                <text:p>5</text:p>
              </table:table-cell>
              <table:table-cell office:value-type="float" office:value="27343">
                <text:p>2734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">
                <text:p>5</text:p>
              </table:table-cell>
              <table:table-cell office:value-type="float" office:value="19346">
                <text:p>1934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">
                <text:p>5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">
                <text:p>5</text:p>
              </table:table-cell>
              <table:table-cell office:value-type="float" office:value="23570">
                <text:p>2357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">
                <text:p>5</text:p>
              </table:table-cell>
              <table:table-cell office:value-type="float" office:value="31456">
                <text:p>3145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">
                <text:p>5</text:p>
              </table:table-cell>
              <table:table-cell office:value-type="float" office:value="24607.5">
                <text:p>24607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">
                <text:p>5</text:p>
              </table:table-cell>
              <table:table-cell office:value-type="float" office:value="26349">
                <text:p>2634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  <table:table-cell office:value-type="float" office:value="18347">
                <text:p>183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">
                <text:p>5</text:p>
              </table:table-cell>
              <table:table-cell office:value-type="float" office:value="24180.5">
                <text:p>24180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">
                <text:p>5</text:p>
              </table:table-cell>
              <table:table-cell office:value-type="float" office:value="23231">
                <text:p>2323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">
                <text:p>5</text:p>
              </table:table-cell>
              <table:table-cell office:value-type="float" office:value="25666.5">
                <text:p>25666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">
                <text:p>5</text:p>
              </table:table-cell>
              <table:table-cell office:value-type="float" office:value="24152.5">
                <text:p>24152.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">
                <text:p>5</text:p>
              </table:table-cell>
              <table:table-cell office:value-type="float" office:value="20791.5">
                <text:p>20791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">
                <text:p>5</text:p>
              </table:table-cell>
              <table:table-cell office:value-type="float" office:value="18757">
                <text:p>1875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">
                <text:p>5</text:p>
              </table:table-cell>
              <table:table-cell office:value-type="float" office:value="23623.5">
                <text:p>23623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">
                <text:p>5</text:p>
              </table:table-cell>
              <table:table-cell office:value-type="float" office:value="22809">
                <text:p>2280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">
                <text:p>5</text:p>
              </table:table-cell>
              <table:table-cell office:value-type="float" office:value="25643">
                <text:p>2564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">
                <text:p>5</text:p>
              </table:table-cell>
              <table:table-cell office:value-type="float" office:value="27962.5">
                <text:p>27962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">
                <text:p>5</text:p>
              </table:table-cell>
              <table:table-cell office:value-type="float" office:value="22196">
                <text:p>2219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">
                <text:p>5</text:p>
              </table:table-cell>
              <table:table-cell office:value-type="float" office:value="25521.5">
                <text:p>25521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">
                <text:p>5</text:p>
              </table:table-cell>
              <table:table-cell office:value-type="float" office:value="17093">
                <text:p>1709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">
                <text:p>5</text:p>
              </table:table-cell>
              <table:table-cell office:value-type="float" office:value="21878.5">
                <text:p>21878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">
                <text:p>5</text:p>
              </table:table-cell>
              <table:table-cell office:value-type="float" office:value="17924">
                <text:p>1792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">
                <text:p>5</text:p>
              </table:table-cell>
              <table:table-cell office:value-type="float" office:value="23101">
                <text:p>2310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">
                <text:p>5</text:p>
              </table:table-cell>
              <table:table-cell office:value-type="float" office:value="25508.5">
                <text:p>25508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">
                <text:p>5</text:p>
              </table:table-cell>
              <table:table-cell office:value-type="float" office:value="22922.5">
                <text:p>22922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">
                <text:p>5</text:p>
              </table:table-cell>
              <table:table-cell office:value-type="float" office:value="21178">
                <text:p>2117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">
                <text:p>5</text:p>
              </table:table-cell>
              <table:table-cell office:value-type="float" office:value="21775.5">
                <text:p>21775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">
                <text:p>5</text:p>
              </table:table-cell>
              <table:table-cell office:value-type="float" office:value="22926.5">
                <text:p>22926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">
                <text:p>5</text:p>
              </table:table-cell>
              <table:table-cell office:value-type="float" office:value="23512.5">
                <text:p>23512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">
                <text:p>5</text:p>
              </table:table-cell>
              <table:table-cell office:value-type="float" office:value="26635">
                <text:p>2663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">
                <text:p>5</text:p>
              </table:table-cell>
              <table:table-cell office:value-type="float" office:value="27645">
                <text:p>2764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">
                <text:p>5</text:p>
              </table:table-cell>
              <table:table-cell office:value-type="float" office:value="26871.5">
                <text:p>26871.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">
                <text:p>5</text:p>
              </table:table-cell>
              <table:table-cell office:value-type="float" office:value="26635">
                <text:p>2663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">
                <text:p>5</text:p>
              </table:table-cell>
              <table:table-cell office:value-type="float" office:value="23735">
                <text:p>2373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  <table:table-cell office:value-type="float" office:value="24211.5">
                <text:p>24211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">
                <text:p>5</text:p>
              </table:table-cell>
              <table:table-cell office:value-type="float" office:value="20333.5">
                <text:p>20333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">
                <text:p>5</text:p>
              </table:table-cell>
              <table:table-cell office:value-type="float" office:value="26196.5">
                <text:p>26196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">
                <text:p>5</text:p>
              </table:table-cell>
              <table:table-cell office:value-type="float" office:value="26040">
                <text:p>2604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">
                <text:p>5</text:p>
              </table:table-cell>
              <table:table-cell office:value-type="float" office:value="20896.5">
                <text:p>20896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">
                <text:p>5</text:p>
              </table:table-cell>
              <table:table-cell office:value-type="float" office:value="23852">
                <text:p>2385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">
                <text:p>5</text:p>
              </table:table-cell>
              <table:table-cell office:value-type="float" office:value="23719">
                <text:p>2371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">
                <text:p>5</text:p>
              </table:table-cell>
              <table:table-cell office:value-type="float" office:value="19324">
                <text:p>1932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">
                <text:p>5</text:p>
              </table:table-cell>
              <table:table-cell office:value-type="float" office:value="17149">
                <text:p>1714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">
                <text:p>5</text:p>
              </table:table-cell>
              <table:table-cell office:value-type="float" office:value="25149.5">
                <text:p>25149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">
                <text:p>5</text:p>
              </table:table-cell>
              <table:table-cell office:value-type="float" office:value="21574">
                <text:p>2157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">
                <text:p>5</text:p>
              </table:table-cell>
              <table:table-cell office:value-type="float" office:value="22351">
                <text:p>2235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">
                <text:p>5</text:p>
              </table:table-cell>
              <table:table-cell office:value-type="float" office:value="22573.5">
                <text:p>22573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">
                <text:p>5</text:p>
              </table:table-cell>
              <table:table-cell office:value-type="float" office:value="26834">
                <text:p>2683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">
                <text:p>5</text:p>
              </table:table-cell>
              <table:table-cell office:value-type="float" office:value="22923">
                <text:p>2292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">
                <text:p>5</text:p>
              </table:table-cell>
              <table:table-cell office:value-type="float" office:value="26405.5">
                <text:p>26405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">
                <text:p>5</text:p>
              </table:table-cell>
              <table:table-cell office:value-type="float" office:value="23142">
                <text:p>2314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">
                <text:p>5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">
                <text:p>5</text:p>
              </table:table-cell>
              <table:table-cell office:value-type="float" office:value="22544">
                <text:p>2254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">
                <text:p>5</text:p>
              </table:table-cell>
              <table:table-cell office:value-type="float" office:value="19030">
                <text:p>1903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">
                <text:p>5</text:p>
              </table:table-cell>
              <table:table-cell office:value-type="float" office:value="23035">
                <text:p>2303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">
                <text:p>5</text:p>
              </table:table-cell>
              <table:table-cell office:value-type="float" office:value="23609.5">
                <text:p>23609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">
                <text:p>5</text:p>
              </table:table-cell>
              <table:table-cell office:value-type="float" office:value="26456.5">
                <text:p>26456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">
                <text:p>5</text:p>
              </table:table-cell>
              <table:table-cell office:value-type="float" office:value="25909">
                <text:p>2590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">
                <text:p>5</text:p>
              </table:table-cell>
              <table:table-cell office:value-type="float" office:value="27136.5">
                <text:p>27136.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">
                <text:p>5</text:p>
              </table:table-cell>
              <table:table-cell office:value-type="float" office:value="23069.5">
                <text:p>23069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">
                <text:p>5</text:p>
              </table:table-cell>
              <table:table-cell office:value-type="float" office:value="24530">
                <text:p>2453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">
                <text:p>5</text:p>
              </table:table-cell>
              <table:table-cell office:value-type="float" office:value="22529">
                <text:p>2252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">
                <text:p>5</text:p>
              </table:table-cell>
              <table:table-cell office:value-type="float" office:value="23724.5">
                <text:p>23724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">
                <text:p>5</text:p>
              </table:table-cell>
              <table:table-cell office:value-type="float" office:value="26551.5">
                <text:p>26551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">
                <text:p>5</text:p>
              </table:table-cell>
              <table:table-cell office:value-type="float" office:value="24138">
                <text:p>2413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">
                <text:p>5</text:p>
              </table:table-cell>
              <table:table-cell office:value-type="float" office:value="22660">
                <text:p>2266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">
                <text:p>5</text:p>
              </table:table-cell>
              <table:table-cell office:value-type="float" office:value="23492.5">
                <text:p>23492.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">
                <text:p>5</text:p>
              </table:table-cell>
              <table:table-cell office:value-type="float" office:value="24075">
                <text:p>2407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">
                <text:p>5</text:p>
              </table:table-cell>
              <table:table-cell office:value-type="float" office:value="23521">
                <text:p>2352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">
                <text:p>5</text:p>
              </table:table-cell>
              <table:table-cell office:value-type="float" office:value="26300.5">
                <text:p>26300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">
                <text:p>5</text:p>
              </table:table-cell>
              <table:table-cell office:value-type="float" office:value="25626">
                <text:p>2562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">
                <text:p>5</text:p>
              </table:table-cell>
              <table:table-cell office:value-type="float" office:value="20712.5">
                <text:p>20712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">
                <text:p>5</text:p>
              </table:table-cell>
              <table:table-cell office:value-type="float" office:value="19845">
                <text:p>1984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">
                <text:p>5</text:p>
              </table:table-cell>
              <table:table-cell office:value-type="float" office:value="22155">
                <text:p>2215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">
                <text:p>5</text:p>
              </table:table-cell>
              <table:table-cell office:value-type="float" office:value="27100.5">
                <text:p>27100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">
                <text:p>5</text:p>
              </table:table-cell>
              <table:table-cell office:value-type="float" office:value="24711">
                <text:p>2471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">
                <text:p>5</text:p>
              </table:table-cell>
              <table:table-cell office:value-type="float" office:value="22637">
                <text:p>2263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">
                <text:p>5</text:p>
              </table:table-cell>
              <table:table-cell office:value-type="float" office:value="19489.5">
                <text:p>19489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">
                <text:p>5</text:p>
              </table:table-cell>
              <table:table-cell office:value-type="float" office:value="19526">
                <text:p>1952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">
                <text:p>5</text:p>
              </table:table-cell>
              <table:table-cell office:value-type="float" office:value="20048">
                <text:p>2004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">
                <text:p>5</text:p>
              </table:table-cell>
              <table:table-cell office:value-type="float" office:value="25862.5">
                <text:p>25862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">
                <text:p>5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">
                <text:p>5</text:p>
              </table:table-cell>
              <table:table-cell office:value-type="float" office:value="24609.5">
                <text:p>24609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">
                <text:p>5</text:p>
              </table:table-cell>
              <table:table-cell office:value-type="float" office:value="22713.5">
                <text:p>22713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">
                <text:p>5</text:p>
              </table:table-cell>
              <table:table-cell office:value-type="float" office:value="22164.5">
                <text:p>22164.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">
                <text:p>5</text:p>
              </table:table-cell>
              <table:table-cell office:value-type="float" office:value="19499">
                <text:p>1949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">
                <text:p>5</text:p>
              </table:table-cell>
              <table:table-cell office:value-type="float" office:value="23062.5">
                <text:p>23062.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">
                <text:p>5</text:p>
              </table:table-cell>
              <table:table-cell office:value-type="float" office:value="23207.5">
                <text:p>23207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">
                <text:p>5</text:p>
              </table:table-cell>
              <table:table-cell office:value-type="float" office:value="24716.5">
                <text:p>24716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">
                <text:p>5</text:p>
              </table:table-cell>
              <table:table-cell office:value-type="float" office:value="22912">
                <text:p>2291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">
                <text:p>5</text:p>
              </table:table-cell>
              <table:table-cell office:value-type="float" office:value="23970">
                <text:p>2397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">
                <text:p>5</text:p>
              </table:table-cell>
              <table:table-cell office:value-type="float" office:value="16108">
                <text:p>1610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">
                <text:p>5</text:p>
              </table:table-cell>
              <table:table-cell office:value-type="float" office:value="23477">
                <text:p>2347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">
                <text:p>5</text:p>
              </table:table-cell>
              <table:table-cell office:value-type="float" office:value="23025">
                <text:p>2302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">
                <text:p>5</text:p>
              </table:table-cell>
              <table:table-cell office:value-type="float" office:value="22015.5">
                <text:p>22015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">
                <text:p>5</text:p>
              </table:table-cell>
              <table:table-cell office:value-type="float" office:value="22633">
                <text:p>2263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">
                <text:p>5</text:p>
              </table:table-cell>
              <table:table-cell office:value-type="float" office:value="21475.5">
                <text:p>21475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">
                <text:p>5</text:p>
              </table:table-cell>
              <table:table-cell office:value-type="float" office:value="26613.5">
                <text:p>26613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">
                <text:p>5</text:p>
              </table:table-cell>
              <table:table-cell office:value-type="float" office:value="24232">
                <text:p>2423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">
                <text:p>5</text:p>
              </table:table-cell>
              <table:table-cell office:value-type="float" office:value="25460">
                <text:p>2546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">
                <text:p>5</text:p>
              </table:table-cell>
              <table:table-cell office:value-type="float" office:value="20480.5">
                <text:p>20480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">
                <text:p>5</text:p>
              </table:table-cell>
              <table:table-cell office:value-type="float" office:value="24617.5">
                <text:p>24617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">
                <text:p>5</text:p>
              </table:table-cell>
              <table:table-cell office:value-type="float" office:value="27574.5">
                <text:p>27574.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">
                <text:p>5</text:p>
              </table:table-cell>
              <table:table-cell office:value-type="float" office:value="23733.5">
                <text:p>23733.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">
                <text:p>5</text:p>
              </table:table-cell>
              <table:table-cell office:value-type="float" office:value="26669.5">
                <text:p>26669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">
                <text:p>5</text:p>
              </table:table-cell>
              <table:table-cell office:value-type="float" office:value="20994.5">
                <text:p>20994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">
                <text:p>5</text:p>
              </table:table-cell>
              <table:table-cell office:value-type="float" office:value="23756.5">
                <text:p>23756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">
                <text:p>5</text:p>
              </table:table-cell>
              <table:table-cell office:value-type="float" office:value="18073">
                <text:p>1807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">
                <text:p>5</text:p>
              </table:table-cell>
              <table:table-cell office:value-type="float" office:value="22109.5">
                <text:p>22109.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">
                <text:p>5</text:p>
              </table:table-cell>
              <table:table-cell office:value-type="float" office:value="19495">
                <text:p>1949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">
                <text:p>5</text:p>
              </table:table-cell>
              <table:table-cell office:value-type="float" office:value="16136.5">
                <text:p>16136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">
                <text:p>5</text:p>
              </table:table-cell>
              <table:table-cell office:value-type="float" office:value="26912">
                <text:p>269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">
                <text:p>5</text:p>
              </table:table-cell>
              <table:table-cell office:value-type="float" office:value="20850.5">
                <text:p>20850.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">
                <text:p>5</text:p>
              </table:table-cell>
              <table:table-cell office:value-type="float" office:value="23081.5">
                <text:p>23081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">
                <text:p>5</text:p>
              </table:table-cell>
              <table:table-cell office:value-type="float" office:value="22467.5">
                <text:p>22467.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">
                <text:p>5</text:p>
              </table:table-cell>
              <table:table-cell office:value-type="float" office:value="18955">
                <text:p>1895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">
                <text:p>5</text:p>
              </table:table-cell>
              <table:table-cell office:value-type="float" office:value="27889">
                <text:p>2788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">
                <text:p>5</text:p>
              </table:table-cell>
              <table:table-cell office:value-type="float" office:value="19287">
                <text:p>1928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">
                <text:p>5</text:p>
              </table:table-cell>
              <table:table-cell office:value-type="float" office:value="23097.5">
                <text:p>23097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">
                <text:p>5</text:p>
              </table:table-cell>
              <table:table-cell office:value-type="float" office:value="26822">
                <text:p>2682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">
                <text:p>5</text:p>
              </table:table-cell>
              <table:table-cell office:value-type="float" office:value="23167">
                <text:p>2316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">
                <text:p>5</text:p>
              </table:table-cell>
              <table:table-cell office:value-type="float" office:value="22797">
                <text:p>2279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">
                <text:p>5</text:p>
              </table:table-cell>
              <table:table-cell office:value-type="float" office:value="23498.5">
                <text:p>23498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">
                <text:p>5</text:p>
              </table:table-cell>
              <table:table-cell office:value-type="float" office:value="21293">
                <text:p>2129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">
                <text:p>5</text:p>
              </table:table-cell>
              <table:table-cell office:value-type="float" office:value="22838.5">
                <text:p>22838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  <table:table-cell office:value-type="float" office:value="25447">
                <text:p>2544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">
                <text:p>5</text:p>
              </table:table-cell>
              <table:table-cell office:value-type="float" office:value="27943">
                <text:p>2794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">
                <text:p>5</text:p>
              </table:table-cell>
              <table:table-cell office:value-type="float" office:value="23628">
                <text:p>2362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">
                <text:p>5</text:p>
              </table:table-cell>
              <table:table-cell office:value-type="float" office:value="26524">
                <text:p>2652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">
                <text:p>5</text:p>
              </table:table-cell>
              <table:table-cell office:value-type="float" office:value="20632">
                <text:p>2063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">
                <text:p>5</text:p>
              </table:table-cell>
              <table:table-cell office:value-type="float" office:value="20921.5">
                <text:p>20921.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">
                <text:p>5</text:p>
              </table:table-cell>
              <table:table-cell office:value-type="float" office:value="19705.5">
                <text:p>19705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">
                <text:p>5</text:p>
              </table:table-cell>
              <table:table-cell office:value-type="float" office:value="26555">
                <text:p>2655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">
                <text:p>5</text:p>
              </table:table-cell>
              <table:table-cell office:value-type="float" office:value="27900.5">
                <text:p>27900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">
                <text:p>5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">
                <text:p>5</text:p>
              </table:table-cell>
              <table:table-cell office:value-type="float" office:value="16243.5">
                <text:p>16243.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  <table:table-cell office:value-type="float" office:value="20675.5">
                <text:p>20675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">
                <text:p>5</text:p>
              </table:table-cell>
              <table:table-cell office:value-type="float" office:value="23253.5">
                <text:p>23253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">
                <text:p>5</text:p>
              </table:table-cell>
              <table:table-cell office:value-type="float" office:value="21931.5">
                <text:p>21931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">
                <text:p>5</text:p>
              </table:table-cell>
              <table:table-cell office:value-type="float" office:value="24114.5">
                <text:p>24114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">
                <text:p>5</text:p>
              </table:table-cell>
              <table:table-cell office:value-type="float" office:value="26157">
                <text:p>2615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">
                <text:p>5</text:p>
              </table:table-cell>
              <table:table-cell office:value-type="float" office:value="24946">
                <text:p>2494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">
                <text:p>5</text:p>
              </table:table-cell>
              <table:table-cell office:value-type="float" office:value="22869">
                <text:p>2286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">
                <text:p>5</text:p>
              </table:table-cell>
              <table:table-cell office:value-type="float" office:value="24535">
                <text:p>2453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">
                <text:p>5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">
                <text:p>5</text:p>
              </table:table-cell>
              <table:table-cell office:value-type="float" office:value="24912">
                <text:p>2491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">
                <text:p>5</text:p>
              </table:table-cell>
              <table:table-cell office:value-type="float" office:value="22398">
                <text:p>2239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">
                <text:p>5</text:p>
              </table:table-cell>
              <table:table-cell office:value-type="float" office:value="25265.5">
                <text:p>25265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">
                <text:p>5</text:p>
              </table:table-cell>
              <table:table-cell office:value-type="float" office:value="26300">
                <text:p>2630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">
                <text:p>5</text:p>
              </table:table-cell>
              <table:table-cell office:value-type="float" office:value="22674.5">
                <text:p>22674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">
                <text:p>5</text:p>
              </table:table-cell>
              <table:table-cell office:value-type="float" office:value="23155.5">
                <text:p>23155.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">
                <text:p>5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  <table:table-cell office:value-type="float" office:value="26849.5">
                <text:p>26849.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">
                <text:p>5</text:p>
              </table:table-cell>
              <table:table-cell office:value-type="float" office:value="21445.5">
                <text:p>21445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">
                <text:p>5</text:p>
              </table:table-cell>
              <table:table-cell office:value-type="float" office:value="28285">
                <text:p>2828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">
                <text:p>5</text:p>
              </table:table-cell>
              <table:table-cell office:value-type="float" office:value="24791.5">
                <text:p>24791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">
                <text:p>5</text:p>
              </table:table-cell>
              <table:table-cell office:value-type="float" office:value="22411.5">
                <text:p>22411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">
                <text:p>5</text:p>
              </table:table-cell>
              <table:table-cell office:value-type="float" office:value="23557">
                <text:p>2355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  <table:table-cell office:value-type="float" office:value="24366">
                <text:p>2436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">
                <text:p>5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">
                <text:p>5</text:p>
              </table:table-cell>
              <table:table-cell office:value-type="float" office:value="25615.5">
                <text:p>25615.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">
                <text:p>5</text:p>
              </table:table-cell>
              <table:table-cell office:value-type="float" office:value="19942">
                <text:p>1994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">
                <text:p>5</text:p>
              </table:table-cell>
              <table:table-cell office:value-type="float" office:value="24186.5">
                <text:p>24186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">
                <text:p>5</text:p>
              </table:table-cell>
              <table:table-cell office:value-type="float" office:value="25588">
                <text:p>2558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">
                <text:p>5</text:p>
              </table:table-cell>
              <table:table-cell office:value-type="float" office:value="24987.5">
                <text:p>24987.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">
                <text:p>5</text:p>
              </table:table-cell>
              <table:table-cell office:value-type="float" office:value="20953">
                <text:p>2095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">
                <text:p>5</text:p>
              </table:table-cell>
              <table:table-cell office:value-type="float" office:value="22454">
                <text:p>2245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">
                <text:p>5</text:p>
              </table:table-cell>
              <table:table-cell office:value-type="float" office:value="28161.5">
                <text:p>28161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">
                <text:p>5</text:p>
              </table:table-cell>
              <table:table-cell office:value-type="float" office:value="23756">
                <text:p>2375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">
                <text:p>5</text:p>
              </table:table-cell>
              <table:table-cell office:value-type="float" office:value="25700">
                <text:p>2570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">
                <text:p>5</text:p>
              </table:table-cell>
              <table:table-cell office:value-type="float" office:value="23764">
                <text:p>2376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">
                <text:p>5</text:p>
              </table:table-cell>
              <table:table-cell office:value-type="float" office:value="23977">
                <text:p>2397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">
                <text:p>5</text:p>
              </table:table-cell>
              <table:table-cell office:value-type="float" office:value="26250.5">
                <text:p>26250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">
                <text:p>5</text:p>
              </table:table-cell>
              <table:table-cell office:value-type="float" office:value="21399.5">
                <text:p>21399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">
                <text:p>5</text:p>
              </table:table-cell>
              <table:table-cell office:value-type="float" office:value="22592.5">
                <text:p>22592.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">
                <text:p>5</text:p>
              </table:table-cell>
              <table:table-cell office:value-type="float" office:value="23683">
                <text:p>2368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">
                <text:p>5</text:p>
              </table:table-cell>
              <table:table-cell office:value-type="float" office:value="27525.5">
                <text:p>27525.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">
                <text:p>5</text:p>
              </table:table-cell>
              <table:table-cell office:value-type="float" office:value="24651">
                <text:p>2465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">
                <text:p>5</text:p>
              </table:table-cell>
              <table:table-cell office:value-type="float" office:value="25317.5">
                <text:p>25317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">
                <text:p>5</text:p>
              </table:table-cell>
              <table:table-cell office:value-type="float" office:value="22296.5">
                <text:p>22296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">
                <text:p>5</text:p>
              </table:table-cell>
              <table:table-cell office:value-type="float" office:value="25511.5">
                <text:p>25511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">
                <text:p>5</text:p>
              </table:table-cell>
              <table:table-cell office:value-type="float" office:value="23099">
                <text:p>2309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">
                <text:p>5</text:p>
              </table:table-cell>
              <table:table-cell office:value-type="float" office:value="23848.5">
                <text:p>23848.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">
                <text:p>5</text:p>
              </table:table-cell>
              <table:table-cell office:value-type="float" office:value="24413.5">
                <text:p>24413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">
                <text:p>5</text:p>
              </table:table-cell>
              <table:table-cell office:value-type="float" office:value="22485.5">
                <text:p>22485.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">
                <text:p>5</text:p>
              </table:table-cell>
              <table:table-cell office:value-type="float" office:value="24373">
                <text:p>2437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">
                <text:p>5</text:p>
              </table:table-cell>
              <table:table-cell office:value-type="float" office:value="23187">
                <text:p>2318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">
                <text:p>5</text:p>
              </table:table-cell>
              <table:table-cell office:value-type="float" office:value="22907">
                <text:p>2290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">
                <text:p>5</text:p>
              </table:table-cell>
              <table:table-cell office:value-type="float" office:value="25256.5">
                <text:p>25256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">
                <text:p>5</text:p>
              </table:table-cell>
              <table:table-cell office:value-type="float" office:value="23410.5">
                <text:p>23410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">
                <text:p>5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">
                <text:p>5</text:p>
              </table:table-cell>
              <table:table-cell office:value-type="float" office:value="22184.5">
                <text:p>22184.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">
                <text:p>5</text:p>
              </table:table-cell>
              <table:table-cell office:value-type="float" office:value="25907">
                <text:p>2590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">
                <text:p>5</text:p>
              </table:table-cell>
              <table:table-cell office:value-type="float" office:value="23116">
                <text:p>2311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">
                <text:p>5</text:p>
              </table:table-cell>
              <table:table-cell office:value-type="float" office:value="20986">
                <text:p>2098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">
                <text:p>5</text:p>
              </table:table-cell>
              <table:table-cell office:value-type="float" office:value="22776">
                <text:p>2277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">
                <text:p>5</text:p>
              </table:table-cell>
              <table:table-cell office:value-type="float" office:value="25892.5">
                <text:p>25892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">
                <text:p>5</text:p>
              </table:table-cell>
              <table:table-cell office:value-type="float" office:value="24663">
                <text:p>2466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">
                <text:p>5</text:p>
              </table:table-cell>
              <table:table-cell office:value-type="float" office:value="20744.5">
                <text:p>20744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">
                <text:p>5</text:p>
              </table:table-cell>
              <table:table-cell office:value-type="float" office:value="21905">
                <text:p>2190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">
                <text:p>5</text:p>
              </table:table-cell>
              <table:table-cell office:value-type="float" office:value="24017.5">
                <text:p>24017.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">
                <text:p>5</text:p>
              </table:table-cell>
              <table:table-cell office:value-type="float" office:value="22676.5">
                <text:p>22676.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">
                <text:p>5</text:p>
              </table:table-cell>
              <table:table-cell office:value-type="float" office:value="24430.5">
                <text:p>24430.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">
                <text:p>5</text:p>
              </table:table-cell>
              <table:table-cell office:value-type="float" office:value="30624">
                <text:p>3062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">
                <text:p>5</text:p>
              </table:table-cell>
              <table:table-cell office:value-type="float" office:value="21197">
                <text:p>2119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">
                <text:p>5</text:p>
              </table:table-cell>
              <table:table-cell office:value-type="float" office:value="26778.5">
                <text:p>26778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">
                <text:p>5</text:p>
              </table:table-cell>
              <table:table-cell office:value-type="float" office:value="20618">
                <text:p>2061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">
                <text:p>5</text:p>
              </table:table-cell>
              <table:table-cell office:value-type="float" office:value="22634">
                <text:p>2263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">
                <text:p>5</text:p>
              </table:table-cell>
              <table:table-cell office:value-type="float" office:value="20844.5">
                <text:p>20844.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">
                <text:p>5</text:p>
              </table:table-cell>
              <table:table-cell office:value-type="float" office:value="22696">
                <text:p>2269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">
                <text:p>5</text:p>
              </table:table-cell>
              <table:table-cell office:value-type="float" office:value="21214">
                <text:p>2121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">
                <text:p>5</text:p>
              </table:table-cell>
              <table:table-cell office:value-type="float" office:value="29551">
                <text:p>2955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">
                <text:p>5</text:p>
              </table:table-cell>
              <table:table-cell office:value-type="float" office:value="24524.5">
                <text:p>24524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  <table:table-cell office:value-type="float" office:value="17490">
                <text:p>1749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">
                <text:p>5</text:p>
              </table:table-cell>
              <table:table-cell office:value-type="float" office:value="22877">
                <text:p>2287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  <table:table-cell office:value-type="float" office:value="24604.5">
                <text:p>24604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">
                <text:p>5</text:p>
              </table:table-cell>
              <table:table-cell office:value-type="float" office:value="21176">
                <text:p>2117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">
                <text:p>5</text:p>
              </table:table-cell>
              <table:table-cell office:value-type="float" office:value="24528">
                <text:p>2452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">
                <text:p>5</text:p>
              </table:table-cell>
              <table:table-cell office:value-type="float" office:value="19016.5">
                <text:p>19016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">
                <text:p>5</text:p>
              </table:table-cell>
              <table:table-cell office:value-type="float" office:value="20279.5">
                <text:p>20279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">
                <text:p>5</text:p>
              </table:table-cell>
              <table:table-cell office:value-type="float" office:value="24121">
                <text:p>2412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">
                <text:p>5</text:p>
              </table:table-cell>
              <table:table-cell office:value-type="float" office:value="24677">
                <text:p>2467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">
                <text:p>6</text:p>
              </table:table-cell>
              <table:table-cell office:value-type="float" office:value="24691">
                <text:p>2469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">
                <text:p>6</text:p>
              </table:table-cell>
              <table:table-cell office:value-type="float" office:value="25024.5">
                <text:p>25024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  <table:table-cell office:value-type="float" office:value="23592.5">
                <text:p>23592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">
                <text:p>6</text:p>
              </table:table-cell>
              <table:table-cell office:value-type="float" office:value="27763.5">
                <text:p>27763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">
                <text:p>6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">
                <text:p>6</text:p>
              </table:table-cell>
              <table:table-cell office:value-type="float" office:value="22958.5">
                <text:p>22958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  <table:table-cell office:value-type="float" office:value="21818">
                <text:p>2181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">
                <text:p>6</text:p>
              </table:table-cell>
              <table:table-cell office:value-type="float" office:value="23490">
                <text:p>2349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">
                <text:p>6</text:p>
              </table:table-cell>
              <table:table-cell office:value-type="float" office:value="24965.5">
                <text:p>24965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">
                <text:p>6</text:p>
              </table:table-cell>
              <table:table-cell office:value-type="float" office:value="23451.5">
                <text:p>23451.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">
                <text:p>6</text:p>
              </table:table-cell>
              <table:table-cell office:value-type="float" office:value="26602.5">
                <text:p>26602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">
                <text:p>6</text:p>
              </table:table-cell>
              <table:table-cell office:value-type="float" office:value="27592.5">
                <text:p>27592.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">
                <text:p>6</text:p>
              </table:table-cell>
              <table:table-cell office:value-type="float" office:value="22971">
                <text:p>2297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">
                <text:p>6</text:p>
              </table:table-cell>
              <table:table-cell office:value-type="float" office:value="21762">
                <text:p>2176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">
                <text:p>6</text:p>
              </table:table-cell>
              <table:table-cell office:value-type="float" office:value="22596.5">
                <text:p>22596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">
                <text:p>6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">
                <text:p>6</text:p>
              </table:table-cell>
              <table:table-cell office:value-type="float" office:value="23500.5">
                <text:p>23500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">
                <text:p>6</text:p>
              </table:table-cell>
              <table:table-cell office:value-type="float" office:value="22386">
                <text:p>2238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">
                <text:p>6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">
                <text:p>6</text:p>
              </table:table-cell>
              <table:table-cell office:value-type="float" office:value="23020">
                <text:p>2302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">
                <text:p>6</text:p>
              </table:table-cell>
              <table:table-cell office:value-type="float" office:value="22027.5">
                <text:p>22027.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">
                <text:p>6</text:p>
              </table:table-cell>
              <table:table-cell office:value-type="float" office:value="26409.5">
                <text:p>26409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">
                <text:p>6</text:p>
              </table:table-cell>
              <table:table-cell office:value-type="float" office:value="20633.5">
                <text:p>20633.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">
                <text:p>6</text:p>
              </table:table-cell>
              <table:table-cell office:value-type="float" office:value="20901">
                <text:p>2090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  <table:table-cell office:value-type="float" office:value="21107.5">
                <text:p>21107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">
                <text:p>6</text:p>
              </table:table-cell>
              <table:table-cell office:value-type="float" office:value="20836">
                <text:p>2083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">
                <text:p>6</text:p>
              </table:table-cell>
              <table:table-cell office:value-type="float" office:value="20410.5">
                <text:p>20410.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">
                <text:p>6</text:p>
              </table:table-cell>
              <table:table-cell office:value-type="float" office:value="21247.5">
                <text:p>21247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">
                <text:p>6</text:p>
              </table:table-cell>
              <table:table-cell office:value-type="float" office:value="25977">
                <text:p>2597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">
                <text:p>6</text:p>
              </table:table-cell>
              <table:table-cell office:value-type="float" office:value="21910.5">
                <text:p>21910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">
                <text:p>6</text:p>
              </table:table-cell>
              <table:table-cell office:value-type="float" office:value="21857.5">
                <text:p>21857.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">
                <text:p>6</text:p>
              </table:table-cell>
              <table:table-cell office:value-type="float" office:value="23735">
                <text:p>2373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">
                <text:p>6</text:p>
              </table:table-cell>
              <table:table-cell office:value-type="float" office:value="26348.5">
                <text:p>26348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">
                <text:p>6</text:p>
              </table:table-cell>
              <table:table-cell office:value-type="float" office:value="20217.5">
                <text:p>20217.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">
                <text:p>6</text:p>
              </table:table-cell>
              <table:table-cell office:value-type="float" office:value="20314.5">
                <text:p>20314.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21551.5">
                <text:p>21551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">
                <text:p>6</text:p>
              </table:table-cell>
              <table:table-cell office:value-type="float" office:value="22373.5">
                <text:p>22373.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">
                <text:p>6</text:p>
              </table:table-cell>
              <table:table-cell office:value-type="float" office:value="27322">
                <text:p>2732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">
                <text:p>6</text:p>
              </table:table-cell>
              <table:table-cell office:value-type="float" office:value="20605">
                <text:p>2060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">
                <text:p>6</text:p>
              </table:table-cell>
              <table:table-cell office:value-type="float" office:value="21875">
                <text:p>2187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">
                <text:p>6</text:p>
              </table:table-cell>
              <table:table-cell office:value-type="float" office:value="25853.5">
                <text:p>25853.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">
                <text:p>6</text:p>
              </table:table-cell>
              <table:table-cell office:value-type="float" office:value="23956">
                <text:p>2395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">
                <text:p>6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">
                <text:p>6</text:p>
              </table:table-cell>
              <table:table-cell office:value-type="float" office:value="19844">
                <text:p>1984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">
                <text:p>6</text:p>
              </table:table-cell>
              <table:table-cell office:value-type="float" office:value="21938">
                <text:p>2193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">
                <text:p>6</text:p>
              </table:table-cell>
              <table:table-cell office:value-type="float" office:value="22806.5">
                <text:p>22806.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">
                <text:p>6</text:p>
              </table:table-cell>
              <table:table-cell office:value-type="float" office:value="22270.5">
                <text:p>22270.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">
                <text:p>6</text:p>
              </table:table-cell>
              <table:table-cell office:value-type="float" office:value="26877.5">
                <text:p>26877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">
                <text:p>6</text:p>
              </table:table-cell>
              <table:table-cell office:value-type="float" office:value="19383.5">
                <text:p>19383.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">
                <text:p>6</text:p>
              </table:table-cell>
              <table:table-cell office:value-type="float" office:value="23561.5">
                <text:p>23561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">
                <text:p>6</text:p>
              </table:table-cell>
              <table:table-cell office:value-type="float" office:value="26450">
                <text:p>2645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">
                <text:p>6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">
                <text:p>6</text:p>
              </table:table-cell>
              <table:table-cell office:value-type="float" office:value="22948.5">
                <text:p>22948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">
                <text:p>6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">
                <text:p>6</text:p>
              </table:table-cell>
              <table:table-cell office:value-type="float" office:value="25437.5">
                <text:p>25437.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">
                <text:p>6</text:p>
              </table:table-cell>
              <table:table-cell office:value-type="float" office:value="21401">
                <text:p>2140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">
                <text:p>6</text:p>
              </table:table-cell>
              <table:table-cell office:value-type="float" office:value="24827">
                <text:p>2482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">
                <text:p>6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">
                <text:p>6</text:p>
              </table:table-cell>
              <table:table-cell office:value-type="float" office:value="27711.5">
                <text:p>27711.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">
                <text:p>6</text:p>
              </table:table-cell>
              <table:table-cell office:value-type="float" office:value="26303.5">
                <text:p>26303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  <table:table-cell office:value-type="float" office:value="24698">
                <text:p>2469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">
                <text:p>6</text:p>
              </table:table-cell>
              <table:table-cell office:value-type="float" office:value="23546">
                <text:p>2354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">
                <text:p>6</text:p>
              </table:table-cell>
              <table:table-cell office:value-type="float" office:value="28721">
                <text:p>2872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">
                <text:p>6</text:p>
              </table:table-cell>
              <table:table-cell office:value-type="float" office:value="22532">
                <text:p>2253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">
                <text:p>6</text:p>
              </table:table-cell>
              <table:table-cell office:value-type="float" office:value="22270">
                <text:p>2227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">
                <text:p>6</text:p>
              </table:table-cell>
              <table:table-cell office:value-type="float" office:value="25161.5">
                <text:p>25161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">
                <text:p>6</text:p>
              </table:table-cell>
              <table:table-cell office:value-type="float" office:value="23132.5">
                <text:p>23132.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">
                <text:p>6</text:p>
              </table:table-cell>
              <table:table-cell office:value-type="float" office:value="27326">
                <text:p>2732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">
                <text:p>6</text:p>
              </table:table-cell>
              <table:table-cell office:value-type="float" office:value="20698.5">
                <text:p>20698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">
                <text:p>6</text:p>
              </table:table-cell>
              <table:table-cell office:value-type="float" office:value="19926.5">
                <text:p>19926.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">
                <text:p>6</text:p>
              </table:table-cell>
              <table:table-cell office:value-type="float" office:value="23883">
                <text:p>2388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">
                <text:p>6</text:p>
              </table:table-cell>
              <table:table-cell office:value-type="float" office:value="24994.5">
                <text:p>24994.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">
                <text:p>6</text:p>
              </table:table-cell>
              <table:table-cell office:value-type="float" office:value="22720">
                <text:p>2272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">
                <text:p>6</text:p>
              </table:table-cell>
              <table:table-cell office:value-type="float" office:value="23299.5">
                <text:p>23299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">
                <text:p>6</text:p>
              </table:table-cell>
              <table:table-cell office:value-type="float" office:value="22971.5">
                <text:p>22971.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">
                <text:p>6</text:p>
              </table:table-cell>
              <table:table-cell office:value-type="float" office:value="22973.5">
                <text:p>22973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">
                <text:p>6</text:p>
              </table:table-cell>
              <table:table-cell office:value-type="float" office:value="24228">
                <text:p>2422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">
                <text:p>6</text:p>
              </table:table-cell>
              <table:table-cell office:value-type="float" office:value="24635">
                <text:p>2463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">
                <text:p>6</text:p>
              </table:table-cell>
              <table:table-cell office:value-type="float" office:value="24054">
                <text:p>2405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">
                <text:p>6</text:p>
              </table:table-cell>
              <table:table-cell office:value-type="float" office:value="18641.5">
                <text:p>18641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">
                <text:p>6</text:p>
              </table:table-cell>
              <table:table-cell office:value-type="float" office:value="24149">
                <text:p>2414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">
                <text:p>6</text:p>
              </table:table-cell>
              <table:table-cell office:value-type="float" office:value="23693.5">
                <text:p>23693.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">
                <text:p>6</text:p>
              </table:table-cell>
              <table:table-cell office:value-type="float" office:value="28718.5">
                <text:p>28718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">
                <text:p>6</text:p>
              </table:table-cell>
              <table:table-cell office:value-type="float" office:value="21665.5">
                <text:p>21665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">
                <text:p>6</text:p>
              </table:table-cell>
              <table:table-cell office:value-type="float" office:value="21973">
                <text:p>2197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">
                <text:p>6</text:p>
              </table:table-cell>
              <table:table-cell office:value-type="float" office:value="25182">
                <text:p>2518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">
                <text:p>6</text:p>
              </table:table-cell>
              <table:table-cell office:value-type="float" office:value="25657">
                <text:p>2565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">
                <text:p>6</text:p>
              </table:table-cell>
              <table:table-cell office:value-type="float" office:value="17683.5">
                <text:p>17683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">
                <text:p>6</text:p>
              </table:table-cell>
              <table:table-cell office:value-type="float" office:value="21416.5">
                <text:p>21416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">
                <text:p>6</text:p>
              </table:table-cell>
              <table:table-cell office:value-type="float" office:value="22829.5">
                <text:p>22829.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">
                <text:p>6</text:p>
              </table:table-cell>
              <table:table-cell office:value-type="float" office:value="26253.5">
                <text:p>26253.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">
                <text:p>6</text:p>
              </table:table-cell>
              <table:table-cell office:value-type="float" office:value="22500.5">
                <text:p>22500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">
                <text:p>6</text:p>
              </table:table-cell>
              <table:table-cell office:value-type="float" office:value="22677.5">
                <text:p>22677.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">
                <text:p>6</text:p>
              </table:table-cell>
              <table:table-cell office:value-type="float" office:value="26687.5">
                <text:p>26687.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">
                <text:p>6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">
                <text:p>6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">
                <text:p>6</text:p>
              </table:table-cell>
              <table:table-cell office:value-type="float" office:value="24448">
                <text:p>2444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">
                <text:p>6</text:p>
              </table:table-cell>
              <table:table-cell office:value-type="float" office:value="26598.5">
                <text:p>26598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">
                <text:p>6</text:p>
              </table:table-cell>
              <table:table-cell office:value-type="float" office:value="25903.5">
                <text:p>25903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">
                <text:p>6</text:p>
              </table:table-cell>
              <table:table-cell office:value-type="float" office:value="17689.5">
                <text:p>17689.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">
                <text:p>6</text:p>
              </table:table-cell>
              <table:table-cell office:value-type="float" office:value="32018.5">
                <text:p>32018.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">
                <text:p>6</text:p>
              </table:table-cell>
              <table:table-cell office:value-type="float" office:value="21347">
                <text:p>2134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">
                <text:p>6</text:p>
              </table:table-cell>
              <table:table-cell office:value-type="float" office:value="28584.5">
                <text:p>28584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">
                <text:p>6</text:p>
              </table:table-cell>
              <table:table-cell office:value-type="float" office:value="26610.5">
                <text:p>26610.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">
                <text:p>6</text:p>
              </table:table-cell>
              <table:table-cell office:value-type="float" office:value="18273.5">
                <text:p>18273.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">
                <text:p>6</text:p>
              </table:table-cell>
              <table:table-cell office:value-type="float" office:value="26138">
                <text:p>2613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">
                <text:p>6</text:p>
              </table:table-cell>
              <table:table-cell office:value-type="float" office:value="25810.5">
                <text:p>25810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">
                <text:p>6</text:p>
              </table:table-cell>
              <table:table-cell office:value-type="float" office:value="20793.5">
                <text:p>20793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">
                <text:p>6</text:p>
              </table:table-cell>
              <table:table-cell office:value-type="float" office:value="21127">
                <text:p>2112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">
                <text:p>6</text:p>
              </table:table-cell>
              <table:table-cell office:value-type="float" office:value="22100.5">
                <text:p>22100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">
                <text:p>6</text:p>
              </table:table-cell>
              <table:table-cell office:value-type="float" office:value="21606">
                <text:p>2160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">
                <text:p>6</text:p>
              </table:table-cell>
              <table:table-cell office:value-type="float" office:value="26072.5">
                <text:p>26072.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">
                <text:p>6</text:p>
              </table:table-cell>
              <table:table-cell office:value-type="float" office:value="17684.5">
                <text:p>17684.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">
                <text:p>6</text:p>
              </table:table-cell>
              <table:table-cell office:value-type="float" office:value="19622">
                <text:p>1962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">
                <text:p>6</text:p>
              </table:table-cell>
              <table:table-cell office:value-type="float" office:value="21106">
                <text:p>2110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">
                <text:p>6</text:p>
              </table:table-cell>
              <table:table-cell office:value-type="float" office:value="28819">
                <text:p>2881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">
                <text:p>6</text:p>
              </table:table-cell>
              <table:table-cell office:value-type="float" office:value="21003.5">
                <text:p>21003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">
                <text:p>6</text:p>
              </table:table-cell>
              <table:table-cell office:value-type="float" office:value="20960.5">
                <text:p>20960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">
                <text:p>6</text:p>
              </table:table-cell>
              <table:table-cell office:value-type="float" office:value="22599">
                <text:p>2259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">
                <text:p>6</text:p>
              </table:table-cell>
              <table:table-cell office:value-type="float" office:value="24481.5">
                <text:p>24481.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">
                <text:p>6</text:p>
              </table:table-cell>
              <table:table-cell office:value-type="float" office:value="24352">
                <text:p>2435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">
                <text:p>6</text:p>
              </table:table-cell>
              <table:table-cell office:value-type="float" office:value="24737.5">
                <text:p>24737.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">
                <text:p>6</text:p>
              </table:table-cell>
              <table:table-cell office:value-type="float" office:value="22688">
                <text:p>2268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">
                <text:p>6</text:p>
              </table:table-cell>
              <table:table-cell office:value-type="float" office:value="23201">
                <text:p>2320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">
                <text:p>6</text:p>
              </table:table-cell>
              <table:table-cell office:value-type="float" office:value="22648.5">
                <text:p>22648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">
                <text:p>6</text:p>
              </table:table-cell>
              <table:table-cell office:value-type="float" office:value="24006.5">
                <text:p>24006.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">
                <text:p>6</text:p>
              </table:table-cell>
              <table:table-cell office:value-type="float" office:value="23798">
                <text:p>2379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">
                <text:p>6</text:p>
              </table:table-cell>
              <table:table-cell office:value-type="float" office:value="16095.5">
                <text:p>16095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">
                <text:p>6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">
                <text:p>6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">
                <text:p>6</text:p>
              </table:table-cell>
              <table:table-cell office:value-type="float" office:value="23230.5">
                <text:p>23230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">
                <text:p>6</text:p>
              </table:table-cell>
              <table:table-cell office:value-type="float" office:value="20604">
                <text:p>2060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">
                <text:p>6</text:p>
              </table:table-cell>
              <table:table-cell office:value-type="float" office:value="23509.5">
                <text:p>23509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">
                <text:p>6</text:p>
              </table:table-cell>
              <table:table-cell office:value-type="float" office:value="22046.5">
                <text:p>22046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">
                <text:p>6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">
                <text:p>6</text:p>
              </table:table-cell>
              <table:table-cell office:value-type="float" office:value="18775.5">
                <text:p>18775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">
                <text:p>6</text:p>
              </table:table-cell>
              <table:table-cell office:value-type="float" office:value="21998.5">
                <text:p>21998.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">
                <text:p>6</text:p>
              </table:table-cell>
              <table:table-cell office:value-type="float" office:value="23902.5">
                <text:p>23902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">
                <text:p>6</text:p>
              </table:table-cell>
              <table:table-cell office:value-type="float" office:value="25584">
                <text:p>2558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">
                <text:p>6</text:p>
              </table:table-cell>
              <table:table-cell office:value-type="float" office:value="24887.5">
                <text:p>24887.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">
                <text:p>6</text:p>
              </table:table-cell>
              <table:table-cell office:value-type="float" office:value="21566">
                <text:p>2156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">
                <text:p>6</text:p>
              </table:table-cell>
              <table:table-cell office:value-type="float" office:value="23936.5">
                <text:p>23936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">
                <text:p>6</text:p>
              </table:table-cell>
              <table:table-cell office:value-type="float" office:value="24065.5">
                <text:p>24065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">
                <text:p>6</text:p>
              </table:table-cell>
              <table:table-cell office:value-type="float" office:value="24493">
                <text:p>2449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">
                <text:p>6</text:p>
              </table:table-cell>
              <table:table-cell office:value-type="float" office:value="20877">
                <text:p>208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24030">
                <text:p>2403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">
                <text:p>6</text:p>
              </table:table-cell>
              <table:table-cell office:value-type="float" office:value="23631">
                <text:p>2363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">
                <text:p>6</text:p>
              </table:table-cell>
              <table:table-cell office:value-type="float" office:value="18439.5">
                <text:p>18439.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">
                <text:p>6</text:p>
              </table:table-cell>
              <table:table-cell office:value-type="float" office:value="22653">
                <text:p>2265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">
                <text:p>6</text:p>
              </table:table-cell>
              <table:table-cell office:value-type="float" office:value="25328.5">
                <text:p>25328.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">
                <text:p>6</text:p>
              </table:table-cell>
              <table:table-cell office:value-type="float" office:value="24445">
                <text:p>2444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">
                <text:p>6</text:p>
              </table:table-cell>
              <table:table-cell office:value-type="float" office:value="19845.5">
                <text:p>19845.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">
                <text:p>6</text:p>
              </table:table-cell>
              <table:table-cell office:value-type="float" office:value="21786.5">
                <text:p>21786.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">
                <text:p>6</text:p>
              </table:table-cell>
              <table:table-cell office:value-type="float" office:value="24001">
                <text:p>2400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">
                <text:p>6</text:p>
              </table:table-cell>
              <table:table-cell office:value-type="float" office:value="29777.5">
                <text:p>29777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">
                <text:p>6</text:p>
              </table:table-cell>
              <table:table-cell office:value-type="float" office:value="24019">
                <text:p>2401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">
                <text:p>6</text:p>
              </table:table-cell>
              <table:table-cell office:value-type="float" office:value="26309.5">
                <text:p>26309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">
                <text:p>6</text:p>
              </table:table-cell>
              <table:table-cell office:value-type="float" office:value="21064.5">
                <text:p>21064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">
                <text:p>6</text:p>
              </table:table-cell>
              <table:table-cell office:value-type="float" office:value="25274">
                <text:p>2527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">
                <text:p>6</text:p>
              </table:table-cell>
              <table:table-cell office:value-type="float" office:value="21753">
                <text:p>2175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">
                <text:p>6</text:p>
              </table:table-cell>
              <table:table-cell office:value-type="float" office:value="25457">
                <text:p>2545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">
                <text:p>6</text:p>
              </table:table-cell>
              <table:table-cell office:value-type="float" office:value="28691">
                <text:p>2869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">
                <text:p>6</text:p>
              </table:table-cell>
              <table:table-cell office:value-type="float" office:value="27011.5">
                <text:p>27011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">
                <text:p>6</text:p>
              </table:table-cell>
              <table:table-cell office:value-type="float" office:value="25682.5">
                <text:p>25682.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">
                <text:p>6</text:p>
              </table:table-cell>
              <table:table-cell office:value-type="float" office:value="25535.5">
                <text:p>25535.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">
                <text:p>6</text:p>
              </table:table-cell>
              <table:table-cell office:value-type="float" office:value="23561">
                <text:p>2356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">
                <text:p>6</text:p>
              </table:table-cell>
              <table:table-cell office:value-type="float" office:value="22607">
                <text:p>2260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">
                <text:p>6</text:p>
              </table:table-cell>
              <table:table-cell office:value-type="float" office:value="24257.5">
                <text:p>24257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">
                <text:p>6</text:p>
              </table:table-cell>
              <table:table-cell office:value-type="float" office:value="24575">
                <text:p>2457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">
                <text:p>6</text:p>
              </table:table-cell>
              <table:table-cell office:value-type="float" office:value="24368.5">
                <text:p>24368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">
                <text:p>6</text:p>
              </table:table-cell>
              <table:table-cell office:value-type="float" office:value="27301.5">
                <text:p>27301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">
                <text:p>6</text:p>
              </table:table-cell>
              <table:table-cell office:value-type="float" office:value="25971.5">
                <text:p>25971.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">
                <text:p>6</text:p>
              </table:table-cell>
              <table:table-cell office:value-type="float" office:value="24703">
                <text:p>2470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">
                <text:p>6</text:p>
              </table:table-cell>
              <table:table-cell office:value-type="float" office:value="24314.5">
                <text:p>24314.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">
                <text:p>6</text:p>
              </table:table-cell>
              <table:table-cell office:value-type="float" office:value="21169.5">
                <text:p>21169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">
                <text:p>6</text:p>
              </table:table-cell>
              <table:table-cell office:value-type="float" office:value="21936.5">
                <text:p>21936.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">
                <text:p>6</text:p>
              </table:table-cell>
              <table:table-cell office:value-type="float" office:value="21232.5">
                <text:p>21232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">
                <text:p>6</text:p>
              </table:table-cell>
              <table:table-cell office:value-type="float" office:value="19684.5">
                <text:p>19684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">
                <text:p>6</text:p>
              </table:table-cell>
              <table:table-cell office:value-type="float" office:value="22639">
                <text:p>2263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">
                <text:p>6</text:p>
              </table:table-cell>
              <table:table-cell office:value-type="float" office:value="25286">
                <text:p>2528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">
                <text:p>6</text:p>
              </table:table-cell>
              <table:table-cell office:value-type="float" office:value="17562.5">
                <text:p>17562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">
                <text:p>6</text:p>
              </table:table-cell>
              <table:table-cell office:value-type="float" office:value="18675">
                <text:p>1867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">
                <text:p>6</text:p>
              </table:table-cell>
              <table:table-cell office:value-type="float" office:value="19307">
                <text:p>1930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">
                <text:p>6</text:p>
              </table:table-cell>
              <table:table-cell office:value-type="float" office:value="24113.5">
                <text:p>24113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">
                <text:p>6</text:p>
              </table:table-cell>
              <table:table-cell office:value-type="float" office:value="25144">
                <text:p>251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">
                <text:p>6</text:p>
              </table:table-cell>
              <table:table-cell office:value-type="float" office:value="20567.5">
                <text:p>20567.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">
                <text:p>6</text:p>
              </table:table-cell>
              <table:table-cell office:value-type="float" office:value="22733">
                <text:p>2273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">
                <text:p>6</text:p>
              </table:table-cell>
              <table:table-cell office:value-type="float" office:value="24642.5">
                <text:p>24642.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">
                <text:p>6</text:p>
              </table:table-cell>
              <table:table-cell office:value-type="float" office:value="21368">
                <text:p>2136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">
                <text:p>6</text:p>
              </table:table-cell>
              <table:table-cell office:value-type="float" office:value="22606.5">
                <text:p>22606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">
                <text:p>6</text:p>
              </table:table-cell>
              <table:table-cell office:value-type="float" office:value="23037.5">
                <text:p>23037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">
                <text:p>6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">
                <text:p>6</text:p>
              </table:table-cell>
              <table:table-cell office:value-type="float" office:value="22927.5">
                <text:p>22927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">
                <text:p>6</text:p>
              </table:table-cell>
              <table:table-cell office:value-type="float" office:value="24150.5">
                <text:p>24150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">
                <text:p>6</text:p>
              </table:table-cell>
              <table:table-cell office:value-type="float" office:value="22743.5">
                <text:p>22743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">
                <text:p>6</text:p>
              </table:table-cell>
              <table:table-cell office:value-type="float" office:value="21038.5">
                <text:p>21038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">
                <text:p>6</text:p>
              </table:table-cell>
              <table:table-cell office:value-type="float" office:value="27699">
                <text:p>2769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">
                <text:p>6</text:p>
              </table:table-cell>
              <table:table-cell office:value-type="float" office:value="27691.5">
                <text:p>27691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">
                <text:p>6</text:p>
              </table:table-cell>
              <table:table-cell office:value-type="float" office:value="27645.5">
                <text:p>27645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">
                <text:p>6</text:p>
              </table:table-cell>
              <table:table-cell office:value-type="float" office:value="23369">
                <text:p>2336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">
                <text:p>6</text:p>
              </table:table-cell>
              <table:table-cell office:value-type="float" office:value="22430.5">
                <text:p>22430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">
                <text:p>6</text:p>
              </table:table-cell>
              <table:table-cell office:value-type="float" office:value="19948.5">
                <text:p>19948.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">
                <text:p>6</text:p>
              </table:table-cell>
              <table:table-cell office:value-type="float" office:value="20818.5">
                <text:p>20818.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">
                <text:p>6</text:p>
              </table:table-cell>
              <table:table-cell office:value-type="float" office:value="25224.5">
                <text:p>25224.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">
                <text:p>6</text:p>
              </table:table-cell>
              <table:table-cell office:value-type="float" office:value="24519.5">
                <text:p>24519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">
                <text:p>6</text:p>
              </table:table-cell>
              <table:table-cell office:value-type="float" office:value="25247.5">
                <text:p>25247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">
                <text:p>6</text:p>
              </table:table-cell>
              <table:table-cell office:value-type="float" office:value="22540.5">
                <text:p>22540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">
                <text:p>6</text:p>
              </table:table-cell>
              <table:table-cell office:value-type="float" office:value="24551">
                <text:p>2455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">
                <text:p>6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">
                <text:p>6</text:p>
              </table:table-cell>
              <table:table-cell office:value-type="float" office:value="23275.5">
                <text:p>23275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">
                <text:p>6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">
                <text:p>6</text:p>
              </table:table-cell>
              <table:table-cell office:value-type="float" office:value="22073.5">
                <text:p>22073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">
                <text:p>6</text:p>
              </table:table-cell>
              <table:table-cell office:value-type="float" office:value="21005.5">
                <text:p>21005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">
                <text:p>6</text:p>
              </table:table-cell>
              <table:table-cell office:value-type="float" office:value="24111.5">
                <text:p>24111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">
                <text:p>6</text:p>
              </table:table-cell>
              <table:table-cell office:value-type="float" office:value="25324">
                <text:p>2532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">
                <text:p>6</text:p>
              </table:table-cell>
              <table:table-cell office:value-type="float" office:value="27645.5">
                <text:p>27645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">
                <text:p>6</text:p>
              </table:table-cell>
              <table:table-cell office:value-type="float" office:value="28330.5">
                <text:p>28330.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">
                <text:p>6</text:p>
              </table:table-cell>
              <table:table-cell office:value-type="float" office:value="21509.5">
                <text:p>21509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">
                <text:p>6</text:p>
              </table:table-cell>
              <table:table-cell office:value-type="float" office:value="22479">
                <text:p>2247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  <table:table-cell office:value-type="float" office:value="24675">
                <text:p>2467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">
                <text:p>6</text:p>
              </table:table-cell>
              <table:table-cell office:value-type="float" office:value="20834">
                <text:p>2083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">
                <text:p>6</text:p>
              </table:table-cell>
              <table:table-cell office:value-type="float" office:value="24210">
                <text:p>2421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">
                <text:p>6</text:p>
              </table:table-cell>
              <table:table-cell office:value-type="float" office:value="22709.5">
                <text:p>22709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">
                <text:p>6</text:p>
              </table:table-cell>
              <table:table-cell office:value-type="float" office:value="28337.5">
                <text:p>28337.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">
                <text:p>6</text:p>
              </table:table-cell>
              <table:table-cell office:value-type="float" office:value="27360.5">
                <text:p>27360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">
                <text:p>6</text:p>
              </table:table-cell>
              <table:table-cell office:value-type="float" office:value="20847">
                <text:p>2084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">
                <text:p>6</text:p>
              </table:table-cell>
              <table:table-cell office:value-type="float" office:value="22962.5">
                <text:p>22962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">
                <text:p>6</text:p>
              </table:table-cell>
              <table:table-cell office:value-type="float" office:value="21287.5">
                <text:p>21287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">
                <text:p>6</text:p>
              </table:table-cell>
              <table:table-cell office:value-type="float" office:value="24223.5">
                <text:p>24223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">
                <text:p>6</text:p>
              </table:table-cell>
              <table:table-cell office:value-type="float" office:value="28511">
                <text:p>2851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">
                <text:p>6</text:p>
              </table:table-cell>
              <table:table-cell office:value-type="float" office:value="22947.5">
                <text:p>22947.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">
                <text:p>6</text:p>
              </table:table-cell>
              <table:table-cell office:value-type="float" office:value="25030.5">
                <text:p>25030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">
                <text:p>6</text:p>
              </table:table-cell>
              <table:table-cell office:value-type="float" office:value="22046.5">
                <text:p>22046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">
                <text:p>6</text:p>
              </table:table-cell>
              <table:table-cell office:value-type="float" office:value="21310">
                <text:p>2131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">
                <text:p>6</text:p>
              </table:table-cell>
              <table:table-cell office:value-type="float" office:value="25690.5">
                <text:p>25690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">
                <text:p>6</text:p>
              </table:table-cell>
              <table:table-cell office:value-type="float" office:value="22676.5">
                <text:p>22676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">
                <text:p>6</text:p>
              </table:table-cell>
              <table:table-cell office:value-type="float" office:value="28079.5">
                <text:p>28079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">
                <text:p>6</text:p>
              </table:table-cell>
              <table:table-cell office:value-type="float" office:value="26634.5">
                <text:p>26634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">
                <text:p>6</text:p>
              </table:table-cell>
              <table:table-cell office:value-type="float" office:value="24545.5">
                <text:p>24545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">
                <text:p>6</text:p>
              </table:table-cell>
              <table:table-cell office:value-type="float" office:value="25272.5">
                <text:p>25272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">
                <text:p>6</text:p>
              </table:table-cell>
              <table:table-cell office:value-type="float" office:value="21420.5">
                <text:p>21420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">
                <text:p>6</text:p>
              </table:table-cell>
              <table:table-cell office:value-type="float" office:value="21912">
                <text:p>2191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">
                <text:p>6</text:p>
              </table:table-cell>
              <table:table-cell office:value-type="float" office:value="25441">
                <text:p>2544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">
                <text:p>6</text:p>
              </table:table-cell>
              <table:table-cell office:value-type="float" office:value="21999.5">
                <text:p>21999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">
                <text:p>6</text:p>
              </table:table-cell>
              <table:table-cell office:value-type="float" office:value="22721">
                <text:p>2272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">
                <text:p>6</text:p>
              </table:table-cell>
              <table:table-cell office:value-type="float" office:value="25177">
                <text:p>2517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">
                <text:p>6</text:p>
              </table:table-cell>
              <table:table-cell office:value-type="float" office:value="22130">
                <text:p>2213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">
                <text:p>6</text:p>
              </table:table-cell>
              <table:table-cell office:value-type="float" office:value="21688.5">
                <text:p>21688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">
                <text:p>6</text:p>
              </table:table-cell>
              <table:table-cell office:value-type="float" office:value="25598.5">
                <text:p>25598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">
                <text:p>7</text:p>
              </table:table-cell>
              <table:table-cell office:value-type="float" office:value="25490">
                <text:p>2549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">
                <text:p>7</text:p>
              </table:table-cell>
              <table:table-cell office:value-type="float" office:value="24553.5">
                <text:p>24553.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">
                <text:p>7</text:p>
              </table:table-cell>
              <table:table-cell office:value-type="float" office:value="28937.5">
                <text:p>28937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">
                <text:p>7</text:p>
              </table:table-cell>
              <table:table-cell office:value-type="float" office:value="24200.5">
                <text:p>24200.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">
                <text:p>7</text:p>
              </table:table-cell>
              <table:table-cell office:value-type="float" office:value="24599">
                <text:p>2459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">
                <text:p>7</text:p>
              </table:table-cell>
              <table:table-cell office:value-type="float" office:value="25648.5">
                <text:p>25648.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">
                <text:p>7</text:p>
              </table:table-cell>
              <table:table-cell office:value-type="float" office:value="28219">
                <text:p>2821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">
                <text:p>7</text:p>
              </table:table-cell>
              <table:table-cell office:value-type="float" office:value="24109.5">
                <text:p>24109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">
                <text:p>7</text:p>
              </table:table-cell>
              <table:table-cell office:value-type="float" office:value="20148.5">
                <text:p>20148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">
                <text:p>7</text:p>
              </table:table-cell>
              <table:table-cell office:value-type="float" office:value="26357">
                <text:p>2635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">
                <text:p>7</text:p>
              </table:table-cell>
              <table:table-cell office:value-type="float" office:value="25672">
                <text:p>2567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  <table:table-cell office:value-type="float" office:value="26075.5">
                <text:p>26075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">
                <text:p>7</text:p>
              </table:table-cell>
              <table:table-cell office:value-type="float" office:value="25997">
                <text:p>2599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">
                <text:p>7</text:p>
              </table:table-cell>
              <table:table-cell office:value-type="float" office:value="23112.5">
                <text:p>23112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">
                <text:p>7</text:p>
              </table:table-cell>
              <table:table-cell office:value-type="float" office:value="23609">
                <text:p>2360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">
                <text:p>7</text:p>
              </table:table-cell>
              <table:table-cell office:value-type="float" office:value="21200">
                <text:p>2120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">
                <text:p>7</text:p>
              </table:table-cell>
              <table:table-cell office:value-type="float" office:value="24974.5">
                <text:p>24974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  <table:table-cell office:value-type="float" office:value="23927.5">
                <text:p>23927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">
                <text:p>7</text:p>
              </table:table-cell>
              <table:table-cell office:value-type="float" office:value="24009.5">
                <text:p>24009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">
                <text:p>7</text:p>
              </table:table-cell>
              <table:table-cell office:value-type="float" office:value="27243.5">
                <text:p>27243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">
                <text:p>7</text:p>
              </table:table-cell>
              <table:table-cell office:value-type="float" office:value="19213.5">
                <text:p>19213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">
                <text:p>7</text:p>
              </table:table-cell>
              <table:table-cell office:value-type="float" office:value="21627">
                <text:p>2162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">
                <text:p>7</text:p>
              </table:table-cell>
              <table:table-cell office:value-type="float" office:value="20222">
                <text:p>2022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">
                <text:p>7</text:p>
              </table:table-cell>
              <table:table-cell office:value-type="float" office:value="22239.5">
                <text:p>22239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">
                <text:p>7</text:p>
              </table:table-cell>
              <table:table-cell office:value-type="float" office:value="22247">
                <text:p>2224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">
                <text:p>7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">
                <text:p>7</text:p>
              </table:table-cell>
              <table:table-cell office:value-type="float" office:value="25315">
                <text:p>2531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">
                <text:p>7</text:p>
              </table:table-cell>
              <table:table-cell office:value-type="float" office:value="22004">
                <text:p>2200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">
                <text:p>7</text:p>
              </table:table-cell>
              <table:table-cell office:value-type="float" office:value="26250.5">
                <text:p>26250.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">
                <text:p>7</text:p>
              </table:table-cell>
              <table:table-cell office:value-type="float" office:value="21960.5">
                <text:p>21960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">
                <text:p>7</text:p>
              </table:table-cell>
              <table:table-cell office:value-type="float" office:value="24619">
                <text:p>2461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">
                <text:p>7</text:p>
              </table:table-cell>
              <table:table-cell office:value-type="float" office:value="25729">
                <text:p>2572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">
                <text:p>7</text:p>
              </table:table-cell>
              <table:table-cell office:value-type="float" office:value="17894.5">
                <text:p>17894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">
                <text:p>7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">
                <text:p>7</text:p>
              </table:table-cell>
              <table:table-cell office:value-type="float" office:value="21430.5">
                <text:p>21430.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">
                <text:p>7</text:p>
              </table:table-cell>
              <table:table-cell office:value-type="float" office:value="21104">
                <text:p>2110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">
                <text:p>7</text:p>
              </table:table-cell>
              <table:table-cell office:value-type="float" office:value="26521">
                <text:p>2652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">
                <text:p>7</text:p>
              </table:table-cell>
              <table:table-cell office:value-type="float" office:value="21218.5">
                <text:p>21218.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">
                <text:p>7</text:p>
              </table:table-cell>
              <table:table-cell office:value-type="float" office:value="24815.5">
                <text:p>24815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">
                <text:p>7</text:p>
              </table:table-cell>
              <table:table-cell office:value-type="float" office:value="23750">
                <text:p>2375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">
                <text:p>7</text:p>
              </table:table-cell>
              <table:table-cell office:value-type="float" office:value="26881">
                <text:p>2688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">
                <text:p>7</text:p>
              </table:table-cell>
              <table:table-cell office:value-type="float" office:value="25556">
                <text:p>2555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">
                <text:p>7</text:p>
              </table:table-cell>
              <table:table-cell office:value-type="float" office:value="23502.5">
                <text:p>23502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">
                <text:p>7</text:p>
              </table:table-cell>
              <table:table-cell office:value-type="float" office:value="25288">
                <text:p>2528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">
                <text:p>7</text:p>
              </table:table-cell>
              <table:table-cell office:value-type="float" office:value="23881.5">
                <text:p>23881.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">
                <text:p>7</text:p>
              </table:table-cell>
              <table:table-cell office:value-type="float" office:value="22664">
                <text:p>2266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">
                <text:p>7</text:p>
              </table:table-cell>
              <table:table-cell office:value-type="float" office:value="18541">
                <text:p>1854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">
                <text:p>7</text:p>
              </table:table-cell>
              <table:table-cell office:value-type="float" office:value="28533.5">
                <text:p>28533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">
                <text:p>7</text:p>
              </table:table-cell>
              <table:table-cell office:value-type="float" office:value="26593.5">
                <text:p>26593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">
                <text:p>7</text:p>
              </table:table-cell>
              <table:table-cell office:value-type="float" office:value="21504">
                <text:p>2150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">
                <text:p>7</text:p>
              </table:table-cell>
              <table:table-cell office:value-type="float" office:value="19251.5">
                <text:p>19251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">
                <text:p>7</text:p>
              </table:table-cell>
              <table:table-cell office:value-type="float" office:value="22391">
                <text:p>2239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">
                <text:p>7</text:p>
              </table:table-cell>
              <table:table-cell office:value-type="float" office:value="26205.5">
                <text:p>26205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">
                <text:p>7</text:p>
              </table:table-cell>
              <table:table-cell office:value-type="float" office:value="21292.5">
                <text:p>21292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">
                <text:p>7</text:p>
              </table:table-cell>
              <table:table-cell office:value-type="float" office:value="23847">
                <text:p>2384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">
                <text:p>7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">
                <text:p>7</text:p>
              </table:table-cell>
              <table:table-cell office:value-type="float" office:value="26227">
                <text:p>2622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">
                <text:p>7</text:p>
              </table:table-cell>
              <table:table-cell office:value-type="float" office:value="19535.5">
                <text:p>19535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">
                <text:p>7</text:p>
              </table:table-cell>
              <table:table-cell office:value-type="float" office:value="25718.5">
                <text:p>25718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">
                <text:p>7</text:p>
              </table:table-cell>
              <table:table-cell office:value-type="float" office:value="23119">
                <text:p>2311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">
                <text:p>7</text:p>
              </table:table-cell>
              <table:table-cell office:value-type="float" office:value="23274.5">
                <text:p>23274.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">
                <text:p>7</text:p>
              </table:table-cell>
              <table:table-cell office:value-type="float" office:value="26288.5">
                <text:p>26288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">
                <text:p>7</text:p>
              </table:table-cell>
              <table:table-cell office:value-type="float" office:value="23722">
                <text:p>2372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">
                <text:p>7</text:p>
              </table:table-cell>
              <table:table-cell office:value-type="float" office:value="23920">
                <text:p>2392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">
                <text:p>7</text:p>
              </table:table-cell>
              <table:table-cell office:value-type="float" office:value="24478">
                <text:p>2447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">
                <text:p>7</text:p>
              </table:table-cell>
              <table:table-cell office:value-type="float" office:value="22417.5">
                <text:p>22417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">
                <text:p>7</text:p>
              </table:table-cell>
              <table:table-cell office:value-type="float" office:value="24818.5">
                <text:p>24818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">
                <text:p>7</text:p>
              </table:table-cell>
              <table:table-cell office:value-type="float" office:value="22021">
                <text:p>2202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">
                <text:p>7</text:p>
              </table:table-cell>
              <table:table-cell office:value-type="float" office:value="24639.5">
                <text:p>24639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">
                <text:p>7</text:p>
              </table:table-cell>
              <table:table-cell office:value-type="float" office:value="29667.5">
                <text:p>29667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">
                <text:p>7</text:p>
              </table:table-cell>
              <table:table-cell office:value-type="float" office:value="27591.5">
                <text:p>27591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">
                <text:p>7</text:p>
              </table:table-cell>
              <table:table-cell office:value-type="float" office:value="23717">
                <text:p>2371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">
                <text:p>7</text:p>
              </table:table-cell>
              <table:table-cell office:value-type="float" office:value="21438.5">
                <text:p>21438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">
                <text:p>7</text:p>
              </table:table-cell>
              <table:table-cell office:value-type="float" office:value="24605">
                <text:p>2460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">
                <text:p>7</text:p>
              </table:table-cell>
              <table:table-cell office:value-type="float" office:value="23296.5">
                <text:p>23296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">
                <text:p>7</text:p>
              </table:table-cell>
              <table:table-cell office:value-type="float" office:value="20981">
                <text:p>2098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">
                <text:p>7</text:p>
              </table:table-cell>
              <table:table-cell office:value-type="float" office:value="19933.5">
                <text:p>19933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">
                <text:p>7</text:p>
              </table:table-cell>
              <table:table-cell office:value-type="float" office:value="22163.5">
                <text:p>22163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">
                <text:p>7</text:p>
              </table:table-cell>
              <table:table-cell office:value-type="float" office:value="23991">
                <text:p>2399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22100.5">
                <text:p>22100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  <table:table-cell office:value-type="float" office:value="24631.5">
                <text:p>24631.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">
                <text:p>7</text:p>
              </table:table-cell>
              <table:table-cell office:value-type="float" office:value="22244">
                <text:p>2224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">
                <text:p>7</text:p>
              </table:table-cell>
              <table:table-cell office:value-type="float" office:value="23783">
                <text:p>2378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">
                <text:p>7</text:p>
              </table:table-cell>
              <table:table-cell office:value-type="float" office:value="22187.5">
                <text:p>22187.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">
                <text:p>7</text:p>
              </table:table-cell>
              <table:table-cell office:value-type="float" office:value="21832.5">
                <text:p>21832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">
                <text:p>7</text:p>
              </table:table-cell>
              <table:table-cell office:value-type="float" office:value="18618.5">
                <text:p>18618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">
                <text:p>7</text:p>
              </table:table-cell>
              <table:table-cell office:value-type="float" office:value="21729.5">
                <text:p>21729.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">
                <text:p>7</text:p>
              </table:table-cell>
              <table:table-cell office:value-type="float" office:value="19229.5">
                <text:p>19229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">
                <text:p>7</text:p>
              </table:table-cell>
              <table:table-cell office:value-type="float" office:value="26107">
                <text:p>2610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">
                <text:p>7</text:p>
              </table:table-cell>
              <table:table-cell office:value-type="float" office:value="24333">
                <text:p>2433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">
                <text:p>7</text:p>
              </table:table-cell>
              <table:table-cell office:value-type="float" office:value="25886">
                <text:p>2588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">
                <text:p>7</text:p>
              </table:table-cell>
              <table:table-cell office:value-type="float" office:value="22286.5">
                <text:p>22286.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">
                <text:p>7</text:p>
              </table:table-cell>
              <table:table-cell office:value-type="float" office:value="30338.5">
                <text:p>30338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">
                <text:p>7</text:p>
              </table:table-cell>
              <table:table-cell office:value-type="float" office:value="21522">
                <text:p>2152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">
                <text:p>7</text:p>
              </table:table-cell>
              <table:table-cell office:value-type="float" office:value="19313.5">
                <text:p>19313.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">
                <text:p>7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">
                <text:p>7</text:p>
              </table:table-cell>
              <table:table-cell office:value-type="float" office:value="24448.5">
                <text:p>24448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">
                <text:p>7</text:p>
              </table:table-cell>
              <table:table-cell office:value-type="float" office:value="21575">
                <text:p>2157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">
                <text:p>7</text:p>
              </table:table-cell>
              <table:table-cell office:value-type="float" office:value="24155">
                <text:p>2415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">
                <text:p>7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">
                <text:p>7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">
                <text:p>7</text:p>
              </table:table-cell>
              <table:table-cell office:value-type="float" office:value="19598.5">
                <text:p>19598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">
                <text:p>7</text:p>
              </table:table-cell>
              <table:table-cell office:value-type="float" office:value="21945.5">
                <text:p>21945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">
                <text:p>7</text:p>
              </table:table-cell>
              <table:table-cell office:value-type="float" office:value="21728.5">
                <text:p>21728.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">
                <text:p>7</text:p>
              </table:table-cell>
              <table:table-cell office:value-type="float" office:value="25651.5">
                <text:p>25651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">
                <text:p>7</text:p>
              </table:table-cell>
              <table:table-cell office:value-type="float" office:value="25483.5">
                <text:p>25483.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">
                <text:p>7</text:p>
              </table:table-cell>
              <table:table-cell office:value-type="float" office:value="24426.5">
                <text:p>24426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">
                <text:p>7</text:p>
              </table:table-cell>
              <table:table-cell office:value-type="float" office:value="23870.5">
                <text:p>23870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">
                <text:p>7</text:p>
              </table:table-cell>
              <table:table-cell office:value-type="float" office:value="28472">
                <text:p>2847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">
                <text:p>7</text:p>
              </table:table-cell>
              <table:table-cell office:value-type="float" office:value="25962">
                <text:p>2596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">
                <text:p>7</text:p>
              </table:table-cell>
              <table:table-cell office:value-type="float" office:value="29244.5">
                <text:p>29244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">
                <text:p>7</text:p>
              </table:table-cell>
              <table:table-cell office:value-type="float" office:value="24158.5">
                <text:p>24158.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">
                <text:p>7</text:p>
              </table:table-cell>
              <table:table-cell office:value-type="float" office:value="19643">
                <text:p>1964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">
                <text:p>7</text:p>
              </table:table-cell>
              <table:table-cell office:value-type="float" office:value="25038">
                <text:p>2503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">
                <text:p>7</text:p>
              </table:table-cell>
              <table:table-cell office:value-type="float" office:value="23222.5">
                <text:p>23222.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">
                <text:p>7</text:p>
              </table:table-cell>
              <table:table-cell office:value-type="float" office:value="26085.5">
                <text:p>26085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">
                <text:p>7</text:p>
              </table:table-cell>
              <table:table-cell office:value-type="float" office:value="25866">
                <text:p>2586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">
                <text:p>7</text:p>
              </table:table-cell>
              <table:table-cell office:value-type="float" office:value="21372">
                <text:p>2137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">
                <text:p>7</text:p>
              </table:table-cell>
              <table:table-cell office:value-type="float" office:value="26358.5">
                <text:p>26358.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">
                <text:p>7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">
                <text:p>7</text:p>
              </table:table-cell>
              <table:table-cell office:value-type="float" office:value="22094.5">
                <text:p>22094.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">
                <text:p>7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">
                <text:p>7</text:p>
              </table:table-cell>
              <table:table-cell office:value-type="float" office:value="26354.5">
                <text:p>26354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">
                <text:p>7</text:p>
              </table:table-cell>
              <table:table-cell office:value-type="float" office:value="22583.5">
                <text:p>22583.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">
                <text:p>7</text:p>
              </table:table-cell>
              <table:table-cell office:value-type="float" office:value="26499">
                <text:p>2649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">
                <text:p>7</text:p>
              </table:table-cell>
              <table:table-cell office:value-type="float" office:value="27709.5">
                <text:p>27709.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">
                <text:p>7</text:p>
              </table:table-cell>
              <table:table-cell office:value-type="float" office:value="26341">
                <text:p>2634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">
                <text:p>7</text:p>
              </table:table-cell>
              <table:table-cell office:value-type="float" office:value="22683.5">
                <text:p>22683.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">
                <text:p>7</text:p>
              </table:table-cell>
              <table:table-cell office:value-type="float" office:value="29020">
                <text:p>2902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">
                <text:p>7</text:p>
              </table:table-cell>
              <table:table-cell office:value-type="float" office:value="20959.5">
                <text:p>20959.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">
                <text:p>7</text:p>
              </table:table-cell>
              <table:table-cell office:value-type="float" office:value="26286">
                <text:p>2628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">
                <text:p>7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">
                <text:p>7</text:p>
              </table:table-cell>
              <table:table-cell office:value-type="float" office:value="21318.5">
                <text:p>21318.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">
                <text:p>7</text:p>
              </table:table-cell>
              <table:table-cell office:value-type="float" office:value="25483.5">
                <text:p>25483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">
                <text:p>7</text:p>
              </table:table-cell>
              <table:table-cell office:value-type="float" office:value="26939">
                <text:p>2693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">
                <text:p>7</text:p>
              </table:table-cell>
              <table:table-cell office:value-type="float" office:value="23668">
                <text:p>2366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">
                <text:p>7</text:p>
              </table:table-cell>
              <table:table-cell office:value-type="float" office:value="26616.5">
                <text:p>26616.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">
                <text:p>7</text:p>
              </table:table-cell>
              <table:table-cell office:value-type="float" office:value="21197.5">
                <text:p>21197.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">
                <text:p>7</text:p>
              </table:table-cell>
              <table:table-cell office:value-type="float" office:value="23866.5">
                <text:p>23866.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">
                <text:p>7</text:p>
              </table:table-cell>
              <table:table-cell office:value-type="float" office:value="22666.5">
                <text:p>22666.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">
                <text:p>7</text:p>
              </table:table-cell>
              <table:table-cell office:value-type="float" office:value="24680">
                <text:p>2468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">
                <text:p>7</text:p>
              </table:table-cell>
              <table:table-cell office:value-type="float" office:value="21230">
                <text:p>2123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">
                <text:p>7</text:p>
              </table:table-cell>
              <table:table-cell office:value-type="float" office:value="25107.5">
                <text:p>25107.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">
                <text:p>7</text:p>
              </table:table-cell>
              <table:table-cell office:value-type="float" office:value="21337">
                <text:p>2133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">
                <text:p>7</text:p>
              </table:table-cell>
              <table:table-cell office:value-type="float" office:value="24131.5">
                <text:p>24131.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">
                <text:p>7</text:p>
              </table:table-cell>
              <table:table-cell office:value-type="float" office:value="25317">
                <text:p>2531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">
                <text:p>7</text:p>
              </table:table-cell>
              <table:table-cell office:value-type="float" office:value="25862">
                <text:p>2586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">
                <text:p>7</text:p>
              </table:table-cell>
              <table:table-cell office:value-type="float" office:value="24274">
                <text:p>2427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">
                <text:p>7</text:p>
              </table:table-cell>
              <table:table-cell office:value-type="float" office:value="26632.5">
                <text:p>26632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">
                <text:p>7</text:p>
              </table:table-cell>
              <table:table-cell office:value-type="float" office:value="25804.5">
                <text:p>25804.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">
                <text:p>7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">
                <text:p>7</text:p>
              </table:table-cell>
              <table:table-cell office:value-type="float" office:value="28733">
                <text:p>2873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">
                <text:p>7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">
                <text:p>7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">
                <text:p>7</text:p>
              </table:table-cell>
              <table:table-cell office:value-type="float" office:value="21803">
                <text:p>2180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">
                <text:p>7</text:p>
              </table:table-cell>
              <table:table-cell office:value-type="float" office:value="22090.5">
                <text:p>22090.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">
                <text:p>7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">
                <text:p>7</text:p>
              </table:table-cell>
              <table:table-cell office:value-type="float" office:value="25551">
                <text:p>2555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">
                <text:p>7</text:p>
              </table:table-cell>
              <table:table-cell office:value-type="float" office:value="21548">
                <text:p>2154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">
                <text:p>7</text:p>
              </table:table-cell>
              <table:table-cell office:value-type="float" office:value="21957.5">
                <text:p>21957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">
                <text:p>7</text:p>
              </table:table-cell>
              <table:table-cell office:value-type="float" office:value="28187.5">
                <text:p>28187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">
                <text:p>7</text:p>
              </table:table-cell>
              <table:table-cell office:value-type="float" office:value="21334.5">
                <text:p>21334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">
                <text:p>7</text:p>
              </table:table-cell>
              <table:table-cell office:value-type="float" office:value="23331.5">
                <text:p>23331.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">
                <text:p>7</text:p>
              </table:table-cell>
              <table:table-cell office:value-type="float" office:value="28625">
                <text:p>2862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">
                <text:p>7</text:p>
              </table:table-cell>
              <table:table-cell office:value-type="float" office:value="21518.5">
                <text:p>21518.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">
                <text:p>7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">
                <text:p>7</text:p>
              </table:table-cell>
              <table:table-cell office:value-type="float" office:value="17892.5">
                <text:p>17892.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">
                <text:p>7</text:p>
              </table:table-cell>
              <table:table-cell office:value-type="float" office:value="23431.5">
                <text:p>23431.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">
                <text:p>7</text:p>
              </table:table-cell>
              <table:table-cell office:value-type="float" office:value="26063">
                <text:p>2606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">
                <text:p>7</text:p>
              </table:table-cell>
              <table:table-cell office:value-type="float" office:value="22901.5">
                <text:p>22901.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">
                <text:p>7</text:p>
              </table:table-cell>
              <table:table-cell office:value-type="float" office:value="24343">
                <text:p>2434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">
                <text:p>7</text:p>
              </table:table-cell>
              <table:table-cell office:value-type="float" office:value="24299.5">
                <text:p>24299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">
                <text:p>7</text:p>
              </table:table-cell>
              <table:table-cell office:value-type="float" office:value="27917">
                <text:p>2791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">
                <text:p>7</text:p>
              </table:table-cell>
              <table:table-cell office:value-type="float" office:value="19920.5">
                <text:p>19920.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">
                <text:p>7</text:p>
              </table:table-cell>
              <table:table-cell office:value-type="float" office:value="28921.5">
                <text:p>28921.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">
                <text:p>7</text:p>
              </table:table-cell>
              <table:table-cell office:value-type="float" office:value="21963.5">
                <text:p>21963.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">
                <text:p>7</text:p>
              </table:table-cell>
              <table:table-cell office:value-type="float" office:value="26522">
                <text:p>2652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">
                <text:p>7</text:p>
              </table:table-cell>
              <table:table-cell office:value-type="float" office:value="26440">
                <text:p>2644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">
                <text:p>7</text:p>
              </table:table-cell>
              <table:table-cell office:value-type="float" office:value="22251.5">
                <text:p>22251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">
                <text:p>7</text:p>
              </table:table-cell>
              <table:table-cell office:value-type="float" office:value="26772">
                <text:p>2677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">
                <text:p>7</text:p>
              </table:table-cell>
              <table:table-cell office:value-type="float" office:value="24804.5">
                <text:p>24804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">
                <text:p>7</text:p>
              </table:table-cell>
              <table:table-cell office:value-type="float" office:value="21334">
                <text:p>2133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">
                <text:p>7</text:p>
              </table:table-cell>
              <table:table-cell office:value-type="float" office:value="26374">
                <text:p>2637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">
                <text:p>7</text:p>
              </table:table-cell>
              <table:table-cell office:value-type="float" office:value="23312">
                <text:p>2331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">
                <text:p>7</text:p>
              </table:table-cell>
              <table:table-cell office:value-type="float" office:value="26645">
                <text:p>2664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">
                <text:p>7</text:p>
              </table:table-cell>
              <table:table-cell office:value-type="float" office:value="23129">
                <text:p>2312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">
                <text:p>7</text:p>
              </table:table-cell>
              <table:table-cell office:value-type="float" office:value="24596">
                <text:p>2459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">
                <text:p>7</text:p>
              </table:table-cell>
              <table:table-cell office:value-type="float" office:value="23909">
                <text:p>2390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">
                <text:p>7</text:p>
              </table:table-cell>
              <table:table-cell office:value-type="float" office:value="23431">
                <text:p>2343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">
                <text:p>7</text:p>
              </table:table-cell>
              <table:table-cell office:value-type="float" office:value="22967.5">
                <text:p>22967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">
                <text:p>7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">
                <text:p>7</text:p>
              </table:table-cell>
              <table:table-cell office:value-type="float" office:value="29323">
                <text:p>2932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">
                <text:p>7</text:p>
              </table:table-cell>
              <table:table-cell office:value-type="float" office:value="23879.5">
                <text:p>23879.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">
                <text:p>7</text:p>
              </table:table-cell>
              <table:table-cell office:value-type="float" office:value="20801.5">
                <text:p>20801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">
                <text:p>7</text:p>
              </table:table-cell>
              <table:table-cell office:value-type="float" office:value="26073">
                <text:p>2607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">
                <text:p>7</text:p>
              </table:table-cell>
              <table:table-cell office:value-type="float" office:value="26309.5">
                <text:p>26309.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">
                <text:p>7</text:p>
              </table:table-cell>
              <table:table-cell office:value-type="float" office:value="26345.5">
                <text:p>26345.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">
                <text:p>7</text:p>
              </table:table-cell>
              <table:table-cell office:value-type="float" office:value="21129.5">
                <text:p>21129.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">
                <text:p>7</text:p>
              </table:table-cell>
              <table:table-cell office:value-type="float" office:value="30182">
                <text:p>3018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">
                <text:p>7</text:p>
              </table:table-cell>
              <table:table-cell office:value-type="float" office:value="21780.5">
                <text:p>21780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">
                <text:p>7</text:p>
              </table:table-cell>
              <table:table-cell office:value-type="float" office:value="22310">
                <text:p>2231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">
                <text:p>7</text:p>
              </table:table-cell>
              <table:table-cell office:value-type="float" office:value="26768.5">
                <text:p>26768.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">
                <text:p>7</text:p>
              </table:table-cell>
              <table:table-cell office:value-type="float" office:value="24145.5">
                <text:p>24145.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">
                <text:p>7</text:p>
              </table:table-cell>
              <table:table-cell office:value-type="float" office:value="24341">
                <text:p>2434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  <table:table-cell office:value-type="float" office:value="24991">
                <text:p>2499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">
                <text:p>7</text:p>
              </table:table-cell>
              <table:table-cell office:value-type="float" office:value="24417">
                <text:p>2441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">
                <text:p>7</text:p>
              </table:table-cell>
              <table:table-cell office:value-type="float" office:value="21303.5">
                <text:p>21303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">
                <text:p>7</text:p>
              </table:table-cell>
              <table:table-cell office:value-type="float" office:value="26783.5">
                <text:p>26783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">
                <text:p>7</text:p>
              </table:table-cell>
              <table:table-cell office:value-type="float" office:value="22271.5">
                <text:p>22271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">
                <text:p>7</text:p>
              </table:table-cell>
              <table:table-cell office:value-type="float" office:value="24678.5">
                <text:p>24678.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">
                <text:p>7</text:p>
              </table:table-cell>
              <table:table-cell office:value-type="float" office:value="24132.5">
                <text:p>24132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">
                <text:p>7</text:p>
              </table:table-cell>
              <table:table-cell office:value-type="float" office:value="24582">
                <text:p>2458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">
                <text:p>7</text:p>
              </table:table-cell>
              <table:table-cell office:value-type="float" office:value="19231">
                <text:p>1923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">
                <text:p>7</text:p>
              </table:table-cell>
              <table:table-cell office:value-type="float" office:value="21776">
                <text:p>2177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">
                <text:p>7</text:p>
              </table:table-cell>
              <table:table-cell office:value-type="float" office:value="25072.5">
                <text:p>25072.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">
                <text:p>7</text:p>
              </table:table-cell>
              <table:table-cell office:value-type="float" office:value="26163">
                <text:p>2616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">
                <text:p>7</text:p>
              </table:table-cell>
              <table:table-cell office:value-type="float" office:value="24515.5">
                <text:p>24515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">
                <text:p>7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">
                <text:p>7</text:p>
              </table:table-cell>
              <table:table-cell office:value-type="float" office:value="23219">
                <text:p>2321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">
                <text:p>7</text:p>
              </table:table-cell>
              <table:table-cell office:value-type="float" office:value="25517.5">
                <text:p>25517.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">
                <text:p>7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">
                <text:p>7</text:p>
              </table:table-cell>
              <table:table-cell office:value-type="float" office:value="19164.5">
                <text:p>19164.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">
                <text:p>7</text:p>
              </table:table-cell>
              <table:table-cell office:value-type="float" office:value="23766">
                <text:p>2376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">
                <text:p>7</text:p>
              </table:table-cell>
              <table:table-cell office:value-type="float" office:value="23053">
                <text:p>2305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">
                <text:p>7</text:p>
              </table:table-cell>
              <table:table-cell office:value-type="float" office:value="23686.5">
                <text:p>23686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">
                <text:p>7</text:p>
              </table:table-cell>
              <table:table-cell office:value-type="float" office:value="23341.5">
                <text:p>23341.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">
                <text:p>7</text:p>
              </table:table-cell>
              <table:table-cell office:value-type="float" office:value="27157.5">
                <text:p>27157.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">
                <text:p>7</text:p>
              </table:table-cell>
              <table:table-cell office:value-type="float" office:value="19512">
                <text:p>1951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">
                <text:p>7</text:p>
              </table:table-cell>
              <table:table-cell office:value-type="float" office:value="26108.5">
                <text:p>26108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">
                <text:p>7</text:p>
              </table:table-cell>
              <table:table-cell office:value-type="float" office:value="24005">
                <text:p>2400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">
                <text:p>7</text:p>
              </table:table-cell>
              <table:table-cell office:value-type="float" office:value="20769">
                <text:p>2076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">
                <text:p>7</text:p>
              </table:table-cell>
              <table:table-cell office:value-type="float" office:value="28707">
                <text:p>2870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">
                <text:p>7</text:p>
              </table:table-cell>
              <table:table-cell office:value-type="float" office:value="17473">
                <text:p>1747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22167">
                <text:p>2216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">
                <text:p>7</text:p>
              </table:table-cell>
              <table:table-cell office:value-type="float" office:value="21838.5">
                <text:p>21838.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">
                <text:p>7</text:p>
              </table:table-cell>
              <table:table-cell office:value-type="float" office:value="24101">
                <text:p>2410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">
                <text:p>7</text:p>
              </table:table-cell>
              <table:table-cell office:value-type="float" office:value="27201">
                <text:p>2720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">
                <text:p>7</text:p>
              </table:table-cell>
              <table:table-cell office:value-type="float" office:value="26223">
                <text:p>2622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">
                <text:p>7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">
                <text:p>7</text:p>
              </table:table-cell>
              <table:table-cell office:value-type="float" office:value="25607">
                <text:p>2560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">
                <text:p>7</text:p>
              </table:table-cell>
              <table:table-cell office:value-type="float" office:value="21362">
                <text:p>2136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">
                <text:p>7</text:p>
              </table:table-cell>
              <table:table-cell office:value-type="float" office:value="25973">
                <text:p>2597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">
                <text:p>7</text:p>
              </table:table-cell>
              <table:table-cell office:value-type="float" office:value="19932">
                <text:p>1993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">
                <text:p>7</text:p>
              </table:table-cell>
              <table:table-cell office:value-type="float" office:value="20475">
                <text:p>2047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">
                <text:p>7</text:p>
              </table:table-cell>
              <table:table-cell office:value-type="float" office:value="28116">
                <text:p>2811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">
                <text:p>7</text:p>
              </table:table-cell>
              <table:table-cell office:value-type="float" office:value="24455">
                <text:p>2445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">
                <text:p>7</text:p>
              </table:table-cell>
              <table:table-cell office:value-type="float" office:value="23093">
                <text:p>2309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">
                <text:p>7</text:p>
              </table:table-cell>
              <table:table-cell office:value-type="float" office:value="26520.5">
                <text:p>26520.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">
                <text:p>7</text:p>
              </table:table-cell>
              <table:table-cell office:value-type="float" office:value="24170">
                <text:p>2417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">
                <text:p>7</text:p>
              </table:table-cell>
              <table:table-cell office:value-type="float" office:value="23822.5">
                <text:p>23822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">
                <text:p>8</text:p>
              </table:table-cell>
              <table:table-cell office:value-type="float" office:value="25651.5">
                <text:p>25651.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">
                <text:p>8</text:p>
              </table:table-cell>
              <table:table-cell office:value-type="float" office:value="25134.5">
                <text:p>25134.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">
                <text:p>8</text:p>
              </table:table-cell>
              <table:table-cell office:value-type="float" office:value="23491">
                <text:p>2349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">
                <text:p>8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">
                <text:p>8</text:p>
              </table:table-cell>
              <table:table-cell office:value-type="float" office:value="23833.5">
                <text:p>23833.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">
                <text:p>8</text:p>
              </table:table-cell>
              <table:table-cell office:value-type="float" office:value="24133">
                <text:p>2413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">
                <text:p>8</text:p>
              </table:table-cell>
              <table:table-cell office:value-type="float" office:value="21742.5">
                <text:p>21742.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">
                <text:p>8</text:p>
              </table:table-cell>
              <table:table-cell office:value-type="float" office:value="23929.5">
                <text:p>23929.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">
                <text:p>8</text:p>
              </table:table-cell>
              <table:table-cell office:value-type="float" office:value="27625">
                <text:p>2762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">
                <text:p>8</text:p>
              </table:table-cell>
              <table:table-cell office:value-type="float" office:value="25355">
                <text:p>2535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">
                <text:p>8</text:p>
              </table:table-cell>
              <table:table-cell office:value-type="float" office:value="24896">
                <text:p>2489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">
                <text:p>8</text:p>
              </table:table-cell>
              <table:table-cell office:value-type="float" office:value="26257">
                <text:p>2625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">
                <text:p>8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">
                <text:p>8</text:p>
              </table:table-cell>
              <table:table-cell office:value-type="float" office:value="26487.5">
                <text:p>26487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">
                <text:p>8</text:p>
              </table:table-cell>
              <table:table-cell office:value-type="float" office:value="28898.5">
                <text:p>28898.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">
                <text:p>8</text:p>
              </table:table-cell>
              <table:table-cell office:value-type="float" office:value="24763">
                <text:p>2476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">
                <text:p>8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">
                <text:p>8</text:p>
              </table:table-cell>
              <table:table-cell office:value-type="float" office:value="27405.5">
                <text:p>27405.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">
                <text:p>8</text:p>
              </table:table-cell>
              <table:table-cell office:value-type="float" office:value="22951.5">
                <text:p>22951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">
                <text:p>8</text:p>
              </table:table-cell>
              <table:table-cell office:value-type="float" office:value="27234.5">
                <text:p>27234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">
                <text:p>8</text:p>
              </table:table-cell>
              <table:table-cell office:value-type="float" office:value="22271">
                <text:p>2227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">
                <text:p>8</text:p>
              </table:table-cell>
              <table:table-cell office:value-type="float" office:value="23497.5">
                <text:p>23497.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">
                <text:p>8</text:p>
              </table:table-cell>
              <table:table-cell office:value-type="float" office:value="26333.5">
                <text:p>26333.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">
                <text:p>8</text:p>
              </table:table-cell>
              <table:table-cell office:value-type="float" office:value="25314.5">
                <text:p>25314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">
                <text:p>8</text:p>
              </table:table-cell>
              <table:table-cell office:value-type="float" office:value="26566">
                <text:p>2656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">
                <text:p>8</text:p>
              </table:table-cell>
              <table:table-cell office:value-type="float" office:value="27735.5">
                <text:p>27735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">
                <text:p>8</text:p>
              </table:table-cell>
              <table:table-cell office:value-type="float" office:value="25265">
                <text:p>2526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">
                <text:p>8</text:p>
              </table:table-cell>
              <table:table-cell office:value-type="float" office:value="22609.5">
                <text:p>22609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">
                <text:p>8</text:p>
              </table:table-cell>
              <table:table-cell office:value-type="float" office:value="22849.5">
                <text:p>22849.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">
                <text:p>8</text:p>
              </table:table-cell>
              <table:table-cell office:value-type="float" office:value="24136">
                <text:p>2413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">
                <text:p>8</text:p>
              </table:table-cell>
              <table:table-cell office:value-type="float" office:value="22446.5">
                <text:p>22446.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">
                <text:p>8</text:p>
              </table:table-cell>
              <table:table-cell office:value-type="float" office:value="26848">
                <text:p>2684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">
                <text:p>8</text:p>
              </table:table-cell>
              <table:table-cell office:value-type="float" office:value="28173.5">
                <text:p>28173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">
                <text:p>8</text:p>
              </table:table-cell>
              <table:table-cell office:value-type="float" office:value="25023.5">
                <text:p>25023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">
                <text:p>8</text:p>
              </table:table-cell>
              <table:table-cell office:value-type="float" office:value="26187.5">
                <text:p>26187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">
                <text:p>8</text:p>
              </table:table-cell>
              <table:table-cell office:value-type="float" office:value="25251">
                <text:p>2525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">
                <text:p>8</text:p>
              </table:table-cell>
              <table:table-cell office:value-type="float" office:value="25009">
                <text:p>2500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">
                <text:p>8</text:p>
              </table:table-cell>
              <table:table-cell office:value-type="float" office:value="23034">
                <text:p>2303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  <table:table-cell office:value-type="float" office:value="25093">
                <text:p>2509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">
                <text:p>8</text:p>
              </table:table-cell>
              <table:table-cell office:value-type="float" office:value="22930.5">
                <text:p>22930.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">
                <text:p>8</text:p>
              </table:table-cell>
              <table:table-cell office:value-type="float" office:value="22685">
                <text:p>2268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">
                <text:p>8</text:p>
              </table:table-cell>
              <table:table-cell office:value-type="float" office:value="27475">
                <text:p>2747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">
                <text:p>8</text:p>
              </table:table-cell>
              <table:table-cell office:value-type="float" office:value="21053.5">
                <text:p>21053.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">
                <text:p>8</text:p>
              </table:table-cell>
              <table:table-cell office:value-type="float" office:value="21496.5">
                <text:p>21496.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">
                <text:p>8</text:p>
              </table:table-cell>
              <table:table-cell office:value-type="float" office:value="21400.5">
                <text:p>21400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">
                <text:p>8</text:p>
              </table:table-cell>
              <table:table-cell office:value-type="float" office:value="22312.5">
                <text:p>22312.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">
                <text:p>8</text:p>
              </table:table-cell>
              <table:table-cell office:value-type="float" office:value="17380">
                <text:p>1738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">
                <text:p>8</text:p>
              </table:table-cell>
              <table:table-cell office:value-type="float" office:value="27332.5">
                <text:p>27332.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">
                <text:p>8</text:p>
              </table:table-cell>
              <table:table-cell office:value-type="float" office:value="22664">
                <text:p>2266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  <table:table-cell office:value-type="float" office:value="22853.5">
                <text:p>22853.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">
                <text:p>8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">
                <text:p>8</text:p>
              </table:table-cell>
              <table:table-cell office:value-type="float" office:value="32929">
                <text:p>3292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">
                <text:p>8</text:p>
              </table:table-cell>
              <table:table-cell office:value-type="float" office:value="22186">
                <text:p>2218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">
                <text:p>8</text:p>
              </table:table-cell>
              <table:table-cell office:value-type="float" office:value="22345.5">
                <text:p>22345.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">
                <text:p>8</text:p>
              </table:table-cell>
              <table:table-cell office:value-type="float" office:value="24405.5">
                <text:p>24405.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">
                <text:p>8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">
                <text:p>8</text:p>
              </table:table-cell>
              <table:table-cell office:value-type="float" office:value="22631.5">
                <text:p>22631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">
                <text:p>8</text:p>
              </table:table-cell>
              <table:table-cell office:value-type="float" office:value="21469">
                <text:p>2146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">
                <text:p>8</text:p>
              </table:table-cell>
              <table:table-cell office:value-type="float" office:value="18748">
                <text:p>1874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">
                <text:p>8</text:p>
              </table:table-cell>
              <table:table-cell office:value-type="float" office:value="23194">
                <text:p>2319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">
                <text:p>8</text:p>
              </table:table-cell>
              <table:table-cell office:value-type="float" office:value="20027.5">
                <text:p>20027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">
                <text:p>8</text:p>
              </table:table-cell>
              <table:table-cell office:value-type="float" office:value="27770.5">
                <text:p>27770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">
                <text:p>8</text:p>
              </table:table-cell>
              <table:table-cell office:value-type="float" office:value="23588">
                <text:p>2358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">
                <text:p>8</text:p>
              </table:table-cell>
              <table:table-cell office:value-type="float" office:value="23841.5">
                <text:p>23841.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">
                <text:p>8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">
                <text:p>8</text:p>
              </table:table-cell>
              <table:table-cell office:value-type="float" office:value="23457.5">
                <text:p>23457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">
                <text:p>8</text:p>
              </table:table-cell>
              <table:table-cell office:value-type="float" office:value="25934">
                <text:p>2593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">
                <text:p>8</text:p>
              </table:table-cell>
              <table:table-cell office:value-type="float" office:value="24369">
                <text:p>2436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">
                <text:p>8</text:p>
              </table:table-cell>
              <table:table-cell office:value-type="float" office:value="24059.5">
                <text:p>24059.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">
                <text:p>8</text:p>
              </table:table-cell>
              <table:table-cell office:value-type="float" office:value="16811.5">
                <text:p>16811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">
                <text:p>8</text:p>
              </table:table-cell>
              <table:table-cell office:value-type="float" office:value="22656.5">
                <text:p>22656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">
                <text:p>8</text:p>
              </table:table-cell>
              <table:table-cell office:value-type="float" office:value="26101.5">
                <text:p>26101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">
                <text:p>8</text:p>
              </table:table-cell>
              <table:table-cell office:value-type="float" office:value="26044">
                <text:p>2604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">
                <text:p>8</text:p>
              </table:table-cell>
              <table:table-cell office:value-type="float" office:value="28996">
                <text:p>2899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">
                <text:p>8</text:p>
              </table:table-cell>
              <table:table-cell office:value-type="float" office:value="23961.5">
                <text:p>23961.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">
                <text:p>8</text:p>
              </table:table-cell>
              <table:table-cell office:value-type="float" office:value="24025">
                <text:p>2402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">
                <text:p>8</text:p>
              </table:table-cell>
              <table:table-cell office:value-type="float" office:value="22473.5">
                <text:p>22473.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">
                <text:p>8</text:p>
              </table:table-cell>
              <table:table-cell office:value-type="float" office:value="27212">
                <text:p>2721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">
                <text:p>8</text:p>
              </table:table-cell>
              <table:table-cell office:value-type="float" office:value="27236">
                <text:p>2723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">
                <text:p>8</text:p>
              </table:table-cell>
              <table:table-cell office:value-type="float" office:value="24883.5">
                <text:p>24883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">
                <text:p>8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">
                <text:p>8</text:p>
              </table:table-cell>
              <table:table-cell office:value-type="float" office:value="24731.5">
                <text:p>24731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">
                <text:p>8</text:p>
              </table:table-cell>
              <table:table-cell office:value-type="float" office:value="28054">
                <text:p>2805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">
                <text:p>8</text:p>
              </table:table-cell>
              <table:table-cell office:value-type="float" office:value="24375">
                <text:p>2437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">
                <text:p>8</text:p>
              </table:table-cell>
              <table:table-cell office:value-type="float" office:value="20194.5">
                <text:p>20194.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">
                <text:p>8</text:p>
              </table:table-cell>
              <table:table-cell office:value-type="float" office:value="24135">
                <text:p>2413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">
                <text:p>8</text:p>
              </table:table-cell>
              <table:table-cell office:value-type="float" office:value="19619">
                <text:p>1961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">
                <text:p>8</text:p>
              </table:table-cell>
              <table:table-cell office:value-type="float" office:value="22189">
                <text:p>2218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">
                <text:p>8</text:p>
              </table:table-cell>
              <table:table-cell office:value-type="float" office:value="31959.5">
                <text:p>31959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">
                <text:p>8</text:p>
              </table:table-cell>
              <table:table-cell office:value-type="float" office:value="25823">
                <text:p>2582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">
                <text:p>8</text:p>
              </table:table-cell>
              <table:table-cell office:value-type="float" office:value="23405">
                <text:p>2340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">
                <text:p>8</text:p>
              </table:table-cell>
              <table:table-cell office:value-type="float" office:value="24763">
                <text:p>2476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">
                <text:p>8</text:p>
              </table:table-cell>
              <table:table-cell office:value-type="float" office:value="24234.5">
                <text:p>24234.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">
                <text:p>8</text:p>
              </table:table-cell>
              <table:table-cell office:value-type="float" office:value="22887.5">
                <text:p>22887.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">
                <text:p>8</text:p>
              </table:table-cell>
              <table:table-cell office:value-type="float" office:value="25006.5">
                <text:p>25006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">
                <text:p>8</text:p>
              </table:table-cell>
              <table:table-cell office:value-type="float" office:value="23941">
                <text:p>2394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">
                <text:p>8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">
                <text:p>8</text:p>
              </table:table-cell>
              <table:table-cell office:value-type="float" office:value="23927">
                <text:p>2392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">
                <text:p>8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">
                <text:p>8</text:p>
              </table:table-cell>
              <table:table-cell office:value-type="float" office:value="21011">
                <text:p>2101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">
                <text:p>8</text:p>
              </table:table-cell>
              <table:table-cell office:value-type="float" office:value="21179.5">
                <text:p>21179.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">
                <text:p>8</text:p>
              </table:table-cell>
              <table:table-cell office:value-type="float" office:value="21832.5">
                <text:p>21832.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  <table:table-cell office:value-type="float" office:value="19036.5">
                <text:p>19036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">
                <text:p>8</text:p>
              </table:table-cell>
              <table:table-cell office:value-type="float" office:value="20968.5">
                <text:p>20968.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">
                <text:p>8</text:p>
              </table:table-cell>
              <table:table-cell office:value-type="float" office:value="23028">
                <text:p>2302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">
                <text:p>8</text:p>
              </table:table-cell>
              <table:table-cell office:value-type="float" office:value="24607">
                <text:p>2460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">
                <text:p>8</text:p>
              </table:table-cell>
              <table:table-cell office:value-type="float" office:value="19503.5">
                <text:p>19503.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">
                <text:p>8</text:p>
              </table:table-cell>
              <table:table-cell office:value-type="float" office:value="25317.5">
                <text:p>25317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">
                <text:p>8</text:p>
              </table:table-cell>
              <table:table-cell office:value-type="float" office:value="26409.5">
                <text:p>26409.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">
                <text:p>8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">
                <text:p>8</text:p>
              </table:table-cell>
              <table:table-cell office:value-type="float" office:value="20815.5">
                <text:p>20815.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">
                <text:p>8</text:p>
              </table:table-cell>
              <table:table-cell office:value-type="float" office:value="22095.5">
                <text:p>22095.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">
                <text:p>8</text:p>
              </table:table-cell>
              <table:table-cell office:value-type="float" office:value="19569">
                <text:p>1956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">
                <text:p>8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">
                <text:p>8</text:p>
              </table:table-cell>
              <table:table-cell office:value-type="float" office:value="25192">
                <text:p>2519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">
                <text:p>8</text:p>
              </table:table-cell>
              <table:table-cell office:value-type="float" office:value="26743.5">
                <text:p>26743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">
                <text:p>8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">
                <text:p>8</text:p>
              </table:table-cell>
              <table:table-cell office:value-type="float" office:value="26707.5">
                <text:p>26707.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">
                <text:p>8</text:p>
              </table:table-cell>
              <table:table-cell office:value-type="float" office:value="22180">
                <text:p>2218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">
                <text:p>8</text:p>
              </table:table-cell>
              <table:table-cell office:value-type="float" office:value="24421.5">
                <text:p>24421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">
                <text:p>8</text:p>
              </table:table-cell>
              <table:table-cell office:value-type="float" office:value="16243.5">
                <text:p>16243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">
                <text:p>8</text:p>
              </table:table-cell>
              <table:table-cell office:value-type="float" office:value="26950.5">
                <text:p>26950.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">
                <text:p>8</text:p>
              </table:table-cell>
              <table:table-cell office:value-type="float" office:value="22420.5">
                <text:p>22420.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">
                <text:p>8</text:p>
              </table:table-cell>
              <table:table-cell office:value-type="float" office:value="25371">
                <text:p>2537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">
                <text:p>8</text:p>
              </table:table-cell>
              <table:table-cell office:value-type="float" office:value="25915">
                <text:p>2591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">
                <text:p>8</text:p>
              </table:table-cell>
              <table:table-cell office:value-type="float" office:value="29393.5">
                <text:p>29393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">
                <text:p>8</text:p>
              </table:table-cell>
              <table:table-cell office:value-type="float" office:value="25810">
                <text:p>2581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">
                <text:p>8</text:p>
              </table:table-cell>
              <table:table-cell office:value-type="float" office:value="26759.5">
                <text:p>26759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">
                <text:p>8</text:p>
              </table:table-cell>
              <table:table-cell office:value-type="float" office:value="17635.5">
                <text:p>17635.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">
                <text:p>8</text:p>
              </table:table-cell>
              <table:table-cell office:value-type="float" office:value="28838">
                <text:p>2883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">
                <text:p>8</text:p>
              </table:table-cell>
              <table:table-cell office:value-type="float" office:value="22006">
                <text:p>2200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">
                <text:p>8</text:p>
              </table:table-cell>
              <table:table-cell office:value-type="float" office:value="23103.5">
                <text:p>23103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">
                <text:p>8</text:p>
              </table:table-cell>
              <table:table-cell office:value-type="float" office:value="26987">
                <text:p>2698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">
                <text:p>8</text:p>
              </table:table-cell>
              <table:table-cell office:value-type="float" office:value="23612">
                <text:p>2361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">
                <text:p>8</text:p>
              </table:table-cell>
              <table:table-cell office:value-type="float" office:value="23576.5">
                <text:p>23576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">
                <text:p>8</text:p>
              </table:table-cell>
              <table:table-cell office:value-type="float" office:value="26297.5">
                <text:p>26297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">
                <text:p>8</text:p>
              </table:table-cell>
              <table:table-cell office:value-type="float" office:value="25749.5">
                <text:p>25749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">
                <text:p>8</text:p>
              </table:table-cell>
              <table:table-cell office:value-type="float" office:value="24386">
                <text:p>2438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  <table:table-cell office:value-type="float" office:value="25311">
                <text:p>2531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  <table:table-cell office:value-type="float" office:value="23948">
                <text:p>2394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">
                <text:p>8</text:p>
              </table:table-cell>
              <table:table-cell office:value-type="float" office:value="26821.5">
                <text:p>26821.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">
                <text:p>8</text:p>
              </table:table-cell>
              <table:table-cell office:value-type="float" office:value="22120.5">
                <text:p>22120.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">
                <text:p>8</text:p>
              </table:table-cell>
              <table:table-cell office:value-type="float" office:value="25522">
                <text:p>2552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">
                <text:p>8</text:p>
              </table:table-cell>
              <table:table-cell office:value-type="float" office:value="23549.5">
                <text:p>23549.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">
                <text:p>8</text:p>
              </table:table-cell>
              <table:table-cell office:value-type="float" office:value="24963.5">
                <text:p>24963.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">
                <text:p>8</text:p>
              </table:table-cell>
              <table:table-cell office:value-type="float" office:value="24316">
                <text:p>2431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26149">
                <text:p>2614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">
                <text:p>8</text:p>
              </table:table-cell>
              <table:table-cell office:value-type="float" office:value="26261.5">
                <text:p>26261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">
                <text:p>8</text:p>
              </table:table-cell>
              <table:table-cell office:value-type="float" office:value="25522.5">
                <text:p>25522.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">
                <text:p>8</text:p>
              </table:table-cell>
              <table:table-cell office:value-type="float" office:value="25291">
                <text:p>2529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">
                <text:p>8</text:p>
              </table:table-cell>
              <table:table-cell office:value-type="float" office:value="22338">
                <text:p>2233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">
                <text:p>8</text:p>
              </table:table-cell>
              <table:table-cell office:value-type="float" office:value="25011.5">
                <text:p>25011.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">
                <text:p>8</text:p>
              </table:table-cell>
              <table:table-cell office:value-type="float" office:value="21575.5">
                <text:p>21575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">
                <text:p>8</text:p>
              </table:table-cell>
              <table:table-cell office:value-type="float" office:value="22809.5">
                <text:p>22809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">
                <text:p>8</text:p>
              </table:table-cell>
              <table:table-cell office:value-type="float" office:value="26471">
                <text:p>2647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">
                <text:p>8</text:p>
              </table:table-cell>
              <table:table-cell office:value-type="float" office:value="24272">
                <text:p>2427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">
                <text:p>8</text:p>
              </table:table-cell>
              <table:table-cell office:value-type="float" office:value="22596.5">
                <text:p>22596.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">
                <text:p>8</text:p>
              </table:table-cell>
              <table:table-cell office:value-type="float" office:value="27026">
                <text:p>2702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">
                <text:p>8</text:p>
              </table:table-cell>
              <table:table-cell office:value-type="float" office:value="25119.5">
                <text:p>25119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">
                <text:p>8</text:p>
              </table:table-cell>
              <table:table-cell office:value-type="float" office:value="20958">
                <text:p>2095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">
                <text:p>8</text:p>
              </table:table-cell>
              <table:table-cell office:value-type="float" office:value="25644">
                <text:p>2564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">
                <text:p>8</text:p>
              </table:table-cell>
              <table:table-cell office:value-type="float" office:value="26067.5">
                <text:p>26067.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">
                <text:p>8</text:p>
              </table:table-cell>
              <table:table-cell office:value-type="float" office:value="25841.5">
                <text:p>25841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">
                <text:p>8</text:p>
              </table:table-cell>
              <table:table-cell office:value-type="float" office:value="20475">
                <text:p>2047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">
                <text:p>8</text:p>
              </table:table-cell>
              <table:table-cell office:value-type="float" office:value="24702">
                <text:p>2470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">
                <text:p>8</text:p>
              </table:table-cell>
              <table:table-cell office:value-type="float" office:value="19896.5">
                <text:p>19896.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">
                <text:p>8</text:p>
              </table:table-cell>
              <table:table-cell office:value-type="float" office:value="24672">
                <text:p>2467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">
                <text:p>8</text:p>
              </table:table-cell>
              <table:table-cell office:value-type="float" office:value="27794.5">
                <text:p>27794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">
                <text:p>8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">
                <text:p>8</text:p>
              </table:table-cell>
              <table:table-cell office:value-type="float" office:value="27752.5">
                <text:p>27752.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">
                <text:p>8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">
                <text:p>8</text:p>
              </table:table-cell>
              <table:table-cell office:value-type="float" office:value="26620.5">
                <text:p>26620.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">
                <text:p>8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">
                <text:p>8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">
                <text:p>8</text:p>
              </table:table-cell>
              <table:table-cell office:value-type="float" office:value="22343.5">
                <text:p>22343.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">
                <text:p>8</text:p>
              </table:table-cell>
              <table:table-cell office:value-type="float" office:value="21661.5">
                <text:p>21661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">
                <text:p>8</text:p>
              </table:table-cell>
              <table:table-cell office:value-type="float" office:value="24855">
                <text:p>2485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">
                <text:p>8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  <table:table-cell office:value-type="float" office:value="21447">
                <text:p>2144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">
                <text:p>8</text:p>
              </table:table-cell>
              <table:table-cell office:value-type="float" office:value="18750.5">
                <text:p>18750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">
                <text:p>8</text:p>
              </table:table-cell>
              <table:table-cell office:value-type="float" office:value="26845.5">
                <text:p>26845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">
                <text:p>8</text:p>
              </table:table-cell>
              <table:table-cell office:value-type="float" office:value="25253.5">
                <text:p>25253.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">
                <text:p>8</text:p>
              </table:table-cell>
              <table:table-cell office:value-type="float" office:value="23792.5">
                <text:p>23792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">
                <text:p>8</text:p>
              </table:table-cell>
              <table:table-cell office:value-type="float" office:value="24931">
                <text:p>2493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">
                <text:p>8</text:p>
              </table:table-cell>
              <table:table-cell office:value-type="float" office:value="20297">
                <text:p>2029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">
                <text:p>8</text:p>
              </table:table-cell>
              <table:table-cell office:value-type="float" office:value="24362.5">
                <text:p>24362.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">
                <text:p>8</text:p>
              </table:table-cell>
              <table:table-cell office:value-type="float" office:value="25626">
                <text:p>2562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">
                <text:p>8</text:p>
              </table:table-cell>
              <table:table-cell office:value-type="float" office:value="22906.5">
                <text:p>22906.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">
                <text:p>8</text:p>
              </table:table-cell>
              <table:table-cell office:value-type="float" office:value="23197.5">
                <text:p>23197.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">
                <text:p>8</text:p>
              </table:table-cell>
              <table:table-cell office:value-type="float" office:value="28779.5">
                <text:p>28779.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">
                <text:p>8</text:p>
              </table:table-cell>
              <table:table-cell office:value-type="float" office:value="23717.5">
                <text:p>23717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">
                <text:p>8</text:p>
              </table:table-cell>
              <table:table-cell office:value-type="float" office:value="24740.5">
                <text:p>24740.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">
                <text:p>8</text:p>
              </table:table-cell>
              <table:table-cell office:value-type="float" office:value="28109.5">
                <text:p>28109.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">
                <text:p>8</text:p>
              </table:table-cell>
              <table:table-cell office:value-type="float" office:value="23332.5">
                <text:p>23332.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">
                <text:p>8</text:p>
              </table:table-cell>
              <table:table-cell office:value-type="float" office:value="29694.5">
                <text:p>29694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">
                <text:p>8</text:p>
              </table:table-cell>
              <table:table-cell office:value-type="float" office:value="24722">
                <text:p>2472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">
                <text:p>8</text:p>
              </table:table-cell>
              <table:table-cell office:value-type="float" office:value="26910">
                <text:p>2691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">
                <text:p>8</text:p>
              </table:table-cell>
              <table:table-cell office:value-type="float" office:value="23430.5">
                <text:p>23430.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">
                <text:p>8</text:p>
              </table:table-cell>
              <table:table-cell office:value-type="float" office:value="24079.5">
                <text:p>24079.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">
                <text:p>8</text:p>
              </table:table-cell>
              <table:table-cell office:value-type="float" office:value="16502">
                <text:p>1650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">
                <text:p>8</text:p>
              </table:table-cell>
              <table:table-cell office:value-type="float" office:value="21011">
                <text:p>2101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">
                <text:p>8</text:p>
              </table:table-cell>
              <table:table-cell office:value-type="float" office:value="25331.5">
                <text:p>25331.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">
                <text:p>8</text:p>
              </table:table-cell>
              <table:table-cell office:value-type="float" office:value="25269">
                <text:p>2526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">
                <text:p>8</text:p>
              </table:table-cell>
              <table:table-cell office:value-type="float" office:value="23031">
                <text:p>2303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">
                <text:p>8</text:p>
              </table:table-cell>
              <table:table-cell office:value-type="float" office:value="22873.5">
                <text:p>22873.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">
                <text:p>8</text:p>
              </table:table-cell>
              <table:table-cell office:value-type="float" office:value="26497.5">
                <text:p>26497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">
                <text:p>8</text:p>
              </table:table-cell>
              <table:table-cell office:value-type="float" office:value="22032">
                <text:p>2203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">
                <text:p>8</text:p>
              </table:table-cell>
              <table:table-cell office:value-type="float" office:value="25745.5">
                <text:p>25745.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">
                <text:p>8</text:p>
              </table:table-cell>
              <table:table-cell office:value-type="float" office:value="23018">
                <text:p>2301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">
                <text:p>8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">
                <text:p>8</text:p>
              </table:table-cell>
              <table:table-cell office:value-type="float" office:value="22920.5">
                <text:p>22920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">
                <text:p>8</text:p>
              </table:table-cell>
              <table:table-cell office:value-type="float" office:value="25744.5">
                <text:p>25744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">
                <text:p>8</text:p>
              </table:table-cell>
              <table:table-cell office:value-type="float" office:value="21854.5">
                <text:p>21854.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">
                <text:p>8</text:p>
              </table:table-cell>
              <table:table-cell office:value-type="float" office:value="27469.5">
                <text:p>27469.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">
                <text:p>8</text:p>
              </table:table-cell>
              <table:table-cell office:value-type="float" office:value="21363.5">
                <text:p>21363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">
                <text:p>8</text:p>
              </table:table-cell>
              <table:table-cell office:value-type="float" office:value="24070.5">
                <text:p>24070.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">
                <text:p>8</text:p>
              </table:table-cell>
              <table:table-cell office:value-type="float" office:value="22955">
                <text:p>2295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">
                <text:p>8</text:p>
              </table:table-cell>
              <table:table-cell office:value-type="float" office:value="25903">
                <text:p>2590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">
                <text:p>8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">
                <text:p>8</text:p>
              </table:table-cell>
              <table:table-cell office:value-type="float" office:value="26327.5">
                <text:p>26327.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">
                <text:p>8</text:p>
              </table:table-cell>
              <table:table-cell office:value-type="float" office:value="23731.5">
                <text:p>23731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">
                <text:p>8</text:p>
              </table:table-cell>
              <table:table-cell office:value-type="float" office:value="28041">
                <text:p>2804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">
                <text:p>8</text:p>
              </table:table-cell>
              <table:table-cell office:value-type="float" office:value="25637">
                <text:p>2563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">
                <text:p>8</text:p>
              </table:table-cell>
              <table:table-cell office:value-type="float" office:value="20962">
                <text:p>2096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">
                <text:p>8</text:p>
              </table:table-cell>
              <table:table-cell office:value-type="float" office:value="25442.5">
                <text:p>25442.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">
                <text:p>8</text:p>
              </table:table-cell>
              <table:table-cell office:value-type="float" office:value="26065">
                <text:p>2606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">
                <text:p>8</text:p>
              </table:table-cell>
              <table:table-cell office:value-type="float" office:value="24759.5">
                <text:p>24759.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">
                <text:p>8</text:p>
              </table:table-cell>
              <table:table-cell office:value-type="float" office:value="22853.5">
                <text:p>22853.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">
                <text:p>8</text:p>
              </table:table-cell>
              <table:table-cell office:value-type="float" office:value="20599">
                <text:p>2059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">
                <text:p>8</text:p>
              </table:table-cell>
              <table:table-cell office:value-type="float" office:value="22711">
                <text:p>2271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">
                <text:p>8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">
                <text:p>8</text:p>
              </table:table-cell>
              <table:table-cell office:value-type="float" office:value="25017">
                <text:p>2501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">
                <text:p>8</text:p>
              </table:table-cell>
              <table:table-cell office:value-type="float" office:value="26195.5">
                <text:p>26195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">
                <text:p>8</text:p>
              </table:table-cell>
              <table:table-cell office:value-type="float" office:value="22223.5">
                <text:p>22223.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">
                <text:p>8</text:p>
              </table:table-cell>
              <table:table-cell office:value-type="float" office:value="24124">
                <text:p>2412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">
                <text:p>8</text:p>
              </table:table-cell>
              <table:table-cell office:value-type="float" office:value="22265">
                <text:p>2226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">
                <text:p>8</text:p>
              </table:table-cell>
              <table:table-cell office:value-type="float" office:value="20837">
                <text:p>2083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">
                <text:p>8</text:p>
              </table:table-cell>
              <table:table-cell office:value-type="float" office:value="23989">
                <text:p>2398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">
                <text:p>8</text:p>
              </table:table-cell>
              <table:table-cell office:value-type="float" office:value="22980">
                <text:p>2298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">
                <text:p>8</text:p>
              </table:table-cell>
              <table:table-cell office:value-type="float" office:value="21140.5">
                <text:p>21140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">
                <text:p>8</text:p>
              </table:table-cell>
              <table:table-cell office:value-type="float" office:value="26812.5">
                <text:p>26812.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28863.5">
                <text:p>28863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">
                <text:p>8</text:p>
              </table:table-cell>
              <table:table-cell office:value-type="float" office:value="24014.5">
                <text:p>24014.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">
                <text:p>8</text:p>
              </table:table-cell>
              <table:table-cell office:value-type="float" office:value="24202">
                <text:p>2420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">
                <text:p>8</text:p>
              </table:table-cell>
              <table:table-cell office:value-type="float" office:value="23077">
                <text:p>2307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">
                <text:p>8</text:p>
              </table:table-cell>
              <table:table-cell office:value-type="float" office:value="24410.5">
                <text:p>24410.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">
                <text:p>8</text:p>
              </table:table-cell>
              <table:table-cell office:value-type="float" office:value="26768.5">
                <text:p>26768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">
                <text:p>8</text:p>
              </table:table-cell>
              <table:table-cell office:value-type="float" office:value="21533.5">
                <text:p>21533.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">
                <text:p>8</text:p>
              </table:table-cell>
              <table:table-cell office:value-type="float" office:value="24356">
                <text:p>2435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">
                <text:p>8</text:p>
              </table:table-cell>
              <table:table-cell office:value-type="float" office:value="26057.5">
                <text:p>26057.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24985.5">
                <text:p>24985.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">
                <text:p>9</text:p>
              </table:table-cell>
              <table:table-cell office:value-type="float" office:value="23936.5">
                <text:p>23936.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">
                <text:p>9</text:p>
              </table:table-cell>
              <table:table-cell office:value-type="float" office:value="20962">
                <text:p>2096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23827.5">
                <text:p>23827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">
                <text:p>9</text:p>
              </table:table-cell>
              <table:table-cell office:value-type="float" office:value="21806.5">
                <text:p>21806.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21501.5">
                <text:p>21501.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22042">
                <text:p>2204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">
                <text:p>9</text:p>
              </table:table-cell>
              <table:table-cell office:value-type="float" office:value="22724.5">
                <text:p>22724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">
                <text:p>9</text:p>
              </table:table-cell>
              <table:table-cell office:value-type="float" office:value="20434">
                <text:p>2043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">
                <text:p>9</text:p>
              </table:table-cell>
              <table:table-cell office:value-type="float" office:value="24220">
                <text:p>2422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23103.5">
                <text:p>23103.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">
                <text:p>9</text:p>
              </table:table-cell>
              <table:table-cell office:value-type="float" office:value="26240.5">
                <text:p>26240.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">
                <text:p>9</text:p>
              </table:table-cell>
              <table:table-cell office:value-type="float" office:value="25279.5">
                <text:p>25279.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">
                <text:p>9</text:p>
              </table:table-cell>
              <table:table-cell office:value-type="float" office:value="24922">
                <text:p>2492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">
                <text:p>9</text:p>
              </table:table-cell>
              <table:table-cell office:value-type="float" office:value="28073">
                <text:p>2807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24509">
                <text:p>2450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">
                <text:p>9</text:p>
              </table:table-cell>
              <table:table-cell office:value-type="float" office:value="24937">
                <text:p>2493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">
                <text:p>9</text:p>
              </table:table-cell>
              <table:table-cell office:value-type="float" office:value="27041">
                <text:p>2704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">
                <text:p>9</text:p>
              </table:table-cell>
              <table:table-cell office:value-type="float" office:value="27437.5">
                <text:p>27437.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">
                <text:p>9</text:p>
              </table:table-cell>
              <table:table-cell office:value-type="float" office:value="26718">
                <text:p>2671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">
                <text:p>9</text:p>
              </table:table-cell>
              <table:table-cell office:value-type="float" office:value="24922.5">
                <text:p>24922.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">
                <text:p>9</text:p>
              </table:table-cell>
              <table:table-cell office:value-type="float" office:value="21790.5">
                <text:p>21790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">
                <text:p>9</text:p>
              </table:table-cell>
              <table:table-cell office:value-type="float" office:value="22819.5">
                <text:p>22819.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">
                <text:p>9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">
                <text:p>9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">
                <text:p>9</text:p>
              </table:table-cell>
              <table:table-cell office:value-type="float" office:value="27453">
                <text:p>2745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">
                <text:p>9</text:p>
              </table:table-cell>
              <table:table-cell office:value-type="float" office:value="24346.5">
                <text:p>24346.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">
                <text:p>9</text:p>
              </table:table-cell>
              <table:table-cell office:value-type="float" office:value="26073.5">
                <text:p>26073.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">
                <text:p>9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">
                <text:p>9</text:p>
              </table:table-cell>
              <table:table-cell office:value-type="float" office:value="25335.5">
                <text:p>25335.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">
                <text:p>9</text:p>
              </table:table-cell>
              <table:table-cell office:value-type="float" office:value="28193">
                <text:p>2819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">
                <text:p>9</text:p>
              </table:table-cell>
              <table:table-cell office:value-type="float" office:value="24556.5">
                <text:p>24556.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">
                <text:p>9</text:p>
              </table:table-cell>
              <table:table-cell office:value-type="float" office:value="23628.5">
                <text:p>23628.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">
                <text:p>9</text:p>
              </table:table-cell>
              <table:table-cell office:value-type="float" office:value="27654.5">
                <text:p>27654.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">
                <text:p>9</text:p>
              </table:table-cell>
              <table:table-cell office:value-type="float" office:value="23301.5">
                <text:p>23301.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">
                <text:p>9</text:p>
              </table:table-cell>
              <table:table-cell office:value-type="float" office:value="28169.5">
                <text:p>28169.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">
                <text:p>9</text:p>
              </table:table-cell>
              <table:table-cell office:value-type="float" office:value="27640">
                <text:p>2764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">
                <text:p>9</text:p>
              </table:table-cell>
              <table:table-cell office:value-type="float" office:value="24553">
                <text:p>2455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">
                <text:p>9</text:p>
              </table:table-cell>
              <table:table-cell office:value-type="float" office:value="27478">
                <text:p>2747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">
                <text:p>9</text:p>
              </table:table-cell>
              <table:table-cell office:value-type="float" office:value="20820.5">
                <text:p>20820.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">
                <text:p>9</text:p>
              </table:table-cell>
              <table:table-cell office:value-type="float" office:value="22591.5">
                <text:p>22591.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">
                <text:p>9</text:p>
              </table:table-cell>
              <table:table-cell office:value-type="float" office:value="24311">
                <text:p>2431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">
                <text:p>9</text:p>
              </table:table-cell>
              <table:table-cell office:value-type="float" office:value="26834.5">
                <text:p>26834.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">
                <text:p>9</text:p>
              </table:table-cell>
              <table:table-cell office:value-type="float" office:value="23969">
                <text:p>2396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">
                <text:p>9</text:p>
              </table:table-cell>
              <table:table-cell office:value-type="float" office:value="25470">
                <text:p>2547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">
                <text:p>9</text:p>
              </table:table-cell>
              <table:table-cell office:value-type="float" office:value="26521">
                <text:p>2652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">
                <text:p>9</text:p>
              </table:table-cell>
              <table:table-cell office:value-type="float" office:value="25370">
                <text:p>2537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">
                <text:p>9</text:p>
              </table:table-cell>
              <table:table-cell office:value-type="float" office:value="22788.5">
                <text:p>22788.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">
                <text:p>9</text:p>
              </table:table-cell>
              <table:table-cell office:value-type="float" office:value="20782">
                <text:p>2078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">
                <text:p>9</text:p>
              </table:table-cell>
              <table:table-cell office:value-type="float" office:value="22918">
                <text:p>2291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">
                <text:p>9</text:p>
              </table:table-cell>
              <table:table-cell office:value-type="float" office:value="25050.5">
                <text:p>25050.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">
                <text:p>9</text:p>
              </table:table-cell>
              <table:table-cell office:value-type="float" office:value="23379">
                <text:p>2337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  <table:table-cell office:value-type="float" office:value="25303">
                <text:p>2530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">
                <text:p>9</text:p>
              </table:table-cell>
              <table:table-cell office:value-type="float" office:value="21505.5">
                <text:p>21505.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">
                <text:p>9</text:p>
              </table:table-cell>
              <table:table-cell office:value-type="float" office:value="26937">
                <text:p>2693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">
                <text:p>9</text:p>
              </table:table-cell>
              <table:table-cell office:value-type="float" office:value="26839">
                <text:p>2683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">
                <text:p>9</text:p>
              </table:table-cell>
              <table:table-cell office:value-type="float" office:value="31911.5">
                <text:p>31911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">
                <text:p>9</text:p>
              </table:table-cell>
              <table:table-cell office:value-type="float" office:value="22808">
                <text:p>22808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9">
                <text:p>9</text:p>
              </table:table-cell>
              <table:table-cell office:value-type="float" office:value="28067.5">
                <text:p>28067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">
                <text:p>9</text:p>
              </table:table-cell>
              <table:table-cell office:value-type="float" office:value="21887.5">
                <text:p>21887.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">
                <text:p>9</text:p>
              </table:table-cell>
              <table:table-cell office:value-type="float" office:value="21371.5">
                <text:p>21371.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">
                <text:p>9</text:p>
              </table:table-cell>
              <table:table-cell office:value-type="float" office:value="26081.5">
                <text:p>26081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">
                <text:p>9</text:p>
              </table:table-cell>
              <table:table-cell office:value-type="float" office:value="24803.5">
                <text:p>24803.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">
                <text:p>9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">
                <text:p>9</text:p>
              </table:table-cell>
              <table:table-cell office:value-type="float" office:value="23381">
                <text:p>2338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">
                <text:p>9</text:p>
              </table:table-cell>
              <table:table-cell office:value-type="float" office:value="25983">
                <text:p>2598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">
                <text:p>9</text:p>
              </table:table-cell>
              <table:table-cell office:value-type="float" office:value="21421.5">
                <text:p>21421.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">
                <text:p>9</text:p>
              </table:table-cell>
              <table:table-cell office:value-type="float" office:value="23984.5">
                <text:p>23984.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">
                <text:p>9</text:p>
              </table:table-cell>
              <table:table-cell office:value-type="float" office:value="23585">
                <text:p>2358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">
                <text:p>9</text:p>
              </table:table-cell>
              <table:table-cell office:value-type="float" office:value="26060">
                <text:p>2606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">
                <text:p>9</text:p>
              </table:table-cell>
              <table:table-cell office:value-type="float" office:value="26196">
                <text:p>2619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">
                <text:p>9</text:p>
              </table:table-cell>
              <table:table-cell office:value-type="float" office:value="23318.5">
                <text:p>23318.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  <table:table-cell office:value-type="float" office:value="26822">
                <text:p>26822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">
                <text:p>9</text:p>
              </table:table-cell>
              <table:table-cell office:value-type="float" office:value="26075">
                <text:p>2607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">
                <text:p>9</text:p>
              </table:table-cell>
              <table:table-cell office:value-type="float" office:value="28513">
                <text:p>2851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">
                <text:p>9</text:p>
              </table:table-cell>
              <table:table-cell office:value-type="float" office:value="23817.5">
                <text:p>23817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">
                <text:p>9</text:p>
              </table:table-cell>
              <table:table-cell office:value-type="float" office:value="26208.5">
                <text:p>26208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">
                <text:p>9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">
                <text:p>9</text:p>
              </table:table-cell>
              <table:table-cell office:value-type="float" office:value="20914.5">
                <text:p>20914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">
                <text:p>9</text:p>
              </table:table-cell>
              <table:table-cell office:value-type="float" office:value="25745.5">
                <text:p>25745.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">
                <text:p>9</text:p>
              </table:table-cell>
              <table:table-cell office:value-type="float" office:value="25306">
                <text:p>2530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">
                <text:p>9</text:p>
              </table:table-cell>
              <table:table-cell office:value-type="float" office:value="27626.5">
                <text:p>27626.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">
                <text:p>9</text:p>
              </table:table-cell>
              <table:table-cell office:value-type="float" office:value="21489.5">
                <text:p>21489.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">
                <text:p>9</text:p>
              </table:table-cell>
              <table:table-cell office:value-type="float" office:value="24761.5">
                <text:p>24761.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">
                <text:p>9</text:p>
              </table:table-cell>
              <table:table-cell office:value-type="float" office:value="23473">
                <text:p>2347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">
                <text:p>9</text:p>
              </table:table-cell>
              <table:table-cell office:value-type="float" office:value="23842">
                <text:p>2384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">
                <text:p>9</text:p>
              </table:table-cell>
              <table:table-cell office:value-type="float" office:value="26779">
                <text:p>2677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">
                <text:p>9</text:p>
              </table:table-cell>
              <table:table-cell office:value-type="float" office:value="28096">
                <text:p>2809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">
                <text:p>9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">
                <text:p>9</text:p>
              </table:table-cell>
              <table:table-cell office:value-type="float" office:value="23912">
                <text:p>2391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">
                <text:p>9</text:p>
              </table:table-cell>
              <table:table-cell office:value-type="float" office:value="24538.5">
                <text:p>24538.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">
                <text:p>9</text:p>
              </table:table-cell>
              <table:table-cell office:value-type="float" office:value="24722.5">
                <text:p>24722.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">
                <text:p>9</text:p>
              </table:table-cell>
              <table:table-cell office:value-type="float" office:value="26166">
                <text:p>2616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">
                <text:p>9</text:p>
              </table:table-cell>
              <table:table-cell office:value-type="float" office:value="18021">
                <text:p>1802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">
                <text:p>9</text:p>
              </table:table-cell>
              <table:table-cell office:value-type="float" office:value="28577">
                <text:p>2857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26096">
                <text:p>2609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">
                <text:p>9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">
                <text:p>9</text:p>
              </table:table-cell>
              <table:table-cell office:value-type="float" office:value="27553.5">
                <text:p>27553.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">
                <text:p>9</text:p>
              </table:table-cell>
              <table:table-cell office:value-type="float" office:value="23801.5">
                <text:p>23801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">
                <text:p>9</text:p>
              </table:table-cell>
              <table:table-cell office:value-type="float" office:value="22789">
                <text:p>2278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">
                <text:p>9</text:p>
              </table:table-cell>
              <table:table-cell office:value-type="float" office:value="25469.5">
                <text:p>25469.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">
                <text:p>9</text:p>
              </table:table-cell>
              <table:table-cell office:value-type="float" office:value="22115">
                <text:p>2211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">
                <text:p>9</text:p>
              </table:table-cell>
              <table:table-cell office:value-type="float" office:value="23339">
                <text:p>2333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">
                <text:p>9</text:p>
              </table:table-cell>
              <table:table-cell office:value-type="float" office:value="28547.5">
                <text:p>28547.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">
                <text:p>9</text:p>
              </table:table-cell>
              <table:table-cell office:value-type="float" office:value="29480">
                <text:p>2948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">
                <text:p>9</text:p>
              </table:table-cell>
              <table:table-cell office:value-type="float" office:value="22768">
                <text:p>2276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">
                <text:p>9</text:p>
              </table:table-cell>
              <table:table-cell office:value-type="float" office:value="22117">
                <text:p>2211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">
                <text:p>9</text:p>
              </table:table-cell>
              <table:table-cell office:value-type="float" office:value="21670">
                <text:p>2167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">
                <text:p>9</text:p>
              </table:table-cell>
              <table:table-cell office:value-type="float" office:value="23468">
                <text:p>2346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">
                <text:p>9</text:p>
              </table:table-cell>
              <table:table-cell office:value-type="float" office:value="24194">
                <text:p>2419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">
                <text:p>9</text:p>
              </table:table-cell>
              <table:table-cell office:value-type="float" office:value="19582.5">
                <text:p>19582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">
                <text:p>9</text:p>
              </table:table-cell>
              <table:table-cell office:value-type="float" office:value="25007">
                <text:p>25007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">
                <text:p>9</text:p>
              </table:table-cell>
              <table:table-cell office:value-type="float" office:value="23246.5">
                <text:p>23246.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  <table:table-cell office:value-type="float" office:value="19681">
                <text:p>1968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">
                <text:p>9</text:p>
              </table:table-cell>
              <table:table-cell office:value-type="float" office:value="22223.5">
                <text:p>22223.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">
                <text:p>9</text:p>
              </table:table-cell>
              <table:table-cell office:value-type="float" office:value="23624.5">
                <text:p>23624.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">
                <text:p>9</text:p>
              </table:table-cell>
              <table:table-cell office:value-type="float" office:value="24490.5">
                <text:p>24490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">
                <text:p>9</text:p>
              </table:table-cell>
              <table:table-cell office:value-type="float" office:value="29502">
                <text:p>2950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9">
                <text:p>9</text:p>
              </table:table-cell>
              <table:table-cell office:value-type="float" office:value="21150.5">
                <text:p>21150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">
                <text:p>9</text:p>
              </table:table-cell>
              <table:table-cell office:value-type="float" office:value="24682">
                <text:p>2468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">
                <text:p>9</text:p>
              </table:table-cell>
              <table:table-cell office:value-type="float" office:value="25255.5">
                <text:p>25255.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">
                <text:p>9</text:p>
              </table:table-cell>
              <table:table-cell office:value-type="float" office:value="26750">
                <text:p>2675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">
                <text:p>9</text:p>
              </table:table-cell>
              <table:table-cell office:value-type="float" office:value="26408">
                <text:p>2640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">
                <text:p>9</text:p>
              </table:table-cell>
              <table:table-cell office:value-type="float" office:value="25125">
                <text:p>2512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">
                <text:p>9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">
                <text:p>9</text:p>
              </table:table-cell>
              <table:table-cell office:value-type="float" office:value="23813.5">
                <text:p>23813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">
                <text:p>9</text:p>
              </table:table-cell>
              <table:table-cell office:value-type="float" office:value="22694.5">
                <text:p>22694.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">
                <text:p>9</text:p>
              </table:table-cell>
              <table:table-cell office:value-type="float" office:value="24689">
                <text:p>24689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">
                <text:p>9</text:p>
              </table:table-cell>
              <table:table-cell office:value-type="float" office:value="19537">
                <text:p>1953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">
                <text:p>9</text:p>
              </table:table-cell>
              <table:table-cell office:value-type="float" office:value="25290.5">
                <text:p>25290.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">
                <text:p>9</text:p>
              </table:table-cell>
              <table:table-cell office:value-type="float" office:value="27708.5">
                <text:p>27708.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">
                <text:p>9</text:p>
              </table:table-cell>
              <table:table-cell office:value-type="float" office:value="23230.5">
                <text:p>23230.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">
                <text:p>9</text:p>
              </table:table-cell>
              <table:table-cell office:value-type="float" office:value="29729.5">
                <text:p>29729.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">
                <text:p>9</text:p>
              </table:table-cell>
              <table:table-cell office:value-type="float" office:value="24541.5">
                <text:p>24541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">
                <text:p>9</text:p>
              </table:table-cell>
              <table:table-cell office:value-type="float" office:value="23589">
                <text:p>2358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">
                <text:p>9</text:p>
              </table:table-cell>
              <table:table-cell office:value-type="float" office:value="23696">
                <text:p>2369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">
                <text:p>9</text:p>
              </table:table-cell>
              <table:table-cell office:value-type="float" office:value="25641">
                <text:p>2564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">
                <text:p>9</text:p>
              </table:table-cell>
              <table:table-cell office:value-type="float" office:value="22828.5">
                <text:p>22828.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">
                <text:p>9</text:p>
              </table:table-cell>
              <table:table-cell office:value-type="float" office:value="22680">
                <text:p>2268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">
                <text:p>9</text:p>
              </table:table-cell>
              <table:table-cell office:value-type="float" office:value="21443">
                <text:p>21443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">
                <text:p>9</text:p>
              </table:table-cell>
              <table:table-cell office:value-type="float" office:value="27156.5">
                <text:p>27156.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">
                <text:p>9</text:p>
              </table:table-cell>
              <table:table-cell office:value-type="float" office:value="20262.5">
                <text:p>20262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">
                <text:p>9</text:p>
              </table:table-cell>
              <table:table-cell office:value-type="float" office:value="25208.5">
                <text:p>25208.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">
                <text:p>9</text:p>
              </table:table-cell>
              <table:table-cell office:value-type="float" office:value="25136.5">
                <text:p>25136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">
                <text:p>9</text:p>
              </table:table-cell>
              <table:table-cell office:value-type="float" office:value="19319">
                <text:p>1931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">
                <text:p>9</text:p>
              </table:table-cell>
              <table:table-cell office:value-type="float" office:value="25168.5">
                <text:p>25168.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">
                <text:p>9</text:p>
              </table:table-cell>
              <table:table-cell office:value-type="float" office:value="25837.5">
                <text:p>25837.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">
                <text:p>9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">
                <text:p>9</text:p>
              </table:table-cell>
              <table:table-cell office:value-type="float" office:value="26943">
                <text:p>2694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">
                <text:p>9</text:p>
              </table:table-cell>
              <table:table-cell office:value-type="float" office:value="25666.5">
                <text:p>25666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  <table:table-cell office:value-type="float" office:value="26348.5">
                <text:p>26348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">
                <text:p>9</text:p>
              </table:table-cell>
              <table:table-cell office:value-type="float" office:value="20021">
                <text:p>2002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">
                <text:p>9</text:p>
              </table:table-cell>
              <table:table-cell office:value-type="float" office:value="20356">
                <text:p>20356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">
                <text:p>9</text:p>
              </table:table-cell>
              <table:table-cell office:value-type="float" office:value="29026">
                <text:p>2902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">
                <text:p>9</text:p>
              </table:table-cell>
              <table:table-cell office:value-type="float" office:value="22839">
                <text:p>2283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">
                <text:p>9</text:p>
              </table:table-cell>
              <table:table-cell office:value-type="float" office:value="22611.5">
                <text:p>22611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">
                <text:p>9</text:p>
              </table:table-cell>
              <table:table-cell office:value-type="float" office:value="28705.5">
                <text:p>28705.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">
                <text:p>9</text:p>
              </table:table-cell>
              <table:table-cell office:value-type="float" office:value="28628">
                <text:p>28628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">
                <text:p>9</text:p>
              </table:table-cell>
              <table:table-cell office:value-type="float" office:value="21220.5">
                <text:p>21220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">
                <text:p>9</text:p>
              </table:table-cell>
              <table:table-cell office:value-type="float" office:value="20757.5">
                <text:p>20757.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">
                <text:p>9</text:p>
              </table:table-cell>
              <table:table-cell office:value-type="float" office:value="24498">
                <text:p>24498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">
                <text:p>9</text:p>
              </table:table-cell>
              <table:table-cell office:value-type="float" office:value="25849.5">
                <text:p>25849.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">
                <text:p>9</text:p>
              </table:table-cell>
              <table:table-cell office:value-type="float" office:value="25748.5">
                <text:p>25748.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">
                <text:p>9</text:p>
              </table:table-cell>
              <table:table-cell office:value-type="float" office:value="27083">
                <text:p>27083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">
                <text:p>9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">
                <text:p>9</text:p>
              </table:table-cell>
              <table:table-cell office:value-type="float" office:value="28425">
                <text:p>2842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">
                <text:p>9</text:p>
              </table:table-cell>
              <table:table-cell office:value-type="float" office:value="26031.5">
                <text:p>26031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">
                <text:p>9</text:p>
              </table:table-cell>
              <table:table-cell office:value-type="float" office:value="26854">
                <text:p>2685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">
                <text:p>9</text:p>
              </table:table-cell>
              <table:table-cell office:value-type="float" office:value="20476.5">
                <text:p>20476.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9">
                <text:p>9</text:p>
              </table:table-cell>
              <table:table-cell office:value-type="float" office:value="27484">
                <text:p>2748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">
                <text:p>9</text:p>
              </table:table-cell>
              <table:table-cell office:value-type="float" office:value="25653">
                <text:p>2565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">
                <text:p>9</text:p>
              </table:table-cell>
              <table:table-cell office:value-type="float" office:value="20829.5">
                <text:p>20829.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">
                <text:p>9</text:p>
              </table:table-cell>
              <table:table-cell office:value-type="float" office:value="27939">
                <text:p>2793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">
                <text:p>9</text:p>
              </table:table-cell>
              <table:table-cell office:value-type="float" office:value="25891.5">
                <text:p>25891.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">
                <text:p>9</text:p>
              </table:table-cell>
              <table:table-cell office:value-type="float" office:value="24847.5">
                <text:p>24847.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">
                <text:p>9</text:p>
              </table:table-cell>
              <table:table-cell office:value-type="float" office:value="24988">
                <text:p>2498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">
                <text:p>9</text:p>
              </table:table-cell>
              <table:table-cell office:value-type="float" office:value="25078.5">
                <text:p>25078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  <table:table-cell office:value-type="float" office:value="25091">
                <text:p>2509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9">
                <text:p>9</text:p>
              </table:table-cell>
              <table:table-cell office:value-type="float" office:value="24474.5">
                <text:p>24474.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">
                <text:p>9</text:p>
              </table:table-cell>
              <table:table-cell office:value-type="float" office:value="26631.5">
                <text:p>26631.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">
                <text:p>9</text:p>
              </table:table-cell>
              <table:table-cell office:value-type="float" office:value="22585.5">
                <text:p>22585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">
                <text:p>9</text:p>
              </table:table-cell>
              <table:table-cell office:value-type="float" office:value="27889">
                <text:p>2788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">
                <text:p>9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">
                <text:p>9</text:p>
              </table:table-cell>
              <table:table-cell office:value-type="float" office:value="25857">
                <text:p>25857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">
                <text:p>9</text:p>
              </table:table-cell>
              <table:table-cell office:value-type="float" office:value="28025.5">
                <text:p>28025.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">
                <text:p>9</text:p>
              </table:table-cell>
              <table:table-cell office:value-type="float" office:value="27644">
                <text:p>2764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">
                <text:p>9</text:p>
              </table:table-cell>
              <table:table-cell office:value-type="float" office:value="25762">
                <text:p>2576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">
                <text:p>9</text:p>
              </table:table-cell>
              <table:table-cell office:value-type="float" office:value="22852.5">
                <text:p>22852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">
                <text:p>9</text:p>
              </table:table-cell>
              <table:table-cell office:value-type="float" office:value="25958.5">
                <text:p>25958.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">
                <text:p>9</text:p>
              </table:table-cell>
              <table:table-cell office:value-type="float" office:value="24213">
                <text:p>2421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">
                <text:p>9</text:p>
              </table:table-cell>
              <table:table-cell office:value-type="float" office:value="23605">
                <text:p>2360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">
                <text:p>9</text:p>
              </table:table-cell>
              <table:table-cell office:value-type="float" office:value="23139">
                <text:p>23139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">
                <text:p>9</text:p>
              </table:table-cell>
              <table:table-cell office:value-type="float" office:value="24357.5">
                <text:p>24357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">
                <text:p>9</text:p>
              </table:table-cell>
              <table:table-cell office:value-type="float" office:value="25478">
                <text:p>2547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">
                <text:p>9</text:p>
              </table:table-cell>
              <table:table-cell office:value-type="float" office:value="29515.5">
                <text:p>29515.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">
                <text:p>9</text:p>
              </table:table-cell>
              <table:table-cell office:value-type="float" office:value="23918">
                <text:p>2391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">
                <text:p>9</text:p>
              </table:table-cell>
              <table:table-cell office:value-type="float" office:value="22036">
                <text:p>2203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">
                <text:p>9</text:p>
              </table:table-cell>
              <table:table-cell office:value-type="float" office:value="23846.5">
                <text:p>23846.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">
                <text:p>9</text:p>
              </table:table-cell>
              <table:table-cell office:value-type="float" office:value="21906.5">
                <text:p>21906.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9">
                <text:p>9</text:p>
              </table:table-cell>
              <table:table-cell office:value-type="float" office:value="28634.5">
                <text:p>28634.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">
                <text:p>9</text:p>
              </table:table-cell>
              <table:table-cell office:value-type="float" office:value="21574">
                <text:p>2157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">
                <text:p>9</text:p>
              </table:table-cell>
              <table:table-cell office:value-type="float" office:value="20953">
                <text:p>2095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">
                <text:p>9</text:p>
              </table:table-cell>
              <table:table-cell office:value-type="float" office:value="22385.5">
                <text:p>22385.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">
                <text:p>9</text:p>
              </table:table-cell>
              <table:table-cell office:value-type="float" office:value="27195.5">
                <text:p>27195.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">
                <text:p>9</text:p>
              </table:table-cell>
              <table:table-cell office:value-type="float" office:value="24887">
                <text:p>24887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">
                <text:p>9</text:p>
              </table:table-cell>
              <table:table-cell office:value-type="float" office:value="21811.5">
                <text:p>21811.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">
                <text:p>9</text:p>
              </table:table-cell>
              <table:table-cell office:value-type="float" office:value="29442.5">
                <text:p>29442.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">
                <text:p>9</text:p>
              </table:table-cell>
              <table:table-cell office:value-type="float" office:value="24662.5">
                <text:p>24662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">
                <text:p>9</text:p>
              </table:table-cell>
              <table:table-cell office:value-type="float" office:value="24106.5">
                <text:p>24106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">
                <text:p>9</text:p>
              </table:table-cell>
              <table:table-cell office:value-type="float" office:value="25333">
                <text:p>2533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">
                <text:p>9</text:p>
              </table:table-cell>
              <table:table-cell office:value-type="float" office:value="26936">
                <text:p>2693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">
                <text:p>9</text:p>
              </table:table-cell>
              <table:table-cell office:value-type="float" office:value="24368">
                <text:p>24368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">
                <text:p>9</text:p>
              </table:table-cell>
              <table:table-cell office:value-type="float" office:value="23942.5">
                <text:p>23942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">
                <text:p>9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">
                <text:p>9</text:p>
              </table:table-cell>
              <table:table-cell office:value-type="float" office:value="22835.5">
                <text:p>22835.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">
                <text:p>9</text:p>
              </table:table-cell>
              <table:table-cell office:value-type="float" office:value="23270.5">
                <text:p>23270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">
                <text:p>9</text:p>
              </table:table-cell>
              <table:table-cell office:value-type="float" office:value="23005.5">
                <text:p>23005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  <table:table-cell office:value-type="float" office:value="25433">
                <text:p>2543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">
                <text:p>9</text:p>
              </table:table-cell>
              <table:table-cell office:value-type="float" office:value="27952.5">
                <text:p>27952.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">
                <text:p>9</text:p>
              </table:table-cell>
              <table:table-cell office:value-type="float" office:value="28840.5">
                <text:p>28840.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">
                <text:p>9</text:p>
              </table:table-cell>
              <table:table-cell office:value-type="float" office:value="26626">
                <text:p>2662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">
                <text:p>9</text:p>
              </table:table-cell>
              <table:table-cell office:value-type="float" office:value="22074">
                <text:p>2207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">
                <text:p>9</text:p>
              </table:table-cell>
              <table:table-cell office:value-type="float" office:value="21643.5">
                <text:p>21643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">
                <text:p>9</text:p>
              </table:table-cell>
              <table:table-cell office:value-type="float" office:value="27288.5">
                <text:p>27288.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">
                <text:p>9</text:p>
              </table:table-cell>
              <table:table-cell office:value-type="float" office:value="24300">
                <text:p>24300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">
                <text:p>9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">
                <text:p>9</text:p>
              </table:table-cell>
              <table:table-cell office:value-type="float" office:value="27236">
                <text:p>2723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">
                <text:p>9</text:p>
              </table:table-cell>
              <table:table-cell office:value-type="float" office:value="25853.5">
                <text:p>25853.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">
                <text:p>9</text:p>
              </table:table-cell>
              <table:table-cell office:value-type="float" office:value="26002">
                <text:p>2600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">
                <text:p>9</text:p>
              </table:table-cell>
              <table:table-cell office:value-type="float" office:value="23414.5">
                <text:p>23414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">
                <text:p>9</text:p>
              </table:table-cell>
              <table:table-cell office:value-type="float" office:value="19402.5">
                <text:p>19402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">
                <text:p>9</text:p>
              </table:table-cell>
              <table:table-cell office:value-type="float" office:value="25984">
                <text:p>2598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">
                <text:p>9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9">
                <text:p>9</text:p>
              </table:table-cell>
              <table:table-cell office:value-type="float" office:value="20065">
                <text:p>2006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">
                <text:p>9</text:p>
              </table:table-cell>
              <table:table-cell office:value-type="float" office:value="27153.5">
                <text:p>27153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">
                <text:p>9</text:p>
              </table:table-cell>
              <table:table-cell office:value-type="float" office:value="28089.5">
                <text:p>28089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">
                <text:p>9</text:p>
              </table:table-cell>
              <table:table-cell office:value-type="float" office:value="23288">
                <text:p>2328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">
                <text:p>9</text:p>
              </table:table-cell>
              <table:table-cell office:value-type="float" office:value="27345.5">
                <text:p>27345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">
                <text:p>9</text:p>
              </table:table-cell>
              <table:table-cell office:value-type="float" office:value="23892">
                <text:p>2389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">
                <text:p>9</text:p>
              </table:table-cell>
              <table:table-cell office:value-type="float" office:value="27164.5">
                <text:p>27164.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">
                <text:p>9</text:p>
              </table:table-cell>
              <table:table-cell office:value-type="float" office:value="28651">
                <text:p>2865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">
                <text:p>9</text:p>
              </table:table-cell>
              <table:table-cell office:value-type="float" office:value="24072.5">
                <text:p>24072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">
                <text:p>9</text:p>
              </table:table-cell>
              <table:table-cell office:value-type="float" office:value="25848">
                <text:p>2584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">
                <text:p>9</text:p>
              </table:table-cell>
              <table:table-cell office:value-type="float" office:value="19153">
                <text:p>1915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">
                <text:p>9</text:p>
              </table:table-cell>
              <table:table-cell office:value-type="float" office:value="20116.5">
                <text:p>20116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">
                <text:p>9</text:p>
              </table:table-cell>
              <table:table-cell office:value-type="float" office:value="25252.5">
                <text:p>25252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">
                <text:p>9</text:p>
              </table:table-cell>
              <table:table-cell office:value-type="float" office:value="23069">
                <text:p>23069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">
                <text:p>9</text:p>
              </table:table-cell>
              <table:table-cell office:value-type="float" office:value="23738">
                <text:p>2373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">
                <text:p>9</text:p>
              </table:table-cell>
              <table:table-cell office:value-type="float" office:value="29021">
                <text:p>2902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">
                <text:p>9</text:p>
              </table:table-cell>
              <table:table-cell office:value-type="float" office:value="24023">
                <text:p>24023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0">
                <text:p>10</text:p>
              </table:table-cell>
              <table:table-cell office:value-type="float" office:value="30665.5">
                <text:p>30665.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0">
                <text:p>10</text:p>
              </table:table-cell>
              <table:table-cell office:value-type="float" office:value="30068.5">
                <text:p>30068.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0">
                <text:p>10</text:p>
              </table:table-cell>
              <table:table-cell office:value-type="float" office:value="19139">
                <text:p>19139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0">
                <text:p>10</text:p>
              </table:table-cell>
              <table:table-cell office:value-type="float" office:value="25490">
                <text:p>2549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0">
                <text:p>10</text:p>
              </table:table-cell>
              <table:table-cell office:value-type="float" office:value="25349.5">
                <text:p>25349.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0">
                <text:p>10</text:p>
              </table:table-cell>
              <table:table-cell office:value-type="float" office:value="24797.5">
                <text:p>24797.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0">
                <text:p>10</text:p>
              </table:table-cell>
              <table:table-cell office:value-type="float" office:value="27708">
                <text:p>27708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0">
                <text:p>10</text:p>
              </table:table-cell>
              <table:table-cell office:value-type="float" office:value="23855">
                <text:p>2385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  <table:table-cell office:value-type="float" office:value="24845.5">
                <text:p>24845.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0">
                <text:p>10</text:p>
              </table:table-cell>
              <table:table-cell office:value-type="float" office:value="28914">
                <text:p>2891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0">
                <text:p>10</text:p>
              </table:table-cell>
              <table:table-cell office:value-type="float" office:value="26362">
                <text:p>2636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0">
                <text:p>10</text:p>
              </table:table-cell>
              <table:table-cell office:value-type="float" office:value="26287.5">
                <text:p>26287.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0">
                <text:p>10</text:p>
              </table:table-cell>
              <table:table-cell office:value-type="float" office:value="23502">
                <text:p>2350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0">
                <text:p>10</text:p>
              </table:table-cell>
              <table:table-cell office:value-type="float" office:value="23789">
                <text:p>2378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">
                <text:p>10</text:p>
              </table:table-cell>
              <table:table-cell office:value-type="float" office:value="27673">
                <text:p>27673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0">
                <text:p>10</text:p>
              </table:table-cell>
              <table:table-cell office:value-type="float" office:value="27626">
                <text:p>27626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0">
                <text:p>10</text:p>
              </table:table-cell>
              <table:table-cell office:value-type="float" office:value="22164">
                <text:p>2216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0">
                <text:p>10</text:p>
              </table:table-cell>
              <table:table-cell office:value-type="float" office:value="21703.5">
                <text:p>21703.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0">
                <text:p>10</text:p>
              </table:table-cell>
              <table:table-cell office:value-type="float" office:value="25670.5">
                <text:p>25670.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0">
                <text:p>10</text:p>
              </table:table-cell>
              <table:table-cell office:value-type="float" office:value="25279.5">
                <text:p>25279.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0">
                <text:p>10</text:p>
              </table:table-cell>
              <table:table-cell office:value-type="float" office:value="26226.5">
                <text:p>26226.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">
                <text:p>10</text:p>
              </table:table-cell>
              <table:table-cell office:value-type="float" office:value="23841.5">
                <text:p>23841.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">
                <text:p>10</text:p>
              </table:table-cell>
              <table:table-cell office:value-type="float" office:value="23855">
                <text:p>2385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">
                <text:p>10</text:p>
              </table:table-cell>
              <table:table-cell office:value-type="float" office:value="24811">
                <text:p>2481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">
                <text:p>10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0">
                <text:p>10</text:p>
              </table:table-cell>
              <table:table-cell office:value-type="float" office:value="26452.5">
                <text:p>26452.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">
                <text:p>10</text:p>
              </table:table-cell>
              <table:table-cell office:value-type="float" office:value="23201">
                <text:p>2320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">
                <text:p>10</text:p>
              </table:table-cell>
              <table:table-cell office:value-type="float" office:value="21311">
                <text:p>2131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  <table:table-cell office:value-type="float" office:value="26169.5">
                <text:p>26169.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">
                <text:p>10</text:p>
              </table:table-cell>
              <table:table-cell office:value-type="float" office:value="24912.5">
                <text:p>24912.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">
                <text:p>10</text:p>
              </table:table-cell>
              <table:table-cell office:value-type="float" office:value="26498">
                <text:p>2649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">
                <text:p>10</text:p>
              </table:table-cell>
              <table:table-cell office:value-type="float" office:value="23485.5">
                <text:p>23485.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">
                <text:p>10</text:p>
              </table:table-cell>
              <table:table-cell office:value-type="float" office:value="23722.5">
                <text:p>23722.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">
                <text:p>10</text:p>
              </table:table-cell>
              <table:table-cell office:value-type="float" office:value="22835">
                <text:p>2283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">
                <text:p>10</text:p>
              </table:table-cell>
              <table:table-cell office:value-type="float" office:value="28269">
                <text:p>2826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">
                <text:p>10</text:p>
              </table:table-cell>
              <table:table-cell office:value-type="float" office:value="26393">
                <text:p>2639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">
                <text:p>10</text:p>
              </table:table-cell>
              <table:table-cell office:value-type="float" office:value="22018.5">
                <text:p>22018.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">
                <text:p>10</text:p>
              </table:table-cell>
              <table:table-cell office:value-type="float" office:value="23068">
                <text:p>2306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">
                <text:p>10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">
                <text:p>10</text:p>
              </table:table-cell>
              <table:table-cell office:value-type="float" office:value="26075.5">
                <text:p>26075.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">
                <text:p>10</text:p>
              </table:table-cell>
              <table:table-cell office:value-type="float" office:value="27426.5">
                <text:p>27426.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">
                <text:p>10</text:p>
              </table:table-cell>
              <table:table-cell office:value-type="float" office:value="24763.5">
                <text:p>24763.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">
                <text:p>10</text:p>
              </table:table-cell>
              <table:table-cell office:value-type="float" office:value="25552">
                <text:p>25552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">
                <text:p>10</text:p>
              </table:table-cell>
              <table:table-cell office:value-type="float" office:value="24115.5">
                <text:p>24115.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">
                <text:p>10</text:p>
              </table:table-cell>
              <table:table-cell office:value-type="float" office:value="22324.5">
                <text:p>22324.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">
                <text:p>10</text:p>
              </table:table-cell>
              <table:table-cell office:value-type="float" office:value="22660.5">
                <text:p>22660.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">
                <text:p>10</text:p>
              </table:table-cell>
              <table:table-cell office:value-type="float" office:value="25455.5">
                <text:p>25455.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">
                <text:p>10</text:p>
              </table:table-cell>
              <table:table-cell office:value-type="float" office:value="21594">
                <text:p>21594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">
                <text:p>10</text:p>
              </table:table-cell>
              <table:table-cell office:value-type="float" office:value="25866.5">
                <text:p>25866.5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">
                <text:p>10</text:p>
              </table:table-cell>
              <table:table-cell office:value-type="float" office:value="26834">
                <text:p>2683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">
                <text:p>10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">
                <text:p>10</text:p>
              </table:table-cell>
              <table:table-cell office:value-type="float" office:value="24093.5">
                <text:p>24093.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">
                <text:p>10</text:p>
              </table:table-cell>
              <table:table-cell office:value-type="float" office:value="27289.5">
                <text:p>27289.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">
                <text:p>10</text:p>
              </table:table-cell>
              <table:table-cell office:value-type="float" office:value="25206.5">
                <text:p>25206.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">
                <text:p>10</text:p>
              </table:table-cell>
              <table:table-cell office:value-type="float" office:value="25682.5">
                <text:p>25682.5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">
                <text:p>10</text:p>
              </table:table-cell>
              <table:table-cell office:value-type="float" office:value="24705">
                <text:p>2470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">
                <text:p>10</text:p>
              </table:table-cell>
              <table:table-cell office:value-type="float" office:value="20402">
                <text:p>2040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">
                <text:p>10</text:p>
              </table:table-cell>
              <table:table-cell office:value-type="float" office:value="25431.5">
                <text:p>25431.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">
                <text:p>10</text:p>
              </table:table-cell>
              <table:table-cell office:value-type="float" office:value="28140.5">
                <text:p>28140.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">
                <text:p>10</text:p>
              </table:table-cell>
              <table:table-cell office:value-type="float" office:value="27043">
                <text:p>2704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">
                <text:p>10</text:p>
              </table:table-cell>
              <table:table-cell office:value-type="float" office:value="23800.5">
                <text:p>23800.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">
                <text:p>10</text:p>
              </table:table-cell>
              <table:table-cell office:value-type="float" office:value="22158">
                <text:p>2215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">
                <text:p>10</text:p>
              </table:table-cell>
              <table:table-cell office:value-type="float" office:value="28246">
                <text:p>2824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">
                <text:p>10</text:p>
              </table:table-cell>
              <table:table-cell office:value-type="float" office:value="21686">
                <text:p>2168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">
                <text:p>10</text:p>
              </table:table-cell>
              <table:table-cell office:value-type="float" office:value="19865.5">
                <text:p>19865.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">
                <text:p>10</text:p>
              </table:table-cell>
              <table:table-cell office:value-type="float" office:value="25266">
                <text:p>25266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">
                <text:p>10</text:p>
              </table:table-cell>
              <table:table-cell office:value-type="float" office:value="20886">
                <text:p>20886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">
                <text:p>10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">
                <text:p>10</text:p>
              </table:table-cell>
              <table:table-cell office:value-type="float" office:value="25065.5">
                <text:p>25065.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0">
                <text:p>10</text:p>
              </table:table-cell>
              <table:table-cell office:value-type="float" office:value="21500.5">
                <text:p>21500.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">
                <text:p>10</text:p>
              </table:table-cell>
              <table:table-cell office:value-type="float" office:value="23637">
                <text:p>23637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">
                <text:p>10</text:p>
              </table:table-cell>
              <table:table-cell office:value-type="float" office:value="28735.5">
                <text:p>28735.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">
                <text:p>10</text:p>
              </table:table-cell>
              <table:table-cell office:value-type="float" office:value="21993.5">
                <text:p>21993.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">
                <text:p>10</text:p>
              </table:table-cell>
              <table:table-cell office:value-type="float" office:value="23140">
                <text:p>2314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">
                <text:p>10</text:p>
              </table:table-cell>
              <table:table-cell office:value-type="float" office:value="24409">
                <text:p>2440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">
                <text:p>10</text:p>
              </table:table-cell>
              <table:table-cell office:value-type="float" office:value="26079.5">
                <text:p>26079.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">
                <text:p>10</text:p>
              </table:table-cell>
              <table:table-cell office:value-type="float" office:value="26573">
                <text:p>2657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">
                <text:p>10</text:p>
              </table:table-cell>
              <table:table-cell office:value-type="float" office:value="29198">
                <text:p>29198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">
                <text:p>10</text:p>
              </table:table-cell>
              <table:table-cell office:value-type="float" office:value="21301">
                <text:p>2130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">
                <text:p>10</text:p>
              </table:table-cell>
              <table:table-cell office:value-type="float" office:value="25342.5">
                <text:p>25342.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">
                <text:p>10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">
                <text:p>10</text:p>
              </table:table-cell>
              <table:table-cell office:value-type="float" office:value="20069">
                <text:p>20069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">
                <text:p>10</text:p>
              </table:table-cell>
              <table:table-cell office:value-type="float" office:value="26660.5">
                <text:p>26660.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">
                <text:p>10</text:p>
              </table:table-cell>
              <table:table-cell office:value-type="float" office:value="24085.5">
                <text:p>24085.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">
                <text:p>10</text:p>
              </table:table-cell>
              <table:table-cell office:value-type="float" office:value="24603">
                <text:p>2460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">
                <text:p>10</text:p>
              </table:table-cell>
              <table:table-cell office:value-type="float" office:value="21185.5">
                <text:p>21185.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  <table:table-cell office:value-type="float" office:value="25603.5">
                <text:p>25603.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">
                <text:p>10</text:p>
              </table:table-cell>
              <table:table-cell office:value-type="float" office:value="26051">
                <text:p>2605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">
                <text:p>10</text:p>
              </table:table-cell>
              <table:table-cell office:value-type="float" office:value="24929.5">
                <text:p>24929.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">
                <text:p>10</text:p>
              </table:table-cell>
              <table:table-cell office:value-type="float" office:value="24654">
                <text:p>2465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">
                <text:p>10</text:p>
              </table:table-cell>
              <table:table-cell office:value-type="float" office:value="26731">
                <text:p>2673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">
                <text:p>10</text:p>
              </table:table-cell>
              <table:table-cell office:value-type="float" office:value="20692">
                <text:p>2069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">
                <text:p>10</text:p>
              </table:table-cell>
              <table:table-cell office:value-type="float" office:value="26116.5">
                <text:p>26116.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">
                <text:p>10</text:p>
              </table:table-cell>
              <table:table-cell office:value-type="float" office:value="23524">
                <text:p>2352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">
                <text:p>10</text:p>
              </table:table-cell>
              <table:table-cell office:value-type="float" office:value="21879">
                <text:p>2187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">
                <text:p>10</text:p>
              </table:table-cell>
              <table:table-cell office:value-type="float" office:value="23212.5">
                <text:p>23212.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">
                <text:p>10</text:p>
              </table:table-cell>
              <table:table-cell office:value-type="float" office:value="27285">
                <text:p>2728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">
                <text:p>10</text:p>
              </table:table-cell>
              <table:table-cell office:value-type="float" office:value="26800.5">
                <text:p>26800.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">
                <text:p>10</text:p>
              </table:table-cell>
              <table:table-cell office:value-type="float" office:value="24408.5">
                <text:p>24408.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">
                <text:p>10</text:p>
              </table:table-cell>
              <table:table-cell office:value-type="float" office:value="23104">
                <text:p>23104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">
                <text:p>10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">
                <text:p>10</text:p>
              </table:table-cell>
              <table:table-cell office:value-type="float" office:value="20304.5">
                <text:p>20304.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">
                <text:p>10</text:p>
              </table:table-cell>
              <table:table-cell office:value-type="float" office:value="20852.5">
                <text:p>20852.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">
                <text:p>10</text:p>
              </table:table-cell>
              <table:table-cell office:value-type="float" office:value="22741.5">
                <text:p>22741.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0">
                <text:p>10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0">
                <text:p>10</text:p>
              </table:table-cell>
              <table:table-cell office:value-type="float" office:value="25500.5">
                <text:p>25500.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0">
                <text:p>10</text:p>
              </table:table-cell>
              <table:table-cell office:value-type="float" office:value="22443.5">
                <text:p>22443.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0">
                <text:p>10</text:p>
              </table:table-cell>
              <table:table-cell office:value-type="float" office:value="23295">
                <text:p>2329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0">
                <text:p>10</text:p>
              </table:table-cell>
              <table:table-cell office:value-type="float" office:value="26332">
                <text:p>2633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0">
                <text:p>10</text:p>
              </table:table-cell>
              <table:table-cell office:value-type="float" office:value="24668.5">
                <text:p>24668.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0">
                <text:p>10</text:p>
              </table:table-cell>
              <table:table-cell office:value-type="float" office:value="21397">
                <text:p>21397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0">
                <text:p>10</text:p>
              </table:table-cell>
              <table:table-cell office:value-type="float" office:value="29900.5">
                <text:p>29900.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0">
                <text:p>10</text:p>
              </table:table-cell>
              <table:table-cell office:value-type="float" office:value="23693">
                <text:p>2369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0">
                <text:p>10</text:p>
              </table:table-cell>
              <table:table-cell office:value-type="float" office:value="28088.5">
                <text:p>28088.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0">
                <text:p>10</text:p>
              </table:table-cell>
              <table:table-cell office:value-type="float" office:value="25349.5">
                <text:p>25349.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">
                <text:p>10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0">
                <text:p>10</text:p>
              </table:table-cell>
              <table:table-cell office:value-type="float" office:value="27854">
                <text:p>27854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0">
                <text:p>10</text:p>
              </table:table-cell>
              <table:table-cell office:value-type="float" office:value="26086">
                <text:p>26086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">
                <text:p>10</text:p>
              </table:table-cell>
              <table:table-cell office:value-type="float" office:value="24176">
                <text:p>24176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  <table:table-cell office:value-type="float" office:value="29179">
                <text:p>2917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0">
                <text:p>10</text:p>
              </table:table-cell>
              <table:table-cell office:value-type="float" office:value="27322.5">
                <text:p>27322.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">
                <text:p>10</text:p>
              </table:table-cell>
              <table:table-cell office:value-type="float" office:value="22430.5">
                <text:p>22430.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0">
                <text:p>10</text:p>
              </table:table-cell>
              <table:table-cell office:value-type="float" office:value="22775.5">
                <text:p>22775.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0">
                <text:p>10</text:p>
              </table:table-cell>
              <table:table-cell office:value-type="float" office:value="26565.5">
                <text:p>26565.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0">
                <text:p>10</text:p>
              </table:table-cell>
              <table:table-cell office:value-type="float" office:value="22995.5">
                <text:p>22995.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">
                <text:p>10</text:p>
              </table:table-cell>
              <table:table-cell office:value-type="float" office:value="22413.5">
                <text:p>22413.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0">
                <text:p>10</text:p>
              </table:table-cell>
              <table:table-cell office:value-type="float" office:value="22634.5">
                <text:p>22634.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0">
                <text:p>10</text:p>
              </table:table-cell>
              <table:table-cell office:value-type="float" office:value="25299">
                <text:p>25299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0">
                <text:p>10</text:p>
              </table:table-cell>
              <table:table-cell office:value-type="float" office:value="32697">
                <text:p>32697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0">
                <text:p>10</text:p>
              </table:table-cell>
              <table:table-cell office:value-type="float" office:value="23448.5">
                <text:p>23448.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0">
                <text:p>10</text:p>
              </table:table-cell>
              <table:table-cell office:value-type="float" office:value="20596.5">
                <text:p>20596.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0">
                <text:p>10</text:p>
              </table:table-cell>
              <table:table-cell office:value-type="float" office:value="25903">
                <text:p>2590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0">
                <text:p>10</text:p>
              </table:table-cell>
              <table:table-cell office:value-type="float" office:value="20151">
                <text:p>2015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0">
                <text:p>10</text:p>
              </table:table-cell>
              <table:table-cell office:value-type="float" office:value="21167">
                <text:p>21167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">
                <text:p>10</text:p>
              </table:table-cell>
              <table:table-cell office:value-type="float" office:value="21399.5">
                <text:p>21399.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0">
                <text:p>10</text:p>
              </table:table-cell>
              <table:table-cell office:value-type="float" office:value="22045">
                <text:p>2204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0">
                <text:p>10</text:p>
              </table:table-cell>
              <table:table-cell office:value-type="float" office:value="26019.5">
                <text:p>26019.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0">
                <text:p>10</text:p>
              </table:table-cell>
              <table:table-cell office:value-type="float" office:value="27417">
                <text:p>2741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0">
                <text:p>10</text:p>
              </table:table-cell>
              <table:table-cell office:value-type="float" office:value="23801">
                <text:p>23801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0">
                <text:p>10</text:p>
              </table:table-cell>
              <table:table-cell office:value-type="float" office:value="27723">
                <text:p>27723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0">
                <text:p>10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0">
                <text:p>10</text:p>
              </table:table-cell>
              <table:table-cell office:value-type="float" office:value="22278">
                <text:p>22278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0">
                <text:p>10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0">
                <text:p>10</text:p>
              </table:table-cell>
              <table:table-cell office:value-type="float" office:value="22505">
                <text:p>2250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0">
                <text:p>10</text:p>
              </table:table-cell>
              <table:table-cell office:value-type="float" office:value="20068">
                <text:p>20068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0">
                <text:p>10</text:p>
              </table:table-cell>
              <table:table-cell office:value-type="float" office:value="24828">
                <text:p>2482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0">
                <text:p>10</text:p>
              </table:table-cell>
              <table:table-cell office:value-type="float" office:value="27355.5">
                <text:p>27355.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0">
                <text:p>10</text:p>
              </table:table-cell>
              <table:table-cell office:value-type="float" office:value="25872.5">
                <text:p>25872.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">
                <text:p>10</text:p>
              </table:table-cell>
              <table:table-cell office:value-type="float" office:value="26702">
                <text:p>2670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">
                <text:p>10</text:p>
              </table:table-cell>
              <table:table-cell office:value-type="float" office:value="22438">
                <text:p>22438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0">
                <text:p>10</text:p>
              </table:table-cell>
              <table:table-cell office:value-type="float" office:value="19544.5">
                <text:p>19544.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0">
                <text:p>10</text:p>
              </table:table-cell>
              <table:table-cell office:value-type="float" office:value="23756.5">
                <text:p>23756.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0">
                <text:p>10</text:p>
              </table:table-cell>
              <table:table-cell office:value-type="float" office:value="23455.5">
                <text:p>23455.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">
                <text:p>10</text:p>
              </table:table-cell>
              <table:table-cell office:value-type="float" office:value="27571">
                <text:p>27571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0">
                <text:p>10</text:p>
              </table:table-cell>
              <table:table-cell office:value-type="float" office:value="22309.5">
                <text:p>22309.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0">
                <text:p>10</text:p>
              </table:table-cell>
              <table:table-cell office:value-type="float" office:value="22085.5">
                <text:p>22085.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0">
                <text:p>10</text:p>
              </table:table-cell>
              <table:table-cell office:value-type="float" office:value="23406.5">
                <text:p>23406.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0">
                <text:p>10</text:p>
              </table:table-cell>
              <table:table-cell office:value-type="float" office:value="25711">
                <text:p>2571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0">
                <text:p>10</text:p>
              </table:table-cell>
              <table:table-cell office:value-type="float" office:value="26603.5">
                <text:p>26603.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0">
                <text:p>10</text:p>
              </table:table-cell>
              <table:table-cell office:value-type="float" office:value="19762">
                <text:p>1976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0">
                <text:p>10</text:p>
              </table:table-cell>
              <table:table-cell office:value-type="float" office:value="19649">
                <text:p>19649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  <table:table-cell office:value-type="float" office:value="24692.5">
                <text:p>24692.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0">
                <text:p>10</text:p>
              </table:table-cell>
              <table:table-cell office:value-type="float" office:value="21761">
                <text:p>2176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0">
                <text:p>10</text:p>
              </table:table-cell>
              <table:table-cell office:value-type="float" office:value="24364.5">
                <text:p>24364.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0">
                <text:p>10</text:p>
              </table:table-cell>
              <table:table-cell office:value-type="float" office:value="24279.5">
                <text:p>24279.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0">
                <text:p>10</text:p>
              </table:table-cell>
              <table:table-cell office:value-type="float" office:value="24022.5">
                <text:p>24022.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0">
                <text:p>10</text:p>
              </table:table-cell>
              <table:table-cell office:value-type="float" office:value="26087">
                <text:p>26087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0">
                <text:p>10</text:p>
              </table:table-cell>
              <table:table-cell office:value-type="float" office:value="21971.5">
                <text:p>21971.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0">
                <text:p>10</text:p>
              </table:table-cell>
              <table:table-cell office:value-type="float" office:value="32199.5">
                <text:p>32199.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0">
                <text:p>10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0">
                <text:p>10</text:p>
              </table:table-cell>
              <table:table-cell office:value-type="float" office:value="23404.5">
                <text:p>23404.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0">
                <text:p>10</text:p>
              </table:table-cell>
              <table:table-cell office:value-type="float" office:value="22820">
                <text:p>2282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0">
                <text:p>10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0">
                <text:p>10</text:p>
              </table:table-cell>
              <table:table-cell office:value-type="float" office:value="28336.5">
                <text:p>28336.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0">
                <text:p>10</text:p>
              </table:table-cell>
              <table:table-cell office:value-type="float" office:value="26273">
                <text:p>26273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0">
                <text:p>10</text:p>
              </table:table-cell>
              <table:table-cell office:value-type="float" office:value="21218.5">
                <text:p>21218.5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0">
                <text:p>10</text:p>
              </table:table-cell>
              <table:table-cell office:value-type="float" office:value="22844">
                <text:p>22844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0">
                <text:p>10</text:p>
              </table:table-cell>
              <table:table-cell office:value-type="float" office:value="22283.5">
                <text:p>22283.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0">
                <text:p>10</text:p>
              </table:table-cell>
              <table:table-cell office:value-type="float" office:value="26944.5">
                <text:p>26944.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0">
                <text:p>10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0">
                <text:p>10</text:p>
              </table:table-cell>
              <table:table-cell office:value-type="float" office:value="22772">
                <text:p>22772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">
                <text:p>10</text:p>
              </table:table-cell>
              <table:table-cell office:value-type="float" office:value="24712">
                <text:p>2471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0">
                <text:p>10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0">
                <text:p>10</text:p>
              </table:table-cell>
              <table:table-cell office:value-type="float" office:value="26191.5">
                <text:p>26191.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0">
                <text:p>10</text:p>
              </table:table-cell>
              <table:table-cell office:value-type="float" office:value="22954.5">
                <text:p>22954.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0">
                <text:p>10</text:p>
              </table:table-cell>
              <table:table-cell office:value-type="float" office:value="24235.5">
                <text:p>24235.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0">
                <text:p>10</text:p>
              </table:table-cell>
              <table:table-cell office:value-type="float" office:value="26738.5">
                <text:p>26738.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0">
                <text:p>10</text:p>
              </table:table-cell>
              <table:table-cell office:value-type="float" office:value="24868.5">
                <text:p>24868.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0">
                <text:p>10</text:p>
              </table:table-cell>
              <table:table-cell office:value-type="float" office:value="20733.5">
                <text:p>20733.5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0">
                <text:p>10</text:p>
              </table:table-cell>
              <table:table-cell office:value-type="float" office:value="27193">
                <text:p>27193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0">
                <text:p>10</text:p>
              </table:table-cell>
              <table:table-cell office:value-type="float" office:value="24717.5">
                <text:p>24717.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0">
                <text:p>10</text:p>
              </table:table-cell>
              <table:table-cell office:value-type="float" office:value="24195">
                <text:p>2419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0">
                <text:p>10</text:p>
              </table:table-cell>
              <table:table-cell office:value-type="float" office:value="22660.5">
                <text:p>22660.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0">
                <text:p>10</text:p>
              </table:table-cell>
              <table:table-cell office:value-type="float" office:value="20049.5">
                <text:p>20049.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0">
                <text:p>10</text:p>
              </table:table-cell>
              <table:table-cell office:value-type="float" office:value="26789">
                <text:p>26789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0">
                <text:p>10</text:p>
              </table:table-cell>
              <table:table-cell office:value-type="float" office:value="23346">
                <text:p>23346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0">
                <text:p>10</text:p>
              </table:table-cell>
              <table:table-cell office:value-type="float" office:value="24251.5">
                <text:p>24251.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0">
                <text:p>10</text:p>
              </table:table-cell>
              <table:table-cell office:value-type="float" office:value="22318.5">
                <text:p>22318.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0">
                <text:p>10</text:p>
              </table:table-cell>
              <table:table-cell office:value-type="float" office:value="29293.5">
                <text:p>29293.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0">
                <text:p>10</text:p>
              </table:table-cell>
              <table:table-cell office:value-type="float" office:value="28179.5">
                <text:p>28179.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0">
                <text:p>10</text:p>
              </table:table-cell>
              <table:table-cell office:value-type="float" office:value="25735">
                <text:p>2573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0">
                <text:p>10</text:p>
              </table:table-cell>
              <table:table-cell office:value-type="float" office:value="29351.5">
                <text:p>29351.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0">
                <text:p>10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0">
                <text:p>10</text:p>
              </table:table-cell>
              <table:table-cell office:value-type="float" office:value="29183">
                <text:p>29183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0">
                <text:p>10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0">
                <text:p>10</text:p>
              </table:table-cell>
              <table:table-cell office:value-type="float" office:value="21444.5">
                <text:p>21444.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0">
                <text:p>10</text:p>
              </table:table-cell>
              <table:table-cell office:value-type="float" office:value="24983.5">
                <text:p>24983.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0">
                <text:p>10</text:p>
              </table:table-cell>
              <table:table-cell office:value-type="float" office:value="26702">
                <text:p>2670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0">
                <text:p>10</text:p>
              </table:table-cell>
              <table:table-cell office:value-type="float" office:value="30924">
                <text:p>30924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">
                <text:p>10</text:p>
              </table:table-cell>
              <table:table-cell office:value-type="float" office:value="21813">
                <text:p>21813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0">
                <text:p>10</text:p>
              </table:table-cell>
              <table:table-cell office:value-type="float" office:value="26512.5">
                <text:p>26512.5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0">
                <text:p>10</text:p>
              </table:table-cell>
              <table:table-cell office:value-type="float" office:value="22999.5">
                <text:p>22999.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0">
                <text:p>10</text:p>
              </table:table-cell>
              <table:table-cell office:value-type="float" office:value="21217.5">
                <text:p>21217.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0">
                <text:p>10</text:p>
              </table:table-cell>
              <table:table-cell office:value-type="float" office:value="26044.5">
                <text:p>26044.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">
                <text:p>10</text:p>
              </table:table-cell>
              <table:table-cell office:value-type="float" office:value="24505">
                <text:p>2450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0">
                <text:p>10</text:p>
              </table:table-cell>
              <table:table-cell office:value-type="float" office:value="23324">
                <text:p>23324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">
                <text:p>10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">
                <text:p>10</text:p>
              </table:table-cell>
              <table:table-cell office:value-type="float" office:value="26701.5">
                <text:p>26701.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">
                <text:p>10</text:p>
              </table:table-cell>
              <table:table-cell office:value-type="float" office:value="24233.5">
                <text:p>24233.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0">
                <text:p>10</text:p>
              </table:table-cell>
              <table:table-cell office:value-type="float" office:value="25598.5">
                <text:p>25598.5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0">
                <text:p>10</text:p>
              </table:table-cell>
              <table:table-cell office:value-type="float" office:value="23942.5">
                <text:p>23942.5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0">
                <text:p>10</text:p>
              </table:table-cell>
              <table:table-cell office:value-type="float" office:value="23977.5">
                <text:p>23977.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0">
                <text:p>10</text:p>
              </table:table-cell>
              <table:table-cell office:value-type="float" office:value="25417.5">
                <text:p>25417.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">
                <text:p>10</text:p>
              </table:table-cell>
              <table:table-cell office:value-type="float" office:value="23810">
                <text:p>2381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0">
                <text:p>10</text:p>
              </table:table-cell>
              <table:table-cell office:value-type="float" office:value="25321">
                <text:p>2532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0">
                <text:p>10</text:p>
              </table:table-cell>
              <table:table-cell office:value-type="float" office:value="23393">
                <text:p>23393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0">
                <text:p>10</text:p>
              </table:table-cell>
              <table:table-cell office:value-type="float" office:value="30171.5">
                <text:p>30171.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0">
                <text:p>10</text:p>
              </table:table-cell>
              <table:table-cell office:value-type="float" office:value="24067.5">
                <text:p>24067.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0">
                <text:p>10</text:p>
              </table:table-cell>
              <table:table-cell office:value-type="float" office:value="23567.5">
                <text:p>23567.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0">
                <text:p>10</text:p>
              </table:table-cell>
              <table:table-cell office:value-type="float" office:value="23701">
                <text:p>23701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0">
                <text:p>10</text:p>
              </table:table-cell>
              <table:table-cell office:value-type="float" office:value="25354.5">
                <text:p>25354.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  <table:table-cell office:value-type="float" office:value="21764">
                <text:p>21764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0">
                <text:p>10</text:p>
              </table:table-cell>
              <table:table-cell office:value-type="float" office:value="26663">
                <text:p>26663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0">
                <text:p>10</text:p>
              </table:table-cell>
              <table:table-cell office:value-type="float" office:value="23087.5">
                <text:p>23087.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0">
                <text:p>10</text:p>
              </table:table-cell>
              <table:table-cell office:value-type="float" office:value="21637.5">
                <text:p>21637.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">
                <text:p>10</text:p>
              </table:table-cell>
              <table:table-cell office:value-type="float" office:value="23649">
                <text:p>23649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0">
                <text:p>10</text:p>
              </table:table-cell>
              <table:table-cell office:value-type="float" office:value="27810">
                <text:p>2781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0">
                <text:p>10</text:p>
              </table:table-cell>
              <table:table-cell office:value-type="float" office:value="26323.5">
                <text:p>26323.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0">
                <text:p>10</text:p>
              </table:table-cell>
              <table:table-cell office:value-type="float" office:value="26031.5">
                <text:p>26031.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">
                <text:p>10</text:p>
              </table:table-cell>
              <table:table-cell office:value-type="float" office:value="23071">
                <text:p>23071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0">
                <text:p>10</text:p>
              </table:table-cell>
              <table:table-cell office:value-type="float" office:value="24428">
                <text:p>2442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">
                <text:p>10</text:p>
              </table:table-cell>
              <table:table-cell office:value-type="float" office:value="24967.5">
                <text:p>24967.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">
                <text:p>10</text:p>
              </table:table-cell>
              <table:table-cell office:value-type="float" office:value="27944.5">
                <text:p>27944.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">
                <text:p>10</text:p>
              </table:table-cell>
              <table:table-cell office:value-type="float" office:value="23421.5">
                <text:p>23421.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">
                <text:p>10</text:p>
              </table:table-cell>
              <table:table-cell office:value-type="float" office:value="27018.5">
                <text:p>27018.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">
                <text:p>10</text:p>
              </table:table-cell>
              <table:table-cell office:value-type="float" office:value="24148.5">
                <text:p>24148.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">
                <text:p>10</text:p>
              </table:table-cell>
              <table:table-cell office:value-type="float" office:value="22448.5">
                <text:p>22448.5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">
                <text:p>10</text:p>
              </table:table-cell>
              <table:table-cell office:value-type="float" office:value="25116">
                <text:p>2511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29230.5">
                <text:p>2923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1.903cm" svg:y="3.955cm" style:legend-expansion="high" chart:style-name="ch2"/>
        <chart:plot-area chart:style-name="ch3" table:cell-range-address="Sheet1.A1:Sheet1.B2500" svg:x="0.769cm" svg:y="0.855cm" svg:width="10.496cm" svg:height="7.551cm">
          <chartooo:coordinate-region svg:x="1.946cm" svg:y="1.054cm" svg:width="9.132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500" chart:class="chart:scatter">
            <chart:domain table:cell-range-address="Sheet1.A1:Sheet1.A2500"/>
            <chart:regression-curve chart:style-name="ch7">
              <chart:equation chart:display-r-square="true" svg:x="2.138cm" svg:y="5.511cm"/>
            </chart:regression-curve>
            <chart:data-point chart:repeated="2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2500</svg:desc>
                </draw:g>
              </table:table-cell>
              <table:table-cell office:value-type="float" office:value="23336.5">
                <text:p>23336.5</text:p>
                <draw:g>
                  <svg:desc>Sheet1.B1:Sheet1.B2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5964.5">
                <text:p>2596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2628.5">
                <text:p>2262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6746">
                <text:p>16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7776.5">
                <text:p>1777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22935">
                <text:p>22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3590.5">
                <text:p>2359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9639">
                <text:p>196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3303.5">
                <text:p>23303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5773.5">
                <text:p>2577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3320">
                <text:p>23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7539.5">
                <text:p>1753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9884">
                <text:p>298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1547.5">
                <text:p>21547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0013.5">
                <text:p>20013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7164">
                <text:p>27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3650.5">
                <text:p>2365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23874.5">
                <text:p>2387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9450">
                <text:p>194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5496.5">
                <text:p>25496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2791.5">
                <text:p>2279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25582.5">
                <text:p>2558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7501.5">
                <text:p>2750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24267.5">
                <text:p>2426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5205">
                <text:p>25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22517.5">
                <text:p>2251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2219.5">
                <text:p>22219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2931">
                <text:p>22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3200">
                <text:p>232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20061.5">
                <text:p>2006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24381.5">
                <text:p>2438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21636">
                <text:p>21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7061">
                <text:p>170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6453.5">
                <text:p>26453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9850.5">
                <text:p>1985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20704.5">
                <text:p>20704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23960">
                <text:p>239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1020.5">
                <text:p>2102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5903">
                <text:p>259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2715.5">
                <text:p>22715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3479">
                <text:p>23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8846">
                <text:p>188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26257.5">
                <text:p>2625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27108">
                <text:p>27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24123">
                <text:p>24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22375.5">
                <text:p>22375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21505.5">
                <text:p>21505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0334.5">
                <text:p>2033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1658.5">
                <text:p>21658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2247.5">
                <text:p>22247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23408">
                <text:p>234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25206">
                <text:p>252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22978">
                <text:p>229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25741.5">
                <text:p>2574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22348.5">
                <text:p>22348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2486">
                <text:p>224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0904">
                <text:p>209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3986.5">
                <text:p>23986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0435">
                <text:p>20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6528">
                <text:p>16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24339">
                <text:p>243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21057">
                <text:p>210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20487">
                <text:p>204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23610">
                <text:p>236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9612">
                <text:p>196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23013.5">
                <text:p>23013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26091.5">
                <text:p>26091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20238">
                <text:p>202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3475">
                <text:p>23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6270.5">
                <text:p>2627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8681">
                <text:p>186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20851.5">
                <text:p>20851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22199">
                <text:p>22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24004.5">
                <text:p>24004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1626">
                <text:p>216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25302.5">
                <text:p>25302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20077.5">
                <text:p>20077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9223.5">
                <text:p>19223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1985.5">
                <text:p>21985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5095">
                <text:p>250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3448">
                <text:p>234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2931.5">
                <text:p>2293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22509.5">
                <text:p>22509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26896">
                <text:p>268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20411.5">
                <text:p>20411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19630">
                <text:p>196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28744.5">
                <text:p>28744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7983">
                <text:p>279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21174">
                <text:p>211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27717.5">
                <text:p>27717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21129">
                <text:p>211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8286">
                <text:p>182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21345">
                <text:p>21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23591">
                <text:p>235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21487">
                <text:p>214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4680">
                <text:p>246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22524">
                <text:p>225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6424.5">
                <text:p>26424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1651.5">
                <text:p>2165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21262.5">
                <text:p>21262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24104">
                <text:p>24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22149.5">
                <text:p>22149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22724">
                <text:p>22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27664">
                <text:p>276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23462.5">
                <text:p>23462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4322.5">
                <text:p>24322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25802">
                <text:p>258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21290">
                <text:p>2129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24065.5">
                <text:p>24065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26418">
                <text:p>264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21070.5">
                <text:p>21070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9230">
                <text:p>192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20156.5">
                <text:p>20156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28279">
                <text:p>282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24394.5">
                <text:p>24394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4115.5">
                <text:p>24115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23962">
                <text:p>239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6708">
                <text:p>267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4704.5">
                <text:p>24704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4603.5">
                <text:p>24603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22754.5">
                <text:p>22754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3354.5">
                <text:p>23354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22700.5">
                <text:p>2270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9248">
                <text:p>192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24248">
                <text:p>242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21724.5">
                <text:p>21724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22669">
                <text:p>226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2504">
                <text:p>225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9519.5">
                <text:p>19519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21417.5">
                <text:p>21417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20442.5">
                <text:p>20442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26065">
                <text:p>260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23208.5">
                <text:p>23208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5034">
                <text:p>250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9115">
                <text:p>191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21716">
                <text:p>217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19811">
                <text:p>198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2599">
                <text:p>225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20747">
                <text:p>207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17944.5">
                <text:p>17944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23917">
                <text:p>239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20489">
                <text:p>204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9201">
                <text:p>192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24536.5">
                <text:p>2453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21460">
                <text:p>2146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0080">
                <text:p>200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24935.5">
                <text:p>24935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22276">
                <text:p>222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26443.5">
                <text:p>26443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23767">
                <text:p>237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24170.5">
                <text:p>24170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5322.5">
                <text:p>25322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25732">
                <text:p>257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23957">
                <text:p>239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4231">
                <text:p>242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17710.5">
                <text:p>1771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1598.5">
                <text:p>21598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22650">
                <text:p>226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3267">
                <text:p>232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23578.5">
                <text:p>23578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20723.5">
                <text:p>20723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24273.5">
                <text:p>24273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22047.5">
                <text:p>22047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25486.5">
                <text:p>25486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23021.5">
                <text:p>23021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2436">
                <text:p>22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5890.5">
                <text:p>2589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25944.5">
                <text:p>25944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22080.5">
                <text:p>2208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25954">
                <text:p>259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20759">
                <text:p>207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21754">
                <text:p>217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21206.5">
                <text:p>21206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25081.5">
                <text:p>25081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22827">
                <text:p>228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21278">
                <text:p>212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22279.5">
                <text:p>22279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24218">
                <text:p>242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22854.5">
                <text:p>22854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22594.5">
                <text:p>22594.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6660">
                <text:p>266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21999">
                <text:p>219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4155">
                <text:p>241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4274">
                <text:p>242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23246">
                <text:p>232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24579">
                <text:p>245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25189.5">
                <text:p>25189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0786">
                <text:p>207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26521">
                <text:p>265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22238">
                <text:p>222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20336">
                <text:p>203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4748.5">
                <text:p>24748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8173.5">
                <text:p>18173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7471">
                <text:p>174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21436">
                <text:p>214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24020.5">
                <text:p>24020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23314.5">
                <text:p>23314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1398">
                <text:p>213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24201.5">
                <text:p>24201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23675">
                <text:p>236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23196">
                <text:p>231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24339">
                <text:p>243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22724.5">
                <text:p>22724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24842.5">
                <text:p>24842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7038.5">
                <text:p>27038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24635.5">
                <text:p>24635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25961.5">
                <text:p>25961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4340">
                <text:p>243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24825.5">
                <text:p>24825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2901.5">
                <text:p>22901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23155.5">
                <text:p>23155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7080.5">
                <text:p>2708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20982">
                <text:p>209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1976">
                <text:p>219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22643.5">
                <text:p>22643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25434">
                <text:p>254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21127.5">
                <text:p>21127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23919">
                <text:p>239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21154">
                <text:p>211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24367.5">
                <text:p>2436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0945">
                <text:p>209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20502.5">
                <text:p>20502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22713">
                <text:p>227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24317.5">
                <text:p>24317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25872.5">
                <text:p>25872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20220.5">
                <text:p>20220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24676">
                <text:p>246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24826.5">
                <text:p>24826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23933.5">
                <text:p>23933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24074.5">
                <text:p>24074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25614.5">
                <text:p>25614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20618.5">
                <text:p>20618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22146.5">
                <text:p>22146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25568.5">
                <text:p>25568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21041">
                <text:p>210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19140">
                <text:p>191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22600">
                <text:p>226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1552">
                <text:p>215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24350.5">
                <text:p>2435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27982">
                <text:p>2798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0399">
                <text:p>203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18375">
                <text:p>183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27821.5">
                <text:p>27821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  <table:table-cell office:value-type="float" office:value="20771">
                <text:p>207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19328.5">
                <text:p>19328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  <table:table-cell office:value-type="float" office:value="20316.5">
                <text:p>20316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  <table:table-cell office:value-type="float" office:value="24686">
                <text:p>246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  <table:table-cell office:value-type="float" office:value="23843">
                <text:p>238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  <table:table-cell office:value-type="float" office:value="26155.5">
                <text:p>26155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  <table:table-cell office:value-type="float" office:value="18980">
                <text:p>189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  <table:table-cell office:value-type="float" office:value="19411.5">
                <text:p>19411.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  <table:table-cell office:value-type="float" office:value="26376.5">
                <text:p>26376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  <table:table-cell office:value-type="float" office:value="23754.5">
                <text:p>23754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  <table:table-cell office:value-type="float" office:value="23323.5">
                <text:p>23323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22562">
                <text:p>225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  <table:table-cell office:value-type="float" office:value="24041.5">
                <text:p>24041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  <table:table-cell office:value-type="float" office:value="26228">
                <text:p>2622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  <table:table-cell office:value-type="float" office:value="28381">
                <text:p>283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  <table:table-cell office:value-type="float" office:value="27164">
                <text:p>271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">
                <text:p>2</text:p>
              </table:table-cell>
              <table:table-cell office:value-type="float" office:value="21321.5">
                <text:p>21321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  <table:table-cell office:value-type="float" office:value="20374.5">
                <text:p>20374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  <table:table-cell office:value-type="float" office:value="25143.5">
                <text:p>25143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">
                <text:p>2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">
                <text:p>2</text:p>
              </table:table-cell>
              <table:table-cell office:value-type="float" office:value="19607">
                <text:p>196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  <table:table-cell office:value-type="float" office:value="23564.5">
                <text:p>23564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21455.5">
                <text:p>21455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  <table:table-cell office:value-type="float" office:value="24133.5">
                <text:p>24133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  <table:table-cell office:value-type="float" office:value="25409.5">
                <text:p>25409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  <table:table-cell office:value-type="float" office:value="24659.5">
                <text:p>24659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  <table:table-cell office:value-type="float" office:value="25339.5">
                <text:p>25339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  <table:table-cell office:value-type="float" office:value="21025.5">
                <text:p>21025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  <table:table-cell office:value-type="float" office:value="24834">
                <text:p>248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  <table:table-cell office:value-type="float" office:value="22297.5">
                <text:p>22297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  <table:table-cell office:value-type="float" office:value="21008">
                <text:p>210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  <table:table-cell office:value-type="float" office:value="18525">
                <text:p>185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  <table:table-cell office:value-type="float" office:value="22061.5">
                <text:p>22061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  <table:table-cell office:value-type="float" office:value="23484.5">
                <text:p>23484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">
                <text:p>2</text:p>
              </table:table-cell>
              <table:table-cell office:value-type="float" office:value="21343.5">
                <text:p>21343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  <table:table-cell office:value-type="float" office:value="23499">
                <text:p>234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  <table:table-cell office:value-type="float" office:value="26152">
                <text:p>261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  <table:table-cell office:value-type="float" office:value="23886">
                <text:p>238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  <table:table-cell office:value-type="float" office:value="24053">
                <text:p>240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26277">
                <text:p>26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  <table:table-cell office:value-type="float" office:value="22332.5">
                <text:p>22332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  <table:table-cell office:value-type="float" office:value="21114">
                <text:p>211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  <table:table-cell office:value-type="float" office:value="24861">
                <text:p>248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">
                <text:p>2</text:p>
              </table:table-cell>
              <table:table-cell office:value-type="float" office:value="20524.5">
                <text:p>20524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  <table:table-cell office:value-type="float" office:value="25990">
                <text:p>259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">
                <text:p>2</text:p>
              </table:table-cell>
              <table:table-cell office:value-type="float" office:value="21564">
                <text:p>215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">
                <text:p>2</text:p>
              </table:table-cell>
              <table:table-cell office:value-type="float" office:value="23993">
                <text:p>239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22787.5">
                <text:p>22787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24451.5">
                <text:p>24451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21062">
                <text:p>210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22316.5">
                <text:p>22316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  <table:table-cell office:value-type="float" office:value="21484">
                <text:p>214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  <table:table-cell office:value-type="float" office:value="22468.5">
                <text:p>22468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  <table:table-cell office:value-type="float" office:value="24563">
                <text:p>245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  <table:table-cell office:value-type="float" office:value="23236.5">
                <text:p>23236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  <table:table-cell office:value-type="float" office:value="28875.5">
                <text:p>28875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  <table:table-cell office:value-type="float" office:value="20752.5">
                <text:p>20752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19755">
                <text:p>1975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">
                <text:p>2</text:p>
              </table:table-cell>
              <table:table-cell office:value-type="float" office:value="26439.5">
                <text:p>26439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6500.5">
                <text:p>26500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24719">
                <text:p>247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">
                <text:p>2</text:p>
              </table:table-cell>
              <table:table-cell office:value-type="float" office:value="17835.5">
                <text:p>17835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23106">
                <text:p>231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21601.5">
                <text:p>21601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">
                <text:p>2</text:p>
              </table:table-cell>
              <table:table-cell office:value-type="float" office:value="21661.5">
                <text:p>21661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25177">
                <text:p>251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21767">
                <text:p>217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22993">
                <text:p>229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24738">
                <text:p>247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23445">
                <text:p>234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23579.5">
                <text:p>23579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24373.5">
                <text:p>24373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  <table:table-cell office:value-type="float" office:value="23978.5">
                <text:p>23978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  <table:table-cell office:value-type="float" office:value="22740.5">
                <text:p>22740.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21616">
                <text:p>216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25024">
                <text:p>250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26079.5">
                <text:p>26079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23537.5">
                <text:p>23537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22372">
                <text:p>223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21358.5">
                <text:p>21358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21733">
                <text:p>217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22377.5">
                <text:p>22377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  <table:table-cell office:value-type="float" office:value="25616">
                <text:p>256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23395.5">
                <text:p>23395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25464.5">
                <text:p>25464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19110.5">
                <text:p>19110.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23688">
                <text:p>236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  <table:table-cell office:value-type="float" office:value="21563">
                <text:p>215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  <table:table-cell office:value-type="float" office:value="21634.5">
                <text:p>21634.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  <table:table-cell office:value-type="float" office:value="24776">
                <text:p>247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  <table:table-cell office:value-type="float" office:value="24030">
                <text:p>2403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  <table:table-cell office:value-type="float" office:value="23850">
                <text:p>238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  <table:table-cell office:value-type="float" office:value="23447.5">
                <text:p>23447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  <table:table-cell office:value-type="float" office:value="14469.5">
                <text:p>14469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">
                <text:p>2</text:p>
              </table:table-cell>
              <table:table-cell office:value-type="float" office:value="27329">
                <text:p>273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  <table:table-cell office:value-type="float" office:value="27828.5">
                <text:p>27828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  <table:table-cell office:value-type="float" office:value="23643.5">
                <text:p>23643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">
                <text:p>2</text:p>
              </table:table-cell>
              <table:table-cell office:value-type="float" office:value="23887">
                <text:p>238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24444.5">
                <text:p>24444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18082">
                <text:p>1808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24397.5">
                <text:p>24397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  <table:table-cell office:value-type="float" office:value="22215">
                <text:p>222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25351">
                <text:p>253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18727">
                <text:p>187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29169.5">
                <text:p>29169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  <table:table-cell office:value-type="float" office:value="24891">
                <text:p>248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18034.5">
                <text:p>18034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22593.5">
                <text:p>22593.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3689">
                <text:p>236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  <table:table-cell office:value-type="float" office:value="19354.5">
                <text:p>19354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20786">
                <text:p>2078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23230">
                <text:p>2323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23075.5">
                <text:p>23075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26653.5">
                <text:p>26653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20783">
                <text:p>207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  <table:table-cell office:value-type="float" office:value="25303">
                <text:p>2530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  <table:table-cell office:value-type="float" office:value="21399.5">
                <text:p>21399.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  <table:table-cell office:value-type="float" office:value="21386.5">
                <text:p>21386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23585">
                <text:p>2358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  <table:table-cell office:value-type="float" office:value="20122.5">
                <text:p>20122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  <table:table-cell office:value-type="float" office:value="22703.5">
                <text:p>22703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  <table:table-cell office:value-type="float" office:value="23043.5">
                <text:p>23043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  <table:table-cell office:value-type="float" office:value="26431.5">
                <text:p>26431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  <table:table-cell office:value-type="float" office:value="21400.5">
                <text:p>21400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22470">
                <text:p>224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">
                <text:p>2</text:p>
              </table:table-cell>
              <table:table-cell office:value-type="float" office:value="21352">
                <text:p>213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24892">
                <text:p>248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  <table:table-cell office:value-type="float" office:value="21045.5">
                <text:p>21045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  <table:table-cell office:value-type="float" office:value="23794">
                <text:p>237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  <table:table-cell office:value-type="float" office:value="26524">
                <text:p>265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  <table:table-cell office:value-type="float" office:value="20670">
                <text:p>2067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  <table:table-cell office:value-type="float" office:value="22543">
                <text:p>225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  <table:table-cell office:value-type="float" office:value="18258.5">
                <text:p>18258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  <table:table-cell office:value-type="float" office:value="27068">
                <text:p>270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">
                <text:p>2</text:p>
              </table:table-cell>
              <table:table-cell office:value-type="float" office:value="19617.5">
                <text:p>19617.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  <table:table-cell office:value-type="float" office:value="21725.5">
                <text:p>21725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">
                <text:p>2</text:p>
              </table:table-cell>
              <table:table-cell office:value-type="float" office:value="19986">
                <text:p>1998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  <table:table-cell office:value-type="float" office:value="20173">
                <text:p>2017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22098.5">
                <text:p>22098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  <table:table-cell office:value-type="float" office:value="23955">
                <text:p>239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  <table:table-cell office:value-type="float" office:value="17629">
                <text:p>176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  <table:table-cell office:value-type="float" office:value="28937">
                <text:p>289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  <table:table-cell office:value-type="float" office:value="23425">
                <text:p>234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">
                <text:p>2</text:p>
              </table:table-cell>
              <table:table-cell office:value-type="float" office:value="23714.5">
                <text:p>23714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  <table:table-cell office:value-type="float" office:value="23453.5">
                <text:p>23453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  <table:table-cell office:value-type="float" office:value="22163.5">
                <text:p>22163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">
                <text:p>2</text:p>
              </table:table-cell>
              <table:table-cell office:value-type="float" office:value="22914.5">
                <text:p>22914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  <table:table-cell office:value-type="float" office:value="22720.5">
                <text:p>22720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">
                <text:p>2</text:p>
              </table:table-cell>
              <table:table-cell office:value-type="float" office:value="24348.5">
                <text:p>24348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">
                <text:p>2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26026">
                <text:p>260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24398.5">
                <text:p>24398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  <table:table-cell office:value-type="float" office:value="19643">
                <text:p>196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22261">
                <text:p>222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  <table:table-cell office:value-type="float" office:value="24842.5">
                <text:p>24842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19602">
                <text:p>196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  <table:table-cell office:value-type="float" office:value="23765.5">
                <text:p>23765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23815">
                <text:p>238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  <table:table-cell office:value-type="float" office:value="22411.5">
                <text:p>22411.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20475.5">
                <text:p>20475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  <table:table-cell office:value-type="float" office:value="20503">
                <text:p>205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  <table:table-cell office:value-type="float" office:value="24080">
                <text:p>2408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  <table:table-cell office:value-type="float" office:value="17194.5">
                <text:p>17194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20857.5">
                <text:p>20857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  <table:table-cell office:value-type="float" office:value="22494">
                <text:p>224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  <table:table-cell office:value-type="float" office:value="23811.5">
                <text:p>23811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  <table:table-cell office:value-type="float" office:value="24732.5">
                <text:p>24732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">
                <text:p>2</text:p>
              </table:table-cell>
              <table:table-cell office:value-type="float" office:value="24828.5">
                <text:p>24828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  <table:table-cell office:value-type="float" office:value="26012.5">
                <text:p>26012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">
                <text:p>2</text:p>
              </table:table-cell>
              <table:table-cell office:value-type="float" office:value="23627">
                <text:p>236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  <table:table-cell office:value-type="float" office:value="20820.5">
                <text:p>20820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">
                <text:p>2</text:p>
              </table:table-cell>
              <table:table-cell office:value-type="float" office:value="23299.5">
                <text:p>23299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  <table:table-cell office:value-type="float" office:value="25780.5">
                <text:p>25780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  <table:table-cell office:value-type="float" office:value="22828.5">
                <text:p>22828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">
                <text:p>2</text:p>
              </table:table-cell>
              <table:table-cell office:value-type="float" office:value="22793">
                <text:p>227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  <table:table-cell office:value-type="float" office:value="20942">
                <text:p>209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27802.5">
                <text:p>27802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  <table:table-cell office:value-type="float" office:value="24237">
                <text:p>242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  <table:table-cell office:value-type="float" office:value="22361.5">
                <text:p>22361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  <table:table-cell office:value-type="float" office:value="18986">
                <text:p>189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  <table:table-cell office:value-type="float" office:value="25520.5">
                <text:p>25520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  <table:table-cell office:value-type="float" office:value="21462.5">
                <text:p>21462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  <table:table-cell office:value-type="float" office:value="23862">
                <text:p>238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  <table:table-cell office:value-type="float" office:value="23824.5">
                <text:p>23824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23571">
                <text:p>235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  <table:table-cell office:value-type="float" office:value="24986.5">
                <text:p>24986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19520.5">
                <text:p>19520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23536">
                <text:p>2353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  <table:table-cell office:value-type="float" office:value="20447.5">
                <text:p>20447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  <table:table-cell office:value-type="float" office:value="21356.5">
                <text:p>21356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  <table:table-cell office:value-type="float" office:value="27250.5">
                <text:p>27250.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  <table:table-cell office:value-type="float" office:value="23594.5">
                <text:p>23594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  <table:table-cell office:value-type="float" office:value="18502">
                <text:p>1850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  <table:table-cell office:value-type="float" office:value="23846.5">
                <text:p>23846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  <table:table-cell office:value-type="float" office:value="21677.5">
                <text:p>21677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  <table:table-cell office:value-type="float" office:value="20783">
                <text:p>207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  <table:table-cell office:value-type="float" office:value="25747.5">
                <text:p>25747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  <table:table-cell office:value-type="float" office:value="22006">
                <text:p>2200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  <table:table-cell office:value-type="float" office:value="20225">
                <text:p>202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  <table:table-cell office:value-type="float" office:value="23096">
                <text:p>230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18425.5">
                <text:p>18425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  <table:table-cell office:value-type="float" office:value="23096.5">
                <text:p>23096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  <table:table-cell office:value-type="float" office:value="17774">
                <text:p>1777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  <table:table-cell office:value-type="float" office:value="19490">
                <text:p>1949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  <table:table-cell office:value-type="float" office:value="22474.5">
                <text:p>22474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  <table:table-cell office:value-type="float" office:value="25607">
                <text:p>256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  <table:table-cell office:value-type="float" office:value="25205.5">
                <text:p>25205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  <table:table-cell office:value-type="float" office:value="23978">
                <text:p>239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  <table:table-cell office:value-type="float" office:value="23972.5">
                <text:p>23972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  <table:table-cell office:value-type="float" office:value="22125.5">
                <text:p>22125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">
                <text:p>2</text:p>
              </table:table-cell>
              <table:table-cell office:value-type="float" office:value="21866.5">
                <text:p>21866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  <table:table-cell office:value-type="float" office:value="18892">
                <text:p>1889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  <table:table-cell office:value-type="float" office:value="30081.5">
                <text:p>30081.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  <table:table-cell office:value-type="float" office:value="21674.5">
                <text:p>21674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  <table:table-cell office:value-type="float" office:value="23535.5">
                <text:p>23535.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  <table:table-cell office:value-type="float" office:value="26248">
                <text:p>262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  <table:table-cell office:value-type="float" office:value="19960.5">
                <text:p>19960.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  <table:table-cell office:value-type="float" office:value="23863">
                <text:p>2386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  <table:table-cell office:value-type="float" office:value="21542">
                <text:p>215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  <table:table-cell office:value-type="float" office:value="25199">
                <text:p>251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  <table:table-cell office:value-type="float" office:value="24007.5">
                <text:p>24007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  <table:table-cell office:value-type="float" office:value="19598">
                <text:p>195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  <table:table-cell office:value-type="float" office:value="20763.5">
                <text:p>20763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  <table:table-cell office:value-type="float" office:value="22105">
                <text:p>2210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  <table:table-cell office:value-type="float" office:value="19536">
                <text:p>1953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24906.5">
                <text:p>24906.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  <table:table-cell office:value-type="float" office:value="22272.5">
                <text:p>22272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  <table:table-cell office:value-type="float" office:value="17605">
                <text:p>1760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  <table:table-cell office:value-type="float" office:value="24495">
                <text:p>244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  <table:table-cell office:value-type="float" office:value="17710">
                <text:p>1771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">
                <text:p>2</text:p>
              </table:table-cell>
              <table:table-cell office:value-type="float" office:value="22073">
                <text:p>220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22452">
                <text:p>224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  <table:table-cell office:value-type="float" office:value="26852.5">
                <text:p>26852.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  <table:table-cell office:value-type="float" office:value="22461">
                <text:p>224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  <table:table-cell office:value-type="float" office:value="22870">
                <text:p>228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  <table:table-cell office:value-type="float" office:value="23284">
                <text:p>232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  <table:table-cell office:value-type="float" office:value="20479.5">
                <text:p>20479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  <table:table-cell office:value-type="float" office:value="20854">
                <text:p>2085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  <table:table-cell office:value-type="float" office:value="19516">
                <text:p>195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  <table:table-cell office:value-type="float" office:value="24741">
                <text:p>2474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23624.5">
                <text:p>23624.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21172">
                <text:p>211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">
                <text:p>3</text:p>
              </table:table-cell>
              <table:table-cell office:value-type="float" office:value="22922.5">
                <text:p>22922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23151.5">
                <text:p>23151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">
                <text:p>3</text:p>
              </table:table-cell>
              <table:table-cell office:value-type="float" office:value="20329.5">
                <text:p>20329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  <table:table-cell office:value-type="float" office:value="24290.5">
                <text:p>24290.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">
                <text:p>3</text:p>
              </table:table-cell>
              <table:table-cell office:value-type="float" office:value="25859">
                <text:p>2585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">
                <text:p>3</text:p>
              </table:table-cell>
              <table:table-cell office:value-type="float" office:value="20471.5">
                <text:p>20471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">
                <text:p>3</text:p>
              </table:table-cell>
              <table:table-cell office:value-type="float" office:value="20666.5">
                <text:p>20666.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">
                <text:p>3</text:p>
              </table:table-cell>
              <table:table-cell office:value-type="float" office:value="21683">
                <text:p>216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">
                <text:p>3</text:p>
              </table:table-cell>
              <table:table-cell office:value-type="float" office:value="24623">
                <text:p>246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22880.5">
                <text:p>22880.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">
                <text:p>3</text:p>
              </table:table-cell>
              <table:table-cell office:value-type="float" office:value="26060">
                <text:p>2606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">
                <text:p>3</text:p>
              </table:table-cell>
              <table:table-cell office:value-type="float" office:value="24760">
                <text:p>2476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">
                <text:p>3</text:p>
              </table:table-cell>
              <table:table-cell office:value-type="float" office:value="23921">
                <text:p>239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">
                <text:p>3</text:p>
              </table:table-cell>
              <table:table-cell office:value-type="float" office:value="20182">
                <text:p>2018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">
                <text:p>3</text:p>
              </table:table-cell>
              <table:table-cell office:value-type="float" office:value="23353.5">
                <text:p>23353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">
                <text:p>3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">
                <text:p>3</text:p>
              </table:table-cell>
              <table:table-cell office:value-type="float" office:value="21634">
                <text:p>216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26418">
                <text:p>264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21986.5">
                <text:p>21986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24305.5">
                <text:p>24305.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  <table:table-cell office:value-type="float" office:value="21341.5">
                <text:p>21341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">
                <text:p>3</text:p>
              </table:table-cell>
              <table:table-cell office:value-type="float" office:value="20701">
                <text:p>207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22660">
                <text:p>2266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">
                <text:p>3</text:p>
              </table:table-cell>
              <table:table-cell office:value-type="float" office:value="20065.5">
                <text:p>20065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">
                <text:p>3</text:p>
              </table:table-cell>
              <table:table-cell office:value-type="float" office:value="28207.5">
                <text:p>28207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">
                <text:p>3</text:p>
              </table:table-cell>
              <table:table-cell office:value-type="float" office:value="24660">
                <text:p>2466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">
                <text:p>3</text:p>
              </table:table-cell>
              <table:table-cell office:value-type="float" office:value="22728">
                <text:p>2272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">
                <text:p>3</text:p>
              </table:table-cell>
              <table:table-cell office:value-type="float" office:value="26271.5">
                <text:p>26271.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">
                <text:p>3</text:p>
              </table:table-cell>
              <table:table-cell office:value-type="float" office:value="25438.5">
                <text:p>25438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">
                <text:p>3</text:p>
              </table:table-cell>
              <table:table-cell office:value-type="float" office:value="18951">
                <text:p>1895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">
                <text:p>3</text:p>
              </table:table-cell>
              <table:table-cell office:value-type="float" office:value="22404">
                <text:p>224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">
                <text:p>3</text:p>
              </table:table-cell>
              <table:table-cell office:value-type="float" office:value="24159">
                <text:p>2415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">
                <text:p>3</text:p>
              </table:table-cell>
              <table:table-cell office:value-type="float" office:value="21222.5">
                <text:p>21222.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">
                <text:p>3</text:p>
              </table:table-cell>
              <table:table-cell office:value-type="float" office:value="19650.5">
                <text:p>19650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">
                <text:p>3</text:p>
              </table:table-cell>
              <table:table-cell office:value-type="float" office:value="27187">
                <text:p>271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">
                <text:p>3</text:p>
              </table:table-cell>
              <table:table-cell office:value-type="float" office:value="22493">
                <text:p>2249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">
                <text:p>3</text:p>
              </table:table-cell>
              <table:table-cell office:value-type="float" office:value="24094.5">
                <text:p>24094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">
                <text:p>3</text:p>
              </table:table-cell>
              <table:table-cell office:value-type="float" office:value="25669">
                <text:p>2566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27659.5">
                <text:p>27659.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">
                <text:p>3</text:p>
              </table:table-cell>
              <table:table-cell office:value-type="float" office:value="27709.5">
                <text:p>27709.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">
                <text:p>3</text:p>
              </table:table-cell>
              <table:table-cell office:value-type="float" office:value="22273.5">
                <text:p>22273.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">
                <text:p>3</text:p>
              </table:table-cell>
              <table:table-cell office:value-type="float" office:value="25887.5">
                <text:p>25887.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">
                <text:p>3</text:p>
              </table:table-cell>
              <table:table-cell office:value-type="float" office:value="22009.5">
                <text:p>22009.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">
                <text:p>3</text:p>
              </table:table-cell>
              <table:table-cell office:value-type="float" office:value="24398">
                <text:p>243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">
                <text:p>3</text:p>
              </table:table-cell>
              <table:table-cell office:value-type="float" office:value="24151">
                <text:p>241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">
                <text:p>3</text:p>
              </table:table-cell>
              <table:table-cell office:value-type="float" office:value="23829">
                <text:p>238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">
                <text:p>3</text:p>
              </table:table-cell>
              <table:table-cell office:value-type="float" office:value="23960">
                <text:p>2396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">
                <text:p>3</text:p>
              </table:table-cell>
              <table:table-cell office:value-type="float" office:value="24340.5">
                <text:p>24340.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">
                <text:p>3</text:p>
              </table:table-cell>
              <table:table-cell office:value-type="float" office:value="26364.5">
                <text:p>26364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">
                <text:p>3</text:p>
              </table:table-cell>
              <table:table-cell office:value-type="float" office:value="21246.5">
                <text:p>21246.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">
                <text:p>3</text:p>
              </table:table-cell>
              <table:table-cell office:value-type="float" office:value="19127">
                <text:p>1912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">
                <text:p>3</text:p>
              </table:table-cell>
              <table:table-cell office:value-type="float" office:value="24540.5">
                <text:p>24540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">
                <text:p>3</text:p>
              </table:table-cell>
              <table:table-cell office:value-type="float" office:value="24418">
                <text:p>244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">
                <text:p>3</text:p>
              </table:table-cell>
              <table:table-cell office:value-type="float" office:value="19118.5">
                <text:p>19118.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">
                <text:p>3</text:p>
              </table:table-cell>
              <table:table-cell office:value-type="float" office:value="18296.5">
                <text:p>18296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">
                <text:p>3</text:p>
              </table:table-cell>
              <table:table-cell office:value-type="float" office:value="25284">
                <text:p>252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">
                <text:p>3</text:p>
              </table:table-cell>
              <table:table-cell office:value-type="float" office:value="23112.5">
                <text:p>23112.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">
                <text:p>3</text:p>
              </table:table-cell>
              <table:table-cell office:value-type="float" office:value="20755.5">
                <text:p>20755.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">
                <text:p>3</text:p>
              </table:table-cell>
              <table:table-cell office:value-type="float" office:value="22328.5">
                <text:p>22328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">
                <text:p>3</text:p>
              </table:table-cell>
              <table:table-cell office:value-type="float" office:value="30124">
                <text:p>301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">
                <text:p>3</text:p>
              </table:table-cell>
              <table:table-cell office:value-type="float" office:value="21744.5">
                <text:p>21744.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">
                <text:p>3</text:p>
              </table:table-cell>
              <table:table-cell office:value-type="float" office:value="26473.5">
                <text:p>26473.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">
                <text:p>3</text:p>
              </table:table-cell>
              <table:table-cell office:value-type="float" office:value="24302">
                <text:p>243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">
                <text:p>3</text:p>
              </table:table-cell>
              <table:table-cell office:value-type="float" office:value="23873">
                <text:p>2387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">
                <text:p>3</text:p>
              </table:table-cell>
              <table:table-cell office:value-type="float" office:value="27819.5">
                <text:p>27819.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">
                <text:p>3</text:p>
              </table:table-cell>
              <table:table-cell office:value-type="float" office:value="21126.5">
                <text:p>21126.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">
                <text:p>3</text:p>
              </table:table-cell>
              <table:table-cell office:value-type="float" office:value="28439.5">
                <text:p>28439.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">
                <text:p>3</text:p>
              </table:table-cell>
              <table:table-cell office:value-type="float" office:value="22179.5">
                <text:p>22179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">
                <text:p>3</text:p>
              </table:table-cell>
              <table:table-cell office:value-type="float" office:value="25677.5">
                <text:p>25677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">
                <text:p>3</text:p>
              </table:table-cell>
              <table:table-cell office:value-type="float" office:value="20866.5">
                <text:p>20866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">
                <text:p>3</text:p>
              </table:table-cell>
              <table:table-cell office:value-type="float" office:value="22595">
                <text:p>225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">
                <text:p>3</text:p>
              </table:table-cell>
              <table:table-cell office:value-type="float" office:value="23479">
                <text:p>234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">
                <text:p>3</text:p>
              </table:table-cell>
              <table:table-cell office:value-type="float" office:value="21304">
                <text:p>213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">
                <text:p>3</text:p>
              </table:table-cell>
              <table:table-cell office:value-type="float" office:value="22746">
                <text:p>2274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">
                <text:p>3</text:p>
              </table:table-cell>
              <table:table-cell office:value-type="float" office:value="21039.5">
                <text:p>21039.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">
                <text:p>3</text:p>
              </table:table-cell>
              <table:table-cell office:value-type="float" office:value="24475.5">
                <text:p>24475.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  <table:table-cell office:value-type="float" office:value="24160">
                <text:p>2416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">
                <text:p>3</text:p>
              </table:table-cell>
              <table:table-cell office:value-type="float" office:value="23572.5">
                <text:p>23572.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22046">
                <text:p>220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">
                <text:p>3</text:p>
              </table:table-cell>
              <table:table-cell office:value-type="float" office:value="23773">
                <text:p>237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">
                <text:p>3</text:p>
              </table:table-cell>
              <table:table-cell office:value-type="float" office:value="23255.5">
                <text:p>23255.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">
                <text:p>3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">
                <text:p>3</text:p>
              </table:table-cell>
              <table:table-cell office:value-type="float" office:value="16463">
                <text:p>164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">
                <text:p>3</text:p>
              </table:table-cell>
              <table:table-cell office:value-type="float" office:value="19800.5">
                <text:p>19800.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">
                <text:p>3</text:p>
              </table:table-cell>
              <table:table-cell office:value-type="float" office:value="21164">
                <text:p>2116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">
                <text:p>3</text:p>
              </table:table-cell>
              <table:table-cell office:value-type="float" office:value="21882.5">
                <text:p>21882.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">
                <text:p>3</text:p>
              </table:table-cell>
              <table:table-cell office:value-type="float" office:value="22322.5">
                <text:p>22322.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">
                <text:p>3</text:p>
              </table:table-cell>
              <table:table-cell office:value-type="float" office:value="27609">
                <text:p>276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26319">
                <text:p>263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">
                <text:p>3</text:p>
              </table:table-cell>
              <table:table-cell office:value-type="float" office:value="23904">
                <text:p>239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">
                <text:p>3</text:p>
              </table:table-cell>
              <table:table-cell office:value-type="float" office:value="23916">
                <text:p>239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">
                <text:p>3</text:p>
              </table:table-cell>
              <table:table-cell office:value-type="float" office:value="21649.5">
                <text:p>21649.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">
                <text:p>3</text:p>
              </table:table-cell>
              <table:table-cell office:value-type="float" office:value="18848.5">
                <text:p>18848.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">
                <text:p>3</text:p>
              </table:table-cell>
              <table:table-cell office:value-type="float" office:value="24183.5">
                <text:p>24183.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">
                <text:p>3</text:p>
              </table:table-cell>
              <table:table-cell office:value-type="float" office:value="20697.5">
                <text:p>20697.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">
                <text:p>3</text:p>
              </table:table-cell>
              <table:table-cell office:value-type="float" office:value="24752">
                <text:p>2475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">
                <text:p>3</text:p>
              </table:table-cell>
              <table:table-cell office:value-type="float" office:value="25292.5">
                <text:p>25292.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">
                <text:p>3</text:p>
              </table:table-cell>
              <table:table-cell office:value-type="float" office:value="23743">
                <text:p>2374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">
                <text:p>3</text:p>
              </table:table-cell>
              <table:table-cell office:value-type="float" office:value="26891.5">
                <text:p>26891.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">
                <text:p>3</text:p>
              </table:table-cell>
              <table:table-cell office:value-type="float" office:value="22906.5">
                <text:p>22906.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">
                <text:p>3</text:p>
              </table:table-cell>
              <table:table-cell office:value-type="float" office:value="21471.5">
                <text:p>21471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">
                <text:p>3</text:p>
              </table:table-cell>
              <table:table-cell office:value-type="float" office:value="22719">
                <text:p>2271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">
                <text:p>3</text:p>
              </table:table-cell>
              <table:table-cell office:value-type="float" office:value="23338">
                <text:p>233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">
                <text:p>3</text:p>
              </table:table-cell>
              <table:table-cell office:value-type="float" office:value="25393.5">
                <text:p>25393.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">
                <text:p>3</text:p>
              </table:table-cell>
              <table:table-cell office:value-type="float" office:value="24139">
                <text:p>2413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">
                <text:p>3</text:p>
              </table:table-cell>
              <table:table-cell office:value-type="float" office:value="22837.5">
                <text:p>22837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">
                <text:p>3</text:p>
              </table:table-cell>
              <table:table-cell office:value-type="float" office:value="22290.5">
                <text:p>22290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">
                <text:p>3</text:p>
              </table:table-cell>
              <table:table-cell office:value-type="float" office:value="23315.5">
                <text:p>23315.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">
                <text:p>3</text:p>
              </table:table-cell>
              <table:table-cell office:value-type="float" office:value="23160">
                <text:p>2316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">
                <text:p>3</text:p>
              </table:table-cell>
              <table:table-cell office:value-type="float" office:value="23279.5">
                <text:p>23279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">
                <text:p>3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">
                <text:p>3</text:p>
              </table:table-cell>
              <table:table-cell office:value-type="float" office:value="26923.5">
                <text:p>26923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">
                <text:p>3</text:p>
              </table:table-cell>
              <table:table-cell office:value-type="float" office:value="17976.5">
                <text:p>17976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">
                <text:p>3</text:p>
              </table:table-cell>
              <table:table-cell office:value-type="float" office:value="24811.5">
                <text:p>24811.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">
                <text:p>3</text:p>
              </table:table-cell>
              <table:table-cell office:value-type="float" office:value="28954.5">
                <text:p>28954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">
                <text:p>3</text:p>
              </table:table-cell>
              <table:table-cell office:value-type="float" office:value="23856">
                <text:p>238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">
                <text:p>3</text:p>
              </table:table-cell>
              <table:table-cell office:value-type="float" office:value="23472.5">
                <text:p>23472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">
                <text:p>3</text:p>
              </table:table-cell>
              <table:table-cell office:value-type="float" office:value="22113.5">
                <text:p>22113.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">
                <text:p>3</text:p>
              </table:table-cell>
              <table:table-cell office:value-type="float" office:value="24878.5">
                <text:p>24878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">
                <text:p>3</text:p>
              </table:table-cell>
              <table:table-cell office:value-type="float" office:value="26991">
                <text:p>2699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">
                <text:p>3</text:p>
              </table:table-cell>
              <table:table-cell office:value-type="float" office:value="24678.5">
                <text:p>24678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">
                <text:p>3</text:p>
              </table:table-cell>
              <table:table-cell office:value-type="float" office:value="24174">
                <text:p>2417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">
                <text:p>3</text:p>
              </table:table-cell>
              <table:table-cell office:value-type="float" office:value="25184">
                <text:p>251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23829.5">
                <text:p>23829.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">
                <text:p>3</text:p>
              </table:table-cell>
              <table:table-cell office:value-type="float" office:value="18684">
                <text:p>186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">
                <text:p>3</text:p>
              </table:table-cell>
              <table:table-cell office:value-type="float" office:value="23205">
                <text:p>232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">
                <text:p>3</text:p>
              </table:table-cell>
              <table:table-cell office:value-type="float" office:value="21595">
                <text:p>215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">
                <text:p>3</text:p>
              </table:table-cell>
              <table:table-cell office:value-type="float" office:value="19641">
                <text:p>196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25712.5">
                <text:p>25712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">
                <text:p>3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  <table:table-cell office:value-type="float" office:value="23182.5">
                <text:p>23182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">
                <text:p>3</text:p>
              </table:table-cell>
              <table:table-cell office:value-type="float" office:value="21763">
                <text:p>217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">
                <text:p>3</text:p>
              </table:table-cell>
              <table:table-cell office:value-type="float" office:value="23971.5">
                <text:p>23971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">
                <text:p>3</text:p>
              </table:table-cell>
              <table:table-cell office:value-type="float" office:value="22227.5">
                <text:p>22227.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">
                <text:p>3</text:p>
              </table:table-cell>
              <table:table-cell office:value-type="float" office:value="20724">
                <text:p>2072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">
                <text:p>3</text:p>
              </table:table-cell>
              <table:table-cell office:value-type="float" office:value="27544">
                <text:p>275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">
                <text:p>3</text:p>
              </table:table-cell>
              <table:table-cell office:value-type="float" office:value="25404.5">
                <text:p>25404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">
                <text:p>3</text:p>
              </table:table-cell>
              <table:table-cell office:value-type="float" office:value="22162">
                <text:p>2216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  <table:table-cell office:value-type="float" office:value="26469">
                <text:p>264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  <table:table-cell office:value-type="float" office:value="27344.5">
                <text:p>27344.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  <table:table-cell office:value-type="float" office:value="21595.5">
                <text:p>21595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  <table:table-cell office:value-type="float" office:value="25224.5">
                <text:p>25224.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">
                <text:p>3</text:p>
              </table:table-cell>
              <table:table-cell office:value-type="float" office:value="18946.5">
                <text:p>18946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">
                <text:p>3</text:p>
              </table:table-cell>
              <table:table-cell office:value-type="float" office:value="22527">
                <text:p>225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">
                <text:p>3</text:p>
              </table:table-cell>
              <table:table-cell office:value-type="float" office:value="23489.5">
                <text:p>23489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  <table:table-cell office:value-type="float" office:value="22543">
                <text:p>225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">
                <text:p>3</text:p>
              </table:table-cell>
              <table:table-cell office:value-type="float" office:value="21069">
                <text:p>210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">
                <text:p>3</text:p>
              </table:table-cell>
              <table:table-cell office:value-type="float" office:value="24662">
                <text:p>2466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">
                <text:p>3</text:p>
              </table:table-cell>
              <table:table-cell office:value-type="float" office:value="18280">
                <text:p>1828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  <table:table-cell office:value-type="float" office:value="24028">
                <text:p>2402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">
                <text:p>3</text:p>
              </table:table-cell>
              <table:table-cell office:value-type="float" office:value="26886">
                <text:p>2688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">
                <text:p>3</text:p>
              </table:table-cell>
              <table:table-cell office:value-type="float" office:value="20567.5">
                <text:p>20567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  <table:table-cell office:value-type="float" office:value="22763.5">
                <text:p>2276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">
                <text:p>3</text:p>
              </table:table-cell>
              <table:table-cell office:value-type="float" office:value="21677">
                <text:p>2167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">
                <text:p>3</text:p>
              </table:table-cell>
              <table:table-cell office:value-type="float" office:value="21143">
                <text:p>211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">
                <text:p>3</text:p>
              </table:table-cell>
              <table:table-cell office:value-type="float" office:value="23682">
                <text:p>2368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">
                <text:p>3</text:p>
              </table:table-cell>
              <table:table-cell office:value-type="float" office:value="24036">
                <text:p>240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  <table:table-cell office:value-type="float" office:value="18759.5">
                <text:p>18759.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19431">
                <text:p>194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">
                <text:p>3</text:p>
              </table:table-cell>
              <table:table-cell office:value-type="float" office:value="24961.5">
                <text:p>24961.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">
                <text:p>3</text:p>
              </table:table-cell>
              <table:table-cell office:value-type="float" office:value="20629">
                <text:p>206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">
                <text:p>3</text:p>
              </table:table-cell>
              <table:table-cell office:value-type="float" office:value="25194">
                <text:p>2519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">
                <text:p>3</text:p>
              </table:table-cell>
              <table:table-cell office:value-type="float" office:value="22633">
                <text:p>226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">
                <text:p>3</text:p>
              </table:table-cell>
              <table:table-cell office:value-type="float" office:value="22703.5">
                <text:p>22703.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">
                <text:p>3</text:p>
              </table:table-cell>
              <table:table-cell office:value-type="float" office:value="23692.5">
                <text:p>23692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  <table:table-cell office:value-type="float" office:value="23200.5">
                <text:p>23200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">
                <text:p>3</text:p>
              </table:table-cell>
              <table:table-cell office:value-type="float" office:value="26559.5">
                <text:p>26559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">
                <text:p>3</text:p>
              </table:table-cell>
              <table:table-cell office:value-type="float" office:value="23210.5">
                <text:p>23210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">
                <text:p>3</text:p>
              </table:table-cell>
              <table:table-cell office:value-type="float" office:value="21972">
                <text:p>219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">
                <text:p>3</text:p>
              </table:table-cell>
              <table:table-cell office:value-type="float" office:value="24070.5">
                <text:p>24070.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">
                <text:p>3</text:p>
              </table:table-cell>
              <table:table-cell office:value-type="float" office:value="27457.5">
                <text:p>27457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">
                <text:p>3</text:p>
              </table:table-cell>
              <table:table-cell office:value-type="float" office:value="28404">
                <text:p>2840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">
                <text:p>3</text:p>
              </table:table-cell>
              <table:table-cell office:value-type="float" office:value="25980.5">
                <text:p>25980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">
                <text:p>3</text:p>
              </table:table-cell>
              <table:table-cell office:value-type="float" office:value="20763.5">
                <text:p>20763.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">
                <text:p>3</text:p>
              </table:table-cell>
              <table:table-cell office:value-type="float" office:value="23364">
                <text:p>233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">
                <text:p>3</text:p>
              </table:table-cell>
              <table:table-cell office:value-type="float" office:value="19935.5">
                <text:p>19935.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">
                <text:p>3</text:p>
              </table:table-cell>
              <table:table-cell office:value-type="float" office:value="23126.5">
                <text:p>23126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">
                <text:p>3</text:p>
              </table:table-cell>
              <table:table-cell office:value-type="float" office:value="24001.5">
                <text:p>24001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">
                <text:p>3</text:p>
              </table:table-cell>
              <table:table-cell office:value-type="float" office:value="21567">
                <text:p>2156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">
                <text:p>3</text:p>
              </table:table-cell>
              <table:table-cell office:value-type="float" office:value="21411.5">
                <text:p>21411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">
                <text:p>3</text:p>
              </table:table-cell>
              <table:table-cell office:value-type="float" office:value="23816.5">
                <text:p>23816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">
                <text:p>3</text:p>
              </table:table-cell>
              <table:table-cell office:value-type="float" office:value="22784">
                <text:p>227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">
                <text:p>3</text:p>
              </table:table-cell>
              <table:table-cell office:value-type="float" office:value="22713">
                <text:p>227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">
                <text:p>3</text:p>
              </table:table-cell>
              <table:table-cell office:value-type="float" office:value="27932">
                <text:p>279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">
                <text:p>3</text:p>
              </table:table-cell>
              <table:table-cell office:value-type="float" office:value="18411">
                <text:p>184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">
                <text:p>3</text:p>
              </table:table-cell>
              <table:table-cell office:value-type="float" office:value="21588.5">
                <text:p>21588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">
                <text:p>3</text:p>
              </table:table-cell>
              <table:table-cell office:value-type="float" office:value="26387">
                <text:p>263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">
                <text:p>3</text:p>
              </table:table-cell>
              <table:table-cell office:value-type="float" office:value="25604.5">
                <text:p>25604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">
                <text:p>3</text:p>
              </table:table-cell>
              <table:table-cell office:value-type="float" office:value="23798">
                <text:p>2379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">
                <text:p>3</text:p>
              </table:table-cell>
              <table:table-cell office:value-type="float" office:value="25457">
                <text:p>2545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">
                <text:p>3</text:p>
              </table:table-cell>
              <table:table-cell office:value-type="float" office:value="28992">
                <text:p>289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">
                <text:p>3</text:p>
              </table:table-cell>
              <table:table-cell office:value-type="float" office:value="27107">
                <text:p>2710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">
                <text:p>3</text:p>
              </table:table-cell>
              <table:table-cell office:value-type="float" office:value="25504">
                <text:p>255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22931.5">
                <text:p>22931.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  <table:table-cell office:value-type="float" office:value="21331">
                <text:p>213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">
                <text:p>3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">
                <text:p>3</text:p>
              </table:table-cell>
              <table:table-cell office:value-type="float" office:value="21358.5">
                <text:p>21358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">
                <text:p>3</text:p>
              </table:table-cell>
              <table:table-cell office:value-type="float" office:value="19153.5">
                <text:p>19153.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">
                <text:p>3</text:p>
              </table:table-cell>
              <table:table-cell office:value-type="float" office:value="25409">
                <text:p>254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">
                <text:p>3</text:p>
              </table:table-cell>
              <table:table-cell office:value-type="float" office:value="24021.5">
                <text:p>24021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">
                <text:p>3</text:p>
              </table:table-cell>
              <table:table-cell office:value-type="float" office:value="22900.5">
                <text:p>22900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">
                <text:p>3</text:p>
              </table:table-cell>
              <table:table-cell office:value-type="float" office:value="24530.5">
                <text:p>24530.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">
                <text:p>3</text:p>
              </table:table-cell>
              <table:table-cell office:value-type="float" office:value="25728">
                <text:p>2572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">
                <text:p>3</text:p>
              </table:table-cell>
              <table:table-cell office:value-type="float" office:value="21996.5">
                <text:p>21996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">
                <text:p>3</text:p>
              </table:table-cell>
              <table:table-cell office:value-type="float" office:value="26815.5">
                <text:p>26815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">
                <text:p>3</text:p>
              </table:table-cell>
              <table:table-cell office:value-type="float" office:value="19354.5">
                <text:p>19354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">
                <text:p>3</text:p>
              </table:table-cell>
              <table:table-cell office:value-type="float" office:value="24106.5">
                <text:p>2410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">
                <text:p>3</text:p>
              </table:table-cell>
              <table:table-cell office:value-type="float" office:value="22525.5">
                <text:p>22525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">
                <text:p>3</text:p>
              </table:table-cell>
              <table:table-cell office:value-type="float" office:value="22593.5">
                <text:p>22593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">
                <text:p>3</text:p>
              </table:table-cell>
              <table:table-cell office:value-type="float" office:value="24110">
                <text:p>241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">
                <text:p>3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">
                <text:p>3</text:p>
              </table:table-cell>
              <table:table-cell office:value-type="float" office:value="26883">
                <text:p>2688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21947.5">
                <text:p>21947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26904">
                <text:p>269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">
                <text:p>3</text:p>
              </table:table-cell>
              <table:table-cell office:value-type="float" office:value="19837.5">
                <text:p>19837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">
                <text:p>3</text:p>
              </table:table-cell>
              <table:table-cell office:value-type="float" office:value="23796">
                <text:p>237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20343">
                <text:p>203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">
                <text:p>3</text:p>
              </table:table-cell>
              <table:table-cell office:value-type="float" office:value="22729">
                <text:p>2272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">
                <text:p>3</text:p>
              </table:table-cell>
              <table:table-cell office:value-type="float" office:value="21610.5">
                <text:p>2161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">
                <text:p>3</text:p>
              </table:table-cell>
              <table:table-cell office:value-type="float" office:value="25273.5">
                <text:p>25273.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">
                <text:p>3</text:p>
              </table:table-cell>
              <table:table-cell office:value-type="float" office:value="26148.5">
                <text:p>26148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">
                <text:p>3</text:p>
              </table:table-cell>
              <table:table-cell office:value-type="float" office:value="20328">
                <text:p>203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">
                <text:p>3</text:p>
              </table:table-cell>
              <table:table-cell office:value-type="float" office:value="19556.5">
                <text:p>19556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">
                <text:p>3</text:p>
              </table:table-cell>
              <table:table-cell office:value-type="float" office:value="24591.5">
                <text:p>24591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">
                <text:p>3</text:p>
              </table:table-cell>
              <table:table-cell office:value-type="float" office:value="25088.5">
                <text:p>25088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">
                <text:p>3</text:p>
              </table:table-cell>
              <table:table-cell office:value-type="float" office:value="21351.5">
                <text:p>21351.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">
                <text:p>3</text:p>
              </table:table-cell>
              <table:table-cell office:value-type="float" office:value="27051">
                <text:p>270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">
                <text:p>3</text:p>
              </table:table-cell>
              <table:table-cell office:value-type="float" office:value="22028.5">
                <text:p>22028.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">
                <text:p>3</text:p>
              </table:table-cell>
              <table:table-cell office:value-type="float" office:value="20069.5">
                <text:p>20069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">
                <text:p>3</text:p>
              </table:table-cell>
              <table:table-cell office:value-type="float" office:value="15395.5">
                <text:p>15395.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">
                <text:p>3</text:p>
              </table:table-cell>
              <table:table-cell office:value-type="float" office:value="20841">
                <text:p>2084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">
                <text:p>3</text:p>
              </table:table-cell>
              <table:table-cell office:value-type="float" office:value="24182">
                <text:p>2418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">
                <text:p>3</text:p>
              </table:table-cell>
              <table:table-cell office:value-type="float" office:value="18459.5">
                <text:p>18459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">
                <text:p>3</text:p>
              </table:table-cell>
              <table:table-cell office:value-type="float" office:value="27245.5">
                <text:p>27245.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">
                <text:p>3</text:p>
              </table:table-cell>
              <table:table-cell office:value-type="float" office:value="27162.5">
                <text:p>2716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">
                <text:p>3</text:p>
              </table:table-cell>
              <table:table-cell office:value-type="float" office:value="25436.5">
                <text:p>25436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">
                <text:p>3</text:p>
              </table:table-cell>
              <table:table-cell office:value-type="float" office:value="26871">
                <text:p>268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">
                <text:p>3</text:p>
              </table:table-cell>
              <table:table-cell office:value-type="float" office:value="24191.5">
                <text:p>24191.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">
                <text:p>3</text:p>
              </table:table-cell>
              <table:table-cell office:value-type="float" office:value="22714">
                <text:p>2271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">
                <text:p>3</text:p>
              </table:table-cell>
              <table:table-cell office:value-type="float" office:value="22533">
                <text:p>225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  <table:table-cell office:value-type="float" office:value="23279">
                <text:p>232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">
                <text:p>3</text:p>
              </table:table-cell>
              <table:table-cell office:value-type="float" office:value="22261.5">
                <text:p>22261.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  <table:table-cell office:value-type="float" office:value="26040.5">
                <text:p>26040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">
                <text:p>3</text:p>
              </table:table-cell>
              <table:table-cell office:value-type="float" office:value="23452">
                <text:p>234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">
                <text:p>3</text:p>
              </table:table-cell>
              <table:table-cell office:value-type="float" office:value="23982.5">
                <text:p>23982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">
                <text:p>3</text:p>
              </table:table-cell>
              <table:table-cell office:value-type="float" office:value="25905">
                <text:p>2590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">
                <text:p>3</text:p>
              </table:table-cell>
              <table:table-cell office:value-type="float" office:value="25460.5">
                <text:p>25460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">
                <text:p>3</text:p>
              </table:table-cell>
              <table:table-cell office:value-type="float" office:value="25668.5">
                <text:p>25668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">
                <text:p>4</text:p>
              </table:table-cell>
              <table:table-cell office:value-type="float" office:value="23248.5">
                <text:p>23248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">
                <text:p>4</text:p>
              </table:table-cell>
              <table:table-cell office:value-type="float" office:value="20139.5">
                <text:p>20139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">
                <text:p>4</text:p>
              </table:table-cell>
              <table:table-cell office:value-type="float" office:value="22457">
                <text:p>2245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">
                <text:p>4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  <table:table-cell office:value-type="float" office:value="20462.5">
                <text:p>20462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">
                <text:p>4</text:p>
              </table:table-cell>
              <table:table-cell office:value-type="float" office:value="22876.5">
                <text:p>22876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">
                <text:p>4</text:p>
              </table:table-cell>
              <table:table-cell office:value-type="float" office:value="20337.5">
                <text:p>20337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">
                <text:p>4</text:p>
              </table:table-cell>
              <table:table-cell office:value-type="float" office:value="19286">
                <text:p>192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">
                <text:p>4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">
                <text:p>4</text:p>
              </table:table-cell>
              <table:table-cell office:value-type="float" office:value="24458.5">
                <text:p>24458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">
                <text:p>4</text:p>
              </table:table-cell>
              <table:table-cell office:value-type="float" office:value="15766.5">
                <text:p>15766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  <table:table-cell office:value-type="float" office:value="26457">
                <text:p>2645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">
                <text:p>4</text:p>
              </table:table-cell>
              <table:table-cell office:value-type="float" office:value="23121.5">
                <text:p>23121.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  <table:table-cell office:value-type="float" office:value="23298.5">
                <text:p>23298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">
                <text:p>4</text:p>
              </table:table-cell>
              <table:table-cell office:value-type="float" office:value="21368">
                <text:p>213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">
                <text:p>4</text:p>
              </table:table-cell>
              <table:table-cell office:value-type="float" office:value="26652">
                <text:p>266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">
                <text:p>4</text:p>
              </table:table-cell>
              <table:table-cell office:value-type="float" office:value="23652">
                <text:p>236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">
                <text:p>4</text:p>
              </table:table-cell>
              <table:table-cell office:value-type="float" office:value="23594.5">
                <text:p>23594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  <table:table-cell office:value-type="float" office:value="20410">
                <text:p>2041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">
                <text:p>4</text:p>
              </table:table-cell>
              <table:table-cell office:value-type="float" office:value="23807">
                <text:p>2380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">
                <text:p>4</text:p>
              </table:table-cell>
              <table:table-cell office:value-type="float" office:value="19949">
                <text:p>1994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">
                <text:p>4</text:p>
              </table:table-cell>
              <table:table-cell office:value-type="float" office:value="21030.5">
                <text:p>21030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">
                <text:p>4</text:p>
              </table:table-cell>
              <table:table-cell office:value-type="float" office:value="28991">
                <text:p>2899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">
                <text:p>4</text:p>
              </table:table-cell>
              <table:table-cell office:value-type="float" office:value="26019">
                <text:p>2601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  <table:table-cell office:value-type="float" office:value="24232">
                <text:p>2423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">
                <text:p>4</text:p>
              </table:table-cell>
              <table:table-cell office:value-type="float" office:value="23208">
                <text:p>232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">
                <text:p>4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">
                <text:p>4</text:p>
              </table:table-cell>
              <table:table-cell office:value-type="float" office:value="19819">
                <text:p>198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">
                <text:p>4</text:p>
              </table:table-cell>
              <table:table-cell office:value-type="float" office:value="28850.5">
                <text:p>28850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">
                <text:p>4</text:p>
              </table:table-cell>
              <table:table-cell office:value-type="float" office:value="23363">
                <text:p>233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  <table:table-cell office:value-type="float" office:value="23352">
                <text:p>233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  <table:table-cell office:value-type="float" office:value="24539">
                <text:p>2453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">
                <text:p>4</text:p>
              </table:table-cell>
              <table:table-cell office:value-type="float" office:value="21916.5">
                <text:p>21916.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">
                <text:p>4</text:p>
              </table:table-cell>
              <table:table-cell office:value-type="float" office:value="24669.5">
                <text:p>24669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">
                <text:p>4</text:p>
              </table:table-cell>
              <table:table-cell office:value-type="float" office:value="23461.5">
                <text:p>23461.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">
                <text:p>4</text:p>
              </table:table-cell>
              <table:table-cell office:value-type="float" office:value="23465.5">
                <text:p>23465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  <table:table-cell office:value-type="float" office:value="23474.5">
                <text:p>23474.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  <table:table-cell office:value-type="float" office:value="25440">
                <text:p>2544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">
                <text:p>4</text:p>
              </table:table-cell>
              <table:table-cell office:value-type="float" office:value="22641.5">
                <text:p>22641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  <table:table-cell office:value-type="float" office:value="23744.5">
                <text:p>23744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">
                <text:p>4</text:p>
              </table:table-cell>
              <table:table-cell office:value-type="float" office:value="21520">
                <text:p>2152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">
                <text:p>4</text:p>
              </table:table-cell>
              <table:table-cell office:value-type="float" office:value="23281.5">
                <text:p>23281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">
                <text:p>4</text:p>
              </table:table-cell>
              <table:table-cell office:value-type="float" office:value="24517">
                <text:p>245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">
                <text:p>4</text:p>
              </table:table-cell>
              <table:table-cell office:value-type="float" office:value="23748.5">
                <text:p>23748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  <table:table-cell office:value-type="float" office:value="21829.5">
                <text:p>21829.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">
                <text:p>4</text:p>
              </table:table-cell>
              <table:table-cell office:value-type="float" office:value="22461.5">
                <text:p>22461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">
                <text:p>4</text:p>
              </table:table-cell>
              <table:table-cell office:value-type="float" office:value="21329">
                <text:p>213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">
                <text:p>4</text:p>
              </table:table-cell>
              <table:table-cell office:value-type="float" office:value="25196">
                <text:p>2519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  <table:table-cell office:value-type="float" office:value="22747.5">
                <text:p>22747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">
                <text:p>4</text:p>
              </table:table-cell>
              <table:table-cell office:value-type="float" office:value="19343">
                <text:p>193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">
                <text:p>4</text:p>
              </table:table-cell>
              <table:table-cell office:value-type="float" office:value="28828.5">
                <text:p>28828.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  <table:table-cell office:value-type="float" office:value="24688">
                <text:p>246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">
                <text:p>4</text:p>
              </table:table-cell>
              <table:table-cell office:value-type="float" office:value="23613">
                <text:p>236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  <table:table-cell office:value-type="float" office:value="23218.5">
                <text:p>23218.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">
                <text:p>4</text:p>
              </table:table-cell>
              <table:table-cell office:value-type="float" office:value="19203">
                <text:p>1920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">
                <text:p>4</text:p>
              </table:table-cell>
              <table:table-cell office:value-type="float" office:value="16433">
                <text:p>1643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">
                <text:p>4</text:p>
              </table:table-cell>
              <table:table-cell office:value-type="float" office:value="28094">
                <text:p>2809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">
                <text:p>4</text:p>
              </table:table-cell>
              <table:table-cell office:value-type="float" office:value="25405.5">
                <text:p>25405.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">
                <text:p>4</text:p>
              </table:table-cell>
              <table:table-cell office:value-type="float" office:value="26586.5">
                <text:p>26586.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">
                <text:p>4</text:p>
              </table:table-cell>
              <table:table-cell office:value-type="float" office:value="29788">
                <text:p>2978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  <table:table-cell office:value-type="float" office:value="24829.5">
                <text:p>24829.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">
                <text:p>4</text:p>
              </table:table-cell>
              <table:table-cell office:value-type="float" office:value="23560">
                <text:p>2356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">
                <text:p>4</text:p>
              </table:table-cell>
              <table:table-cell office:value-type="float" office:value="22758">
                <text:p>2275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">
                <text:p>4</text:p>
              </table:table-cell>
              <table:table-cell office:value-type="float" office:value="21589">
                <text:p>215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">
                <text:p>4</text:p>
              </table:table-cell>
              <table:table-cell office:value-type="float" office:value="24578.5">
                <text:p>24578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">
                <text:p>4</text:p>
              </table:table-cell>
              <table:table-cell office:value-type="float" office:value="24920.5">
                <text:p>24920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">
                <text:p>4</text:p>
              </table:table-cell>
              <table:table-cell office:value-type="float" office:value="19274.5">
                <text:p>19274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  <table:table-cell office:value-type="float" office:value="24322">
                <text:p>243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">
                <text:p>4</text:p>
              </table:table-cell>
              <table:table-cell office:value-type="float" office:value="24660">
                <text:p>2466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">
                <text:p>4</text:p>
              </table:table-cell>
              <table:table-cell office:value-type="float" office:value="21487">
                <text:p>2148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">
                <text:p>4</text:p>
              </table:table-cell>
              <table:table-cell office:value-type="float" office:value="22340.5">
                <text:p>22340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">
                <text:p>4</text:p>
              </table:table-cell>
              <table:table-cell office:value-type="float" office:value="20851.5">
                <text:p>20851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">
                <text:p>4</text:p>
              </table:table-cell>
              <table:table-cell office:value-type="float" office:value="22099">
                <text:p>220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">
                <text:p>4</text:p>
              </table:table-cell>
              <table:table-cell office:value-type="float" office:value="24823">
                <text:p>2482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">
                <text:p>4</text:p>
              </table:table-cell>
              <table:table-cell office:value-type="float" office:value="22724.5">
                <text:p>22724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">
                <text:p>4</text:p>
              </table:table-cell>
              <table:table-cell office:value-type="float" office:value="24086.5">
                <text:p>24086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">
                <text:p>4</text:p>
              </table:table-cell>
              <table:table-cell office:value-type="float" office:value="18886">
                <text:p>1888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  <table:table-cell office:value-type="float" office:value="22999">
                <text:p>2299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">
                <text:p>4</text:p>
              </table:table-cell>
              <table:table-cell office:value-type="float" office:value="25309.5">
                <text:p>25309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">
                <text:p>4</text:p>
              </table:table-cell>
              <table:table-cell office:value-type="float" office:value="20955">
                <text:p>209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">
                <text:p>4</text:p>
              </table:table-cell>
              <table:table-cell office:value-type="float" office:value="20444">
                <text:p>204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">
                <text:p>4</text:p>
              </table:table-cell>
              <table:table-cell office:value-type="float" office:value="22919">
                <text:p>229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">
                <text:p>4</text:p>
              </table:table-cell>
              <table:table-cell office:value-type="float" office:value="20754">
                <text:p>2075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">
                <text:p>4</text:p>
              </table:table-cell>
              <table:table-cell office:value-type="float" office:value="21703.5">
                <text:p>21703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">
                <text:p>4</text:p>
              </table:table-cell>
              <table:table-cell office:value-type="float" office:value="27306.5">
                <text:p>27306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">
                <text:p>4</text:p>
              </table:table-cell>
              <table:table-cell office:value-type="float" office:value="28072">
                <text:p>2807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">
                <text:p>4</text:p>
              </table:table-cell>
              <table:table-cell office:value-type="float" office:value="28674">
                <text:p>2867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">
                <text:p>4</text:p>
              </table:table-cell>
              <table:table-cell office:value-type="float" office:value="22339">
                <text:p>2233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  <table:table-cell office:value-type="float" office:value="23933.5">
                <text:p>23933.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">
                <text:p>4</text:p>
              </table:table-cell>
              <table:table-cell office:value-type="float" office:value="20361.5">
                <text:p>20361.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">
                <text:p>4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  <table:table-cell office:value-type="float" office:value="24095">
                <text:p>240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">
                <text:p>4</text:p>
              </table:table-cell>
              <table:table-cell office:value-type="float" office:value="29756.5">
                <text:p>29756.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">
                <text:p>4</text:p>
              </table:table-cell>
              <table:table-cell office:value-type="float" office:value="24064">
                <text:p>2406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  <table:table-cell office:value-type="float" office:value="24492">
                <text:p>2449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">
                <text:p>4</text:p>
              </table:table-cell>
              <table:table-cell office:value-type="float" office:value="22502.5">
                <text:p>22502.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  <table:table-cell office:value-type="float" office:value="23651.5">
                <text:p>23651.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">
                <text:p>4</text:p>
              </table:table-cell>
              <table:table-cell office:value-type="float" office:value="26684.5">
                <text:p>26684.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">
                <text:p>4</text:p>
              </table:table-cell>
              <table:table-cell office:value-type="float" office:value="23908">
                <text:p>239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">
                <text:p>4</text:p>
              </table:table-cell>
              <table:table-cell office:value-type="float" office:value="19557.5">
                <text:p>19557.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">
                <text:p>4</text:p>
              </table:table-cell>
              <table:table-cell office:value-type="float" office:value="24770">
                <text:p>2477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">
                <text:p>4</text:p>
              </table:table-cell>
              <table:table-cell office:value-type="float" office:value="21678.5">
                <text:p>21678.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">
                <text:p>4</text:p>
              </table:table-cell>
              <table:table-cell office:value-type="float" office:value="25824">
                <text:p>258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  <table:table-cell office:value-type="float" office:value="21421.5">
                <text:p>21421.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">
                <text:p>4</text:p>
              </table:table-cell>
              <table:table-cell office:value-type="float" office:value="26193">
                <text:p>2619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">
                <text:p>4</text:p>
              </table:table-cell>
              <table:table-cell office:value-type="float" office:value="26923">
                <text:p>2692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  <table:table-cell office:value-type="float" office:value="22510">
                <text:p>225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">
                <text:p>4</text:p>
              </table:table-cell>
              <table:table-cell office:value-type="float" office:value="24491.5">
                <text:p>24491.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">
                <text:p>4</text:p>
              </table:table-cell>
              <table:table-cell office:value-type="float" office:value="21119.5">
                <text:p>21119.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  <table:table-cell office:value-type="float" office:value="22644">
                <text:p>226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">
                <text:p>4</text:p>
              </table:table-cell>
              <table:table-cell office:value-type="float" office:value="27186.5">
                <text:p>27186.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">
                <text:p>4</text:p>
              </table:table-cell>
              <table:table-cell office:value-type="float" office:value="27487">
                <text:p>2748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">
                <text:p>4</text:p>
              </table:table-cell>
              <table:table-cell office:value-type="float" office:value="22511">
                <text:p>225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">
                <text:p>4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  <table:table-cell office:value-type="float" office:value="23215">
                <text:p>2321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">
                <text:p>4</text:p>
              </table:table-cell>
              <table:table-cell office:value-type="float" office:value="27562">
                <text:p>2756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">
                <text:p>4</text:p>
              </table:table-cell>
              <table:table-cell office:value-type="float" office:value="21511">
                <text:p>2151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  <table:table-cell office:value-type="float" office:value="26318.5">
                <text:p>26318.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">
                <text:p>4</text:p>
              </table:table-cell>
              <table:table-cell office:value-type="float" office:value="22194.5">
                <text:p>22194.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">
                <text:p>4</text:p>
              </table:table-cell>
              <table:table-cell office:value-type="float" office:value="20665.5">
                <text:p>20665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">
                <text:p>4</text:p>
              </table:table-cell>
              <table:table-cell office:value-type="float" office:value="23450.5">
                <text:p>23450.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">
                <text:p>4</text:p>
              </table:table-cell>
              <table:table-cell office:value-type="float" office:value="25468">
                <text:p>2546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">
                <text:p>4</text:p>
              </table:table-cell>
              <table:table-cell office:value-type="float" office:value="22480">
                <text:p>2248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">
                <text:p>4</text:p>
              </table:table-cell>
              <table:table-cell office:value-type="float" office:value="25487.5">
                <text:p>25487.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">
                <text:p>4</text:p>
              </table:table-cell>
              <table:table-cell office:value-type="float" office:value="23358">
                <text:p>2335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">
                <text:p>4</text:p>
              </table:table-cell>
              <table:table-cell office:value-type="float" office:value="26190.5">
                <text:p>26190.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">
                <text:p>4</text:p>
              </table:table-cell>
              <table:table-cell office:value-type="float" office:value="23832.5">
                <text:p>23832.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">
                <text:p>4</text:p>
              </table:table-cell>
              <table:table-cell office:value-type="float" office:value="24179">
                <text:p>2417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">
                <text:p>4</text:p>
              </table:table-cell>
              <table:table-cell office:value-type="float" office:value="22612">
                <text:p>226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  <table:table-cell office:value-type="float" office:value="25340.5">
                <text:p>25340.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">
                <text:p>4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">
                <text:p>4</text:p>
              </table:table-cell>
              <table:table-cell office:value-type="float" office:value="18916">
                <text:p>189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  <table:table-cell office:value-type="float" office:value="25576.5">
                <text:p>25576.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">
                <text:p>4</text:p>
              </table:table-cell>
              <table:table-cell office:value-type="float" office:value="24673.5">
                <text:p>24673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  <table:table-cell office:value-type="float" office:value="23032.5">
                <text:p>23032.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">
                <text:p>4</text:p>
              </table:table-cell>
              <table:table-cell office:value-type="float" office:value="24370">
                <text:p>2437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  <table:table-cell office:value-type="float" office:value="22419">
                <text:p>2241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">
                <text:p>4</text:p>
              </table:table-cell>
              <table:table-cell office:value-type="float" office:value="23470">
                <text:p>2347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">
                <text:p>4</text:p>
              </table:table-cell>
              <table:table-cell office:value-type="float" office:value="28365">
                <text:p>2836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">
                <text:p>4</text:p>
              </table:table-cell>
              <table:table-cell office:value-type="float" office:value="27412">
                <text:p>2741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">
                <text:p>4</text:p>
              </table:table-cell>
              <table:table-cell office:value-type="float" office:value="22531.5">
                <text:p>22531.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">
                <text:p>4</text:p>
              </table:table-cell>
              <table:table-cell office:value-type="float" office:value="23093.5">
                <text:p>23093.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">
                <text:p>4</text:p>
              </table:table-cell>
              <table:table-cell office:value-type="float" office:value="18659.5">
                <text:p>18659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">
                <text:p>4</text:p>
              </table:table-cell>
              <table:table-cell office:value-type="float" office:value="26085">
                <text:p>2608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">
                <text:p>4</text:p>
              </table:table-cell>
              <table:table-cell office:value-type="float" office:value="24048">
                <text:p>240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  <table:table-cell office:value-type="float" office:value="24874.5">
                <text:p>24874.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">
                <text:p>4</text:p>
              </table:table-cell>
              <table:table-cell office:value-type="float" office:value="18106.5">
                <text:p>18106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">
                <text:p>4</text:p>
              </table:table-cell>
              <table:table-cell office:value-type="float" office:value="18062.5">
                <text:p>18062.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">
                <text:p>4</text:p>
              </table:table-cell>
              <table:table-cell office:value-type="float" office:value="25670">
                <text:p>2567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">
                <text:p>4</text:p>
              </table:table-cell>
              <table:table-cell office:value-type="float" office:value="21268">
                <text:p>2126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">
                <text:p>4</text:p>
              </table:table-cell>
              <table:table-cell office:value-type="float" office:value="24111">
                <text:p>241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">
                <text:p>4</text:p>
              </table:table-cell>
              <table:table-cell office:value-type="float" office:value="21766.5">
                <text:p>21766.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">
                <text:p>4</text:p>
              </table:table-cell>
              <table:table-cell office:value-type="float" office:value="23224.5">
                <text:p>23224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">
                <text:p>4</text:p>
              </table:table-cell>
              <table:table-cell office:value-type="float" office:value="18179.5">
                <text:p>18179.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">
                <text:p>4</text:p>
              </table:table-cell>
              <table:table-cell office:value-type="float" office:value="19423.5">
                <text:p>19423.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">
                <text:p>4</text:p>
              </table:table-cell>
              <table:table-cell office:value-type="float" office:value="23049">
                <text:p>2304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">
                <text:p>4</text:p>
              </table:table-cell>
              <table:table-cell office:value-type="float" office:value="22850">
                <text:p>2285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">
                <text:p>4</text:p>
              </table:table-cell>
              <table:table-cell office:value-type="float" office:value="22770">
                <text:p>2277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">
                <text:p>4</text:p>
              </table:table-cell>
              <table:table-cell office:value-type="float" office:value="20980">
                <text:p>2098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">
                <text:p>4</text:p>
              </table:table-cell>
              <table:table-cell office:value-type="float" office:value="23194.5">
                <text:p>23194.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">
                <text:p>4</text:p>
              </table:table-cell>
              <table:table-cell office:value-type="float" office:value="27175.5">
                <text:p>27175.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">
                <text:p>4</text:p>
              </table:table-cell>
              <table:table-cell office:value-type="float" office:value="22639.5">
                <text:p>22639.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">
                <text:p>4</text:p>
              </table:table-cell>
              <table:table-cell office:value-type="float" office:value="23561.5">
                <text:p>23561.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">
                <text:p>4</text:p>
              </table:table-cell>
              <table:table-cell office:value-type="float" office:value="24993">
                <text:p>2499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">
                <text:p>4</text:p>
              </table:table-cell>
              <table:table-cell office:value-type="float" office:value="27299.5">
                <text:p>27299.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">
                <text:p>4</text:p>
              </table:table-cell>
              <table:table-cell office:value-type="float" office:value="22072.5">
                <text:p>22072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">
                <text:p>4</text:p>
              </table:table-cell>
              <table:table-cell office:value-type="float" office:value="24932">
                <text:p>249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">
                <text:p>4</text:p>
              </table:table-cell>
              <table:table-cell office:value-type="float" office:value="22905">
                <text:p>229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">
                <text:p>4</text:p>
              </table:table-cell>
              <table:table-cell office:value-type="float" office:value="22011">
                <text:p>220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">
                <text:p>4</text:p>
              </table:table-cell>
              <table:table-cell office:value-type="float" office:value="23067">
                <text:p>2306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">
                <text:p>4</text:p>
              </table:table-cell>
              <table:table-cell office:value-type="float" office:value="23502">
                <text:p>2350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">
                <text:p>4</text:p>
              </table:table-cell>
              <table:table-cell office:value-type="float" office:value="22117.5">
                <text:p>22117.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">
                <text:p>4</text:p>
              </table:table-cell>
              <table:table-cell office:value-type="float" office:value="24010.5">
                <text:p>24010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">
                <text:p>4</text:p>
              </table:table-cell>
              <table:table-cell office:value-type="float" office:value="22302">
                <text:p>2230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">
                <text:p>4</text:p>
              </table:table-cell>
              <table:table-cell office:value-type="float" office:value="28788.5">
                <text:p>28788.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">
                <text:p>4</text:p>
              </table:table-cell>
              <table:table-cell office:value-type="float" office:value="22773.5">
                <text:p>22773.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">
                <text:p>4</text:p>
              </table:table-cell>
              <table:table-cell office:value-type="float" office:value="26662.5">
                <text:p>26662.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">
                <text:p>4</text:p>
              </table:table-cell>
              <table:table-cell office:value-type="float" office:value="24431">
                <text:p>2443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">
                <text:p>4</text:p>
              </table:table-cell>
              <table:table-cell office:value-type="float" office:value="26235.5">
                <text:p>26235.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">
                <text:p>4</text:p>
              </table:table-cell>
              <table:table-cell office:value-type="float" office:value="27244">
                <text:p>272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">
                <text:p>4</text:p>
              </table:table-cell>
              <table:table-cell office:value-type="float" office:value="24896.5">
                <text:p>24896.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">
                <text:p>4</text:p>
              </table:table-cell>
              <table:table-cell office:value-type="float" office:value="22771.5">
                <text:p>22771.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">
                <text:p>4</text:p>
              </table:table-cell>
              <table:table-cell office:value-type="float" office:value="21610">
                <text:p>2161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">
                <text:p>4</text:p>
              </table:table-cell>
              <table:table-cell office:value-type="float" office:value="23011">
                <text:p>230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">
                <text:p>4</text:p>
              </table:table-cell>
              <table:table-cell office:value-type="float" office:value="24158">
                <text:p>2415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">
                <text:p>4</text:p>
              </table:table-cell>
              <table:table-cell office:value-type="float" office:value="24433.5">
                <text:p>24433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">
                <text:p>4</text:p>
              </table:table-cell>
              <table:table-cell office:value-type="float" office:value="25603">
                <text:p>2560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">
                <text:p>4</text:p>
              </table:table-cell>
              <table:table-cell office:value-type="float" office:value="25572">
                <text:p>2557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">
                <text:p>4</text:p>
              </table:table-cell>
              <table:table-cell office:value-type="float" office:value="22051">
                <text:p>220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">
                <text:p>4</text:p>
              </table:table-cell>
              <table:table-cell office:value-type="float" office:value="27482">
                <text:p>2748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">
                <text:p>4</text:p>
              </table:table-cell>
              <table:table-cell office:value-type="float" office:value="29054">
                <text:p>2905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">
                <text:p>4</text:p>
              </table:table-cell>
              <table:table-cell office:value-type="float" office:value="24345.5">
                <text:p>24345.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">
                <text:p>4</text:p>
              </table:table-cell>
              <table:table-cell office:value-type="float" office:value="21614.5">
                <text:p>21614.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">
                <text:p>4</text:p>
              </table:table-cell>
              <table:table-cell office:value-type="float" office:value="26931">
                <text:p>2693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">
                <text:p>4</text:p>
              </table:table-cell>
              <table:table-cell office:value-type="float" office:value="20589">
                <text:p>2058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">
                <text:p>4</text:p>
              </table:table-cell>
              <table:table-cell office:value-type="float" office:value="23473">
                <text:p>2347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">
                <text:p>4</text:p>
              </table:table-cell>
              <table:table-cell office:value-type="float" office:value="24096.5">
                <text:p>24096.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">
                <text:p>4</text:p>
              </table:table-cell>
              <table:table-cell office:value-type="float" office:value="21293.5">
                <text:p>21293.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">
                <text:p>4</text:p>
              </table:table-cell>
              <table:table-cell office:value-type="float" office:value="20199.5">
                <text:p>20199.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20330.5">
                <text:p>20330.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">
                <text:p>4</text:p>
              </table:table-cell>
              <table:table-cell office:value-type="float" office:value="22969">
                <text:p>229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">
                <text:p>4</text:p>
              </table:table-cell>
              <table:table-cell office:value-type="float" office:value="22123.5">
                <text:p>22123.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">
                <text:p>4</text:p>
              </table:table-cell>
              <table:table-cell office:value-type="float" office:value="24380">
                <text:p>2438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">
                <text:p>4</text:p>
              </table:table-cell>
              <table:table-cell office:value-type="float" office:value="24915">
                <text:p>2491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22837.5">
                <text:p>22837.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">
                <text:p>4</text:p>
              </table:table-cell>
              <table:table-cell office:value-type="float" office:value="21801">
                <text:p>2180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">
                <text:p>4</text:p>
              </table:table-cell>
              <table:table-cell office:value-type="float" office:value="22401">
                <text:p>2240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">
                <text:p>4</text:p>
              </table:table-cell>
              <table:table-cell office:value-type="float" office:value="21294">
                <text:p>212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">
                <text:p>4</text:p>
              </table:table-cell>
              <table:table-cell office:value-type="float" office:value="23660.5">
                <text:p>23660.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">
                <text:p>4</text:p>
              </table:table-cell>
              <table:table-cell office:value-type="float" office:value="21738">
                <text:p>217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">
                <text:p>4</text:p>
              </table:table-cell>
              <table:table-cell office:value-type="float" office:value="20428.5">
                <text:p>20428.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">
                <text:p>4</text:p>
              </table:table-cell>
              <table:table-cell office:value-type="float" office:value="20998.5">
                <text:p>20998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">
                <text:p>4</text:p>
              </table:table-cell>
              <table:table-cell office:value-type="float" office:value="21182.5">
                <text:p>21182.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">
                <text:p>4</text:p>
              </table:table-cell>
              <table:table-cell office:value-type="float" office:value="23786.5">
                <text:p>23786.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">
                <text:p>4</text:p>
              </table:table-cell>
              <table:table-cell office:value-type="float" office:value="22391.5">
                <text:p>22391.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">
                <text:p>4</text:p>
              </table:table-cell>
              <table:table-cell office:value-type="float" office:value="23572">
                <text:p>235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">
                <text:p>4</text:p>
              </table:table-cell>
              <table:table-cell office:value-type="float" office:value="26750.5">
                <text:p>26750.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">
                <text:p>4</text:p>
              </table:table-cell>
              <table:table-cell office:value-type="float" office:value="19112.5">
                <text:p>19112.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  <table:table-cell office:value-type="float" office:value="26327.5">
                <text:p>26327.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">
                <text:p>4</text:p>
              </table:table-cell>
              <table:table-cell office:value-type="float" office:value="22133.5">
                <text:p>22133.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  <table:table-cell office:value-type="float" office:value="20587.5">
                <text:p>20587.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20415">
                <text:p>204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">
                <text:p>4</text:p>
              </table:table-cell>
              <table:table-cell office:value-type="float" office:value="28967">
                <text:p>2896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">
                <text:p>4</text:p>
              </table:table-cell>
              <table:table-cell office:value-type="float" office:value="23842.5">
                <text:p>23842.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">
                <text:p>4</text:p>
              </table:table-cell>
              <table:table-cell office:value-type="float" office:value="26101">
                <text:p>261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">
                <text:p>4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">
                <text:p>4</text:p>
              </table:table-cell>
              <table:table-cell office:value-type="float" office:value="25686.5">
                <text:p>25686.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">
                <text:p>4</text:p>
              </table:table-cell>
              <table:table-cell office:value-type="float" office:value="20872.5">
                <text:p>20872.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">
                <text:p>4</text:p>
              </table:table-cell>
              <table:table-cell office:value-type="float" office:value="23795">
                <text:p>2379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">
                <text:p>4</text:p>
              </table:table-cell>
              <table:table-cell office:value-type="float" office:value="20795">
                <text:p>2079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">
                <text:p>4</text:p>
              </table:table-cell>
              <table:table-cell office:value-type="float" office:value="21578">
                <text:p>2157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">
                <text:p>4</text:p>
              </table:table-cell>
              <table:table-cell office:value-type="float" office:value="24022.5">
                <text:p>24022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">
                <text:p>4</text:p>
              </table:table-cell>
              <table:table-cell office:value-type="float" office:value="23066.5">
                <text:p>23066.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">
                <text:p>4</text:p>
              </table:table-cell>
              <table:table-cell office:value-type="float" office:value="25596.5">
                <text:p>25596.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">
                <text:p>4</text:p>
              </table:table-cell>
              <table:table-cell office:value-type="float" office:value="25221.5">
                <text:p>25221.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">
                <text:p>4</text:p>
              </table:table-cell>
              <table:table-cell office:value-type="float" office:value="24275.5">
                <text:p>24275.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">
                <text:p>4</text:p>
              </table:table-cell>
              <table:table-cell office:value-type="float" office:value="19437.5">
                <text:p>19437.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">
                <text:p>4</text:p>
              </table:table-cell>
              <table:table-cell office:value-type="float" office:value="23700.5">
                <text:p>23700.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">
                <text:p>4</text:p>
              </table:table-cell>
              <table:table-cell office:value-type="float" office:value="24768.5">
                <text:p>24768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">
                <text:p>4</text:p>
              </table:table-cell>
              <table:table-cell office:value-type="float" office:value="22774.5">
                <text:p>22774.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">
                <text:p>4</text:p>
              </table:table-cell>
              <table:table-cell office:value-type="float" office:value="22757.5">
                <text:p>22757.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">
                <text:p>4</text:p>
              </table:table-cell>
              <table:table-cell office:value-type="float" office:value="23993">
                <text:p>2399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">
                <text:p>4</text:p>
              </table:table-cell>
              <table:table-cell office:value-type="float" office:value="24549.5">
                <text:p>24549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">
                <text:p>4</text:p>
              </table:table-cell>
              <table:table-cell office:value-type="float" office:value="22322.5">
                <text:p>22322.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">
                <text:p>4</text:p>
              </table:table-cell>
              <table:table-cell office:value-type="float" office:value="22930.5">
                <text:p>22930.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">
                <text:p>4</text:p>
              </table:table-cell>
              <table:table-cell office:value-type="float" office:value="25076.5">
                <text:p>25076.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">
                <text:p>4</text:p>
              </table:table-cell>
              <table:table-cell office:value-type="float" office:value="22557">
                <text:p>2255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">
                <text:p>4</text:p>
              </table:table-cell>
              <table:table-cell office:value-type="float" office:value="19143.5">
                <text:p>19143.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">
                <text:p>4</text:p>
              </table:table-cell>
              <table:table-cell office:value-type="float" office:value="19945">
                <text:p>1994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">
                <text:p>4</text:p>
              </table:table-cell>
              <table:table-cell office:value-type="float" office:value="26789.5">
                <text:p>26789.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">
                <text:p>5</text:p>
              </table:table-cell>
              <table:table-cell office:value-type="float" office:value="20572.5">
                <text:p>20572.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">
                <text:p>5</text:p>
              </table:table-cell>
              <table:table-cell office:value-type="float" office:value="21292">
                <text:p>2129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">
                <text:p>5</text:p>
              </table:table-cell>
              <table:table-cell office:value-type="float" office:value="23259">
                <text:p>2325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">
                <text:p>5</text:p>
              </table:table-cell>
              <table:table-cell office:value-type="float" office:value="20907">
                <text:p>2090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">
                <text:p>5</text:p>
              </table:table-cell>
              <table:table-cell office:value-type="float" office:value="24458.5">
                <text:p>24458.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">
                <text:p>5</text:p>
              </table:table-cell>
              <table:table-cell office:value-type="float" office:value="22797">
                <text:p>2279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">
                <text:p>5</text:p>
              </table:table-cell>
              <table:table-cell office:value-type="float" office:value="21373">
                <text:p>2137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">
                <text:p>5</text:p>
              </table:table-cell>
              <table:table-cell office:value-type="float" office:value="21981.5">
                <text:p>21981.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">
                <text:p>5</text:p>
              </table:table-cell>
              <table:table-cell office:value-type="float" office:value="18403">
                <text:p>1840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">
                <text:p>5</text:p>
              </table:table-cell>
              <table:table-cell office:value-type="float" office:value="24570">
                <text:p>2457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">
                <text:p>5</text:p>
              </table:table-cell>
              <table:table-cell office:value-type="float" office:value="23855.5">
                <text:p>23855.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">
                <text:p>5</text:p>
              </table:table-cell>
              <table:table-cell office:value-type="float" office:value="24935">
                <text:p>249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">
                <text:p>5</text:p>
              </table:table-cell>
              <table:table-cell office:value-type="float" office:value="23457">
                <text:p>2345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">
                <text:p>5</text:p>
              </table:table-cell>
              <table:table-cell office:value-type="float" office:value="25373.5">
                <text:p>25373.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">
                <text:p>5</text:p>
              </table:table-cell>
              <table:table-cell office:value-type="float" office:value="16409.5">
                <text:p>16409.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">
                <text:p>5</text:p>
              </table:table-cell>
              <table:table-cell office:value-type="float" office:value="18627">
                <text:p>1862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">
                <text:p>5</text:p>
              </table:table-cell>
              <table:table-cell office:value-type="float" office:value="20892">
                <text:p>2089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">
                <text:p>5</text:p>
              </table:table-cell>
              <table:table-cell office:value-type="float" office:value="20300.5">
                <text:p>20300.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">
                <text:p>5</text:p>
              </table:table-cell>
              <table:table-cell office:value-type="float" office:value="22689">
                <text:p>2268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">
                <text:p>5</text:p>
              </table:table-cell>
              <table:table-cell office:value-type="float" office:value="25469">
                <text:p>2546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">
                <text:p>5</text:p>
              </table:table-cell>
              <table:table-cell office:value-type="float" office:value="24820.5">
                <text:p>24820.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">
                <text:p>5</text:p>
              </table:table-cell>
              <table:table-cell office:value-type="float" office:value="24514.5">
                <text:p>24514.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">
                <text:p>5</text:p>
              </table:table-cell>
              <table:table-cell office:value-type="float" office:value="19654">
                <text:p>1965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">
                <text:p>5</text:p>
              </table:table-cell>
              <table:table-cell office:value-type="float" office:value="24608.5">
                <text:p>24608.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">
                <text:p>5</text:p>
              </table:table-cell>
              <table:table-cell office:value-type="float" office:value="27215">
                <text:p>27215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">
                <text:p>5</text:p>
              </table:table-cell>
              <table:table-cell office:value-type="float" office:value="24776.5">
                <text:p>24776.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">
                <text:p>5</text:p>
              </table:table-cell>
              <table:table-cell office:value-type="float" office:value="24185">
                <text:p>2418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">
                <text:p>5</text:p>
              </table:table-cell>
              <table:table-cell office:value-type="float" office:value="27343">
                <text:p>2734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">
                <text:p>5</text:p>
              </table:table-cell>
              <table:table-cell office:value-type="float" office:value="19346">
                <text:p>1934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">
                <text:p>5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">
                <text:p>5</text:p>
              </table:table-cell>
              <table:table-cell office:value-type="float" office:value="23570">
                <text:p>2357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">
                <text:p>5</text:p>
              </table:table-cell>
              <table:table-cell office:value-type="float" office:value="31456">
                <text:p>3145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">
                <text:p>5</text:p>
              </table:table-cell>
              <table:table-cell office:value-type="float" office:value="24607.5">
                <text:p>24607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">
                <text:p>5</text:p>
              </table:table-cell>
              <table:table-cell office:value-type="float" office:value="26349">
                <text:p>26349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  <table:table-cell office:value-type="float" office:value="18347">
                <text:p>1834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">
                <text:p>5</text:p>
              </table:table-cell>
              <table:table-cell office:value-type="float" office:value="24180.5">
                <text:p>24180.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">
                <text:p>5</text:p>
              </table:table-cell>
              <table:table-cell office:value-type="float" office:value="23231">
                <text:p>2323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">
                <text:p>5</text:p>
              </table:table-cell>
              <table:table-cell office:value-type="float" office:value="25666.5">
                <text:p>25666.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">
                <text:p>5</text:p>
              </table:table-cell>
              <table:table-cell office:value-type="float" office:value="24152.5">
                <text:p>24152.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">
                <text:p>5</text:p>
              </table:table-cell>
              <table:table-cell office:value-type="float" office:value="20791.5">
                <text:p>20791.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">
                <text:p>5</text:p>
              </table:table-cell>
              <table:table-cell office:value-type="float" office:value="18757">
                <text:p>1875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">
                <text:p>5</text:p>
              </table:table-cell>
              <table:table-cell office:value-type="float" office:value="23623.5">
                <text:p>23623.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">
                <text:p>5</text:p>
              </table:table-cell>
              <table:table-cell office:value-type="float" office:value="22809">
                <text:p>2280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">
                <text:p>5</text:p>
              </table:table-cell>
              <table:table-cell office:value-type="float" office:value="25643">
                <text:p>2564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">
                <text:p>5</text:p>
              </table:table-cell>
              <table:table-cell office:value-type="float" office:value="27962.5">
                <text:p>27962.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">
                <text:p>5</text:p>
              </table:table-cell>
              <table:table-cell office:value-type="float" office:value="22196">
                <text:p>2219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">
                <text:p>5</text:p>
              </table:table-cell>
              <table:table-cell office:value-type="float" office:value="25521.5">
                <text:p>25521.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">
                <text:p>5</text:p>
              </table:table-cell>
              <table:table-cell office:value-type="float" office:value="17093">
                <text:p>1709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">
                <text:p>5</text:p>
              </table:table-cell>
              <table:table-cell office:value-type="float" office:value="21878.5">
                <text:p>21878.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">
                <text:p>5</text:p>
              </table:table-cell>
              <table:table-cell office:value-type="float" office:value="17924">
                <text:p>1792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">
                <text:p>5</text:p>
              </table:table-cell>
              <table:table-cell office:value-type="float" office:value="23101">
                <text:p>2310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">
                <text:p>5</text:p>
              </table:table-cell>
              <table:table-cell office:value-type="float" office:value="25508.5">
                <text:p>25508.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">
                <text:p>5</text:p>
              </table:table-cell>
              <table:table-cell office:value-type="float" office:value="22922.5">
                <text:p>22922.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">
                <text:p>5</text:p>
              </table:table-cell>
              <table:table-cell office:value-type="float" office:value="21178">
                <text:p>2117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">
                <text:p>5</text:p>
              </table:table-cell>
              <table:table-cell office:value-type="float" office:value="21775.5">
                <text:p>21775.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">
                <text:p>5</text:p>
              </table:table-cell>
              <table:table-cell office:value-type="float" office:value="22926.5">
                <text:p>22926.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">
                <text:p>5</text:p>
              </table:table-cell>
              <table:table-cell office:value-type="float" office:value="23512.5">
                <text:p>23512.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">
                <text:p>5</text:p>
              </table:table-cell>
              <table:table-cell office:value-type="float" office:value="26635">
                <text:p>2663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">
                <text:p>5</text:p>
              </table:table-cell>
              <table:table-cell office:value-type="float" office:value="27645">
                <text:p>2764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">
                <text:p>5</text:p>
              </table:table-cell>
              <table:table-cell office:value-type="float" office:value="26871.5">
                <text:p>26871.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">
                <text:p>5</text:p>
              </table:table-cell>
              <table:table-cell office:value-type="float" office:value="26635">
                <text:p>2663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">
                <text:p>5</text:p>
              </table:table-cell>
              <table:table-cell office:value-type="float" office:value="23735">
                <text:p>2373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">
                <text:p>5</text:p>
              </table:table-cell>
              <table:table-cell office:value-type="float" office:value="24211.5">
                <text:p>24211.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">
                <text:p>5</text:p>
              </table:table-cell>
              <table:table-cell office:value-type="float" office:value="20333.5">
                <text:p>20333.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">
                <text:p>5</text:p>
              </table:table-cell>
              <table:table-cell office:value-type="float" office:value="26196.5">
                <text:p>26196.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">
                <text:p>5</text:p>
              </table:table-cell>
              <table:table-cell office:value-type="float" office:value="26040">
                <text:p>2604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">
                <text:p>5</text:p>
              </table:table-cell>
              <table:table-cell office:value-type="float" office:value="20896.5">
                <text:p>20896.5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">
                <text:p>5</text:p>
              </table:table-cell>
              <table:table-cell office:value-type="float" office:value="23852">
                <text:p>2385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">
                <text:p>5</text:p>
              </table:table-cell>
              <table:table-cell office:value-type="float" office:value="23719">
                <text:p>2371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">
                <text:p>5</text:p>
              </table:table-cell>
              <table:table-cell office:value-type="float" office:value="19324">
                <text:p>1932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">
                <text:p>5</text:p>
              </table:table-cell>
              <table:table-cell office:value-type="float" office:value="17149">
                <text:p>1714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">
                <text:p>5</text:p>
              </table:table-cell>
              <table:table-cell office:value-type="float" office:value="25149.5">
                <text:p>25149.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">
                <text:p>5</text:p>
              </table:table-cell>
              <table:table-cell office:value-type="float" office:value="21574">
                <text:p>2157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">
                <text:p>5</text:p>
              </table:table-cell>
              <table:table-cell office:value-type="float" office:value="22351">
                <text:p>2235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">
                <text:p>5</text:p>
              </table:table-cell>
              <table:table-cell office:value-type="float" office:value="22573.5">
                <text:p>22573.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">
                <text:p>5</text:p>
              </table:table-cell>
              <table:table-cell office:value-type="float" office:value="26834">
                <text:p>2683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">
                <text:p>5</text:p>
              </table:table-cell>
              <table:table-cell office:value-type="float" office:value="22923">
                <text:p>2292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">
                <text:p>5</text:p>
              </table:table-cell>
              <table:table-cell office:value-type="float" office:value="26405.5">
                <text:p>26405.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">
                <text:p>5</text:p>
              </table:table-cell>
              <table:table-cell office:value-type="float" office:value="23142">
                <text:p>2314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">
                <text:p>5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">
                <text:p>5</text:p>
              </table:table-cell>
              <table:table-cell office:value-type="float" office:value="22544">
                <text:p>2254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">
                <text:p>5</text:p>
              </table:table-cell>
              <table:table-cell office:value-type="float" office:value="19030">
                <text:p>1903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">
                <text:p>5</text:p>
              </table:table-cell>
              <table:table-cell office:value-type="float" office:value="23035">
                <text:p>2303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">
                <text:p>5</text:p>
              </table:table-cell>
              <table:table-cell office:value-type="float" office:value="23609.5">
                <text:p>23609.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">
                <text:p>5</text:p>
              </table:table-cell>
              <table:table-cell office:value-type="float" office:value="26456.5">
                <text:p>26456.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">
                <text:p>5</text:p>
              </table:table-cell>
              <table:table-cell office:value-type="float" office:value="25909">
                <text:p>2590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">
                <text:p>5</text:p>
              </table:table-cell>
              <table:table-cell office:value-type="float" office:value="27136.5">
                <text:p>27136.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">
                <text:p>5</text:p>
              </table:table-cell>
              <table:table-cell office:value-type="float" office:value="23069.5">
                <text:p>23069.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">
                <text:p>5</text:p>
              </table:table-cell>
              <table:table-cell office:value-type="float" office:value="24530">
                <text:p>2453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">
                <text:p>5</text:p>
              </table:table-cell>
              <table:table-cell office:value-type="float" office:value="22529">
                <text:p>2252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">
                <text:p>5</text:p>
              </table:table-cell>
              <table:table-cell office:value-type="float" office:value="23724.5">
                <text:p>23724.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">
                <text:p>5</text:p>
              </table:table-cell>
              <table:table-cell office:value-type="float" office:value="26551.5">
                <text:p>26551.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">
                <text:p>5</text:p>
              </table:table-cell>
              <table:table-cell office:value-type="float" office:value="24138">
                <text:p>2413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">
                <text:p>5</text:p>
              </table:table-cell>
              <table:table-cell office:value-type="float" office:value="22660">
                <text:p>2266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">
                <text:p>5</text:p>
              </table:table-cell>
              <table:table-cell office:value-type="float" office:value="23492.5">
                <text:p>23492.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">
                <text:p>5</text:p>
              </table:table-cell>
              <table:table-cell office:value-type="float" office:value="24075">
                <text:p>2407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">
                <text:p>5</text:p>
              </table:table-cell>
              <table:table-cell office:value-type="float" office:value="23521">
                <text:p>2352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">
                <text:p>5</text:p>
              </table:table-cell>
              <table:table-cell office:value-type="float" office:value="26300.5">
                <text:p>26300.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">
                <text:p>5</text:p>
              </table:table-cell>
              <table:table-cell office:value-type="float" office:value="25626">
                <text:p>2562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">
                <text:p>5</text:p>
              </table:table-cell>
              <table:table-cell office:value-type="float" office:value="20712.5">
                <text:p>20712.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">
                <text:p>5</text:p>
              </table:table-cell>
              <table:table-cell office:value-type="float" office:value="19845">
                <text:p>1984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">
                <text:p>5</text:p>
              </table:table-cell>
              <table:table-cell office:value-type="float" office:value="22155">
                <text:p>2215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">
                <text:p>5</text:p>
              </table:table-cell>
              <table:table-cell office:value-type="float" office:value="27100.5">
                <text:p>27100.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">
                <text:p>5</text:p>
              </table:table-cell>
              <table:table-cell office:value-type="float" office:value="24711">
                <text:p>2471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">
                <text:p>5</text:p>
              </table:table-cell>
              <table:table-cell office:value-type="float" office:value="22637">
                <text:p>2263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">
                <text:p>5</text:p>
              </table:table-cell>
              <table:table-cell office:value-type="float" office:value="19489.5">
                <text:p>19489.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">
                <text:p>5</text:p>
              </table:table-cell>
              <table:table-cell office:value-type="float" office:value="19526">
                <text:p>1952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">
                <text:p>5</text:p>
              </table:table-cell>
              <table:table-cell office:value-type="float" office:value="20048">
                <text:p>2004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">
                <text:p>5</text:p>
              </table:table-cell>
              <table:table-cell office:value-type="float" office:value="25862.5">
                <text:p>25862.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">
                <text:p>5</text:p>
              </table:table-cell>
              <table:table-cell office:value-type="float" office:value="19520">
                <text:p>1952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">
                <text:p>5</text:p>
              </table:table-cell>
              <table:table-cell office:value-type="float" office:value="24609.5">
                <text:p>24609.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">
                <text:p>5</text:p>
              </table:table-cell>
              <table:table-cell office:value-type="float" office:value="22713.5">
                <text:p>22713.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">
                <text:p>5</text:p>
              </table:table-cell>
              <table:table-cell office:value-type="float" office:value="22164.5">
                <text:p>22164.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">
                <text:p>5</text:p>
              </table:table-cell>
              <table:table-cell office:value-type="float" office:value="19499">
                <text:p>1949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">
                <text:p>5</text:p>
              </table:table-cell>
              <table:table-cell office:value-type="float" office:value="23062.5">
                <text:p>23062.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">
                <text:p>5</text:p>
              </table:table-cell>
              <table:table-cell office:value-type="float" office:value="23207.5">
                <text:p>23207.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">
                <text:p>5</text:p>
              </table:table-cell>
              <table:table-cell office:value-type="float" office:value="24716.5">
                <text:p>24716.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">
                <text:p>5</text:p>
              </table:table-cell>
              <table:table-cell office:value-type="float" office:value="22912">
                <text:p>2291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">
                <text:p>5</text:p>
              </table:table-cell>
              <table:table-cell office:value-type="float" office:value="23970">
                <text:p>2397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">
                <text:p>5</text:p>
              </table:table-cell>
              <table:table-cell office:value-type="float" office:value="16108">
                <text:p>1610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">
                <text:p>5</text:p>
              </table:table-cell>
              <table:table-cell office:value-type="float" office:value="23477">
                <text:p>2347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">
                <text:p>5</text:p>
              </table:table-cell>
              <table:table-cell office:value-type="float" office:value="23025">
                <text:p>2302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">
                <text:p>5</text:p>
              </table:table-cell>
              <table:table-cell office:value-type="float" office:value="22015.5">
                <text:p>22015.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">
                <text:p>5</text:p>
              </table:table-cell>
              <table:table-cell office:value-type="float" office:value="22633">
                <text:p>2263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">
                <text:p>5</text:p>
              </table:table-cell>
              <table:table-cell office:value-type="float" office:value="21475.5">
                <text:p>21475.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">
                <text:p>5</text:p>
              </table:table-cell>
              <table:table-cell office:value-type="float" office:value="26613.5">
                <text:p>26613.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">
                <text:p>5</text:p>
              </table:table-cell>
              <table:table-cell office:value-type="float" office:value="24232">
                <text:p>2423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">
                <text:p>5</text:p>
              </table:table-cell>
              <table:table-cell office:value-type="float" office:value="25460">
                <text:p>2546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">
                <text:p>5</text:p>
              </table:table-cell>
              <table:table-cell office:value-type="float" office:value="20480.5">
                <text:p>20480.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">
                <text:p>5</text:p>
              </table:table-cell>
              <table:table-cell office:value-type="float" office:value="24617.5">
                <text:p>24617.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">
                <text:p>5</text:p>
              </table:table-cell>
              <table:table-cell office:value-type="float" office:value="27574.5">
                <text:p>27574.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">
                <text:p>5</text:p>
              </table:table-cell>
              <table:table-cell office:value-type="float" office:value="23733.5">
                <text:p>23733.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">
                <text:p>5</text:p>
              </table:table-cell>
              <table:table-cell office:value-type="float" office:value="26669.5">
                <text:p>26669.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">
                <text:p>5</text:p>
              </table:table-cell>
              <table:table-cell office:value-type="float" office:value="20994.5">
                <text:p>20994.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">
                <text:p>5</text:p>
              </table:table-cell>
              <table:table-cell office:value-type="float" office:value="23756.5">
                <text:p>23756.5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">
                <text:p>5</text:p>
              </table:table-cell>
              <table:table-cell office:value-type="float" office:value="18073">
                <text:p>1807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">
                <text:p>5</text:p>
              </table:table-cell>
              <table:table-cell office:value-type="float" office:value="22109.5">
                <text:p>22109.5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">
                <text:p>5</text:p>
              </table:table-cell>
              <table:table-cell office:value-type="float" office:value="19495">
                <text:p>1949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">
                <text:p>5</text:p>
              </table:table-cell>
              <table:table-cell office:value-type="float" office:value="16136.5">
                <text:p>16136.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">
                <text:p>5</text:p>
              </table:table-cell>
              <table:table-cell office:value-type="float" office:value="26912">
                <text:p>269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">
                <text:p>5</text:p>
              </table:table-cell>
              <table:table-cell office:value-type="float" office:value="20850.5">
                <text:p>20850.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">
                <text:p>5</text:p>
              </table:table-cell>
              <table:table-cell office:value-type="float" office:value="23081.5">
                <text:p>23081.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">
                <text:p>5</text:p>
              </table:table-cell>
              <table:table-cell office:value-type="float" office:value="22467.5">
                <text:p>22467.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">
                <text:p>5</text:p>
              </table:table-cell>
              <table:table-cell office:value-type="float" office:value="18955">
                <text:p>1895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">
                <text:p>5</text:p>
              </table:table-cell>
              <table:table-cell office:value-type="float" office:value="27889">
                <text:p>2788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">
                <text:p>5</text:p>
              </table:table-cell>
              <table:table-cell office:value-type="float" office:value="19287">
                <text:p>1928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">
                <text:p>5</text:p>
              </table:table-cell>
              <table:table-cell office:value-type="float" office:value="23097.5">
                <text:p>23097.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">
                <text:p>5</text:p>
              </table:table-cell>
              <table:table-cell office:value-type="float" office:value="26822">
                <text:p>2682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">
                <text:p>5</text:p>
              </table:table-cell>
              <table:table-cell office:value-type="float" office:value="23167">
                <text:p>2316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">
                <text:p>5</text:p>
              </table:table-cell>
              <table:table-cell office:value-type="float" office:value="22797">
                <text:p>2279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">
                <text:p>5</text:p>
              </table:table-cell>
              <table:table-cell office:value-type="float" office:value="23498.5">
                <text:p>23498.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">
                <text:p>5</text:p>
              </table:table-cell>
              <table:table-cell office:value-type="float" office:value="21293">
                <text:p>2129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">
                <text:p>5</text:p>
              </table:table-cell>
              <table:table-cell office:value-type="float" office:value="22838.5">
                <text:p>22838.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">
                <text:p>5</text:p>
              </table:table-cell>
              <table:table-cell office:value-type="float" office:value="25447">
                <text:p>2544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">
                <text:p>5</text:p>
              </table:table-cell>
              <table:table-cell office:value-type="float" office:value="27943">
                <text:p>2794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">
                <text:p>5</text:p>
              </table:table-cell>
              <table:table-cell office:value-type="float" office:value="23628">
                <text:p>2362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">
                <text:p>5</text:p>
              </table:table-cell>
              <table:table-cell office:value-type="float" office:value="26524">
                <text:p>26524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">
                <text:p>5</text:p>
              </table:table-cell>
              <table:table-cell office:value-type="float" office:value="20632">
                <text:p>2063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">
                <text:p>5</text:p>
              </table:table-cell>
              <table:table-cell office:value-type="float" office:value="20921.5">
                <text:p>20921.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">
                <text:p>5</text:p>
              </table:table-cell>
              <table:table-cell office:value-type="float" office:value="19705.5">
                <text:p>19705.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">
                <text:p>5</text:p>
              </table:table-cell>
              <table:table-cell office:value-type="float" office:value="26555">
                <text:p>2655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">
                <text:p>5</text:p>
              </table:table-cell>
              <table:table-cell office:value-type="float" office:value="27900.5">
                <text:p>27900.5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">
                <text:p>5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">
                <text:p>5</text:p>
              </table:table-cell>
              <table:table-cell office:value-type="float" office:value="16243.5">
                <text:p>16243.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">
                <text:p>5</text:p>
              </table:table-cell>
              <table:table-cell office:value-type="float" office:value="20675.5">
                <text:p>20675.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">
                <text:p>5</text:p>
              </table:table-cell>
              <table:table-cell office:value-type="float" office:value="23253.5">
                <text:p>23253.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">
                <text:p>5</text:p>
              </table:table-cell>
              <table:table-cell office:value-type="float" office:value="21931.5">
                <text:p>21931.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">
                <text:p>5</text:p>
              </table:table-cell>
              <table:table-cell office:value-type="float" office:value="24114.5">
                <text:p>24114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">
                <text:p>5</text:p>
              </table:table-cell>
              <table:table-cell office:value-type="float" office:value="26157">
                <text:p>2615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">
                <text:p>5</text:p>
              </table:table-cell>
              <table:table-cell office:value-type="float" office:value="24946">
                <text:p>2494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">
                <text:p>5</text:p>
              </table:table-cell>
              <table:table-cell office:value-type="float" office:value="22869">
                <text:p>2286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">
                <text:p>5</text:p>
              </table:table-cell>
              <table:table-cell office:value-type="float" office:value="24535">
                <text:p>2453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">
                <text:p>5</text:p>
              </table:table-cell>
              <table:table-cell office:value-type="float" office:value="23595">
                <text:p>23595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">
                <text:p>5</text:p>
              </table:table-cell>
              <table:table-cell office:value-type="float" office:value="24912">
                <text:p>2491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">
                <text:p>5</text:p>
              </table:table-cell>
              <table:table-cell office:value-type="float" office:value="22398">
                <text:p>2239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">
                <text:p>5</text:p>
              </table:table-cell>
              <table:table-cell office:value-type="float" office:value="25265.5">
                <text:p>25265.5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">
                <text:p>5</text:p>
              </table:table-cell>
              <table:table-cell office:value-type="float" office:value="26300">
                <text:p>2630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">
                <text:p>5</text:p>
              </table:table-cell>
              <table:table-cell office:value-type="float" office:value="22674.5">
                <text:p>22674.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">
                <text:p>5</text:p>
              </table:table-cell>
              <table:table-cell office:value-type="float" office:value="23155.5">
                <text:p>23155.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">
                <text:p>5</text:p>
              </table:table-cell>
              <table:table-cell office:value-type="float" office:value="25356">
                <text:p>25356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">
                <text:p>5</text:p>
              </table:table-cell>
              <table:table-cell office:value-type="float" office:value="26849.5">
                <text:p>26849.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">
                <text:p>5</text:p>
              </table:table-cell>
              <table:table-cell office:value-type="float" office:value="21445.5">
                <text:p>21445.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">
                <text:p>5</text:p>
              </table:table-cell>
              <table:table-cell office:value-type="float" office:value="28285">
                <text:p>28285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">
                <text:p>5</text:p>
              </table:table-cell>
              <table:table-cell office:value-type="float" office:value="24791.5">
                <text:p>24791.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">
                <text:p>5</text:p>
              </table:table-cell>
              <table:table-cell office:value-type="float" office:value="22411.5">
                <text:p>22411.5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">
                <text:p>5</text:p>
              </table:table-cell>
              <table:table-cell office:value-type="float" office:value="23557">
                <text:p>2355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">
                <text:p>5</text:p>
              </table:table-cell>
              <table:table-cell office:value-type="float" office:value="24366">
                <text:p>2436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">
                <text:p>5</text:p>
              </table:table-cell>
              <table:table-cell office:value-type="float" office:value="21043">
                <text:p>2104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">
                <text:p>5</text:p>
              </table:table-cell>
              <table:table-cell office:value-type="float" office:value="25615.5">
                <text:p>25615.5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">
                <text:p>5</text:p>
              </table:table-cell>
              <table:table-cell office:value-type="float" office:value="19942">
                <text:p>1994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">
                <text:p>5</text:p>
              </table:table-cell>
              <table:table-cell office:value-type="float" office:value="24186.5">
                <text:p>24186.5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">
                <text:p>5</text:p>
              </table:table-cell>
              <table:table-cell office:value-type="float" office:value="25588">
                <text:p>2558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">
                <text:p>5</text:p>
              </table:table-cell>
              <table:table-cell office:value-type="float" office:value="24987.5">
                <text:p>24987.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">
                <text:p>5</text:p>
              </table:table-cell>
              <table:table-cell office:value-type="float" office:value="20953">
                <text:p>2095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">
                <text:p>5</text:p>
              </table:table-cell>
              <table:table-cell office:value-type="float" office:value="22454">
                <text:p>2245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">
                <text:p>5</text:p>
              </table:table-cell>
              <table:table-cell office:value-type="float" office:value="28161.5">
                <text:p>28161.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">
                <text:p>5</text:p>
              </table:table-cell>
              <table:table-cell office:value-type="float" office:value="23756">
                <text:p>2375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">
                <text:p>5</text:p>
              </table:table-cell>
              <table:table-cell office:value-type="float" office:value="25700">
                <text:p>2570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">
                <text:p>5</text:p>
              </table:table-cell>
              <table:table-cell office:value-type="float" office:value="23764">
                <text:p>2376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">
                <text:p>5</text:p>
              </table:table-cell>
              <table:table-cell office:value-type="float" office:value="23977">
                <text:p>2397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5">
                <text:p>5</text:p>
              </table:table-cell>
              <table:table-cell office:value-type="float" office:value="26250.5">
                <text:p>26250.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5">
                <text:p>5</text:p>
              </table:table-cell>
              <table:table-cell office:value-type="float" office:value="21399.5">
                <text:p>21399.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5">
                <text:p>5</text:p>
              </table:table-cell>
              <table:table-cell office:value-type="float" office:value="22592.5">
                <text:p>22592.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5">
                <text:p>5</text:p>
              </table:table-cell>
              <table:table-cell office:value-type="float" office:value="23683">
                <text:p>2368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5">
                <text:p>5</text:p>
              </table:table-cell>
              <table:table-cell office:value-type="float" office:value="27525.5">
                <text:p>27525.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">
                <text:p>5</text:p>
              </table:table-cell>
              <table:table-cell office:value-type="float" office:value="24651">
                <text:p>2465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5">
                <text:p>5</text:p>
              </table:table-cell>
              <table:table-cell office:value-type="float" office:value="25317.5">
                <text:p>25317.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5">
                <text:p>5</text:p>
              </table:table-cell>
              <table:table-cell office:value-type="float" office:value="22296.5">
                <text:p>22296.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5">
                <text:p>5</text:p>
              </table:table-cell>
              <table:table-cell office:value-type="float" office:value="25511.5">
                <text:p>25511.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">
                <text:p>5</text:p>
              </table:table-cell>
              <table:table-cell office:value-type="float" office:value="23099">
                <text:p>2309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">
                <text:p>5</text:p>
              </table:table-cell>
              <table:table-cell office:value-type="float" office:value="23848.5">
                <text:p>23848.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5">
                <text:p>5</text:p>
              </table:table-cell>
              <table:table-cell office:value-type="float" office:value="24413.5">
                <text:p>24413.5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5">
                <text:p>5</text:p>
              </table:table-cell>
              <table:table-cell office:value-type="float" office:value="22485.5">
                <text:p>22485.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5">
                <text:p>5</text:p>
              </table:table-cell>
              <table:table-cell office:value-type="float" office:value="24373">
                <text:p>2437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">
                <text:p>5</text:p>
              </table:table-cell>
              <table:table-cell office:value-type="float" office:value="23187">
                <text:p>2318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5">
                <text:p>5</text:p>
              </table:table-cell>
              <table:table-cell office:value-type="float" office:value="22907">
                <text:p>2290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">
                <text:p>5</text:p>
              </table:table-cell>
              <table:table-cell office:value-type="float" office:value="25256.5">
                <text:p>25256.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5">
                <text:p>5</text:p>
              </table:table-cell>
              <table:table-cell office:value-type="float" office:value="23410.5">
                <text:p>23410.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">
                <text:p>5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">
                <text:p>5</text:p>
              </table:table-cell>
              <table:table-cell office:value-type="float" office:value="22184.5">
                <text:p>22184.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5">
                <text:p>5</text:p>
              </table:table-cell>
              <table:table-cell office:value-type="float" office:value="25907">
                <text:p>2590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5">
                <text:p>5</text:p>
              </table:table-cell>
              <table:table-cell office:value-type="float" office:value="23116">
                <text:p>2311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">
                <text:p>5</text:p>
              </table:table-cell>
              <table:table-cell office:value-type="float" office:value="20986">
                <text:p>2098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5">
                <text:p>5</text:p>
              </table:table-cell>
              <table:table-cell office:value-type="float" office:value="22776">
                <text:p>2277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5">
                <text:p>5</text:p>
              </table:table-cell>
              <table:table-cell office:value-type="float" office:value="25892.5">
                <text:p>25892.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">
                <text:p>5</text:p>
              </table:table-cell>
              <table:table-cell office:value-type="float" office:value="24663">
                <text:p>2466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5">
                <text:p>5</text:p>
              </table:table-cell>
              <table:table-cell office:value-type="float" office:value="20744.5">
                <text:p>20744.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5">
                <text:p>5</text:p>
              </table:table-cell>
              <table:table-cell office:value-type="float" office:value="21905">
                <text:p>2190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">
                <text:p>5</text:p>
              </table:table-cell>
              <table:table-cell office:value-type="float" office:value="24017.5">
                <text:p>24017.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">
                <text:p>5</text:p>
              </table:table-cell>
              <table:table-cell office:value-type="float" office:value="22676.5">
                <text:p>22676.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">
                <text:p>5</text:p>
              </table:table-cell>
              <table:table-cell office:value-type="float" office:value="24430.5">
                <text:p>24430.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5">
                <text:p>5</text:p>
              </table:table-cell>
              <table:table-cell office:value-type="float" office:value="30624">
                <text:p>3062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5">
                <text:p>5</text:p>
              </table:table-cell>
              <table:table-cell office:value-type="float" office:value="21197">
                <text:p>2119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">
                <text:p>5</text:p>
              </table:table-cell>
              <table:table-cell office:value-type="float" office:value="26778.5">
                <text:p>26778.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5">
                <text:p>5</text:p>
              </table:table-cell>
              <table:table-cell office:value-type="float" office:value="20618">
                <text:p>2061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5">
                <text:p>5</text:p>
              </table:table-cell>
              <table:table-cell office:value-type="float" office:value="22634">
                <text:p>2263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">
                <text:p>5</text:p>
              </table:table-cell>
              <table:table-cell office:value-type="float" office:value="20844.5">
                <text:p>20844.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">
                <text:p>5</text:p>
              </table:table-cell>
              <table:table-cell office:value-type="float" office:value="22696">
                <text:p>2269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">
                <text:p>5</text:p>
              </table:table-cell>
              <table:table-cell office:value-type="float" office:value="21214">
                <text:p>2121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">
                <text:p>5</text:p>
              </table:table-cell>
              <table:table-cell office:value-type="float" office:value="29551">
                <text:p>2955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">
                <text:p>5</text:p>
              </table:table-cell>
              <table:table-cell office:value-type="float" office:value="24524.5">
                <text:p>24524.5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  <table:table-cell office:value-type="float" office:value="17490">
                <text:p>1749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">
                <text:p>5</text:p>
              </table:table-cell>
              <table:table-cell office:value-type="float" office:value="22877">
                <text:p>2287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  <table:table-cell office:value-type="float" office:value="24604.5">
                <text:p>24604.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">
                <text:p>5</text:p>
              </table:table-cell>
              <table:table-cell office:value-type="float" office:value="21176">
                <text:p>2117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">
                <text:p>5</text:p>
              </table:table-cell>
              <table:table-cell office:value-type="float" office:value="24528">
                <text:p>2452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5">
                <text:p>5</text:p>
              </table:table-cell>
              <table:table-cell office:value-type="float" office:value="19016.5">
                <text:p>19016.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5">
                <text:p>5</text:p>
              </table:table-cell>
              <table:table-cell office:value-type="float" office:value="20279.5">
                <text:p>20279.5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5">
                <text:p>5</text:p>
              </table:table-cell>
              <table:table-cell office:value-type="float" office:value="24121">
                <text:p>2412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">
                <text:p>5</text:p>
              </table:table-cell>
              <table:table-cell office:value-type="float" office:value="24677">
                <text:p>2467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">
                <text:p>6</text:p>
              </table:table-cell>
              <table:table-cell office:value-type="float" office:value="24691">
                <text:p>2469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">
                <text:p>6</text:p>
              </table:table-cell>
              <table:table-cell office:value-type="float" office:value="25024.5">
                <text:p>25024.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  <table:table-cell office:value-type="float" office:value="23592.5">
                <text:p>23592.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6">
                <text:p>6</text:p>
              </table:table-cell>
              <table:table-cell office:value-type="float" office:value="27763.5">
                <text:p>27763.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6">
                <text:p>6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6">
                <text:p>6</text:p>
              </table:table-cell>
              <table:table-cell office:value-type="float" office:value="22958.5">
                <text:p>22958.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6">
                <text:p>6</text:p>
              </table:table-cell>
              <table:table-cell office:value-type="float" office:value="21818">
                <text:p>2181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6">
                <text:p>6</text:p>
              </table:table-cell>
              <table:table-cell office:value-type="float" office:value="23490">
                <text:p>2349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">
                <text:p>6</text:p>
              </table:table-cell>
              <table:table-cell office:value-type="float" office:value="24965.5">
                <text:p>24965.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6">
                <text:p>6</text:p>
              </table:table-cell>
              <table:table-cell office:value-type="float" office:value="23451.5">
                <text:p>23451.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6">
                <text:p>6</text:p>
              </table:table-cell>
              <table:table-cell office:value-type="float" office:value="26602.5">
                <text:p>26602.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6">
                <text:p>6</text:p>
              </table:table-cell>
              <table:table-cell office:value-type="float" office:value="27592.5">
                <text:p>27592.5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6">
                <text:p>6</text:p>
              </table:table-cell>
              <table:table-cell office:value-type="float" office:value="22971">
                <text:p>2297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6">
                <text:p>6</text:p>
              </table:table-cell>
              <table:table-cell office:value-type="float" office:value="21762">
                <text:p>2176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6">
                <text:p>6</text:p>
              </table:table-cell>
              <table:table-cell office:value-type="float" office:value="22596.5">
                <text:p>22596.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6">
                <text:p>6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">
                <text:p>6</text:p>
              </table:table-cell>
              <table:table-cell office:value-type="float" office:value="23500.5">
                <text:p>23500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6">
                <text:p>6</text:p>
              </table:table-cell>
              <table:table-cell office:value-type="float" office:value="22386">
                <text:p>2238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6">
                <text:p>6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6">
                <text:p>6</text:p>
              </table:table-cell>
              <table:table-cell office:value-type="float" office:value="23020">
                <text:p>2302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6">
                <text:p>6</text:p>
              </table:table-cell>
              <table:table-cell office:value-type="float" office:value="22027.5">
                <text:p>22027.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6">
                <text:p>6</text:p>
              </table:table-cell>
              <table:table-cell office:value-type="float" office:value="26409.5">
                <text:p>26409.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6">
                <text:p>6</text:p>
              </table:table-cell>
              <table:table-cell office:value-type="float" office:value="20633.5">
                <text:p>20633.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6">
                <text:p>6</text:p>
              </table:table-cell>
              <table:table-cell office:value-type="float" office:value="20901">
                <text:p>2090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">
                <text:p>6</text:p>
              </table:table-cell>
              <table:table-cell office:value-type="float" office:value="21107.5">
                <text:p>21107.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6">
                <text:p>6</text:p>
              </table:table-cell>
              <table:table-cell office:value-type="float" office:value="20836">
                <text:p>2083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6">
                <text:p>6</text:p>
              </table:table-cell>
              <table:table-cell office:value-type="float" office:value="20410.5">
                <text:p>20410.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6">
                <text:p>6</text:p>
              </table:table-cell>
              <table:table-cell office:value-type="float" office:value="21247.5">
                <text:p>21247.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6">
                <text:p>6</text:p>
              </table:table-cell>
              <table:table-cell office:value-type="float" office:value="25977">
                <text:p>2597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6">
                <text:p>6</text:p>
              </table:table-cell>
              <table:table-cell office:value-type="float" office:value="21910.5">
                <text:p>21910.5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6">
                <text:p>6</text:p>
              </table:table-cell>
              <table:table-cell office:value-type="float" office:value="21857.5">
                <text:p>21857.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6">
                <text:p>6</text:p>
              </table:table-cell>
              <table:table-cell office:value-type="float" office:value="23735">
                <text:p>2373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6">
                <text:p>6</text:p>
              </table:table-cell>
              <table:table-cell office:value-type="float" office:value="26348.5">
                <text:p>26348.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6">
                <text:p>6</text:p>
              </table:table-cell>
              <table:table-cell office:value-type="float" office:value="20217.5">
                <text:p>20217.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6">
                <text:p>6</text:p>
              </table:table-cell>
              <table:table-cell office:value-type="float" office:value="20314.5">
                <text:p>20314.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6">
                <text:p>6</text:p>
              </table:table-cell>
              <table:table-cell office:value-type="float" office:value="21551.5">
                <text:p>21551.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">
                <text:p>6</text:p>
              </table:table-cell>
              <table:table-cell office:value-type="float" office:value="22373.5">
                <text:p>22373.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6">
                <text:p>6</text:p>
              </table:table-cell>
              <table:table-cell office:value-type="float" office:value="27322">
                <text:p>27322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6">
                <text:p>6</text:p>
              </table:table-cell>
              <table:table-cell office:value-type="float" office:value="20605">
                <text:p>2060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6">
                <text:p>6</text:p>
              </table:table-cell>
              <table:table-cell office:value-type="float" office:value="21875">
                <text:p>2187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6">
                <text:p>6</text:p>
              </table:table-cell>
              <table:table-cell office:value-type="float" office:value="25853.5">
                <text:p>25853.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">
                <text:p>6</text:p>
              </table:table-cell>
              <table:table-cell office:value-type="float" office:value="23956">
                <text:p>2395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">
                <text:p>6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6">
                <text:p>6</text:p>
              </table:table-cell>
              <table:table-cell office:value-type="float" office:value="19844">
                <text:p>1984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6">
                <text:p>6</text:p>
              </table:table-cell>
              <table:table-cell office:value-type="float" office:value="21938">
                <text:p>2193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">
                <text:p>6</text:p>
              </table:table-cell>
              <table:table-cell office:value-type="float" office:value="22806.5">
                <text:p>22806.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6">
                <text:p>6</text:p>
              </table:table-cell>
              <table:table-cell office:value-type="float" office:value="22270.5">
                <text:p>22270.5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6">
                <text:p>6</text:p>
              </table:table-cell>
              <table:table-cell office:value-type="float" office:value="26877.5">
                <text:p>26877.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6">
                <text:p>6</text:p>
              </table:table-cell>
              <table:table-cell office:value-type="float" office:value="19383.5">
                <text:p>19383.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6">
                <text:p>6</text:p>
              </table:table-cell>
              <table:table-cell office:value-type="float" office:value="23561.5">
                <text:p>23561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6">
                <text:p>6</text:p>
              </table:table-cell>
              <table:table-cell office:value-type="float" office:value="26450">
                <text:p>2645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6">
                <text:p>6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6">
                <text:p>6</text:p>
              </table:table-cell>
              <table:table-cell office:value-type="float" office:value="22948.5">
                <text:p>22948.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6">
                <text:p>6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6">
                <text:p>6</text:p>
              </table:table-cell>
              <table:table-cell office:value-type="float" office:value="25437.5">
                <text:p>25437.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6">
                <text:p>6</text:p>
              </table:table-cell>
              <table:table-cell office:value-type="float" office:value="21401">
                <text:p>2140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6">
                <text:p>6</text:p>
              </table:table-cell>
              <table:table-cell office:value-type="float" office:value="24827">
                <text:p>2482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6">
                <text:p>6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6">
                <text:p>6</text:p>
              </table:table-cell>
              <table:table-cell office:value-type="float" office:value="27711.5">
                <text:p>27711.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6">
                <text:p>6</text:p>
              </table:table-cell>
              <table:table-cell office:value-type="float" office:value="26303.5">
                <text:p>26303.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6">
                <text:p>6</text:p>
              </table:table-cell>
              <table:table-cell office:value-type="float" office:value="23112">
                <text:p>2311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6">
                <text:p>6</text:p>
              </table:table-cell>
              <table:table-cell office:value-type="float" office:value="24698">
                <text:p>2469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">
                <text:p>6</text:p>
              </table:table-cell>
              <table:table-cell office:value-type="float" office:value="23546">
                <text:p>2354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6">
                <text:p>6</text:p>
              </table:table-cell>
              <table:table-cell office:value-type="float" office:value="28721">
                <text:p>2872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6">
                <text:p>6</text:p>
              </table:table-cell>
              <table:table-cell office:value-type="float" office:value="22532">
                <text:p>22532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6">
                <text:p>6</text:p>
              </table:table-cell>
              <table:table-cell office:value-type="float" office:value="22270">
                <text:p>2227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">
                <text:p>6</text:p>
              </table:table-cell>
              <table:table-cell office:value-type="float" office:value="25161.5">
                <text:p>25161.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6">
                <text:p>6</text:p>
              </table:table-cell>
              <table:table-cell office:value-type="float" office:value="23132.5">
                <text:p>23132.5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">
                <text:p>6</text:p>
              </table:table-cell>
              <table:table-cell office:value-type="float" office:value="27326">
                <text:p>2732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6">
                <text:p>6</text:p>
              </table:table-cell>
              <table:table-cell office:value-type="float" office:value="20698.5">
                <text:p>20698.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6">
                <text:p>6</text:p>
              </table:table-cell>
              <table:table-cell office:value-type="float" office:value="19926.5">
                <text:p>19926.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6">
                <text:p>6</text:p>
              </table:table-cell>
              <table:table-cell office:value-type="float" office:value="23883">
                <text:p>2388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6">
                <text:p>6</text:p>
              </table:table-cell>
              <table:table-cell office:value-type="float" office:value="24994.5">
                <text:p>24994.5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6">
                <text:p>6</text:p>
              </table:table-cell>
              <table:table-cell office:value-type="float" office:value="22720">
                <text:p>2272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">
                <text:p>6</text:p>
              </table:table-cell>
              <table:table-cell office:value-type="float" office:value="23299.5">
                <text:p>23299.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6">
                <text:p>6</text:p>
              </table:table-cell>
              <table:table-cell office:value-type="float" office:value="22971.5">
                <text:p>22971.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6">
                <text:p>6</text:p>
              </table:table-cell>
              <table:table-cell office:value-type="float" office:value="22973.5">
                <text:p>22973.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">
                <text:p>6</text:p>
              </table:table-cell>
              <table:table-cell office:value-type="float" office:value="24228">
                <text:p>2422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6">
                <text:p>6</text:p>
              </table:table-cell>
              <table:table-cell office:value-type="float" office:value="24635">
                <text:p>2463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6">
                <text:p>6</text:p>
              </table:table-cell>
              <table:table-cell office:value-type="float" office:value="24054">
                <text:p>2405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6">
                <text:p>6</text:p>
              </table:table-cell>
              <table:table-cell office:value-type="float" office:value="18641.5">
                <text:p>18641.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6">
                <text:p>6</text:p>
              </table:table-cell>
              <table:table-cell office:value-type="float" office:value="24149">
                <text:p>24149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">
                <text:p>6</text:p>
              </table:table-cell>
              <table:table-cell office:value-type="float" office:value="23693.5">
                <text:p>23693.5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6">
                <text:p>6</text:p>
              </table:table-cell>
              <table:table-cell office:value-type="float" office:value="28718.5">
                <text:p>28718.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">
                <text:p>6</text:p>
              </table:table-cell>
              <table:table-cell office:value-type="float" office:value="21665.5">
                <text:p>21665.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6">
                <text:p>6</text:p>
              </table:table-cell>
              <table:table-cell office:value-type="float" office:value="21973">
                <text:p>2197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6">
                <text:p>6</text:p>
              </table:table-cell>
              <table:table-cell office:value-type="float" office:value="25182">
                <text:p>2518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6">
                <text:p>6</text:p>
              </table:table-cell>
              <table:table-cell office:value-type="float" office:value="25657">
                <text:p>2565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6">
                <text:p>6</text:p>
              </table:table-cell>
              <table:table-cell office:value-type="float" office:value="17683.5">
                <text:p>17683.5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6">
                <text:p>6</text:p>
              </table:table-cell>
              <table:table-cell office:value-type="float" office:value="21416.5">
                <text:p>21416.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6">
                <text:p>6</text:p>
              </table:table-cell>
              <table:table-cell office:value-type="float" office:value="22829.5">
                <text:p>22829.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">
                <text:p>6</text:p>
              </table:table-cell>
              <table:table-cell office:value-type="float" office:value="26253.5">
                <text:p>26253.5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6">
                <text:p>6</text:p>
              </table:table-cell>
              <table:table-cell office:value-type="float" office:value="22500.5">
                <text:p>22500.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6">
                <text:p>6</text:p>
              </table:table-cell>
              <table:table-cell office:value-type="float" office:value="22677.5">
                <text:p>22677.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6">
                <text:p>6</text:p>
              </table:table-cell>
              <table:table-cell office:value-type="float" office:value="26687.5">
                <text:p>26687.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6">
                <text:p>6</text:p>
              </table:table-cell>
              <table:table-cell office:value-type="float" office:value="25928">
                <text:p>2592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6">
                <text:p>6</text:p>
              </table:table-cell>
              <table:table-cell office:value-type="float" office:value="21726">
                <text:p>2172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6">
                <text:p>6</text:p>
              </table:table-cell>
              <table:table-cell office:value-type="float" office:value="24448">
                <text:p>2444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6">
                <text:p>6</text:p>
              </table:table-cell>
              <table:table-cell office:value-type="float" office:value="26598.5">
                <text:p>26598.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6">
                <text:p>6</text:p>
              </table:table-cell>
              <table:table-cell office:value-type="float" office:value="25903.5">
                <text:p>25903.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6">
                <text:p>6</text:p>
              </table:table-cell>
              <table:table-cell office:value-type="float" office:value="17689.5">
                <text:p>17689.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6">
                <text:p>6</text:p>
              </table:table-cell>
              <table:table-cell office:value-type="float" office:value="32018.5">
                <text:p>32018.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6">
                <text:p>6</text:p>
              </table:table-cell>
              <table:table-cell office:value-type="float" office:value="21347">
                <text:p>21347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">
                <text:p>6</text:p>
              </table:table-cell>
              <table:table-cell office:value-type="float" office:value="28584.5">
                <text:p>28584.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6">
                <text:p>6</text:p>
              </table:table-cell>
              <table:table-cell office:value-type="float" office:value="26610.5">
                <text:p>26610.5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">
                <text:p>6</text:p>
              </table:table-cell>
              <table:table-cell office:value-type="float" office:value="18273.5">
                <text:p>18273.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6">
                <text:p>6</text:p>
              </table:table-cell>
              <table:table-cell office:value-type="float" office:value="26138">
                <text:p>2613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6">
                <text:p>6</text:p>
              </table:table-cell>
              <table:table-cell office:value-type="float" office:value="25810.5">
                <text:p>25810.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6">
                <text:p>6</text:p>
              </table:table-cell>
              <table:table-cell office:value-type="float" office:value="20793.5">
                <text:p>20793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6">
                <text:p>6</text:p>
              </table:table-cell>
              <table:table-cell office:value-type="float" office:value="21127">
                <text:p>2112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6">
                <text:p>6</text:p>
              </table:table-cell>
              <table:table-cell office:value-type="float" office:value="22100.5">
                <text:p>22100.5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">
                <text:p>6</text:p>
              </table:table-cell>
              <table:table-cell office:value-type="float" office:value="21606">
                <text:p>2160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">
                <text:p>6</text:p>
              </table:table-cell>
              <table:table-cell office:value-type="float" office:value="26072.5">
                <text:p>26072.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6">
                <text:p>6</text:p>
              </table:table-cell>
              <table:table-cell office:value-type="float" office:value="17684.5">
                <text:p>17684.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6">
                <text:p>6</text:p>
              </table:table-cell>
              <table:table-cell office:value-type="float" office:value="19622">
                <text:p>1962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6">
                <text:p>6</text:p>
              </table:table-cell>
              <table:table-cell office:value-type="float" office:value="21106">
                <text:p>2110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6">
                <text:p>6</text:p>
              </table:table-cell>
              <table:table-cell office:value-type="float" office:value="28819">
                <text:p>2881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6">
                <text:p>6</text:p>
              </table:table-cell>
              <table:table-cell office:value-type="float" office:value="21003.5">
                <text:p>21003.5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">
                <text:p>6</text:p>
              </table:table-cell>
              <table:table-cell office:value-type="float" office:value="20960.5">
                <text:p>20960.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">
                <text:p>6</text:p>
              </table:table-cell>
              <table:table-cell office:value-type="float" office:value="22599">
                <text:p>2259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6">
                <text:p>6</text:p>
              </table:table-cell>
              <table:table-cell office:value-type="float" office:value="24481.5">
                <text:p>24481.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6">
                <text:p>6</text:p>
              </table:table-cell>
              <table:table-cell office:value-type="float" office:value="24352">
                <text:p>2435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6">
                <text:p>6</text:p>
              </table:table-cell>
              <table:table-cell office:value-type="float" office:value="24737.5">
                <text:p>24737.5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6">
                <text:p>6</text:p>
              </table:table-cell>
              <table:table-cell office:value-type="float" office:value="22688">
                <text:p>2268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6">
                <text:p>6</text:p>
              </table:table-cell>
              <table:table-cell office:value-type="float" office:value="23201">
                <text:p>2320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6">
                <text:p>6</text:p>
              </table:table-cell>
              <table:table-cell office:value-type="float" office:value="22648.5">
                <text:p>22648.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6">
                <text:p>6</text:p>
              </table:table-cell>
              <table:table-cell office:value-type="float" office:value="24006.5">
                <text:p>24006.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">
                <text:p>6</text:p>
              </table:table-cell>
              <table:table-cell office:value-type="float" office:value="23798">
                <text:p>2379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6">
                <text:p>6</text:p>
              </table:table-cell>
              <table:table-cell office:value-type="float" office:value="16095.5">
                <text:p>16095.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6">
                <text:p>6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6">
                <text:p>6</text:p>
              </table:table-cell>
              <table:table-cell office:value-type="float" office:value="24245.5">
                <text:p>24245.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6">
                <text:p>6</text:p>
              </table:table-cell>
              <table:table-cell office:value-type="float" office:value="23230.5">
                <text:p>23230.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6">
                <text:p>6</text:p>
              </table:table-cell>
              <table:table-cell office:value-type="float" office:value="20604">
                <text:p>2060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6">
                <text:p>6</text:p>
              </table:table-cell>
              <table:table-cell office:value-type="float" office:value="23509.5">
                <text:p>23509.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6">
                <text:p>6</text:p>
              </table:table-cell>
              <table:table-cell office:value-type="float" office:value="22046.5">
                <text:p>22046.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">
                <text:p>6</text:p>
              </table:table-cell>
              <table:table-cell office:value-type="float" office:value="26580">
                <text:p>2658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6">
                <text:p>6</text:p>
              </table:table-cell>
              <table:table-cell office:value-type="float" office:value="18775.5">
                <text:p>18775.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">
                <text:p>6</text:p>
              </table:table-cell>
              <table:table-cell office:value-type="float" office:value="21998.5">
                <text:p>21998.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6">
                <text:p>6</text:p>
              </table:table-cell>
              <table:table-cell office:value-type="float" office:value="23902.5">
                <text:p>23902.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">
                <text:p>6</text:p>
              </table:table-cell>
              <table:table-cell office:value-type="float" office:value="25584">
                <text:p>2558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6">
                <text:p>6</text:p>
              </table:table-cell>
              <table:table-cell office:value-type="float" office:value="24887.5">
                <text:p>24887.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6">
                <text:p>6</text:p>
              </table:table-cell>
              <table:table-cell office:value-type="float" office:value="21566">
                <text:p>2156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6">
                <text:p>6</text:p>
              </table:table-cell>
              <table:table-cell office:value-type="float" office:value="23936.5">
                <text:p>23936.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">
                <text:p>6</text:p>
              </table:table-cell>
              <table:table-cell office:value-type="float" office:value="24065.5">
                <text:p>24065.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6">
                <text:p>6</text:p>
              </table:table-cell>
              <table:table-cell office:value-type="float" office:value="24493">
                <text:p>2449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6">
                <text:p>6</text:p>
              </table:table-cell>
              <table:table-cell office:value-type="float" office:value="20877">
                <text:p>2087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6">
                <text:p>6</text:p>
              </table:table-cell>
              <table:table-cell office:value-type="float" office:value="24030">
                <text:p>2403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6">
                <text:p>6</text:p>
              </table:table-cell>
              <table:table-cell office:value-type="float" office:value="23631">
                <text:p>2363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6">
                <text:p>6</text:p>
              </table:table-cell>
              <table:table-cell office:value-type="float" office:value="18439.5">
                <text:p>18439.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6">
                <text:p>6</text:p>
              </table:table-cell>
              <table:table-cell office:value-type="float" office:value="22653">
                <text:p>2265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6">
                <text:p>6</text:p>
              </table:table-cell>
              <table:table-cell office:value-type="float" office:value="25328.5">
                <text:p>25328.5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">
                <text:p>6</text:p>
              </table:table-cell>
              <table:table-cell office:value-type="float" office:value="24445">
                <text:p>2444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6">
                <text:p>6</text:p>
              </table:table-cell>
              <table:table-cell office:value-type="float" office:value="19845.5">
                <text:p>19845.5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6">
                <text:p>6</text:p>
              </table:table-cell>
              <table:table-cell office:value-type="float" office:value="21786.5">
                <text:p>21786.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6">
                <text:p>6</text:p>
              </table:table-cell>
              <table:table-cell office:value-type="float" office:value="24001">
                <text:p>2400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6">
                <text:p>6</text:p>
              </table:table-cell>
              <table:table-cell office:value-type="float" office:value="29777.5">
                <text:p>29777.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6">
                <text:p>6</text:p>
              </table:table-cell>
              <table:table-cell office:value-type="float" office:value="24019">
                <text:p>2401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6">
                <text:p>6</text:p>
              </table:table-cell>
              <table:table-cell office:value-type="float" office:value="26309.5">
                <text:p>26309.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6">
                <text:p>6</text:p>
              </table:table-cell>
              <table:table-cell office:value-type="float" office:value="21064.5">
                <text:p>21064.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">
                <text:p>6</text:p>
              </table:table-cell>
              <table:table-cell office:value-type="float" office:value="25274">
                <text:p>2527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6">
                <text:p>6</text:p>
              </table:table-cell>
              <table:table-cell office:value-type="float" office:value="21753">
                <text:p>2175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6">
                <text:p>6</text:p>
              </table:table-cell>
              <table:table-cell office:value-type="float" office:value="25457">
                <text:p>2545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">
                <text:p>6</text:p>
              </table:table-cell>
              <table:table-cell office:value-type="float" office:value="28691">
                <text:p>2869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6">
                <text:p>6</text:p>
              </table:table-cell>
              <table:table-cell office:value-type="float" office:value="27011.5">
                <text:p>27011.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6">
                <text:p>6</text:p>
              </table:table-cell>
              <table:table-cell office:value-type="float" office:value="25682.5">
                <text:p>25682.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">
                <text:p>6</text:p>
              </table:table-cell>
              <table:table-cell office:value-type="float" office:value="25535.5">
                <text:p>25535.5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6">
                <text:p>6</text:p>
              </table:table-cell>
              <table:table-cell office:value-type="float" office:value="23561">
                <text:p>2356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">
                <text:p>6</text:p>
              </table:table-cell>
              <table:table-cell office:value-type="float" office:value="22607">
                <text:p>2260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">
                <text:p>6</text:p>
              </table:table-cell>
              <table:table-cell office:value-type="float" office:value="24257.5">
                <text:p>24257.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">
                <text:p>6</text:p>
              </table:table-cell>
              <table:table-cell office:value-type="float" office:value="24575">
                <text:p>2457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6">
                <text:p>6</text:p>
              </table:table-cell>
              <table:table-cell office:value-type="float" office:value="24368.5">
                <text:p>24368.5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">
                <text:p>6</text:p>
              </table:table-cell>
              <table:table-cell office:value-type="float" office:value="27301.5">
                <text:p>27301.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6">
                <text:p>6</text:p>
              </table:table-cell>
              <table:table-cell office:value-type="float" office:value="25971.5">
                <text:p>25971.5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6">
                <text:p>6</text:p>
              </table:table-cell>
              <table:table-cell office:value-type="float" office:value="24703">
                <text:p>2470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6">
                <text:p>6</text:p>
              </table:table-cell>
              <table:table-cell office:value-type="float" office:value="24314.5">
                <text:p>24314.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6">
                <text:p>6</text:p>
              </table:table-cell>
              <table:table-cell office:value-type="float" office:value="21169.5">
                <text:p>21169.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6">
                <text:p>6</text:p>
              </table:table-cell>
              <table:table-cell office:value-type="float" office:value="21936.5">
                <text:p>21936.5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">
                <text:p>6</text:p>
              </table:table-cell>
              <table:table-cell office:value-type="float" office:value="21232.5">
                <text:p>21232.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6">
                <text:p>6</text:p>
              </table:table-cell>
              <table:table-cell office:value-type="float" office:value="19684.5">
                <text:p>19684.5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6">
                <text:p>6</text:p>
              </table:table-cell>
              <table:table-cell office:value-type="float" office:value="22639">
                <text:p>2263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6">
                <text:p>6</text:p>
              </table:table-cell>
              <table:table-cell office:value-type="float" office:value="25286">
                <text:p>2528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6">
                <text:p>6</text:p>
              </table:table-cell>
              <table:table-cell office:value-type="float" office:value="17562.5">
                <text:p>17562.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6">
                <text:p>6</text:p>
              </table:table-cell>
              <table:table-cell office:value-type="float" office:value="18675">
                <text:p>1867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6">
                <text:p>6</text:p>
              </table:table-cell>
              <table:table-cell office:value-type="float" office:value="19307">
                <text:p>1930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">
                <text:p>6</text:p>
              </table:table-cell>
              <table:table-cell office:value-type="float" office:value="24113.5">
                <text:p>24113.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6">
                <text:p>6</text:p>
              </table:table-cell>
              <table:table-cell office:value-type="float" office:value="25144">
                <text:p>2514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6">
                <text:p>6</text:p>
              </table:table-cell>
              <table:table-cell office:value-type="float" office:value="20567.5">
                <text:p>20567.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6">
                <text:p>6</text:p>
              </table:table-cell>
              <table:table-cell office:value-type="float" office:value="22733">
                <text:p>2273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6">
                <text:p>6</text:p>
              </table:table-cell>
              <table:table-cell office:value-type="float" office:value="24642.5">
                <text:p>24642.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6">
                <text:p>6</text:p>
              </table:table-cell>
              <table:table-cell office:value-type="float" office:value="21368">
                <text:p>2136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6">
                <text:p>6</text:p>
              </table:table-cell>
              <table:table-cell office:value-type="float" office:value="22606.5">
                <text:p>22606.5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6">
                <text:p>6</text:p>
              </table:table-cell>
              <table:table-cell office:value-type="float" office:value="23037.5">
                <text:p>23037.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6">
                <text:p>6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6">
                <text:p>6</text:p>
              </table:table-cell>
              <table:table-cell office:value-type="float" office:value="22927.5">
                <text:p>22927.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6">
                <text:p>6</text:p>
              </table:table-cell>
              <table:table-cell office:value-type="float" office:value="24150.5">
                <text:p>24150.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6">
                <text:p>6</text:p>
              </table:table-cell>
              <table:table-cell office:value-type="float" office:value="22743.5">
                <text:p>22743.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6">
                <text:p>6</text:p>
              </table:table-cell>
              <table:table-cell office:value-type="float" office:value="21038.5">
                <text:p>21038.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6">
                <text:p>6</text:p>
              </table:table-cell>
              <table:table-cell office:value-type="float" office:value="27699">
                <text:p>2769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6">
                <text:p>6</text:p>
              </table:table-cell>
              <table:table-cell office:value-type="float" office:value="27691.5">
                <text:p>27691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">
                <text:p>6</text:p>
              </table:table-cell>
              <table:table-cell office:value-type="float" office:value="27645.5">
                <text:p>27645.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6">
                <text:p>6</text:p>
              </table:table-cell>
              <table:table-cell office:value-type="float" office:value="23369">
                <text:p>2336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6">
                <text:p>6</text:p>
              </table:table-cell>
              <table:table-cell office:value-type="float" office:value="22430.5">
                <text:p>22430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6">
                <text:p>6</text:p>
              </table:table-cell>
              <table:table-cell office:value-type="float" office:value="19948.5">
                <text:p>19948.5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">
                <text:p>6</text:p>
              </table:table-cell>
              <table:table-cell office:value-type="float" office:value="20818.5">
                <text:p>20818.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6">
                <text:p>6</text:p>
              </table:table-cell>
              <table:table-cell office:value-type="float" office:value="25224.5">
                <text:p>25224.5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">
                <text:p>6</text:p>
              </table:table-cell>
              <table:table-cell office:value-type="float" office:value="24519.5">
                <text:p>24519.5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6">
                <text:p>6</text:p>
              </table:table-cell>
              <table:table-cell office:value-type="float" office:value="25247.5">
                <text:p>25247.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6">
                <text:p>6</text:p>
              </table:table-cell>
              <table:table-cell office:value-type="float" office:value="22540.5">
                <text:p>22540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6">
                <text:p>6</text:p>
              </table:table-cell>
              <table:table-cell office:value-type="float" office:value="24551">
                <text:p>2455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6">
                <text:p>6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6">
                <text:p>6</text:p>
              </table:table-cell>
              <table:table-cell office:value-type="float" office:value="23275.5">
                <text:p>23275.5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6">
                <text:p>6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6">
                <text:p>6</text:p>
              </table:table-cell>
              <table:table-cell office:value-type="float" office:value="22073.5">
                <text:p>22073.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6">
                <text:p>6</text:p>
              </table:table-cell>
              <table:table-cell office:value-type="float" office:value="21005.5">
                <text:p>21005.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6">
                <text:p>6</text:p>
              </table:table-cell>
              <table:table-cell office:value-type="float" office:value="24111.5">
                <text:p>24111.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">
                <text:p>6</text:p>
              </table:table-cell>
              <table:table-cell office:value-type="float" office:value="25324">
                <text:p>2532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6">
                <text:p>6</text:p>
              </table:table-cell>
              <table:table-cell office:value-type="float" office:value="27645.5">
                <text:p>27645.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6">
                <text:p>6</text:p>
              </table:table-cell>
              <table:table-cell office:value-type="float" office:value="28330.5">
                <text:p>28330.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6">
                <text:p>6</text:p>
              </table:table-cell>
              <table:table-cell office:value-type="float" office:value="21509.5">
                <text:p>21509.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">
                <text:p>6</text:p>
              </table:table-cell>
              <table:table-cell office:value-type="float" office:value="22479">
                <text:p>2247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">
                <text:p>6</text:p>
              </table:table-cell>
              <table:table-cell office:value-type="float" office:value="24675">
                <text:p>2467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">
                <text:p>6</text:p>
              </table:table-cell>
              <table:table-cell office:value-type="float" office:value="20834">
                <text:p>2083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">
                <text:p>6</text:p>
              </table:table-cell>
              <table:table-cell office:value-type="float" office:value="24210">
                <text:p>2421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6">
                <text:p>6</text:p>
              </table:table-cell>
              <table:table-cell office:value-type="float" office:value="22709.5">
                <text:p>22709.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">
                <text:p>6</text:p>
              </table:table-cell>
              <table:table-cell office:value-type="float" office:value="28337.5">
                <text:p>28337.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6">
                <text:p>6</text:p>
              </table:table-cell>
              <table:table-cell office:value-type="float" office:value="27360.5">
                <text:p>27360.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6">
                <text:p>6</text:p>
              </table:table-cell>
              <table:table-cell office:value-type="float" office:value="20847">
                <text:p>2084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6">
                <text:p>6</text:p>
              </table:table-cell>
              <table:table-cell office:value-type="float" office:value="22962.5">
                <text:p>22962.5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6">
                <text:p>6</text:p>
              </table:table-cell>
              <table:table-cell office:value-type="float" office:value="21287.5">
                <text:p>21287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6">
                <text:p>6</text:p>
              </table:table-cell>
              <table:table-cell office:value-type="float" office:value="24223.5">
                <text:p>24223.5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6">
                <text:p>6</text:p>
              </table:table-cell>
              <table:table-cell office:value-type="float" office:value="28511">
                <text:p>2851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">
                <text:p>6</text:p>
              </table:table-cell>
              <table:table-cell office:value-type="float" office:value="22947.5">
                <text:p>22947.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">
                <text:p>6</text:p>
              </table:table-cell>
              <table:table-cell office:value-type="float" office:value="25030.5">
                <text:p>25030.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6">
                <text:p>6</text:p>
              </table:table-cell>
              <table:table-cell office:value-type="float" office:value="22046.5">
                <text:p>22046.5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6">
                <text:p>6</text:p>
              </table:table-cell>
              <table:table-cell office:value-type="float" office:value="21310">
                <text:p>2131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6">
                <text:p>6</text:p>
              </table:table-cell>
              <table:table-cell office:value-type="float" office:value="25690.5">
                <text:p>25690.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6">
                <text:p>6</text:p>
              </table:table-cell>
              <table:table-cell office:value-type="float" office:value="22676.5">
                <text:p>22676.5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6">
                <text:p>6</text:p>
              </table:table-cell>
              <table:table-cell office:value-type="float" office:value="28079.5">
                <text:p>28079.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6">
                <text:p>6</text:p>
              </table:table-cell>
              <table:table-cell office:value-type="float" office:value="26634.5">
                <text:p>26634.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">
                <text:p>6</text:p>
              </table:table-cell>
              <table:table-cell office:value-type="float" office:value="24545.5">
                <text:p>24545.5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6">
                <text:p>6</text:p>
              </table:table-cell>
              <table:table-cell office:value-type="float" office:value="25272.5">
                <text:p>25272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">
                <text:p>6</text:p>
              </table:table-cell>
              <table:table-cell office:value-type="float" office:value="21420.5">
                <text:p>21420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">
                <text:p>6</text:p>
              </table:table-cell>
              <table:table-cell office:value-type="float" office:value="21912">
                <text:p>2191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6">
                <text:p>6</text:p>
              </table:table-cell>
              <table:table-cell office:value-type="float" office:value="25441">
                <text:p>2544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">
                <text:p>6</text:p>
              </table:table-cell>
              <table:table-cell office:value-type="float" office:value="21999.5">
                <text:p>21999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">
                <text:p>6</text:p>
              </table:table-cell>
              <table:table-cell office:value-type="float" office:value="22721">
                <text:p>2272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6">
                <text:p>6</text:p>
              </table:table-cell>
              <table:table-cell office:value-type="float" office:value="25177">
                <text:p>2517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6">
                <text:p>6</text:p>
              </table:table-cell>
              <table:table-cell office:value-type="float" office:value="22130">
                <text:p>2213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6">
                <text:p>6</text:p>
              </table:table-cell>
              <table:table-cell office:value-type="float" office:value="21688.5">
                <text:p>21688.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">
                <text:p>6</text:p>
              </table:table-cell>
              <table:table-cell office:value-type="float" office:value="25598.5">
                <text:p>25598.5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">
                <text:p>7</text:p>
              </table:table-cell>
              <table:table-cell office:value-type="float" office:value="25490">
                <text:p>2549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">
                <text:p>7</text:p>
              </table:table-cell>
              <table:table-cell office:value-type="float" office:value="24553.5">
                <text:p>24553.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7">
                <text:p>7</text:p>
              </table:table-cell>
              <table:table-cell office:value-type="float" office:value="28937.5">
                <text:p>28937.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">
                <text:p>7</text:p>
              </table:table-cell>
              <table:table-cell office:value-type="float" office:value="24200.5">
                <text:p>24200.5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">
                <text:p>7</text:p>
              </table:table-cell>
              <table:table-cell office:value-type="float" office:value="24599">
                <text:p>24599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">
                <text:p>7</text:p>
              </table:table-cell>
              <table:table-cell office:value-type="float" office:value="25648.5">
                <text:p>25648.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">
                <text:p>7</text:p>
              </table:table-cell>
              <table:table-cell office:value-type="float" office:value="28219">
                <text:p>28219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">
                <text:p>7</text:p>
              </table:table-cell>
              <table:table-cell office:value-type="float" office:value="24109.5">
                <text:p>24109.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7">
                <text:p>7</text:p>
              </table:table-cell>
              <table:table-cell office:value-type="float" office:value="20148.5">
                <text:p>20148.5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7">
                <text:p>7</text:p>
              </table:table-cell>
              <table:table-cell office:value-type="float" office:value="26357">
                <text:p>2635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7">
                <text:p>7</text:p>
              </table:table-cell>
              <table:table-cell office:value-type="float" office:value="25672">
                <text:p>2567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7">
                <text:p>7</text:p>
              </table:table-cell>
              <table:table-cell office:value-type="float" office:value="26075.5">
                <text:p>26075.5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">
                <text:p>7</text:p>
              </table:table-cell>
              <table:table-cell office:value-type="float" office:value="25997">
                <text:p>25997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7">
                <text:p>7</text:p>
              </table:table-cell>
              <table:table-cell office:value-type="float" office:value="23112.5">
                <text:p>23112.5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7">
                <text:p>7</text:p>
              </table:table-cell>
              <table:table-cell office:value-type="float" office:value="23609">
                <text:p>23609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7">
                <text:p>7</text:p>
              </table:table-cell>
              <table:table-cell office:value-type="float" office:value="21200">
                <text:p>2120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7">
                <text:p>7</text:p>
              </table:table-cell>
              <table:table-cell office:value-type="float" office:value="24974.5">
                <text:p>24974.5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">
                <text:p>7</text:p>
              </table:table-cell>
              <table:table-cell office:value-type="float" office:value="23927.5">
                <text:p>23927.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7">
                <text:p>7</text:p>
              </table:table-cell>
              <table:table-cell office:value-type="float" office:value="24009.5">
                <text:p>24009.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">
                <text:p>7</text:p>
              </table:table-cell>
              <table:table-cell office:value-type="float" office:value="27243.5">
                <text:p>27243.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">
                <text:p>7</text:p>
              </table:table-cell>
              <table:table-cell office:value-type="float" office:value="19213.5">
                <text:p>19213.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">
                <text:p>7</text:p>
              </table:table-cell>
              <table:table-cell office:value-type="float" office:value="21627">
                <text:p>2162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7">
                <text:p>7</text:p>
              </table:table-cell>
              <table:table-cell office:value-type="float" office:value="20222">
                <text:p>2022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">
                <text:p>7</text:p>
              </table:table-cell>
              <table:table-cell office:value-type="float" office:value="22239.5">
                <text:p>22239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">
                <text:p>7</text:p>
              </table:table-cell>
              <table:table-cell office:value-type="float" office:value="22247">
                <text:p>2224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7">
                <text:p>7</text:p>
              </table:table-cell>
              <table:table-cell office:value-type="float" office:value="22516">
                <text:p>2251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7">
                <text:p>7</text:p>
              </table:table-cell>
              <table:table-cell office:value-type="float" office:value="25315">
                <text:p>2531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">
                <text:p>7</text:p>
              </table:table-cell>
              <table:table-cell office:value-type="float" office:value="22004">
                <text:p>2200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7">
                <text:p>7</text:p>
              </table:table-cell>
              <table:table-cell office:value-type="float" office:value="26250.5">
                <text:p>26250.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7">
                <text:p>7</text:p>
              </table:table-cell>
              <table:table-cell office:value-type="float" office:value="21960.5">
                <text:p>21960.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7">
                <text:p>7</text:p>
              </table:table-cell>
              <table:table-cell office:value-type="float" office:value="24619">
                <text:p>24619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7">
                <text:p>7</text:p>
              </table:table-cell>
              <table:table-cell office:value-type="float" office:value="25729">
                <text:p>2572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">
                <text:p>7</text:p>
              </table:table-cell>
              <table:table-cell office:value-type="float" office:value="17894.5">
                <text:p>17894.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">
                <text:p>7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7">
                <text:p>7</text:p>
              </table:table-cell>
              <table:table-cell office:value-type="float" office:value="21430.5">
                <text:p>21430.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">
                <text:p>7</text:p>
              </table:table-cell>
              <table:table-cell office:value-type="float" office:value="21104">
                <text:p>2110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7">
                <text:p>7</text:p>
              </table:table-cell>
              <table:table-cell office:value-type="float" office:value="26521">
                <text:p>2652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">
                <text:p>7</text:p>
              </table:table-cell>
              <table:table-cell office:value-type="float" office:value="21218.5">
                <text:p>21218.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7">
                <text:p>7</text:p>
              </table:table-cell>
              <table:table-cell office:value-type="float" office:value="24815.5">
                <text:p>24815.5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">
                <text:p>7</text:p>
              </table:table-cell>
              <table:table-cell office:value-type="float" office:value="23750">
                <text:p>2375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">
                <text:p>7</text:p>
              </table:table-cell>
              <table:table-cell office:value-type="float" office:value="26881">
                <text:p>2688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7">
                <text:p>7</text:p>
              </table:table-cell>
              <table:table-cell office:value-type="float" office:value="25556">
                <text:p>25556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">
                <text:p>7</text:p>
              </table:table-cell>
              <table:table-cell office:value-type="float" office:value="23502.5">
                <text:p>23502.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7">
                <text:p>7</text:p>
              </table:table-cell>
              <table:table-cell office:value-type="float" office:value="25288">
                <text:p>2528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7">
                <text:p>7</text:p>
              </table:table-cell>
              <table:table-cell office:value-type="float" office:value="23881.5">
                <text:p>23881.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7">
                <text:p>7</text:p>
              </table:table-cell>
              <table:table-cell office:value-type="float" office:value="22664">
                <text:p>2266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7">
                <text:p>7</text:p>
              </table:table-cell>
              <table:table-cell office:value-type="float" office:value="18541">
                <text:p>1854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">
                <text:p>7</text:p>
              </table:table-cell>
              <table:table-cell office:value-type="float" office:value="28533.5">
                <text:p>28533.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7">
                <text:p>7</text:p>
              </table:table-cell>
              <table:table-cell office:value-type="float" office:value="26593.5">
                <text:p>26593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">
                <text:p>7</text:p>
              </table:table-cell>
              <table:table-cell office:value-type="float" office:value="21504">
                <text:p>21504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7">
                <text:p>7</text:p>
              </table:table-cell>
              <table:table-cell office:value-type="float" office:value="19251.5">
                <text:p>19251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7">
                <text:p>7</text:p>
              </table:table-cell>
              <table:table-cell office:value-type="float" office:value="22391">
                <text:p>22391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7">
                <text:p>7</text:p>
              </table:table-cell>
              <table:table-cell office:value-type="float" office:value="26205.5">
                <text:p>26205.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7">
                <text:p>7</text:p>
              </table:table-cell>
              <table:table-cell office:value-type="float" office:value="21292.5">
                <text:p>21292.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7">
                <text:p>7</text:p>
              </table:table-cell>
              <table:table-cell office:value-type="float" office:value="23847">
                <text:p>2384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7">
                <text:p>7</text:p>
              </table:table-cell>
              <table:table-cell office:value-type="float" office:value="21990">
                <text:p>2199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7">
                <text:p>7</text:p>
              </table:table-cell>
              <table:table-cell office:value-type="float" office:value="26227">
                <text:p>2622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7">
                <text:p>7</text:p>
              </table:table-cell>
              <table:table-cell office:value-type="float" office:value="19535.5">
                <text:p>19535.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7">
                <text:p>7</text:p>
              </table:table-cell>
              <table:table-cell office:value-type="float" office:value="25718.5">
                <text:p>25718.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7">
                <text:p>7</text:p>
              </table:table-cell>
              <table:table-cell office:value-type="float" office:value="23119">
                <text:p>23119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7">
                <text:p>7</text:p>
              </table:table-cell>
              <table:table-cell office:value-type="float" office:value="23274.5">
                <text:p>23274.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">
                <text:p>7</text:p>
              </table:table-cell>
              <table:table-cell office:value-type="float" office:value="26288.5">
                <text:p>26288.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">
                <text:p>7</text:p>
              </table:table-cell>
              <table:table-cell office:value-type="float" office:value="23722">
                <text:p>23722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7">
                <text:p>7</text:p>
              </table:table-cell>
              <table:table-cell office:value-type="float" office:value="23920">
                <text:p>2392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7">
                <text:p>7</text:p>
              </table:table-cell>
              <table:table-cell office:value-type="float" office:value="24478">
                <text:p>2447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">
                <text:p>7</text:p>
              </table:table-cell>
              <table:table-cell office:value-type="float" office:value="22417.5">
                <text:p>22417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">
                <text:p>7</text:p>
              </table:table-cell>
              <table:table-cell office:value-type="float" office:value="24818.5">
                <text:p>24818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7">
                <text:p>7</text:p>
              </table:table-cell>
              <table:table-cell office:value-type="float" office:value="22021">
                <text:p>2202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">
                <text:p>7</text:p>
              </table:table-cell>
              <table:table-cell office:value-type="float" office:value="24639.5">
                <text:p>24639.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">
                <text:p>7</text:p>
              </table:table-cell>
              <table:table-cell office:value-type="float" office:value="29667.5">
                <text:p>29667.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7">
                <text:p>7</text:p>
              </table:table-cell>
              <table:table-cell office:value-type="float" office:value="27591.5">
                <text:p>27591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">
                <text:p>7</text:p>
              </table:table-cell>
              <table:table-cell office:value-type="float" office:value="23717">
                <text:p>2371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7">
                <text:p>7</text:p>
              </table:table-cell>
              <table:table-cell office:value-type="float" office:value="21438.5">
                <text:p>21438.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7">
                <text:p>7</text:p>
              </table:table-cell>
              <table:table-cell office:value-type="float" office:value="24605">
                <text:p>24605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7">
                <text:p>7</text:p>
              </table:table-cell>
              <table:table-cell office:value-type="float" office:value="23296.5">
                <text:p>23296.5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">
                <text:p>7</text:p>
              </table:table-cell>
              <table:table-cell office:value-type="float" office:value="20981">
                <text:p>20981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">
                <text:p>7</text:p>
              </table:table-cell>
              <table:table-cell office:value-type="float" office:value="19933.5">
                <text:p>19933.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">
                <text:p>7</text:p>
              </table:table-cell>
              <table:table-cell office:value-type="float" office:value="22163.5">
                <text:p>22163.5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">
                <text:p>7</text:p>
              </table:table-cell>
              <table:table-cell office:value-type="float" office:value="23991">
                <text:p>23991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7">
                <text:p>7</text:p>
              </table:table-cell>
              <table:table-cell office:value-type="float" office:value="22100.5">
                <text:p>22100.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7">
                <text:p>7</text:p>
              </table:table-cell>
              <table:table-cell office:value-type="float" office:value="24631.5">
                <text:p>24631.5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7">
                <text:p>7</text:p>
              </table:table-cell>
              <table:table-cell office:value-type="float" office:value="22244">
                <text:p>2224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">
                <text:p>7</text:p>
              </table:table-cell>
              <table:table-cell office:value-type="float" office:value="23783">
                <text:p>23783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">
                <text:p>7</text:p>
              </table:table-cell>
              <table:table-cell office:value-type="float" office:value="22187.5">
                <text:p>22187.5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">
                <text:p>7</text:p>
              </table:table-cell>
              <table:table-cell office:value-type="float" office:value="21832.5">
                <text:p>21832.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">
                <text:p>7</text:p>
              </table:table-cell>
              <table:table-cell office:value-type="float" office:value="18618.5">
                <text:p>18618.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7">
                <text:p>7</text:p>
              </table:table-cell>
              <table:table-cell office:value-type="float" office:value="21729.5">
                <text:p>21729.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7">
                <text:p>7</text:p>
              </table:table-cell>
              <table:table-cell office:value-type="float" office:value="19229.5">
                <text:p>19229.5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">
                <text:p>7</text:p>
              </table:table-cell>
              <table:table-cell office:value-type="float" office:value="26107">
                <text:p>26107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7">
                <text:p>7</text:p>
              </table:table-cell>
              <table:table-cell office:value-type="float" office:value="24333">
                <text:p>2433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7">
                <text:p>7</text:p>
              </table:table-cell>
              <table:table-cell office:value-type="float" office:value="25886">
                <text:p>2588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">
                <text:p>7</text:p>
              </table:table-cell>
              <table:table-cell office:value-type="float" office:value="22286.5">
                <text:p>22286.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7">
                <text:p>7</text:p>
              </table:table-cell>
              <table:table-cell office:value-type="float" office:value="30338.5">
                <text:p>30338.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">
                <text:p>7</text:p>
              </table:table-cell>
              <table:table-cell office:value-type="float" office:value="21522">
                <text:p>2152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">
                <text:p>7</text:p>
              </table:table-cell>
              <table:table-cell office:value-type="float" office:value="19313.5">
                <text:p>19313.5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">
                <text:p>7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7">
                <text:p>7</text:p>
              </table:table-cell>
              <table:table-cell office:value-type="float" office:value="24448.5">
                <text:p>24448.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7">
                <text:p>7</text:p>
              </table:table-cell>
              <table:table-cell office:value-type="float" office:value="21575">
                <text:p>21575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">
                <text:p>7</text:p>
              </table:table-cell>
              <table:table-cell office:value-type="float" office:value="24155">
                <text:p>2415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7">
                <text:p>7</text:p>
              </table:table-cell>
              <table:table-cell office:value-type="float" office:value="25676">
                <text:p>25676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">
                <text:p>7</text:p>
              </table:table-cell>
              <table:table-cell office:value-type="float" office:value="21742">
                <text:p>2174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7">
                <text:p>7</text:p>
              </table:table-cell>
              <table:table-cell office:value-type="float" office:value="19598.5">
                <text:p>19598.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7">
                <text:p>7</text:p>
              </table:table-cell>
              <table:table-cell office:value-type="float" office:value="21945.5">
                <text:p>21945.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7">
                <text:p>7</text:p>
              </table:table-cell>
              <table:table-cell office:value-type="float" office:value="21728.5">
                <text:p>21728.5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7">
                <text:p>7</text:p>
              </table:table-cell>
              <table:table-cell office:value-type="float" office:value="25651.5">
                <text:p>25651.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">
                <text:p>7</text:p>
              </table:table-cell>
              <table:table-cell office:value-type="float" office:value="25483.5">
                <text:p>25483.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7">
                <text:p>7</text:p>
              </table:table-cell>
              <table:table-cell office:value-type="float" office:value="24426.5">
                <text:p>24426.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">
                <text:p>7</text:p>
              </table:table-cell>
              <table:table-cell office:value-type="float" office:value="23870.5">
                <text:p>23870.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7">
                <text:p>7</text:p>
              </table:table-cell>
              <table:table-cell office:value-type="float" office:value="28472">
                <text:p>2847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">
                <text:p>7</text:p>
              </table:table-cell>
              <table:table-cell office:value-type="float" office:value="25962">
                <text:p>2596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">
                <text:p>7</text:p>
              </table:table-cell>
              <table:table-cell office:value-type="float" office:value="29244.5">
                <text:p>29244.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">
                <text:p>7</text:p>
              </table:table-cell>
              <table:table-cell office:value-type="float" office:value="24158.5">
                <text:p>24158.5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">
                <text:p>7</text:p>
              </table:table-cell>
              <table:table-cell office:value-type="float" office:value="19643">
                <text:p>1964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">
                <text:p>7</text:p>
              </table:table-cell>
              <table:table-cell office:value-type="float" office:value="25038">
                <text:p>2503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">
                <text:p>7</text:p>
              </table:table-cell>
              <table:table-cell office:value-type="float" office:value="23222.5">
                <text:p>23222.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7">
                <text:p>7</text:p>
              </table:table-cell>
              <table:table-cell office:value-type="float" office:value="26085.5">
                <text:p>26085.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7">
                <text:p>7</text:p>
              </table:table-cell>
              <table:table-cell office:value-type="float" office:value="25866">
                <text:p>2586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">
                <text:p>7</text:p>
              </table:table-cell>
              <table:table-cell office:value-type="float" office:value="21372">
                <text:p>2137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">
                <text:p>7</text:p>
              </table:table-cell>
              <table:table-cell office:value-type="float" office:value="26358.5">
                <text:p>26358.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7">
                <text:p>7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">
                <text:p>7</text:p>
              </table:table-cell>
              <table:table-cell office:value-type="float" office:value="22094.5">
                <text:p>22094.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">
                <text:p>7</text:p>
              </table:table-cell>
              <table:table-cell office:value-type="float" office:value="27669">
                <text:p>2766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">
                <text:p>7</text:p>
              </table:table-cell>
              <table:table-cell office:value-type="float" office:value="26354.5">
                <text:p>26354.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">
                <text:p>7</text:p>
              </table:table-cell>
              <table:table-cell office:value-type="float" office:value="22583.5">
                <text:p>22583.5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">
                <text:p>7</text:p>
              </table:table-cell>
              <table:table-cell office:value-type="float" office:value="26499">
                <text:p>2649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7">
                <text:p>7</text:p>
              </table:table-cell>
              <table:table-cell office:value-type="float" office:value="27709.5">
                <text:p>27709.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7">
                <text:p>7</text:p>
              </table:table-cell>
              <table:table-cell office:value-type="float" office:value="26341">
                <text:p>2634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7">
                <text:p>7</text:p>
              </table:table-cell>
              <table:table-cell office:value-type="float" office:value="22683.5">
                <text:p>22683.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7">
                <text:p>7</text:p>
              </table:table-cell>
              <table:table-cell office:value-type="float" office:value="29020">
                <text:p>2902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7">
                <text:p>7</text:p>
              </table:table-cell>
              <table:table-cell office:value-type="float" office:value="20959.5">
                <text:p>20959.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7">
                <text:p>7</text:p>
              </table:table-cell>
              <table:table-cell office:value-type="float" office:value="26286">
                <text:p>2628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7">
                <text:p>7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7">
                <text:p>7</text:p>
              </table:table-cell>
              <table:table-cell office:value-type="float" office:value="21318.5">
                <text:p>21318.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">
                <text:p>7</text:p>
              </table:table-cell>
              <table:table-cell office:value-type="float" office:value="25483.5">
                <text:p>25483.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7">
                <text:p>7</text:p>
              </table:table-cell>
              <table:table-cell office:value-type="float" office:value="26939">
                <text:p>26939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">
                <text:p>7</text:p>
              </table:table-cell>
              <table:table-cell office:value-type="float" office:value="23668">
                <text:p>2366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7">
                <text:p>7</text:p>
              </table:table-cell>
              <table:table-cell office:value-type="float" office:value="26616.5">
                <text:p>26616.5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7">
                <text:p>7</text:p>
              </table:table-cell>
              <table:table-cell office:value-type="float" office:value="21197.5">
                <text:p>21197.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">
                <text:p>7</text:p>
              </table:table-cell>
              <table:table-cell office:value-type="float" office:value="23866.5">
                <text:p>23866.5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7">
                <text:p>7</text:p>
              </table:table-cell>
              <table:table-cell office:value-type="float" office:value="22666.5">
                <text:p>22666.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">
                <text:p>7</text:p>
              </table:table-cell>
              <table:table-cell office:value-type="float" office:value="24680">
                <text:p>2468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7">
                <text:p>7</text:p>
              </table:table-cell>
              <table:table-cell office:value-type="float" office:value="21230">
                <text:p>2123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7">
                <text:p>7</text:p>
              </table:table-cell>
              <table:table-cell office:value-type="float" office:value="25107.5">
                <text:p>25107.5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">
                <text:p>7</text:p>
              </table:table-cell>
              <table:table-cell office:value-type="float" office:value="21337">
                <text:p>2133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7">
                <text:p>7</text:p>
              </table:table-cell>
              <table:table-cell office:value-type="float" office:value="24131.5">
                <text:p>24131.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">
                <text:p>7</text:p>
              </table:table-cell>
              <table:table-cell office:value-type="float" office:value="25317">
                <text:p>2531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7">
                <text:p>7</text:p>
              </table:table-cell>
              <table:table-cell office:value-type="float" office:value="25862">
                <text:p>2586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">
                <text:p>7</text:p>
              </table:table-cell>
              <table:table-cell office:value-type="float" office:value="24274">
                <text:p>24274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7">
                <text:p>7</text:p>
              </table:table-cell>
              <table:table-cell office:value-type="float" office:value="26632.5">
                <text:p>26632.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">
                <text:p>7</text:p>
              </table:table-cell>
              <table:table-cell office:value-type="float" office:value="25804.5">
                <text:p>25804.5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">
                <text:p>7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7">
                <text:p>7</text:p>
              </table:table-cell>
              <table:table-cell office:value-type="float" office:value="28733">
                <text:p>2873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7">
                <text:p>7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7">
                <text:p>7</text:p>
              </table:table-cell>
              <table:table-cell office:value-type="float" office:value="24723">
                <text:p>2472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7">
                <text:p>7</text:p>
              </table:table-cell>
              <table:table-cell office:value-type="float" office:value="21803">
                <text:p>2180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">
                <text:p>7</text:p>
              </table:table-cell>
              <table:table-cell office:value-type="float" office:value="22090.5">
                <text:p>22090.5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7">
                <text:p>7</text:p>
              </table:table-cell>
              <table:table-cell office:value-type="float" office:value="24035">
                <text:p>24035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7">
                <text:p>7</text:p>
              </table:table-cell>
              <table:table-cell office:value-type="float" office:value="25551">
                <text:p>2555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">
                <text:p>7</text:p>
              </table:table-cell>
              <table:table-cell office:value-type="float" office:value="21548">
                <text:p>2154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">
                <text:p>7</text:p>
              </table:table-cell>
              <table:table-cell office:value-type="float" office:value="21957.5">
                <text:p>21957.5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">
                <text:p>7</text:p>
              </table:table-cell>
              <table:table-cell office:value-type="float" office:value="28187.5">
                <text:p>28187.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7">
                <text:p>7</text:p>
              </table:table-cell>
              <table:table-cell office:value-type="float" office:value="21334.5">
                <text:p>21334.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">
                <text:p>7</text:p>
              </table:table-cell>
              <table:table-cell office:value-type="float" office:value="23331.5">
                <text:p>23331.5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">
                <text:p>7</text:p>
              </table:table-cell>
              <table:table-cell office:value-type="float" office:value="28625">
                <text:p>2862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7">
                <text:p>7</text:p>
              </table:table-cell>
              <table:table-cell office:value-type="float" office:value="21518.5">
                <text:p>21518.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7">
                <text:p>7</text:p>
              </table:table-cell>
              <table:table-cell office:value-type="float" office:value="21308">
                <text:p>2130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7">
                <text:p>7</text:p>
              </table:table-cell>
              <table:table-cell office:value-type="float" office:value="17892.5">
                <text:p>17892.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">
                <text:p>7</text:p>
              </table:table-cell>
              <table:table-cell office:value-type="float" office:value="23431.5">
                <text:p>23431.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7">
                <text:p>7</text:p>
              </table:table-cell>
              <table:table-cell office:value-type="float" office:value="26063">
                <text:p>26063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7">
                <text:p>7</text:p>
              </table:table-cell>
              <table:table-cell office:value-type="float" office:value="22901.5">
                <text:p>22901.5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">
                <text:p>7</text:p>
              </table:table-cell>
              <table:table-cell office:value-type="float" office:value="24343">
                <text:p>24343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7">
                <text:p>7</text:p>
              </table:table-cell>
              <table:table-cell office:value-type="float" office:value="24299.5">
                <text:p>24299.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7">
                <text:p>7</text:p>
              </table:table-cell>
              <table:table-cell office:value-type="float" office:value="27917">
                <text:p>27917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">
                <text:p>7</text:p>
              </table:table-cell>
              <table:table-cell office:value-type="float" office:value="19920.5">
                <text:p>19920.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7">
                <text:p>7</text:p>
              </table:table-cell>
              <table:table-cell office:value-type="float" office:value="28921.5">
                <text:p>28921.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7">
                <text:p>7</text:p>
              </table:table-cell>
              <table:table-cell office:value-type="float" office:value="21963.5">
                <text:p>21963.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7">
                <text:p>7</text:p>
              </table:table-cell>
              <table:table-cell office:value-type="float" office:value="26522">
                <text:p>2652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7">
                <text:p>7</text:p>
              </table:table-cell>
              <table:table-cell office:value-type="float" office:value="26440">
                <text:p>2644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7">
                <text:p>7</text:p>
              </table:table-cell>
              <table:table-cell office:value-type="float" office:value="22251.5">
                <text:p>22251.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7">
                <text:p>7</text:p>
              </table:table-cell>
              <table:table-cell office:value-type="float" office:value="26772">
                <text:p>2677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">
                <text:p>7</text:p>
              </table:table-cell>
              <table:table-cell office:value-type="float" office:value="24804.5">
                <text:p>24804.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7">
                <text:p>7</text:p>
              </table:table-cell>
              <table:table-cell office:value-type="float" office:value="21334">
                <text:p>21334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7">
                <text:p>7</text:p>
              </table:table-cell>
              <table:table-cell office:value-type="float" office:value="26374">
                <text:p>2637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7">
                <text:p>7</text:p>
              </table:table-cell>
              <table:table-cell office:value-type="float" office:value="23312">
                <text:p>23312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7">
                <text:p>7</text:p>
              </table:table-cell>
              <table:table-cell office:value-type="float" office:value="26645">
                <text:p>2664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">
                <text:p>7</text:p>
              </table:table-cell>
              <table:table-cell office:value-type="float" office:value="23129">
                <text:p>23129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7">
                <text:p>7</text:p>
              </table:table-cell>
              <table:table-cell office:value-type="float" office:value="24596">
                <text:p>24596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">
                <text:p>7</text:p>
              </table:table-cell>
              <table:table-cell office:value-type="float" office:value="23909">
                <text:p>23909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7">
                <text:p>7</text:p>
              </table:table-cell>
              <table:table-cell office:value-type="float" office:value="23431">
                <text:p>23431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">
                <text:p>7</text:p>
              </table:table-cell>
              <table:table-cell office:value-type="float" office:value="22967.5">
                <text:p>22967.5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7">
                <text:p>7</text:p>
              </table:table-cell>
              <table:table-cell office:value-type="float" office:value="23665">
                <text:p>2366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7">
                <text:p>7</text:p>
              </table:table-cell>
              <table:table-cell office:value-type="float" office:value="29323">
                <text:p>2932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7">
                <text:p>7</text:p>
              </table:table-cell>
              <table:table-cell office:value-type="float" office:value="23879.5">
                <text:p>23879.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7">
                <text:p>7</text:p>
              </table:table-cell>
              <table:table-cell office:value-type="float" office:value="20801.5">
                <text:p>20801.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7">
                <text:p>7</text:p>
              </table:table-cell>
              <table:table-cell office:value-type="float" office:value="26073">
                <text:p>2607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">
                <text:p>7</text:p>
              </table:table-cell>
              <table:table-cell office:value-type="float" office:value="26309.5">
                <text:p>26309.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">
                <text:p>7</text:p>
              </table:table-cell>
              <table:table-cell office:value-type="float" office:value="26345.5">
                <text:p>26345.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7">
                <text:p>7</text:p>
              </table:table-cell>
              <table:table-cell office:value-type="float" office:value="21129.5">
                <text:p>21129.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">
                <text:p>7</text:p>
              </table:table-cell>
              <table:table-cell office:value-type="float" office:value="30182">
                <text:p>3018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7">
                <text:p>7</text:p>
              </table:table-cell>
              <table:table-cell office:value-type="float" office:value="21780.5">
                <text:p>21780.5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7">
                <text:p>7</text:p>
              </table:table-cell>
              <table:table-cell office:value-type="float" office:value="22310">
                <text:p>2231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">
                <text:p>7</text:p>
              </table:table-cell>
              <table:table-cell office:value-type="float" office:value="26768.5">
                <text:p>26768.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7">
                <text:p>7</text:p>
              </table:table-cell>
              <table:table-cell office:value-type="float" office:value="24145.5">
                <text:p>24145.5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7">
                <text:p>7</text:p>
              </table:table-cell>
              <table:table-cell office:value-type="float" office:value="24341">
                <text:p>2434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7">
                <text:p>7</text:p>
              </table:table-cell>
              <table:table-cell office:value-type="float" office:value="24991">
                <text:p>2499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">
                <text:p>7</text:p>
              </table:table-cell>
              <table:table-cell office:value-type="float" office:value="24417">
                <text:p>24417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">
                <text:p>7</text:p>
              </table:table-cell>
              <table:table-cell office:value-type="float" office:value="21303.5">
                <text:p>21303.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">
                <text:p>7</text:p>
              </table:table-cell>
              <table:table-cell office:value-type="float" office:value="26783.5">
                <text:p>26783.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">
                <text:p>7</text:p>
              </table:table-cell>
              <table:table-cell office:value-type="float" office:value="22271.5">
                <text:p>22271.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7">
                <text:p>7</text:p>
              </table:table-cell>
              <table:table-cell office:value-type="float" office:value="24678.5">
                <text:p>24678.5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">
                <text:p>7</text:p>
              </table:table-cell>
              <table:table-cell office:value-type="float" office:value="24132.5">
                <text:p>24132.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">
                <text:p>7</text:p>
              </table:table-cell>
              <table:table-cell office:value-type="float" office:value="24582">
                <text:p>2458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7">
                <text:p>7</text:p>
              </table:table-cell>
              <table:table-cell office:value-type="float" office:value="19231">
                <text:p>1923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">
                <text:p>7</text:p>
              </table:table-cell>
              <table:table-cell office:value-type="float" office:value="21776">
                <text:p>2177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">
                <text:p>7</text:p>
              </table:table-cell>
              <table:table-cell office:value-type="float" office:value="25072.5">
                <text:p>25072.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">
                <text:p>7</text:p>
              </table:table-cell>
              <table:table-cell office:value-type="float" office:value="26163">
                <text:p>2616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7">
                <text:p>7</text:p>
              </table:table-cell>
              <table:table-cell office:value-type="float" office:value="24515.5">
                <text:p>24515.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7">
                <text:p>7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">
                <text:p>7</text:p>
              </table:table-cell>
              <table:table-cell office:value-type="float" office:value="23219">
                <text:p>2321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">
                <text:p>7</text:p>
              </table:table-cell>
              <table:table-cell office:value-type="float" office:value="25517.5">
                <text:p>25517.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">
                <text:p>7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7">
                <text:p>7</text:p>
              </table:table-cell>
              <table:table-cell office:value-type="float" office:value="19164.5">
                <text:p>19164.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7">
                <text:p>7</text:p>
              </table:table-cell>
              <table:table-cell office:value-type="float" office:value="23766">
                <text:p>23766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">
                <text:p>7</text:p>
              </table:table-cell>
              <table:table-cell office:value-type="float" office:value="23053">
                <text:p>2305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">
                <text:p>7</text:p>
              </table:table-cell>
              <table:table-cell office:value-type="float" office:value="23686.5">
                <text:p>23686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">
                <text:p>7</text:p>
              </table:table-cell>
              <table:table-cell office:value-type="float" office:value="23341.5">
                <text:p>23341.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7">
                <text:p>7</text:p>
              </table:table-cell>
              <table:table-cell office:value-type="float" office:value="27157.5">
                <text:p>27157.5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7">
                <text:p>7</text:p>
              </table:table-cell>
              <table:table-cell office:value-type="float" office:value="19512">
                <text:p>1951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7">
                <text:p>7</text:p>
              </table:table-cell>
              <table:table-cell office:value-type="float" office:value="26108.5">
                <text:p>26108.5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7">
                <text:p>7</text:p>
              </table:table-cell>
              <table:table-cell office:value-type="float" office:value="24005">
                <text:p>2400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7">
                <text:p>7</text:p>
              </table:table-cell>
              <table:table-cell office:value-type="float" office:value="20769">
                <text:p>2076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7">
                <text:p>7</text:p>
              </table:table-cell>
              <table:table-cell office:value-type="float" office:value="28707">
                <text:p>28707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7">
                <text:p>7</text:p>
              </table:table-cell>
              <table:table-cell office:value-type="float" office:value="17473">
                <text:p>17473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7">
                <text:p>7</text:p>
              </table:table-cell>
              <table:table-cell office:value-type="float" office:value="22167">
                <text:p>2216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">
                <text:p>7</text:p>
              </table:table-cell>
              <table:table-cell office:value-type="float" office:value="21838.5">
                <text:p>21838.5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7">
                <text:p>7</text:p>
              </table:table-cell>
              <table:table-cell office:value-type="float" office:value="24101">
                <text:p>2410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7">
                <text:p>7</text:p>
              </table:table-cell>
              <table:table-cell office:value-type="float" office:value="27201">
                <text:p>2720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">
                <text:p>7</text:p>
              </table:table-cell>
              <table:table-cell office:value-type="float" office:value="26223">
                <text:p>26223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">
                <text:p>7</text:p>
              </table:table-cell>
              <table:table-cell office:value-type="float" office:value="23530.5">
                <text:p>23530.5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7">
                <text:p>7</text:p>
              </table:table-cell>
              <table:table-cell office:value-type="float" office:value="25607">
                <text:p>2560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">
                <text:p>7</text:p>
              </table:table-cell>
              <table:table-cell office:value-type="float" office:value="21362">
                <text:p>21362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7">
                <text:p>7</text:p>
              </table:table-cell>
              <table:table-cell office:value-type="float" office:value="25973">
                <text:p>2597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7">
                <text:p>7</text:p>
              </table:table-cell>
              <table:table-cell office:value-type="float" office:value="19932">
                <text:p>1993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7">
                <text:p>7</text:p>
              </table:table-cell>
              <table:table-cell office:value-type="float" office:value="20475">
                <text:p>2047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7">
                <text:p>7</text:p>
              </table:table-cell>
              <table:table-cell office:value-type="float" office:value="28116">
                <text:p>2811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7">
                <text:p>7</text:p>
              </table:table-cell>
              <table:table-cell office:value-type="float" office:value="24455">
                <text:p>2445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7">
                <text:p>7</text:p>
              </table:table-cell>
              <table:table-cell office:value-type="float" office:value="23093">
                <text:p>2309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7">
                <text:p>7</text:p>
              </table:table-cell>
              <table:table-cell office:value-type="float" office:value="26520.5">
                <text:p>26520.5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">
                <text:p>7</text:p>
              </table:table-cell>
              <table:table-cell office:value-type="float" office:value="24170">
                <text:p>2417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7">
                <text:p>7</text:p>
              </table:table-cell>
              <table:table-cell office:value-type="float" office:value="23822.5">
                <text:p>23822.5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">
                <text:p>8</text:p>
              </table:table-cell>
              <table:table-cell office:value-type="float" office:value="25651.5">
                <text:p>25651.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">
                <text:p>8</text:p>
              </table:table-cell>
              <table:table-cell office:value-type="float" office:value="25134.5">
                <text:p>25134.5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8">
                <text:p>8</text:p>
              </table:table-cell>
              <table:table-cell office:value-type="float" office:value="23491">
                <text:p>2349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">
                <text:p>8</text:p>
              </table:table-cell>
              <table:table-cell office:value-type="float" office:value="23196.5">
                <text:p>23196.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">
                <text:p>8</text:p>
              </table:table-cell>
              <table:table-cell office:value-type="float" office:value="23833.5">
                <text:p>23833.5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8">
                <text:p>8</text:p>
              </table:table-cell>
              <table:table-cell office:value-type="float" office:value="24133">
                <text:p>24133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">
                <text:p>8</text:p>
              </table:table-cell>
              <table:table-cell office:value-type="float" office:value="21742.5">
                <text:p>21742.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8">
                <text:p>8</text:p>
              </table:table-cell>
              <table:table-cell office:value-type="float" office:value="23929.5">
                <text:p>23929.5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">
                <text:p>8</text:p>
              </table:table-cell>
              <table:table-cell office:value-type="float" office:value="27625">
                <text:p>2762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8">
                <text:p>8</text:p>
              </table:table-cell>
              <table:table-cell office:value-type="float" office:value="25355">
                <text:p>2535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">
                <text:p>8</text:p>
              </table:table-cell>
              <table:table-cell office:value-type="float" office:value="24896">
                <text:p>2489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8">
                <text:p>8</text:p>
              </table:table-cell>
              <table:table-cell office:value-type="float" office:value="26257">
                <text:p>2625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">
                <text:p>8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8">
                <text:p>8</text:p>
              </table:table-cell>
              <table:table-cell office:value-type="float" office:value="26487.5">
                <text:p>26487.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">
                <text:p>8</text:p>
              </table:table-cell>
              <table:table-cell office:value-type="float" office:value="28898.5">
                <text:p>28898.5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8">
                <text:p>8</text:p>
              </table:table-cell>
              <table:table-cell office:value-type="float" office:value="24763">
                <text:p>2476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">
                <text:p>8</text:p>
              </table:table-cell>
              <table:table-cell office:value-type="float" office:value="25822">
                <text:p>2582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8">
                <text:p>8</text:p>
              </table:table-cell>
              <table:table-cell office:value-type="float" office:value="27405.5">
                <text:p>27405.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8">
                <text:p>8</text:p>
              </table:table-cell>
              <table:table-cell office:value-type="float" office:value="22951.5">
                <text:p>22951.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8">
                <text:p>8</text:p>
              </table:table-cell>
              <table:table-cell office:value-type="float" office:value="27234.5">
                <text:p>27234.5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8">
                <text:p>8</text:p>
              </table:table-cell>
              <table:table-cell office:value-type="float" office:value="22271">
                <text:p>22271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8">
                <text:p>8</text:p>
              </table:table-cell>
              <table:table-cell office:value-type="float" office:value="23497.5">
                <text:p>23497.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8">
                <text:p>8</text:p>
              </table:table-cell>
              <table:table-cell office:value-type="float" office:value="26333.5">
                <text:p>26333.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8">
                <text:p>8</text:p>
              </table:table-cell>
              <table:table-cell office:value-type="float" office:value="25314.5">
                <text:p>25314.5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">
                <text:p>8</text:p>
              </table:table-cell>
              <table:table-cell office:value-type="float" office:value="26566">
                <text:p>2656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">
                <text:p>8</text:p>
              </table:table-cell>
              <table:table-cell office:value-type="float" office:value="27735.5">
                <text:p>27735.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8">
                <text:p>8</text:p>
              </table:table-cell>
              <table:table-cell office:value-type="float" office:value="25265">
                <text:p>2526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">
                <text:p>8</text:p>
              </table:table-cell>
              <table:table-cell office:value-type="float" office:value="22609.5">
                <text:p>22609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8">
                <text:p>8</text:p>
              </table:table-cell>
              <table:table-cell office:value-type="float" office:value="22849.5">
                <text:p>22849.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8">
                <text:p>8</text:p>
              </table:table-cell>
              <table:table-cell office:value-type="float" office:value="24136">
                <text:p>2413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8">
                <text:p>8</text:p>
              </table:table-cell>
              <table:table-cell office:value-type="float" office:value="22446.5">
                <text:p>22446.5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">
                <text:p>8</text:p>
              </table:table-cell>
              <table:table-cell office:value-type="float" office:value="26848">
                <text:p>2684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8">
                <text:p>8</text:p>
              </table:table-cell>
              <table:table-cell office:value-type="float" office:value="28173.5">
                <text:p>28173.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8">
                <text:p>8</text:p>
              </table:table-cell>
              <table:table-cell office:value-type="float" office:value="25023.5">
                <text:p>25023.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8">
                <text:p>8</text:p>
              </table:table-cell>
              <table:table-cell office:value-type="float" office:value="26187.5">
                <text:p>26187.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8">
                <text:p>8</text:p>
              </table:table-cell>
              <table:table-cell office:value-type="float" office:value="25251">
                <text:p>2525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8">
                <text:p>8</text:p>
              </table:table-cell>
              <table:table-cell office:value-type="float" office:value="25009">
                <text:p>2500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8">
                <text:p>8</text:p>
              </table:table-cell>
              <table:table-cell office:value-type="float" office:value="23034">
                <text:p>23034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8">
                <text:p>8</text:p>
              </table:table-cell>
              <table:table-cell office:value-type="float" office:value="25093">
                <text:p>2509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8">
                <text:p>8</text:p>
              </table:table-cell>
              <table:table-cell office:value-type="float" office:value="22930.5">
                <text:p>22930.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">
                <text:p>8</text:p>
              </table:table-cell>
              <table:table-cell office:value-type="float" office:value="22685">
                <text:p>22685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8">
                <text:p>8</text:p>
              </table:table-cell>
              <table:table-cell office:value-type="float" office:value="27475">
                <text:p>2747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8">
                <text:p>8</text:p>
              </table:table-cell>
              <table:table-cell office:value-type="float" office:value="21053.5">
                <text:p>21053.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8">
                <text:p>8</text:p>
              </table:table-cell>
              <table:table-cell office:value-type="float" office:value="21496.5">
                <text:p>21496.5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8">
                <text:p>8</text:p>
              </table:table-cell>
              <table:table-cell office:value-type="float" office:value="21400.5">
                <text:p>21400.5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8">
                <text:p>8</text:p>
              </table:table-cell>
              <table:table-cell office:value-type="float" office:value="22312.5">
                <text:p>22312.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8">
                <text:p>8</text:p>
              </table:table-cell>
              <table:table-cell office:value-type="float" office:value="17380">
                <text:p>1738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8">
                <text:p>8</text:p>
              </table:table-cell>
              <table:table-cell office:value-type="float" office:value="27332.5">
                <text:p>27332.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8">
                <text:p>8</text:p>
              </table:table-cell>
              <table:table-cell office:value-type="float" office:value="22664">
                <text:p>2266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8">
                <text:p>8</text:p>
              </table:table-cell>
              <table:table-cell office:value-type="float" office:value="22853.5">
                <text:p>22853.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8">
                <text:p>8</text:p>
              </table:table-cell>
              <table:table-cell office:value-type="float" office:value="26536">
                <text:p>2653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8">
                <text:p>8</text:p>
              </table:table-cell>
              <table:table-cell office:value-type="float" office:value="32929">
                <text:p>32929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">
                <text:p>8</text:p>
              </table:table-cell>
              <table:table-cell office:value-type="float" office:value="22186">
                <text:p>2218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8">
                <text:p>8</text:p>
              </table:table-cell>
              <table:table-cell office:value-type="float" office:value="22345.5">
                <text:p>22345.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">
                <text:p>8</text:p>
              </table:table-cell>
              <table:table-cell office:value-type="float" office:value="24405.5">
                <text:p>24405.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">
                <text:p>8</text:p>
              </table:table-cell>
              <table:table-cell office:value-type="float" office:value="22583">
                <text:p>2258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">
                <text:p>8</text:p>
              </table:table-cell>
              <table:table-cell office:value-type="float" office:value="22631.5">
                <text:p>22631.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8">
                <text:p>8</text:p>
              </table:table-cell>
              <table:table-cell office:value-type="float" office:value="21469">
                <text:p>2146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8">
                <text:p>8</text:p>
              </table:table-cell>
              <table:table-cell office:value-type="float" office:value="18748">
                <text:p>1874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8">
                <text:p>8</text:p>
              </table:table-cell>
              <table:table-cell office:value-type="float" office:value="23194">
                <text:p>2319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8">
                <text:p>8</text:p>
              </table:table-cell>
              <table:table-cell office:value-type="float" office:value="20027.5">
                <text:p>20027.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8">
                <text:p>8</text:p>
              </table:table-cell>
              <table:table-cell office:value-type="float" office:value="27770.5">
                <text:p>27770.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8">
                <text:p>8</text:p>
              </table:table-cell>
              <table:table-cell office:value-type="float" office:value="23588">
                <text:p>2358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8">
                <text:p>8</text:p>
              </table:table-cell>
              <table:table-cell office:value-type="float" office:value="23841.5">
                <text:p>23841.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8">
                <text:p>8</text:p>
              </table:table-cell>
              <table:table-cell office:value-type="float" office:value="24032">
                <text:p>2403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8">
                <text:p>8</text:p>
              </table:table-cell>
              <table:table-cell office:value-type="float" office:value="23457.5">
                <text:p>23457.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8">
                <text:p>8</text:p>
              </table:table-cell>
              <table:table-cell office:value-type="float" office:value="25934">
                <text:p>2593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8">
                <text:p>8</text:p>
              </table:table-cell>
              <table:table-cell office:value-type="float" office:value="24369">
                <text:p>24369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8">
                <text:p>8</text:p>
              </table:table-cell>
              <table:table-cell office:value-type="float" office:value="24059.5">
                <text:p>24059.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">
                <text:p>8</text:p>
              </table:table-cell>
              <table:table-cell office:value-type="float" office:value="16811.5">
                <text:p>16811.5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8">
                <text:p>8</text:p>
              </table:table-cell>
              <table:table-cell office:value-type="float" office:value="22656.5">
                <text:p>22656.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8">
                <text:p>8</text:p>
              </table:table-cell>
              <table:table-cell office:value-type="float" office:value="26101.5">
                <text:p>26101.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8">
                <text:p>8</text:p>
              </table:table-cell>
              <table:table-cell office:value-type="float" office:value="26044">
                <text:p>2604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8">
                <text:p>8</text:p>
              </table:table-cell>
              <table:table-cell office:value-type="float" office:value="28996">
                <text:p>2899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8">
                <text:p>8</text:p>
              </table:table-cell>
              <table:table-cell office:value-type="float" office:value="23961.5">
                <text:p>23961.5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">
                <text:p>8</text:p>
              </table:table-cell>
              <table:table-cell office:value-type="float" office:value="24025">
                <text:p>2402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8">
                <text:p>8</text:p>
              </table:table-cell>
              <table:table-cell office:value-type="float" office:value="22473.5">
                <text:p>22473.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8">
                <text:p>8</text:p>
              </table:table-cell>
              <table:table-cell office:value-type="float" office:value="27212">
                <text:p>27212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8">
                <text:p>8</text:p>
              </table:table-cell>
              <table:table-cell office:value-type="float" office:value="27236">
                <text:p>27236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8">
                <text:p>8</text:p>
              </table:table-cell>
              <table:table-cell office:value-type="float" office:value="24883.5">
                <text:p>24883.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8">
                <text:p>8</text:p>
              </table:table-cell>
              <table:table-cell office:value-type="float" office:value="26467">
                <text:p>26467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8">
                <text:p>8</text:p>
              </table:table-cell>
              <table:table-cell office:value-type="float" office:value="24731.5">
                <text:p>24731.5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8">
                <text:p>8</text:p>
              </table:table-cell>
              <table:table-cell office:value-type="float" office:value="28054">
                <text:p>28054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">
                <text:p>8</text:p>
              </table:table-cell>
              <table:table-cell office:value-type="float" office:value="24375">
                <text:p>24375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8">
                <text:p>8</text:p>
              </table:table-cell>
              <table:table-cell office:value-type="float" office:value="20194.5">
                <text:p>20194.5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8">
                <text:p>8</text:p>
              </table:table-cell>
              <table:table-cell office:value-type="float" office:value="24135">
                <text:p>2413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8">
                <text:p>8</text:p>
              </table:table-cell>
              <table:table-cell office:value-type="float" office:value="19619">
                <text:p>19619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8">
                <text:p>8</text:p>
              </table:table-cell>
              <table:table-cell office:value-type="float" office:value="22189">
                <text:p>2218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8">
                <text:p>8</text:p>
              </table:table-cell>
              <table:table-cell office:value-type="float" office:value="31959.5">
                <text:p>31959.5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8">
                <text:p>8</text:p>
              </table:table-cell>
              <table:table-cell office:value-type="float" office:value="25823">
                <text:p>25823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8">
                <text:p>8</text:p>
              </table:table-cell>
              <table:table-cell office:value-type="float" office:value="23405">
                <text:p>2340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8">
                <text:p>8</text:p>
              </table:table-cell>
              <table:table-cell office:value-type="float" office:value="24763">
                <text:p>2476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8">
                <text:p>8</text:p>
              </table:table-cell>
              <table:table-cell office:value-type="float" office:value="24234.5">
                <text:p>24234.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8">
                <text:p>8</text:p>
              </table:table-cell>
              <table:table-cell office:value-type="float" office:value="22887.5">
                <text:p>22887.5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8">
                <text:p>8</text:p>
              </table:table-cell>
              <table:table-cell office:value-type="float" office:value="25006.5">
                <text:p>25006.5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8">
                <text:p>8</text:p>
              </table:table-cell>
              <table:table-cell office:value-type="float" office:value="23941">
                <text:p>23941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8">
                <text:p>8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8">
                <text:p>8</text:p>
              </table:table-cell>
              <table:table-cell office:value-type="float" office:value="23927">
                <text:p>23927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8">
                <text:p>8</text:p>
              </table:table-cell>
              <table:table-cell office:value-type="float" office:value="24754.5">
                <text:p>24754.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8">
                <text:p>8</text:p>
              </table:table-cell>
              <table:table-cell office:value-type="float" office:value="21011">
                <text:p>21011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">
                <text:p>8</text:p>
              </table:table-cell>
              <table:table-cell office:value-type="float" office:value="21179.5">
                <text:p>21179.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8">
                <text:p>8</text:p>
              </table:table-cell>
              <table:table-cell office:value-type="float" office:value="21832.5">
                <text:p>21832.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8">
                <text:p>8</text:p>
              </table:table-cell>
              <table:table-cell office:value-type="float" office:value="19036.5">
                <text:p>19036.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">
                <text:p>8</text:p>
              </table:table-cell>
              <table:table-cell office:value-type="float" office:value="20968.5">
                <text:p>20968.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">
                <text:p>8</text:p>
              </table:table-cell>
              <table:table-cell office:value-type="float" office:value="23028">
                <text:p>2302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8">
                <text:p>8</text:p>
              </table:table-cell>
              <table:table-cell office:value-type="float" office:value="24607">
                <text:p>2460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8">
                <text:p>8</text:p>
              </table:table-cell>
              <table:table-cell office:value-type="float" office:value="19503.5">
                <text:p>19503.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8">
                <text:p>8</text:p>
              </table:table-cell>
              <table:table-cell office:value-type="float" office:value="25317.5">
                <text:p>25317.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">
                <text:p>8</text:p>
              </table:table-cell>
              <table:table-cell office:value-type="float" office:value="26409.5">
                <text:p>26409.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8">
                <text:p>8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8">
                <text:p>8</text:p>
              </table:table-cell>
              <table:table-cell office:value-type="float" office:value="20815.5">
                <text:p>20815.5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8">
                <text:p>8</text:p>
              </table:table-cell>
              <table:table-cell office:value-type="float" office:value="22095.5">
                <text:p>22095.5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8">
                <text:p>8</text:p>
              </table:table-cell>
              <table:table-cell office:value-type="float" office:value="19569">
                <text:p>19569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8">
                <text:p>8</text:p>
              </table:table-cell>
              <table:table-cell office:value-type="float" office:value="24297">
                <text:p>24297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">
                <text:p>8</text:p>
              </table:table-cell>
              <table:table-cell office:value-type="float" office:value="25192">
                <text:p>2519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8">
                <text:p>8</text:p>
              </table:table-cell>
              <table:table-cell office:value-type="float" office:value="26743.5">
                <text:p>26743.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8">
                <text:p>8</text:p>
              </table:table-cell>
              <table:table-cell office:value-type="float" office:value="22213">
                <text:p>2221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8">
                <text:p>8</text:p>
              </table:table-cell>
              <table:table-cell office:value-type="float" office:value="26707.5">
                <text:p>26707.5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8">
                <text:p>8</text:p>
              </table:table-cell>
              <table:table-cell office:value-type="float" office:value="22180">
                <text:p>2218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8">
                <text:p>8</text:p>
              </table:table-cell>
              <table:table-cell office:value-type="float" office:value="24421.5">
                <text:p>24421.5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8">
                <text:p>8</text:p>
              </table:table-cell>
              <table:table-cell office:value-type="float" office:value="16243.5">
                <text:p>16243.5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8">
                <text:p>8</text:p>
              </table:table-cell>
              <table:table-cell office:value-type="float" office:value="26950.5">
                <text:p>26950.5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8">
                <text:p>8</text:p>
              </table:table-cell>
              <table:table-cell office:value-type="float" office:value="22420.5">
                <text:p>22420.5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8">
                <text:p>8</text:p>
              </table:table-cell>
              <table:table-cell office:value-type="float" office:value="25371">
                <text:p>25371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8">
                <text:p>8</text:p>
              </table:table-cell>
              <table:table-cell office:value-type="float" office:value="25915">
                <text:p>2591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8">
                <text:p>8</text:p>
              </table:table-cell>
              <table:table-cell office:value-type="float" office:value="29393.5">
                <text:p>29393.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8">
                <text:p>8</text:p>
              </table:table-cell>
              <table:table-cell office:value-type="float" office:value="25810">
                <text:p>2581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8">
                <text:p>8</text:p>
              </table:table-cell>
              <table:table-cell office:value-type="float" office:value="26759.5">
                <text:p>26759.5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8">
                <text:p>8</text:p>
              </table:table-cell>
              <table:table-cell office:value-type="float" office:value="17635.5">
                <text:p>17635.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8">
                <text:p>8</text:p>
              </table:table-cell>
              <table:table-cell office:value-type="float" office:value="28838">
                <text:p>2883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8">
                <text:p>8</text:p>
              </table:table-cell>
              <table:table-cell office:value-type="float" office:value="22006">
                <text:p>2200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8">
                <text:p>8</text:p>
              </table:table-cell>
              <table:table-cell office:value-type="float" office:value="23103.5">
                <text:p>23103.5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8">
                <text:p>8</text:p>
              </table:table-cell>
              <table:table-cell office:value-type="float" office:value="26987">
                <text:p>2698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8">
                <text:p>8</text:p>
              </table:table-cell>
              <table:table-cell office:value-type="float" office:value="23612">
                <text:p>2361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">
                <text:p>8</text:p>
              </table:table-cell>
              <table:table-cell office:value-type="float" office:value="23576.5">
                <text:p>23576.5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8">
                <text:p>8</text:p>
              </table:table-cell>
              <table:table-cell office:value-type="float" office:value="26297.5">
                <text:p>26297.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8">
                <text:p>8</text:p>
              </table:table-cell>
              <table:table-cell office:value-type="float" office:value="25749.5">
                <text:p>25749.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8">
                <text:p>8</text:p>
              </table:table-cell>
              <table:table-cell office:value-type="float" office:value="24386">
                <text:p>2438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">
                <text:p>8</text:p>
              </table:table-cell>
              <table:table-cell office:value-type="float" office:value="25311">
                <text:p>2531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8">
                <text:p>8</text:p>
              </table:table-cell>
              <table:table-cell office:value-type="float" office:value="23948">
                <text:p>2394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">
                <text:p>8</text:p>
              </table:table-cell>
              <table:table-cell office:value-type="float" office:value="26821.5">
                <text:p>26821.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8">
                <text:p>8</text:p>
              </table:table-cell>
              <table:table-cell office:value-type="float" office:value="22120.5">
                <text:p>22120.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8">
                <text:p>8</text:p>
              </table:table-cell>
              <table:table-cell office:value-type="float" office:value="25522">
                <text:p>25522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8">
                <text:p>8</text:p>
              </table:table-cell>
              <table:table-cell office:value-type="float" office:value="23549.5">
                <text:p>23549.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8">
                <text:p>8</text:p>
              </table:table-cell>
              <table:table-cell office:value-type="float" office:value="24963.5">
                <text:p>24963.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8">
                <text:p>8</text:p>
              </table:table-cell>
              <table:table-cell office:value-type="float" office:value="24316">
                <text:p>2431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">
                <text:p>8</text:p>
              </table:table-cell>
              <table:table-cell office:value-type="float" office:value="26149">
                <text:p>2614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8">
                <text:p>8</text:p>
              </table:table-cell>
              <table:table-cell office:value-type="float" office:value="26261.5">
                <text:p>26261.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8">
                <text:p>8</text:p>
              </table:table-cell>
              <table:table-cell office:value-type="float" office:value="25522.5">
                <text:p>25522.5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">
                <text:p>8</text:p>
              </table:table-cell>
              <table:table-cell office:value-type="float" office:value="25291">
                <text:p>2529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8">
                <text:p>8</text:p>
              </table:table-cell>
              <table:table-cell office:value-type="float" office:value="22338">
                <text:p>2233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8">
                <text:p>8</text:p>
              </table:table-cell>
              <table:table-cell office:value-type="float" office:value="25011.5">
                <text:p>25011.5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8">
                <text:p>8</text:p>
              </table:table-cell>
              <table:table-cell office:value-type="float" office:value="21575.5">
                <text:p>21575.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8">
                <text:p>8</text:p>
              </table:table-cell>
              <table:table-cell office:value-type="float" office:value="22809.5">
                <text:p>22809.5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8">
                <text:p>8</text:p>
              </table:table-cell>
              <table:table-cell office:value-type="float" office:value="26471">
                <text:p>26471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">
                <text:p>8</text:p>
              </table:table-cell>
              <table:table-cell office:value-type="float" office:value="24272">
                <text:p>2427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">
                <text:p>8</text:p>
              </table:table-cell>
              <table:table-cell office:value-type="float" office:value="22596.5">
                <text:p>22596.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8">
                <text:p>8</text:p>
              </table:table-cell>
              <table:table-cell office:value-type="float" office:value="27026">
                <text:p>2702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8">
                <text:p>8</text:p>
              </table:table-cell>
              <table:table-cell office:value-type="float" office:value="25119.5">
                <text:p>25119.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8">
                <text:p>8</text:p>
              </table:table-cell>
              <table:table-cell office:value-type="float" office:value="20958">
                <text:p>2095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8">
                <text:p>8</text:p>
              </table:table-cell>
              <table:table-cell office:value-type="float" office:value="25644">
                <text:p>2564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">
                <text:p>8</text:p>
              </table:table-cell>
              <table:table-cell office:value-type="float" office:value="26067.5">
                <text:p>26067.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8">
                <text:p>8</text:p>
              </table:table-cell>
              <table:table-cell office:value-type="float" office:value="25841.5">
                <text:p>25841.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8">
                <text:p>8</text:p>
              </table:table-cell>
              <table:table-cell office:value-type="float" office:value="20475">
                <text:p>2047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8">
                <text:p>8</text:p>
              </table:table-cell>
              <table:table-cell office:value-type="float" office:value="24702">
                <text:p>2470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8">
                <text:p>8</text:p>
              </table:table-cell>
              <table:table-cell office:value-type="float" office:value="19896.5">
                <text:p>19896.5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8">
                <text:p>8</text:p>
              </table:table-cell>
              <table:table-cell office:value-type="float" office:value="24672">
                <text:p>2467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8">
                <text:p>8</text:p>
              </table:table-cell>
              <table:table-cell office:value-type="float" office:value="27794.5">
                <text:p>27794.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8">
                <text:p>8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8">
                <text:p>8</text:p>
              </table:table-cell>
              <table:table-cell office:value-type="float" office:value="27752.5">
                <text:p>27752.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8">
                <text:p>8</text:p>
              </table:table-cell>
              <table:table-cell office:value-type="float" office:value="24554">
                <text:p>2455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8">
                <text:p>8</text:p>
              </table:table-cell>
              <table:table-cell office:value-type="float" office:value="26620.5">
                <text:p>26620.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8">
                <text:p>8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8">
                <text:p>8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8">
                <text:p>8</text:p>
              </table:table-cell>
              <table:table-cell office:value-type="float" office:value="22343.5">
                <text:p>22343.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8">
                <text:p>8</text:p>
              </table:table-cell>
              <table:table-cell office:value-type="float" office:value="21661.5">
                <text:p>21661.5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">
                <text:p>8</text:p>
              </table:table-cell>
              <table:table-cell office:value-type="float" office:value="24855">
                <text:p>2485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8">
                <text:p>8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8">
                <text:p>8</text:p>
              </table:table-cell>
              <table:table-cell office:value-type="float" office:value="21447">
                <text:p>2144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">
                <text:p>8</text:p>
              </table:table-cell>
              <table:table-cell office:value-type="float" office:value="18750.5">
                <text:p>18750.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">
                <text:p>8</text:p>
              </table:table-cell>
              <table:table-cell office:value-type="float" office:value="26845.5">
                <text:p>26845.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">
                <text:p>8</text:p>
              </table:table-cell>
              <table:table-cell office:value-type="float" office:value="25253.5">
                <text:p>25253.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8">
                <text:p>8</text:p>
              </table:table-cell>
              <table:table-cell office:value-type="float" office:value="23792.5">
                <text:p>23792.5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8">
                <text:p>8</text:p>
              </table:table-cell>
              <table:table-cell office:value-type="float" office:value="24931">
                <text:p>2493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8">
                <text:p>8</text:p>
              </table:table-cell>
              <table:table-cell office:value-type="float" office:value="20297">
                <text:p>2029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8">
                <text:p>8</text:p>
              </table:table-cell>
              <table:table-cell office:value-type="float" office:value="24362.5">
                <text:p>24362.5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8">
                <text:p>8</text:p>
              </table:table-cell>
              <table:table-cell office:value-type="float" office:value="25626">
                <text:p>25626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8">
                <text:p>8</text:p>
              </table:table-cell>
              <table:table-cell office:value-type="float" office:value="22906.5">
                <text:p>22906.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8">
                <text:p>8</text:p>
              </table:table-cell>
              <table:table-cell office:value-type="float" office:value="23197.5">
                <text:p>23197.5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8">
                <text:p>8</text:p>
              </table:table-cell>
              <table:table-cell office:value-type="float" office:value="28779.5">
                <text:p>28779.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8">
                <text:p>8</text:p>
              </table:table-cell>
              <table:table-cell office:value-type="float" office:value="23717.5">
                <text:p>23717.5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8">
                <text:p>8</text:p>
              </table:table-cell>
              <table:table-cell office:value-type="float" office:value="24740.5">
                <text:p>24740.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">
                <text:p>8</text:p>
              </table:table-cell>
              <table:table-cell office:value-type="float" office:value="28109.5">
                <text:p>28109.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">
                <text:p>8</text:p>
              </table:table-cell>
              <table:table-cell office:value-type="float" office:value="23332.5">
                <text:p>23332.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">
                <text:p>8</text:p>
              </table:table-cell>
              <table:table-cell office:value-type="float" office:value="29694.5">
                <text:p>29694.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8">
                <text:p>8</text:p>
              </table:table-cell>
              <table:table-cell office:value-type="float" office:value="24722">
                <text:p>2472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8">
                <text:p>8</text:p>
              </table:table-cell>
              <table:table-cell office:value-type="float" office:value="26910">
                <text:p>2691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8">
                <text:p>8</text:p>
              </table:table-cell>
              <table:table-cell office:value-type="float" office:value="23430.5">
                <text:p>23430.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">
                <text:p>8</text:p>
              </table:table-cell>
              <table:table-cell office:value-type="float" office:value="24079.5">
                <text:p>24079.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">
                <text:p>8</text:p>
              </table:table-cell>
              <table:table-cell office:value-type="float" office:value="16502">
                <text:p>16502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8">
                <text:p>8</text:p>
              </table:table-cell>
              <table:table-cell office:value-type="float" office:value="21011">
                <text:p>2101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">
                <text:p>8</text:p>
              </table:table-cell>
              <table:table-cell office:value-type="float" office:value="25331.5">
                <text:p>25331.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8">
                <text:p>8</text:p>
              </table:table-cell>
              <table:table-cell office:value-type="float" office:value="25269">
                <text:p>2526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8">
                <text:p>8</text:p>
              </table:table-cell>
              <table:table-cell office:value-type="float" office:value="23031">
                <text:p>2303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8">
                <text:p>8</text:p>
              </table:table-cell>
              <table:table-cell office:value-type="float" office:value="22873.5">
                <text:p>22873.5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8">
                <text:p>8</text:p>
              </table:table-cell>
              <table:table-cell office:value-type="float" office:value="26497.5">
                <text:p>26497.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8">
                <text:p>8</text:p>
              </table:table-cell>
              <table:table-cell office:value-type="float" office:value="22032">
                <text:p>2203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8">
                <text:p>8</text:p>
              </table:table-cell>
              <table:table-cell office:value-type="float" office:value="25745.5">
                <text:p>25745.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">
                <text:p>8</text:p>
              </table:table-cell>
              <table:table-cell office:value-type="float" office:value="23018">
                <text:p>2301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8">
                <text:p>8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8">
                <text:p>8</text:p>
              </table:table-cell>
              <table:table-cell office:value-type="float" office:value="22920.5">
                <text:p>22920.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8">
                <text:p>8</text:p>
              </table:table-cell>
              <table:table-cell office:value-type="float" office:value="25744.5">
                <text:p>25744.5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8">
                <text:p>8</text:p>
              </table:table-cell>
              <table:table-cell office:value-type="float" office:value="21854.5">
                <text:p>21854.5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8">
                <text:p>8</text:p>
              </table:table-cell>
              <table:table-cell office:value-type="float" office:value="27469.5">
                <text:p>27469.5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8">
                <text:p>8</text:p>
              </table:table-cell>
              <table:table-cell office:value-type="float" office:value="21363.5">
                <text:p>21363.5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8">
                <text:p>8</text:p>
              </table:table-cell>
              <table:table-cell office:value-type="float" office:value="24070.5">
                <text:p>24070.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8">
                <text:p>8</text:p>
              </table:table-cell>
              <table:table-cell office:value-type="float" office:value="22955">
                <text:p>2295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8">
                <text:p>8</text:p>
              </table:table-cell>
              <table:table-cell office:value-type="float" office:value="25903">
                <text:p>25903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8">
                <text:p>8</text:p>
              </table:table-cell>
              <table:table-cell office:value-type="float" office:value="22306">
                <text:p>2230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8">
                <text:p>8</text:p>
              </table:table-cell>
              <table:table-cell office:value-type="float" office:value="26327.5">
                <text:p>26327.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8">
                <text:p>8</text:p>
              </table:table-cell>
              <table:table-cell office:value-type="float" office:value="23731.5">
                <text:p>23731.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8">
                <text:p>8</text:p>
              </table:table-cell>
              <table:table-cell office:value-type="float" office:value="28041">
                <text:p>28041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8">
                <text:p>8</text:p>
              </table:table-cell>
              <table:table-cell office:value-type="float" office:value="25637">
                <text:p>2563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8">
                <text:p>8</text:p>
              </table:table-cell>
              <table:table-cell office:value-type="float" office:value="20962">
                <text:p>20962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">
                <text:p>8</text:p>
              </table:table-cell>
              <table:table-cell office:value-type="float" office:value="25442.5">
                <text:p>25442.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8">
                <text:p>8</text:p>
              </table:table-cell>
              <table:table-cell office:value-type="float" office:value="26065">
                <text:p>2606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8">
                <text:p>8</text:p>
              </table:table-cell>
              <table:table-cell office:value-type="float" office:value="24759.5">
                <text:p>24759.5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8">
                <text:p>8</text:p>
              </table:table-cell>
              <table:table-cell office:value-type="float" office:value="22853.5">
                <text:p>22853.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8">
                <text:p>8</text:p>
              </table:table-cell>
              <table:table-cell office:value-type="float" office:value="20599">
                <text:p>2059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8">
                <text:p>8</text:p>
              </table:table-cell>
              <table:table-cell office:value-type="float" office:value="22711">
                <text:p>22711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">
                <text:p>8</text:p>
              </table:table-cell>
              <table:table-cell office:value-type="float" office:value="23539">
                <text:p>2353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8">
                <text:p>8</text:p>
              </table:table-cell>
              <table:table-cell office:value-type="float" office:value="25017">
                <text:p>2501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8">
                <text:p>8</text:p>
              </table:table-cell>
              <table:table-cell office:value-type="float" office:value="26195.5">
                <text:p>26195.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8">
                <text:p>8</text:p>
              </table:table-cell>
              <table:table-cell office:value-type="float" office:value="22223.5">
                <text:p>22223.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8">
                <text:p>8</text:p>
              </table:table-cell>
              <table:table-cell office:value-type="float" office:value="24124">
                <text:p>2412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8">
                <text:p>8</text:p>
              </table:table-cell>
              <table:table-cell office:value-type="float" office:value="22265">
                <text:p>2226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8">
                <text:p>8</text:p>
              </table:table-cell>
              <table:table-cell office:value-type="float" office:value="20837">
                <text:p>2083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">
                <text:p>8</text:p>
              </table:table-cell>
              <table:table-cell office:value-type="float" office:value="23989">
                <text:p>2398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">
                <text:p>8</text:p>
              </table:table-cell>
              <table:table-cell office:value-type="float" office:value="22980">
                <text:p>2298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8">
                <text:p>8</text:p>
              </table:table-cell>
              <table:table-cell office:value-type="float" office:value="21140.5">
                <text:p>21140.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">
                <text:p>8</text:p>
              </table:table-cell>
              <table:table-cell office:value-type="float" office:value="26812.5">
                <text:p>26812.5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28863.5">
                <text:p>28863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8">
                <text:p>8</text:p>
              </table:table-cell>
              <table:table-cell office:value-type="float" office:value="24014.5">
                <text:p>24014.5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8">
                <text:p>8</text:p>
              </table:table-cell>
              <table:table-cell office:value-type="float" office:value="24202">
                <text:p>2420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">
                <text:p>8</text:p>
              </table:table-cell>
              <table:table-cell office:value-type="float" office:value="23077">
                <text:p>2307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8">
                <text:p>8</text:p>
              </table:table-cell>
              <table:table-cell office:value-type="float" office:value="24410.5">
                <text:p>24410.5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8">
                <text:p>8</text:p>
              </table:table-cell>
              <table:table-cell office:value-type="float" office:value="26768.5">
                <text:p>26768.5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8">
                <text:p>8</text:p>
              </table:table-cell>
              <table:table-cell office:value-type="float" office:value="21533.5">
                <text:p>21533.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8">
                <text:p>8</text:p>
              </table:table-cell>
              <table:table-cell office:value-type="float" office:value="24356">
                <text:p>2435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8">
                <text:p>8</text:p>
              </table:table-cell>
              <table:table-cell office:value-type="float" office:value="26057.5">
                <text:p>26057.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9">
                <text:p>9</text:p>
              </table:table-cell>
              <table:table-cell office:value-type="float" office:value="24985.5">
                <text:p>24985.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9">
                <text:p>9</text:p>
              </table:table-cell>
              <table:table-cell office:value-type="float" office:value="23936.5">
                <text:p>23936.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9">
                <text:p>9</text:p>
              </table:table-cell>
              <table:table-cell office:value-type="float" office:value="20962">
                <text:p>20962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9">
                <text:p>9</text:p>
              </table:table-cell>
              <table:table-cell office:value-type="float" office:value="23827.5">
                <text:p>23827.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">
                <text:p>9</text:p>
              </table:table-cell>
              <table:table-cell office:value-type="float" office:value="21806.5">
                <text:p>21806.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">
                <text:p>9</text:p>
              </table:table-cell>
              <table:table-cell office:value-type="float" office:value="21501.5">
                <text:p>21501.5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">
                <text:p>9</text:p>
              </table:table-cell>
              <table:table-cell office:value-type="float" office:value="22042">
                <text:p>2204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9">
                <text:p>9</text:p>
              </table:table-cell>
              <table:table-cell office:value-type="float" office:value="22724.5">
                <text:p>22724.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">
                <text:p>9</text:p>
              </table:table-cell>
              <table:table-cell office:value-type="float" office:value="20434">
                <text:p>2043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9">
                <text:p>9</text:p>
              </table:table-cell>
              <table:table-cell office:value-type="float" office:value="24220">
                <text:p>2422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9">
                <text:p>9</text:p>
              </table:table-cell>
              <table:table-cell office:value-type="float" office:value="23103.5">
                <text:p>23103.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9">
                <text:p>9</text:p>
              </table:table-cell>
              <table:table-cell office:value-type="float" office:value="26240.5">
                <text:p>26240.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9">
                <text:p>9</text:p>
              </table:table-cell>
              <table:table-cell office:value-type="float" office:value="25279.5">
                <text:p>25279.5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9">
                <text:p>9</text:p>
              </table:table-cell>
              <table:table-cell office:value-type="float" office:value="24922">
                <text:p>24922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9">
                <text:p>9</text:p>
              </table:table-cell>
              <table:table-cell office:value-type="float" office:value="28073">
                <text:p>28073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9">
                <text:p>9</text:p>
              </table:table-cell>
              <table:table-cell office:value-type="float" office:value="24509">
                <text:p>2450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9">
                <text:p>9</text:p>
              </table:table-cell>
              <table:table-cell office:value-type="float" office:value="24937">
                <text:p>2493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">
                <text:p>9</text:p>
              </table:table-cell>
              <table:table-cell office:value-type="float" office:value="27041">
                <text:p>27041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9">
                <text:p>9</text:p>
              </table:table-cell>
              <table:table-cell office:value-type="float" office:value="27437.5">
                <text:p>27437.5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9">
                <text:p>9</text:p>
              </table:table-cell>
              <table:table-cell office:value-type="float" office:value="26718">
                <text:p>2671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9">
                <text:p>9</text:p>
              </table:table-cell>
              <table:table-cell office:value-type="float" office:value="24922.5">
                <text:p>24922.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9">
                <text:p>9</text:p>
              </table:table-cell>
              <table:table-cell office:value-type="float" office:value="21790.5">
                <text:p>21790.5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9">
                <text:p>9</text:p>
              </table:table-cell>
              <table:table-cell office:value-type="float" office:value="22819.5">
                <text:p>22819.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9">
                <text:p>9</text:p>
              </table:table-cell>
              <table:table-cell office:value-type="float" office:value="23511">
                <text:p>2351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9">
                <text:p>9</text:p>
              </table:table-cell>
              <table:table-cell office:value-type="float" office:value="24483">
                <text:p>24483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9">
                <text:p>9</text:p>
              </table:table-cell>
              <table:table-cell office:value-type="float" office:value="27453">
                <text:p>2745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9">
                <text:p>9</text:p>
              </table:table-cell>
              <table:table-cell office:value-type="float" office:value="24346.5">
                <text:p>24346.5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9">
                <text:p>9</text:p>
              </table:table-cell>
              <table:table-cell office:value-type="float" office:value="26073.5">
                <text:p>26073.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9">
                <text:p>9</text:p>
              </table:table-cell>
              <table:table-cell office:value-type="float" office:value="26950">
                <text:p>2695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">
                <text:p>9</text:p>
              </table:table-cell>
              <table:table-cell office:value-type="float" office:value="25335.5">
                <text:p>25335.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9">
                <text:p>9</text:p>
              </table:table-cell>
              <table:table-cell office:value-type="float" office:value="28193">
                <text:p>28193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9">
                <text:p>9</text:p>
              </table:table-cell>
              <table:table-cell office:value-type="float" office:value="24556.5">
                <text:p>24556.5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9">
                <text:p>9</text:p>
              </table:table-cell>
              <table:table-cell office:value-type="float" office:value="23628.5">
                <text:p>23628.5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">
                <text:p>9</text:p>
              </table:table-cell>
              <table:table-cell office:value-type="float" office:value="27654.5">
                <text:p>27654.5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9">
                <text:p>9</text:p>
              </table:table-cell>
              <table:table-cell office:value-type="float" office:value="23301.5">
                <text:p>23301.5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9">
                <text:p>9</text:p>
              </table:table-cell>
              <table:table-cell office:value-type="float" office:value="28169.5">
                <text:p>28169.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9">
                <text:p>9</text:p>
              </table:table-cell>
              <table:table-cell office:value-type="float" office:value="27640">
                <text:p>2764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9">
                <text:p>9</text:p>
              </table:table-cell>
              <table:table-cell office:value-type="float" office:value="24553">
                <text:p>2455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9">
                <text:p>9</text:p>
              </table:table-cell>
              <table:table-cell office:value-type="float" office:value="27478">
                <text:p>2747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9">
                <text:p>9</text:p>
              </table:table-cell>
              <table:table-cell office:value-type="float" office:value="20820.5">
                <text:p>20820.5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9">
                <text:p>9</text:p>
              </table:table-cell>
              <table:table-cell office:value-type="float" office:value="22591.5">
                <text:p>22591.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9">
                <text:p>9</text:p>
              </table:table-cell>
              <table:table-cell office:value-type="float" office:value="24311">
                <text:p>24311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9">
                <text:p>9</text:p>
              </table:table-cell>
              <table:table-cell office:value-type="float" office:value="26834.5">
                <text:p>26834.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9">
                <text:p>9</text:p>
              </table:table-cell>
              <table:table-cell office:value-type="float" office:value="23969">
                <text:p>23969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9">
                <text:p>9</text:p>
              </table:table-cell>
              <table:table-cell office:value-type="float" office:value="25470">
                <text:p>2547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9">
                <text:p>9</text:p>
              </table:table-cell>
              <table:table-cell office:value-type="float" office:value="26521">
                <text:p>26521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9">
                <text:p>9</text:p>
              </table:table-cell>
              <table:table-cell office:value-type="float" office:value="25370">
                <text:p>2537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">
                <text:p>9</text:p>
              </table:table-cell>
              <table:table-cell office:value-type="float" office:value="22788.5">
                <text:p>22788.5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9">
                <text:p>9</text:p>
              </table:table-cell>
              <table:table-cell office:value-type="float" office:value="20782">
                <text:p>20782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9">
                <text:p>9</text:p>
              </table:table-cell>
              <table:table-cell office:value-type="float" office:value="22918">
                <text:p>22918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9">
                <text:p>9</text:p>
              </table:table-cell>
              <table:table-cell office:value-type="float" office:value="25050.5">
                <text:p>25050.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9">
                <text:p>9</text:p>
              </table:table-cell>
              <table:table-cell office:value-type="float" office:value="23379">
                <text:p>23379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9">
                <text:p>9</text:p>
              </table:table-cell>
              <table:table-cell office:value-type="float" office:value="25303">
                <text:p>25303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9">
                <text:p>9</text:p>
              </table:table-cell>
              <table:table-cell office:value-type="float" office:value="21505.5">
                <text:p>21505.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9">
                <text:p>9</text:p>
              </table:table-cell>
              <table:table-cell office:value-type="float" office:value="26937">
                <text:p>2693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9">
                <text:p>9</text:p>
              </table:table-cell>
              <table:table-cell office:value-type="float" office:value="26839">
                <text:p>2683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9">
                <text:p>9</text:p>
              </table:table-cell>
              <table:table-cell office:value-type="float" office:value="31911.5">
                <text:p>31911.5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9">
                <text:p>9</text:p>
              </table:table-cell>
              <table:table-cell office:value-type="float" office:value="22808">
                <text:p>22808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9">
                <text:p>9</text:p>
              </table:table-cell>
              <table:table-cell office:value-type="float" office:value="28067.5">
                <text:p>28067.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9">
                <text:p>9</text:p>
              </table:table-cell>
              <table:table-cell office:value-type="float" office:value="21887.5">
                <text:p>21887.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9">
                <text:p>9</text:p>
              </table:table-cell>
              <table:table-cell office:value-type="float" office:value="21371.5">
                <text:p>21371.5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9">
                <text:p>9</text:p>
              </table:table-cell>
              <table:table-cell office:value-type="float" office:value="26081.5">
                <text:p>26081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9">
                <text:p>9</text:p>
              </table:table-cell>
              <table:table-cell office:value-type="float" office:value="24803.5">
                <text:p>24803.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9">
                <text:p>9</text:p>
              </table:table-cell>
              <table:table-cell office:value-type="float" office:value="24019.5">
                <text:p>24019.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9">
                <text:p>9</text:p>
              </table:table-cell>
              <table:table-cell office:value-type="float" office:value="23381">
                <text:p>2338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9">
                <text:p>9</text:p>
              </table:table-cell>
              <table:table-cell office:value-type="float" office:value="25983">
                <text:p>2598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9">
                <text:p>9</text:p>
              </table:table-cell>
              <table:table-cell office:value-type="float" office:value="21421.5">
                <text:p>21421.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">
                <text:p>9</text:p>
              </table:table-cell>
              <table:table-cell office:value-type="float" office:value="23984.5">
                <text:p>23984.5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9">
                <text:p>9</text:p>
              </table:table-cell>
              <table:table-cell office:value-type="float" office:value="23585">
                <text:p>2358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9">
                <text:p>9</text:p>
              </table:table-cell>
              <table:table-cell office:value-type="float" office:value="26060">
                <text:p>2606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9">
                <text:p>9</text:p>
              </table:table-cell>
              <table:table-cell office:value-type="float" office:value="26196">
                <text:p>2619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9">
                <text:p>9</text:p>
              </table:table-cell>
              <table:table-cell office:value-type="float" office:value="23318.5">
                <text:p>23318.5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">
                <text:p>9</text:p>
              </table:table-cell>
              <table:table-cell office:value-type="float" office:value="26822">
                <text:p>26822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9">
                <text:p>9</text:p>
              </table:table-cell>
              <table:table-cell office:value-type="float" office:value="26075">
                <text:p>2607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9">
                <text:p>9</text:p>
              </table:table-cell>
              <table:table-cell office:value-type="float" office:value="28513">
                <text:p>2851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9">
                <text:p>9</text:p>
              </table:table-cell>
              <table:table-cell office:value-type="float" office:value="23817.5">
                <text:p>23817.5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9">
                <text:p>9</text:p>
              </table:table-cell>
              <table:table-cell office:value-type="float" office:value="26208.5">
                <text:p>26208.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9">
                <text:p>9</text:p>
              </table:table-cell>
              <table:table-cell office:value-type="float" office:value="25905.5">
                <text:p>25905.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9">
                <text:p>9</text:p>
              </table:table-cell>
              <table:table-cell office:value-type="float" office:value="20914.5">
                <text:p>20914.5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9">
                <text:p>9</text:p>
              </table:table-cell>
              <table:table-cell office:value-type="float" office:value="25745.5">
                <text:p>25745.5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">
                <text:p>9</text:p>
              </table:table-cell>
              <table:table-cell office:value-type="float" office:value="25306">
                <text:p>2530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9">
                <text:p>9</text:p>
              </table:table-cell>
              <table:table-cell office:value-type="float" office:value="27626.5">
                <text:p>27626.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9">
                <text:p>9</text:p>
              </table:table-cell>
              <table:table-cell office:value-type="float" office:value="21489.5">
                <text:p>21489.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9">
                <text:p>9</text:p>
              </table:table-cell>
              <table:table-cell office:value-type="float" office:value="24761.5">
                <text:p>24761.5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9">
                <text:p>9</text:p>
              </table:table-cell>
              <table:table-cell office:value-type="float" office:value="23473">
                <text:p>2347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9">
                <text:p>9</text:p>
              </table:table-cell>
              <table:table-cell office:value-type="float" office:value="23842">
                <text:p>23842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9">
                <text:p>9</text:p>
              </table:table-cell>
              <table:table-cell office:value-type="float" office:value="26779">
                <text:p>26779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9">
                <text:p>9</text:p>
              </table:table-cell>
              <table:table-cell office:value-type="float" office:value="28096">
                <text:p>2809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9">
                <text:p>9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9">
                <text:p>9</text:p>
              </table:table-cell>
              <table:table-cell office:value-type="float" office:value="23912">
                <text:p>2391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9">
                <text:p>9</text:p>
              </table:table-cell>
              <table:table-cell office:value-type="float" office:value="24538.5">
                <text:p>24538.5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9">
                <text:p>9</text:p>
              </table:table-cell>
              <table:table-cell office:value-type="float" office:value="24722.5">
                <text:p>24722.5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9">
                <text:p>9</text:p>
              </table:table-cell>
              <table:table-cell office:value-type="float" office:value="26166">
                <text:p>26166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">
                <text:p>9</text:p>
              </table:table-cell>
              <table:table-cell office:value-type="float" office:value="18021">
                <text:p>1802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9">
                <text:p>9</text:p>
              </table:table-cell>
              <table:table-cell office:value-type="float" office:value="28577">
                <text:p>28577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9">
                <text:p>9</text:p>
              </table:table-cell>
              <table:table-cell office:value-type="float" office:value="26096">
                <text:p>26096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9">
                <text:p>9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9">
                <text:p>9</text:p>
              </table:table-cell>
              <table:table-cell office:value-type="float" office:value="27553.5">
                <text:p>27553.5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9">
                <text:p>9</text:p>
              </table:table-cell>
              <table:table-cell office:value-type="float" office:value="23801.5">
                <text:p>23801.5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9">
                <text:p>9</text:p>
              </table:table-cell>
              <table:table-cell office:value-type="float" office:value="22789">
                <text:p>2278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9">
                <text:p>9</text:p>
              </table:table-cell>
              <table:table-cell office:value-type="float" office:value="25469.5">
                <text:p>25469.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9">
                <text:p>9</text:p>
              </table:table-cell>
              <table:table-cell office:value-type="float" office:value="22115">
                <text:p>2211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">
                <text:p>9</text:p>
              </table:table-cell>
              <table:table-cell office:value-type="float" office:value="23339">
                <text:p>2333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9">
                <text:p>9</text:p>
              </table:table-cell>
              <table:table-cell office:value-type="float" office:value="28547.5">
                <text:p>28547.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9">
                <text:p>9</text:p>
              </table:table-cell>
              <table:table-cell office:value-type="float" office:value="29480">
                <text:p>2948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9">
                <text:p>9</text:p>
              </table:table-cell>
              <table:table-cell office:value-type="float" office:value="22768">
                <text:p>2276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9">
                <text:p>9</text:p>
              </table:table-cell>
              <table:table-cell office:value-type="float" office:value="22117">
                <text:p>22117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9">
                <text:p>9</text:p>
              </table:table-cell>
              <table:table-cell office:value-type="float" office:value="21670">
                <text:p>2167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9">
                <text:p>9</text:p>
              </table:table-cell>
              <table:table-cell office:value-type="float" office:value="23468">
                <text:p>23468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9">
                <text:p>9</text:p>
              </table:table-cell>
              <table:table-cell office:value-type="float" office:value="24194">
                <text:p>2419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9">
                <text:p>9</text:p>
              </table:table-cell>
              <table:table-cell office:value-type="float" office:value="19582.5">
                <text:p>19582.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9">
                <text:p>9</text:p>
              </table:table-cell>
              <table:table-cell office:value-type="float" office:value="25007">
                <text:p>25007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9">
                <text:p>9</text:p>
              </table:table-cell>
              <table:table-cell office:value-type="float" office:value="23246.5">
                <text:p>23246.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9">
                <text:p>9</text:p>
              </table:table-cell>
              <table:table-cell office:value-type="float" office:value="19681">
                <text:p>1968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">
                <text:p>9</text:p>
              </table:table-cell>
              <table:table-cell office:value-type="float" office:value="22223.5">
                <text:p>22223.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9">
                <text:p>9</text:p>
              </table:table-cell>
              <table:table-cell office:value-type="float" office:value="23624.5">
                <text:p>23624.5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9">
                <text:p>9</text:p>
              </table:table-cell>
              <table:table-cell office:value-type="float" office:value="24490.5">
                <text:p>24490.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9">
                <text:p>9</text:p>
              </table:table-cell>
              <table:table-cell office:value-type="float" office:value="29502">
                <text:p>2950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9">
                <text:p>9</text:p>
              </table:table-cell>
              <table:table-cell office:value-type="float" office:value="21150.5">
                <text:p>21150.5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9">
                <text:p>9</text:p>
              </table:table-cell>
              <table:table-cell office:value-type="float" office:value="24682">
                <text:p>24682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">
                <text:p>9</text:p>
              </table:table-cell>
              <table:table-cell office:value-type="float" office:value="25255.5">
                <text:p>25255.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9">
                <text:p>9</text:p>
              </table:table-cell>
              <table:table-cell office:value-type="float" office:value="26750">
                <text:p>2675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9">
                <text:p>9</text:p>
              </table:table-cell>
              <table:table-cell office:value-type="float" office:value="26408">
                <text:p>2640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9">
                <text:p>9</text:p>
              </table:table-cell>
              <table:table-cell office:value-type="float" office:value="25125">
                <text:p>25125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9">
                <text:p>9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9">
                <text:p>9</text:p>
              </table:table-cell>
              <table:table-cell office:value-type="float" office:value="23813.5">
                <text:p>23813.5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9">
                <text:p>9</text:p>
              </table:table-cell>
              <table:table-cell office:value-type="float" office:value="22694.5">
                <text:p>22694.5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">
                <text:p>9</text:p>
              </table:table-cell>
              <table:table-cell office:value-type="float" office:value="24689">
                <text:p>24689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9">
                <text:p>9</text:p>
              </table:table-cell>
              <table:table-cell office:value-type="float" office:value="19537">
                <text:p>1953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9">
                <text:p>9</text:p>
              </table:table-cell>
              <table:table-cell office:value-type="float" office:value="25290.5">
                <text:p>25290.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">
                <text:p>9</text:p>
              </table:table-cell>
              <table:table-cell office:value-type="float" office:value="27708.5">
                <text:p>27708.5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">
                <text:p>9</text:p>
              </table:table-cell>
              <table:table-cell office:value-type="float" office:value="23230.5">
                <text:p>23230.5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9">
                <text:p>9</text:p>
              </table:table-cell>
              <table:table-cell office:value-type="float" office:value="29729.5">
                <text:p>29729.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9">
                <text:p>9</text:p>
              </table:table-cell>
              <table:table-cell office:value-type="float" office:value="24541.5">
                <text:p>24541.5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9">
                <text:p>9</text:p>
              </table:table-cell>
              <table:table-cell office:value-type="float" office:value="23589">
                <text:p>23589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9">
                <text:p>9</text:p>
              </table:table-cell>
              <table:table-cell office:value-type="float" office:value="23696">
                <text:p>2369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9">
                <text:p>9</text:p>
              </table:table-cell>
              <table:table-cell office:value-type="float" office:value="25641">
                <text:p>25641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">
                <text:p>9</text:p>
              </table:table-cell>
              <table:table-cell office:value-type="float" office:value="22828.5">
                <text:p>22828.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">
                <text:p>9</text:p>
              </table:table-cell>
              <table:table-cell office:value-type="float" office:value="22680">
                <text:p>2268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9">
                <text:p>9</text:p>
              </table:table-cell>
              <table:table-cell office:value-type="float" office:value="21443">
                <text:p>21443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">
                <text:p>9</text:p>
              </table:table-cell>
              <table:table-cell office:value-type="float" office:value="27156.5">
                <text:p>27156.5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9">
                <text:p>9</text:p>
              </table:table-cell>
              <table:table-cell office:value-type="float" office:value="20262.5">
                <text:p>20262.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">
                <text:p>9</text:p>
              </table:table-cell>
              <table:table-cell office:value-type="float" office:value="25208.5">
                <text:p>25208.5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9">
                <text:p>9</text:p>
              </table:table-cell>
              <table:table-cell office:value-type="float" office:value="25136.5">
                <text:p>25136.5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9">
                <text:p>9</text:p>
              </table:table-cell>
              <table:table-cell office:value-type="float" office:value="19319">
                <text:p>1931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9">
                <text:p>9</text:p>
              </table:table-cell>
              <table:table-cell office:value-type="float" office:value="25168.5">
                <text:p>25168.5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9">
                <text:p>9</text:p>
              </table:table-cell>
              <table:table-cell office:value-type="float" office:value="25837.5">
                <text:p>25837.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9">
                <text:p>9</text:p>
              </table:table-cell>
              <table:table-cell office:value-type="float" office:value="24269">
                <text:p>24269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9">
                <text:p>9</text:p>
              </table:table-cell>
              <table:table-cell office:value-type="float" office:value="26943">
                <text:p>2694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9">
                <text:p>9</text:p>
              </table:table-cell>
              <table:table-cell office:value-type="float" office:value="25666.5">
                <text:p>25666.5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9">
                <text:p>9</text:p>
              </table:table-cell>
              <table:table-cell office:value-type="float" office:value="26348.5">
                <text:p>26348.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9">
                <text:p>9</text:p>
              </table:table-cell>
              <table:table-cell office:value-type="float" office:value="20021">
                <text:p>20021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9">
                <text:p>9</text:p>
              </table:table-cell>
              <table:table-cell office:value-type="float" office:value="20356">
                <text:p>20356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9">
                <text:p>9</text:p>
              </table:table-cell>
              <table:table-cell office:value-type="float" office:value="29026">
                <text:p>2902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">
                <text:p>9</text:p>
              </table:table-cell>
              <table:table-cell office:value-type="float" office:value="22839">
                <text:p>22839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9">
                <text:p>9</text:p>
              </table:table-cell>
              <table:table-cell office:value-type="float" office:value="22611.5">
                <text:p>22611.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9">
                <text:p>9</text:p>
              </table:table-cell>
              <table:table-cell office:value-type="float" office:value="28705.5">
                <text:p>28705.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">
                <text:p>9</text:p>
              </table:table-cell>
              <table:table-cell office:value-type="float" office:value="28628">
                <text:p>28628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">
                <text:p>9</text:p>
              </table:table-cell>
              <table:table-cell office:value-type="float" office:value="21220.5">
                <text:p>21220.5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9">
                <text:p>9</text:p>
              </table:table-cell>
              <table:table-cell office:value-type="float" office:value="20757.5">
                <text:p>20757.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9">
                <text:p>9</text:p>
              </table:table-cell>
              <table:table-cell office:value-type="float" office:value="24498">
                <text:p>24498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9">
                <text:p>9</text:p>
              </table:table-cell>
              <table:table-cell office:value-type="float" office:value="25849.5">
                <text:p>25849.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9">
                <text:p>9</text:p>
              </table:table-cell>
              <table:table-cell office:value-type="float" office:value="25748.5">
                <text:p>25748.5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9">
                <text:p>9</text:p>
              </table:table-cell>
              <table:table-cell office:value-type="float" office:value="27083">
                <text:p>27083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9">
                <text:p>9</text:p>
              </table:table-cell>
              <table:table-cell office:value-type="float" office:value="21591">
                <text:p>21591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9">
                <text:p>9</text:p>
              </table:table-cell>
              <table:table-cell office:value-type="float" office:value="28425">
                <text:p>28425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9">
                <text:p>9</text:p>
              </table:table-cell>
              <table:table-cell office:value-type="float" office:value="26031.5">
                <text:p>26031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9">
                <text:p>9</text:p>
              </table:table-cell>
              <table:table-cell office:value-type="float" office:value="26854">
                <text:p>26854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9">
                <text:p>9</text:p>
              </table:table-cell>
              <table:table-cell office:value-type="float" office:value="20476.5">
                <text:p>20476.5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9">
                <text:p>9</text:p>
              </table:table-cell>
              <table:table-cell office:value-type="float" office:value="27484">
                <text:p>27484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">
                <text:p>9</text:p>
              </table:table-cell>
              <table:table-cell office:value-type="float" office:value="25653">
                <text:p>2565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9">
                <text:p>9</text:p>
              </table:table-cell>
              <table:table-cell office:value-type="float" office:value="20829.5">
                <text:p>20829.5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9">
                <text:p>9</text:p>
              </table:table-cell>
              <table:table-cell office:value-type="float" office:value="27939">
                <text:p>27939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9">
                <text:p>9</text:p>
              </table:table-cell>
              <table:table-cell office:value-type="float" office:value="25891.5">
                <text:p>25891.5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9">
                <text:p>9</text:p>
              </table:table-cell>
              <table:table-cell office:value-type="float" office:value="24847.5">
                <text:p>24847.5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9">
                <text:p>9</text:p>
              </table:table-cell>
              <table:table-cell office:value-type="float" office:value="24988">
                <text:p>24988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9">
                <text:p>9</text:p>
              </table:table-cell>
              <table:table-cell office:value-type="float" office:value="25078.5">
                <text:p>25078.5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9">
                <text:p>9</text:p>
              </table:table-cell>
              <table:table-cell office:value-type="float" office:value="25091">
                <text:p>25091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9">
                <text:p>9</text:p>
              </table:table-cell>
              <table:table-cell office:value-type="float" office:value="24474.5">
                <text:p>24474.5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9">
                <text:p>9</text:p>
              </table:table-cell>
              <table:table-cell office:value-type="float" office:value="26631.5">
                <text:p>26631.5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">
                <text:p>9</text:p>
              </table:table-cell>
              <table:table-cell office:value-type="float" office:value="22585.5">
                <text:p>22585.5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9">
                <text:p>9</text:p>
              </table:table-cell>
              <table:table-cell office:value-type="float" office:value="27889">
                <text:p>27889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9">
                <text:p>9</text:p>
              </table:table-cell>
              <table:table-cell office:value-type="float" office:value="23162">
                <text:p>23162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9">
                <text:p>9</text:p>
              </table:table-cell>
              <table:table-cell office:value-type="float" office:value="25857">
                <text:p>25857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9">
                <text:p>9</text:p>
              </table:table-cell>
              <table:table-cell office:value-type="float" office:value="28025.5">
                <text:p>28025.5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9">
                <text:p>9</text:p>
              </table:table-cell>
              <table:table-cell office:value-type="float" office:value="27644">
                <text:p>2764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9">
                <text:p>9</text:p>
              </table:table-cell>
              <table:table-cell office:value-type="float" office:value="25762">
                <text:p>25762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9">
                <text:p>9</text:p>
              </table:table-cell>
              <table:table-cell office:value-type="float" office:value="22852.5">
                <text:p>22852.5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9">
                <text:p>9</text:p>
              </table:table-cell>
              <table:table-cell office:value-type="float" office:value="25958.5">
                <text:p>25958.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9">
                <text:p>9</text:p>
              </table:table-cell>
              <table:table-cell office:value-type="float" office:value="24213">
                <text:p>24213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9">
                <text:p>9</text:p>
              </table:table-cell>
              <table:table-cell office:value-type="float" office:value="23605">
                <text:p>23605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9">
                <text:p>9</text:p>
              </table:table-cell>
              <table:table-cell office:value-type="float" office:value="23139">
                <text:p>23139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9">
                <text:p>9</text:p>
              </table:table-cell>
              <table:table-cell office:value-type="float" office:value="24357.5">
                <text:p>24357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9">
                <text:p>9</text:p>
              </table:table-cell>
              <table:table-cell office:value-type="float" office:value="25478">
                <text:p>2547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9">
                <text:p>9</text:p>
              </table:table-cell>
              <table:table-cell office:value-type="float" office:value="29515.5">
                <text:p>29515.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9">
                <text:p>9</text:p>
              </table:table-cell>
              <table:table-cell office:value-type="float" office:value="23918">
                <text:p>23918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9">
                <text:p>9</text:p>
              </table:table-cell>
              <table:table-cell office:value-type="float" office:value="22036">
                <text:p>22036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9">
                <text:p>9</text:p>
              </table:table-cell>
              <table:table-cell office:value-type="float" office:value="23846.5">
                <text:p>23846.5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9">
                <text:p>9</text:p>
              </table:table-cell>
              <table:table-cell office:value-type="float" office:value="21906.5">
                <text:p>21906.5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9">
                <text:p>9</text:p>
              </table:table-cell>
              <table:table-cell office:value-type="float" office:value="28634.5">
                <text:p>28634.5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9">
                <text:p>9</text:p>
              </table:table-cell>
              <table:table-cell office:value-type="float" office:value="21574">
                <text:p>21574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9">
                <text:p>9</text:p>
              </table:table-cell>
              <table:table-cell office:value-type="float" office:value="20953">
                <text:p>20953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9">
                <text:p>9</text:p>
              </table:table-cell>
              <table:table-cell office:value-type="float" office:value="22385.5">
                <text:p>22385.5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9">
                <text:p>9</text:p>
              </table:table-cell>
              <table:table-cell office:value-type="float" office:value="27195.5">
                <text:p>27195.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9">
                <text:p>9</text:p>
              </table:table-cell>
              <table:table-cell office:value-type="float" office:value="24887">
                <text:p>24887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9">
                <text:p>9</text:p>
              </table:table-cell>
              <table:table-cell office:value-type="float" office:value="21811.5">
                <text:p>21811.5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9">
                <text:p>9</text:p>
              </table:table-cell>
              <table:table-cell office:value-type="float" office:value="29442.5">
                <text:p>29442.5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9">
                <text:p>9</text:p>
              </table:table-cell>
              <table:table-cell office:value-type="float" office:value="24662.5">
                <text:p>24662.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">
                <text:p>9</text:p>
              </table:table-cell>
              <table:table-cell office:value-type="float" office:value="24106.5">
                <text:p>24106.5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9">
                <text:p>9</text:p>
              </table:table-cell>
              <table:table-cell office:value-type="float" office:value="25333">
                <text:p>25333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9">
                <text:p>9</text:p>
              </table:table-cell>
              <table:table-cell office:value-type="float" office:value="26936">
                <text:p>26936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9">
                <text:p>9</text:p>
              </table:table-cell>
              <table:table-cell office:value-type="float" office:value="24368">
                <text:p>24368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9">
                <text:p>9</text:p>
              </table:table-cell>
              <table:table-cell office:value-type="float" office:value="23942.5">
                <text:p>23942.5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9">
                <text:p>9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9">
                <text:p>9</text:p>
              </table:table-cell>
              <table:table-cell office:value-type="float" office:value="22835.5">
                <text:p>22835.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9">
                <text:p>9</text:p>
              </table:table-cell>
              <table:table-cell office:value-type="float" office:value="23270.5">
                <text:p>23270.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9">
                <text:p>9</text:p>
              </table:table-cell>
              <table:table-cell office:value-type="float" office:value="23005.5">
                <text:p>23005.5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9">
                <text:p>9</text:p>
              </table:table-cell>
              <table:table-cell office:value-type="float" office:value="25433">
                <text:p>2543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9">
                <text:p>9</text:p>
              </table:table-cell>
              <table:table-cell office:value-type="float" office:value="27952.5">
                <text:p>27952.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9">
                <text:p>9</text:p>
              </table:table-cell>
              <table:table-cell office:value-type="float" office:value="28840.5">
                <text:p>28840.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9">
                <text:p>9</text:p>
              </table:table-cell>
              <table:table-cell office:value-type="float" office:value="26626">
                <text:p>2662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">
                <text:p>9</text:p>
              </table:table-cell>
              <table:table-cell office:value-type="float" office:value="22074">
                <text:p>2207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9">
                <text:p>9</text:p>
              </table:table-cell>
              <table:table-cell office:value-type="float" office:value="21643.5">
                <text:p>21643.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9">
                <text:p>9</text:p>
              </table:table-cell>
              <table:table-cell office:value-type="float" office:value="27288.5">
                <text:p>27288.5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9">
                <text:p>9</text:p>
              </table:table-cell>
              <table:table-cell office:value-type="float" office:value="24300">
                <text:p>24300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9">
                <text:p>9</text:p>
              </table:table-cell>
              <table:table-cell office:value-type="float" office:value="21195.5">
                <text:p>21195.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9">
                <text:p>9</text:p>
              </table:table-cell>
              <table:table-cell office:value-type="float" office:value="27236">
                <text:p>27236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9">
                <text:p>9</text:p>
              </table:table-cell>
              <table:table-cell office:value-type="float" office:value="25853.5">
                <text:p>25853.5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">
                <text:p>9</text:p>
              </table:table-cell>
              <table:table-cell office:value-type="float" office:value="26002">
                <text:p>2600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9">
                <text:p>9</text:p>
              </table:table-cell>
              <table:table-cell office:value-type="float" office:value="23414.5">
                <text:p>23414.5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9">
                <text:p>9</text:p>
              </table:table-cell>
              <table:table-cell office:value-type="float" office:value="19402.5">
                <text:p>19402.5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9">
                <text:p>9</text:p>
              </table:table-cell>
              <table:table-cell office:value-type="float" office:value="25984">
                <text:p>25984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9">
                <text:p>9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9">
                <text:p>9</text:p>
              </table:table-cell>
              <table:table-cell office:value-type="float" office:value="20065">
                <text:p>20065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9">
                <text:p>9</text:p>
              </table:table-cell>
              <table:table-cell office:value-type="float" office:value="27153.5">
                <text:p>27153.5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9">
                <text:p>9</text:p>
              </table:table-cell>
              <table:table-cell office:value-type="float" office:value="28089.5">
                <text:p>28089.5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9">
                <text:p>9</text:p>
              </table:table-cell>
              <table:table-cell office:value-type="float" office:value="23288">
                <text:p>23288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9">
                <text:p>9</text:p>
              </table:table-cell>
              <table:table-cell office:value-type="float" office:value="27345.5">
                <text:p>27345.5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9">
                <text:p>9</text:p>
              </table:table-cell>
              <table:table-cell office:value-type="float" office:value="23892">
                <text:p>23892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9">
                <text:p>9</text:p>
              </table:table-cell>
              <table:table-cell office:value-type="float" office:value="27164.5">
                <text:p>27164.5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9">
                <text:p>9</text:p>
              </table:table-cell>
              <table:table-cell office:value-type="float" office:value="28651">
                <text:p>28651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9">
                <text:p>9</text:p>
              </table:table-cell>
              <table:table-cell office:value-type="float" office:value="24072.5">
                <text:p>24072.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9">
                <text:p>9</text:p>
              </table:table-cell>
              <table:table-cell office:value-type="float" office:value="25848">
                <text:p>25848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9">
                <text:p>9</text:p>
              </table:table-cell>
              <table:table-cell office:value-type="float" office:value="19153">
                <text:p>19153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9">
                <text:p>9</text:p>
              </table:table-cell>
              <table:table-cell office:value-type="float" office:value="20116.5">
                <text:p>20116.5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9">
                <text:p>9</text:p>
              </table:table-cell>
              <table:table-cell office:value-type="float" office:value="25252.5">
                <text:p>25252.5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9">
                <text:p>9</text:p>
              </table:table-cell>
              <table:table-cell office:value-type="float" office:value="23069">
                <text:p>23069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9">
                <text:p>9</text:p>
              </table:table-cell>
              <table:table-cell office:value-type="float" office:value="23738">
                <text:p>23738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">
                <text:p>9</text:p>
              </table:table-cell>
              <table:table-cell office:value-type="float" office:value="29021">
                <text:p>2902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9">
                <text:p>9</text:p>
              </table:table-cell>
              <table:table-cell office:value-type="float" office:value="24023">
                <text:p>24023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0">
                <text:p>10</text:p>
              </table:table-cell>
              <table:table-cell office:value-type="float" office:value="30665.5">
                <text:p>30665.5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0">
                <text:p>10</text:p>
              </table:table-cell>
              <table:table-cell office:value-type="float" office:value="30068.5">
                <text:p>30068.5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0">
                <text:p>10</text:p>
              </table:table-cell>
              <table:table-cell office:value-type="float" office:value="19139">
                <text:p>19139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0">
                <text:p>10</text:p>
              </table:table-cell>
              <table:table-cell office:value-type="float" office:value="25490">
                <text:p>2549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0">
                <text:p>10</text:p>
              </table:table-cell>
              <table:table-cell office:value-type="float" office:value="25349.5">
                <text:p>25349.5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0">
                <text:p>10</text:p>
              </table:table-cell>
              <table:table-cell office:value-type="float" office:value="24797.5">
                <text:p>24797.5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0">
                <text:p>10</text:p>
              </table:table-cell>
              <table:table-cell office:value-type="float" office:value="27708">
                <text:p>27708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0">
                <text:p>10</text:p>
              </table:table-cell>
              <table:table-cell office:value-type="float" office:value="23855">
                <text:p>2385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">
                <text:p>10</text:p>
              </table:table-cell>
              <table:table-cell office:value-type="float" office:value="24845.5">
                <text:p>24845.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0">
                <text:p>10</text:p>
              </table:table-cell>
              <table:table-cell office:value-type="float" office:value="28914">
                <text:p>28914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0">
                <text:p>10</text:p>
              </table:table-cell>
              <table:table-cell office:value-type="float" office:value="26362">
                <text:p>26362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0">
                <text:p>10</text:p>
              </table:table-cell>
              <table:table-cell office:value-type="float" office:value="26287.5">
                <text:p>26287.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0">
                <text:p>10</text:p>
              </table:table-cell>
              <table:table-cell office:value-type="float" office:value="23502">
                <text:p>23502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0">
                <text:p>10</text:p>
              </table:table-cell>
              <table:table-cell office:value-type="float" office:value="23789">
                <text:p>2378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0">
                <text:p>10</text:p>
              </table:table-cell>
              <table:table-cell office:value-type="float" office:value="27673">
                <text:p>27673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0">
                <text:p>10</text:p>
              </table:table-cell>
              <table:table-cell office:value-type="float" office:value="27626">
                <text:p>27626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0">
                <text:p>10</text:p>
              </table:table-cell>
              <table:table-cell office:value-type="float" office:value="22164">
                <text:p>22164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0">
                <text:p>10</text:p>
              </table:table-cell>
              <table:table-cell office:value-type="float" office:value="21703.5">
                <text:p>21703.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0">
                <text:p>10</text:p>
              </table:table-cell>
              <table:table-cell office:value-type="float" office:value="25670.5">
                <text:p>25670.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0">
                <text:p>10</text:p>
              </table:table-cell>
              <table:table-cell office:value-type="float" office:value="25279.5">
                <text:p>25279.5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0">
                <text:p>10</text:p>
              </table:table-cell>
              <table:table-cell office:value-type="float" office:value="26226.5">
                <text:p>26226.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">
                <text:p>10</text:p>
              </table:table-cell>
              <table:table-cell office:value-type="float" office:value="23841.5">
                <text:p>23841.5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0">
                <text:p>10</text:p>
              </table:table-cell>
              <table:table-cell office:value-type="float" office:value="23855">
                <text:p>23855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">
                <text:p>10</text:p>
              </table:table-cell>
              <table:table-cell office:value-type="float" office:value="24811">
                <text:p>2481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0">
                <text:p>10</text:p>
              </table:table-cell>
              <table:table-cell office:value-type="float" office:value="24081">
                <text:p>2408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0">
                <text:p>10</text:p>
              </table:table-cell>
              <table:table-cell office:value-type="float" office:value="26452.5">
                <text:p>26452.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">
                <text:p>10</text:p>
              </table:table-cell>
              <table:table-cell office:value-type="float" office:value="23201">
                <text:p>23201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0">
                <text:p>10</text:p>
              </table:table-cell>
              <table:table-cell office:value-type="float" office:value="21311">
                <text:p>21311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">
                <text:p>10</text:p>
              </table:table-cell>
              <table:table-cell office:value-type="float" office:value="26169.5">
                <text:p>26169.5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">
                <text:p>10</text:p>
              </table:table-cell>
              <table:table-cell office:value-type="float" office:value="24912.5">
                <text:p>24912.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">
                <text:p>10</text:p>
              </table:table-cell>
              <table:table-cell office:value-type="float" office:value="26498">
                <text:p>26498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">
                <text:p>10</text:p>
              </table:table-cell>
              <table:table-cell office:value-type="float" office:value="23485.5">
                <text:p>23485.5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0">
                <text:p>10</text:p>
              </table:table-cell>
              <table:table-cell office:value-type="float" office:value="23722.5">
                <text:p>23722.5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10">
                <text:p>10</text:p>
              </table:table-cell>
              <table:table-cell office:value-type="float" office:value="22835">
                <text:p>22835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10">
                <text:p>10</text:p>
              </table:table-cell>
              <table:table-cell office:value-type="float" office:value="28269">
                <text:p>28269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0">
                <text:p>10</text:p>
              </table:table-cell>
              <table:table-cell office:value-type="float" office:value="26393">
                <text:p>2639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10">
                <text:p>10</text:p>
              </table:table-cell>
              <table:table-cell office:value-type="float" office:value="22018.5">
                <text:p>22018.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0">
                <text:p>10</text:p>
              </table:table-cell>
              <table:table-cell office:value-type="float" office:value="23068">
                <text:p>2306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0">
                <text:p>10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10">
                <text:p>10</text:p>
              </table:table-cell>
              <table:table-cell office:value-type="float" office:value="26075.5">
                <text:p>26075.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0">
                <text:p>10</text:p>
              </table:table-cell>
              <table:table-cell office:value-type="float" office:value="27426.5">
                <text:p>27426.5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0">
                <text:p>10</text:p>
              </table:table-cell>
              <table:table-cell office:value-type="float" office:value="24763.5">
                <text:p>24763.5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0">
                <text:p>10</text:p>
              </table:table-cell>
              <table:table-cell office:value-type="float" office:value="25552">
                <text:p>25552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0">
                <text:p>10</text:p>
              </table:table-cell>
              <table:table-cell office:value-type="float" office:value="24115.5">
                <text:p>24115.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0">
                <text:p>10</text:p>
              </table:table-cell>
              <table:table-cell office:value-type="float" office:value="22324.5">
                <text:p>22324.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0">
                <text:p>10</text:p>
              </table:table-cell>
              <table:table-cell office:value-type="float" office:value="22660.5">
                <text:p>22660.5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0">
                <text:p>10</text:p>
              </table:table-cell>
              <table:table-cell office:value-type="float" office:value="25455.5">
                <text:p>25455.5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0">
                <text:p>10</text:p>
              </table:table-cell>
              <table:table-cell office:value-type="float" office:value="21594">
                <text:p>21594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10">
                <text:p>10</text:p>
              </table:table-cell>
              <table:table-cell office:value-type="float" office:value="25866.5">
                <text:p>25866.5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10">
                <text:p>10</text:p>
              </table:table-cell>
              <table:table-cell office:value-type="float" office:value="26834">
                <text:p>26834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0">
                <text:p>10</text:p>
              </table:table-cell>
              <table:table-cell office:value-type="float" office:value="23700">
                <text:p>2370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">
                <text:p>10</text:p>
              </table:table-cell>
              <table:table-cell office:value-type="float" office:value="24093.5">
                <text:p>24093.5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0">
                <text:p>10</text:p>
              </table:table-cell>
              <table:table-cell office:value-type="float" office:value="27289.5">
                <text:p>27289.5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0">
                <text:p>10</text:p>
              </table:table-cell>
              <table:table-cell office:value-type="float" office:value="25206.5">
                <text:p>25206.5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0">
                <text:p>10</text:p>
              </table:table-cell>
              <table:table-cell office:value-type="float" office:value="25682.5">
                <text:p>25682.5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">
                <text:p>10</text:p>
              </table:table-cell>
              <table:table-cell office:value-type="float" office:value="24705">
                <text:p>24705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10">
                <text:p>10</text:p>
              </table:table-cell>
              <table:table-cell office:value-type="float" office:value="20402">
                <text:p>2040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10">
                <text:p>10</text:p>
              </table:table-cell>
              <table:table-cell office:value-type="float" office:value="25431.5">
                <text:p>25431.5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0">
                <text:p>10</text:p>
              </table:table-cell>
              <table:table-cell office:value-type="float" office:value="28140.5">
                <text:p>28140.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0">
                <text:p>10</text:p>
              </table:table-cell>
              <table:table-cell office:value-type="float" office:value="27043">
                <text:p>27043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10">
                <text:p>10</text:p>
              </table:table-cell>
              <table:table-cell office:value-type="float" office:value="23800.5">
                <text:p>23800.5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0">
                <text:p>10</text:p>
              </table:table-cell>
              <table:table-cell office:value-type="float" office:value="22158">
                <text:p>22158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10">
                <text:p>10</text:p>
              </table:table-cell>
              <table:table-cell office:value-type="float" office:value="28246">
                <text:p>2824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10">
                <text:p>10</text:p>
              </table:table-cell>
              <table:table-cell office:value-type="float" office:value="21686">
                <text:p>21686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0">
                <text:p>10</text:p>
              </table:table-cell>
              <table:table-cell office:value-type="float" office:value="19865.5">
                <text:p>19865.5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10">
                <text:p>10</text:p>
              </table:table-cell>
              <table:table-cell office:value-type="float" office:value="25266">
                <text:p>25266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">
                <text:p>10</text:p>
              </table:table-cell>
              <table:table-cell office:value-type="float" office:value="20886">
                <text:p>20886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10">
                <text:p>10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0">
                <text:p>10</text:p>
              </table:table-cell>
              <table:table-cell office:value-type="float" office:value="25065.5">
                <text:p>25065.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10">
                <text:p>10</text:p>
              </table:table-cell>
              <table:table-cell office:value-type="float" office:value="21500.5">
                <text:p>21500.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0">
                <text:p>10</text:p>
              </table:table-cell>
              <table:table-cell office:value-type="float" office:value="23637">
                <text:p>23637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10">
                <text:p>10</text:p>
              </table:table-cell>
              <table:table-cell office:value-type="float" office:value="28735.5">
                <text:p>28735.5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0">
                <text:p>10</text:p>
              </table:table-cell>
              <table:table-cell office:value-type="float" office:value="21993.5">
                <text:p>21993.5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0">
                <text:p>10</text:p>
              </table:table-cell>
              <table:table-cell office:value-type="float" office:value="23140">
                <text:p>2314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0">
                <text:p>10</text:p>
              </table:table-cell>
              <table:table-cell office:value-type="float" office:value="24409">
                <text:p>24409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10">
                <text:p>10</text:p>
              </table:table-cell>
              <table:table-cell office:value-type="float" office:value="26079.5">
                <text:p>26079.5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0">
                <text:p>10</text:p>
              </table:table-cell>
              <table:table-cell office:value-type="float" office:value="26573">
                <text:p>26573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10">
                <text:p>10</text:p>
              </table:table-cell>
              <table:table-cell office:value-type="float" office:value="29198">
                <text:p>29198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10">
                <text:p>10</text:p>
              </table:table-cell>
              <table:table-cell office:value-type="float" office:value="21301">
                <text:p>2130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10">
                <text:p>10</text:p>
              </table:table-cell>
              <table:table-cell office:value-type="float" office:value="25342.5">
                <text:p>25342.5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10">
                <text:p>10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0">
                <text:p>10</text:p>
              </table:table-cell>
              <table:table-cell office:value-type="float" office:value="20069">
                <text:p>20069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10">
                <text:p>10</text:p>
              </table:table-cell>
              <table:table-cell office:value-type="float" office:value="26660.5">
                <text:p>26660.5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10">
                <text:p>10</text:p>
              </table:table-cell>
              <table:table-cell office:value-type="float" office:value="24085.5">
                <text:p>24085.5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0">
                <text:p>10</text:p>
              </table:table-cell>
              <table:table-cell office:value-type="float" office:value="24603">
                <text:p>24603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10">
                <text:p>10</text:p>
              </table:table-cell>
              <table:table-cell office:value-type="float" office:value="21185.5">
                <text:p>21185.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0">
                <text:p>10</text:p>
              </table:table-cell>
              <table:table-cell office:value-type="float" office:value="25603.5">
                <text:p>25603.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10">
                <text:p>10</text:p>
              </table:table-cell>
              <table:table-cell office:value-type="float" office:value="26051">
                <text:p>2605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0">
                <text:p>10</text:p>
              </table:table-cell>
              <table:table-cell office:value-type="float" office:value="24929.5">
                <text:p>24929.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0">
                <text:p>10</text:p>
              </table:table-cell>
              <table:table-cell office:value-type="float" office:value="24654">
                <text:p>24654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0">
                <text:p>10</text:p>
              </table:table-cell>
              <table:table-cell office:value-type="float" office:value="26731">
                <text:p>26731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">
                <text:p>10</text:p>
              </table:table-cell>
              <table:table-cell office:value-type="float" office:value="20692">
                <text:p>20692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10">
                <text:p>10</text:p>
              </table:table-cell>
              <table:table-cell office:value-type="float" office:value="26116.5">
                <text:p>26116.5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0">
                <text:p>10</text:p>
              </table:table-cell>
              <table:table-cell office:value-type="float" office:value="23524">
                <text:p>2352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10">
                <text:p>10</text:p>
              </table:table-cell>
              <table:table-cell office:value-type="float" office:value="21879">
                <text:p>21879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0">
                <text:p>10</text:p>
              </table:table-cell>
              <table:table-cell office:value-type="float" office:value="23212.5">
                <text:p>23212.5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0">
                <text:p>10</text:p>
              </table:table-cell>
              <table:table-cell office:value-type="float" office:value="27285">
                <text:p>27285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0">
                <text:p>10</text:p>
              </table:table-cell>
              <table:table-cell office:value-type="float" office:value="26800.5">
                <text:p>26800.5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10">
                <text:p>10</text:p>
              </table:table-cell>
              <table:table-cell office:value-type="float" office:value="24408.5">
                <text:p>24408.5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0">
                <text:p>10</text:p>
              </table:table-cell>
              <table:table-cell office:value-type="float" office:value="23104">
                <text:p>23104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">
                <text:p>10</text:p>
              </table:table-cell>
              <table:table-cell office:value-type="float" office:value="25435.5">
                <text:p>25435.5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10">
                <text:p>10</text:p>
              </table:table-cell>
              <table:table-cell office:value-type="float" office:value="20304.5">
                <text:p>20304.5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0">
                <text:p>10</text:p>
              </table:table-cell>
              <table:table-cell office:value-type="float" office:value="20852.5">
                <text:p>20852.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">
                <text:p>10</text:p>
              </table:table-cell>
              <table:table-cell office:value-type="float" office:value="22741.5">
                <text:p>22741.5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0">
                <text:p>10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0">
                <text:p>10</text:p>
              </table:table-cell>
              <table:table-cell office:value-type="float" office:value="25500.5">
                <text:p>25500.5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0">
                <text:p>10</text:p>
              </table:table-cell>
              <table:table-cell office:value-type="float" office:value="22443.5">
                <text:p>22443.5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0">
                <text:p>10</text:p>
              </table:table-cell>
              <table:table-cell office:value-type="float" office:value="23295">
                <text:p>23295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10">
                <text:p>10</text:p>
              </table:table-cell>
              <table:table-cell office:value-type="float" office:value="26332">
                <text:p>2633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0">
                <text:p>10</text:p>
              </table:table-cell>
              <table:table-cell office:value-type="float" office:value="24668.5">
                <text:p>24668.5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0">
                <text:p>10</text:p>
              </table:table-cell>
              <table:table-cell office:value-type="float" office:value="21397">
                <text:p>21397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0">
                <text:p>10</text:p>
              </table:table-cell>
              <table:table-cell office:value-type="float" office:value="29900.5">
                <text:p>29900.5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10">
                <text:p>10</text:p>
              </table:table-cell>
              <table:table-cell office:value-type="float" office:value="23693">
                <text:p>23693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10">
                <text:p>10</text:p>
              </table:table-cell>
              <table:table-cell office:value-type="float" office:value="28088.5">
                <text:p>28088.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0">
                <text:p>10</text:p>
              </table:table-cell>
              <table:table-cell office:value-type="float" office:value="25349.5">
                <text:p>25349.5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">
                <text:p>10</text:p>
              </table:table-cell>
              <table:table-cell office:value-type="float" office:value="24208">
                <text:p>24208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0">
                <text:p>10</text:p>
              </table:table-cell>
              <table:table-cell office:value-type="float" office:value="27854">
                <text:p>27854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10">
                <text:p>10</text:p>
              </table:table-cell>
              <table:table-cell office:value-type="float" office:value="26086">
                <text:p>26086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0">
                <text:p>10</text:p>
              </table:table-cell>
              <table:table-cell office:value-type="float" office:value="24176">
                <text:p>24176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10">
                <text:p>10</text:p>
              </table:table-cell>
              <table:table-cell office:value-type="float" office:value="29179">
                <text:p>29179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0">
                <text:p>10</text:p>
              </table:table-cell>
              <table:table-cell office:value-type="float" office:value="27322.5">
                <text:p>27322.5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">
                <text:p>10</text:p>
              </table:table-cell>
              <table:table-cell office:value-type="float" office:value="22430.5">
                <text:p>22430.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0">
                <text:p>10</text:p>
              </table:table-cell>
              <table:table-cell office:value-type="float" office:value="22775.5">
                <text:p>22775.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0">
                <text:p>10</text:p>
              </table:table-cell>
              <table:table-cell office:value-type="float" office:value="26565.5">
                <text:p>26565.5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10">
                <text:p>10</text:p>
              </table:table-cell>
              <table:table-cell office:value-type="float" office:value="22995.5">
                <text:p>22995.5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">
                <text:p>10</text:p>
              </table:table-cell>
              <table:table-cell office:value-type="float" office:value="22413.5">
                <text:p>22413.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0">
                <text:p>10</text:p>
              </table:table-cell>
              <table:table-cell office:value-type="float" office:value="22634.5">
                <text:p>22634.5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10">
                <text:p>10</text:p>
              </table:table-cell>
              <table:table-cell office:value-type="float" office:value="25299">
                <text:p>25299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0">
                <text:p>10</text:p>
              </table:table-cell>
              <table:table-cell office:value-type="float" office:value="32697">
                <text:p>32697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10">
                <text:p>10</text:p>
              </table:table-cell>
              <table:table-cell office:value-type="float" office:value="23448.5">
                <text:p>23448.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0">
                <text:p>10</text:p>
              </table:table-cell>
              <table:table-cell office:value-type="float" office:value="20596.5">
                <text:p>20596.5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0">
                <text:p>10</text:p>
              </table:table-cell>
              <table:table-cell office:value-type="float" office:value="25903">
                <text:p>25903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10">
                <text:p>10</text:p>
              </table:table-cell>
              <table:table-cell office:value-type="float" office:value="20151">
                <text:p>20151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0">
                <text:p>10</text:p>
              </table:table-cell>
              <table:table-cell office:value-type="float" office:value="21167">
                <text:p>21167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10">
                <text:p>10</text:p>
              </table:table-cell>
              <table:table-cell office:value-type="float" office:value="21399.5">
                <text:p>21399.5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10">
                <text:p>10</text:p>
              </table:table-cell>
              <table:table-cell office:value-type="float" office:value="22045">
                <text:p>22045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10">
                <text:p>10</text:p>
              </table:table-cell>
              <table:table-cell office:value-type="float" office:value="26019.5">
                <text:p>26019.5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0">
                <text:p>10</text:p>
              </table:table-cell>
              <table:table-cell office:value-type="float" office:value="27417">
                <text:p>27417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10">
                <text:p>10</text:p>
              </table:table-cell>
              <table:table-cell office:value-type="float" office:value="23801">
                <text:p>23801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0">
                <text:p>10</text:p>
              </table:table-cell>
              <table:table-cell office:value-type="float" office:value="27723">
                <text:p>27723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0">
                <text:p>10</text:p>
              </table:table-cell>
              <table:table-cell office:value-type="float" office:value="24501.5">
                <text:p>24501.5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10">
                <text:p>10</text:p>
              </table:table-cell>
              <table:table-cell office:value-type="float" office:value="22278">
                <text:p>22278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0">
                <text:p>10</text:p>
              </table:table-cell>
              <table:table-cell office:value-type="float" office:value="25076">
                <text:p>25076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0">
                <text:p>10</text:p>
              </table:table-cell>
              <table:table-cell office:value-type="float" office:value="22505">
                <text:p>22505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0">
                <text:p>10</text:p>
              </table:table-cell>
              <table:table-cell office:value-type="float" office:value="20068">
                <text:p>20068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0">
                <text:p>10</text:p>
              </table:table-cell>
              <table:table-cell office:value-type="float" office:value="24828">
                <text:p>2482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0">
                <text:p>10</text:p>
              </table:table-cell>
              <table:table-cell office:value-type="float" office:value="27355.5">
                <text:p>27355.5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0">
                <text:p>10</text:p>
              </table:table-cell>
              <table:table-cell office:value-type="float" office:value="25872.5">
                <text:p>25872.5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0">
                <text:p>10</text:p>
              </table:table-cell>
              <table:table-cell office:value-type="float" office:value="26702">
                <text:p>2670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10">
                <text:p>10</text:p>
              </table:table-cell>
              <table:table-cell office:value-type="float" office:value="22438">
                <text:p>22438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10">
                <text:p>10</text:p>
              </table:table-cell>
              <table:table-cell office:value-type="float" office:value="19544.5">
                <text:p>19544.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10">
                <text:p>10</text:p>
              </table:table-cell>
              <table:table-cell office:value-type="float" office:value="23756.5">
                <text:p>23756.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0">
                <text:p>10</text:p>
              </table:table-cell>
              <table:table-cell office:value-type="float" office:value="23455.5">
                <text:p>23455.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">
                <text:p>10</text:p>
              </table:table-cell>
              <table:table-cell office:value-type="float" office:value="27571">
                <text:p>27571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0">
                <text:p>10</text:p>
              </table:table-cell>
              <table:table-cell office:value-type="float" office:value="22309.5">
                <text:p>22309.5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0">
                <text:p>10</text:p>
              </table:table-cell>
              <table:table-cell office:value-type="float" office:value="22085.5">
                <text:p>22085.5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10">
                <text:p>10</text:p>
              </table:table-cell>
              <table:table-cell office:value-type="float" office:value="23406.5">
                <text:p>23406.5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0">
                <text:p>10</text:p>
              </table:table-cell>
              <table:table-cell office:value-type="float" office:value="25711">
                <text:p>2571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0">
                <text:p>10</text:p>
              </table:table-cell>
              <table:table-cell office:value-type="float" office:value="26603.5">
                <text:p>26603.5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0">
                <text:p>10</text:p>
              </table:table-cell>
              <table:table-cell office:value-type="float" office:value="19762">
                <text:p>19762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0">
                <text:p>10</text:p>
              </table:table-cell>
              <table:table-cell office:value-type="float" office:value="19649">
                <text:p>19649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">
                <text:p>10</text:p>
              </table:table-cell>
              <table:table-cell office:value-type="float" office:value="24692.5">
                <text:p>24692.5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0">
                <text:p>10</text:p>
              </table:table-cell>
              <table:table-cell office:value-type="float" office:value="21761">
                <text:p>21761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0">
                <text:p>10</text:p>
              </table:table-cell>
              <table:table-cell office:value-type="float" office:value="24364.5">
                <text:p>24364.5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0">
                <text:p>10</text:p>
              </table:table-cell>
              <table:table-cell office:value-type="float" office:value="24279.5">
                <text:p>24279.5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10">
                <text:p>10</text:p>
              </table:table-cell>
              <table:table-cell office:value-type="float" office:value="24022.5">
                <text:p>24022.5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0">
                <text:p>10</text:p>
              </table:table-cell>
              <table:table-cell office:value-type="float" office:value="26087">
                <text:p>26087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0">
                <text:p>10</text:p>
              </table:table-cell>
              <table:table-cell office:value-type="float" office:value="21971.5">
                <text:p>21971.5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0">
                <text:p>10</text:p>
              </table:table-cell>
              <table:table-cell office:value-type="float" office:value="32199.5">
                <text:p>32199.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0">
                <text:p>10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10">
                <text:p>10</text:p>
              </table:table-cell>
              <table:table-cell office:value-type="float" office:value="23404.5">
                <text:p>23404.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0">
                <text:p>10</text:p>
              </table:table-cell>
              <table:table-cell office:value-type="float" office:value="22820">
                <text:p>2282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10">
                <text:p>10</text:p>
              </table:table-cell>
              <table:table-cell office:value-type="float" office:value="23403">
                <text:p>23403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0">
                <text:p>10</text:p>
              </table:table-cell>
              <table:table-cell office:value-type="float" office:value="28336.5">
                <text:p>28336.5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0">
                <text:p>10</text:p>
              </table:table-cell>
              <table:table-cell office:value-type="float" office:value="26273">
                <text:p>26273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0">
                <text:p>10</text:p>
              </table:table-cell>
              <table:table-cell office:value-type="float" office:value="21218.5">
                <text:p>21218.5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10">
                <text:p>10</text:p>
              </table:table-cell>
              <table:table-cell office:value-type="float" office:value="22844">
                <text:p>22844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10">
                <text:p>10</text:p>
              </table:table-cell>
              <table:table-cell office:value-type="float" office:value="22283.5">
                <text:p>22283.5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10">
                <text:p>10</text:p>
              </table:table-cell>
              <table:table-cell office:value-type="float" office:value="26944.5">
                <text:p>26944.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10">
                <text:p>10</text:p>
              </table:table-cell>
              <table:table-cell office:value-type="float" office:value="24464.5">
                <text:p>24464.5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0">
                <text:p>10</text:p>
              </table:table-cell>
              <table:table-cell office:value-type="float" office:value="22772">
                <text:p>22772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">
                <text:p>10</text:p>
              </table:table-cell>
              <table:table-cell office:value-type="float" office:value="24712">
                <text:p>24712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0">
                <text:p>10</text:p>
              </table:table-cell>
              <table:table-cell office:value-type="float" office:value="25785">
                <text:p>25785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10">
                <text:p>10</text:p>
              </table:table-cell>
              <table:table-cell office:value-type="float" office:value="26191.5">
                <text:p>26191.5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10">
                <text:p>10</text:p>
              </table:table-cell>
              <table:table-cell office:value-type="float" office:value="22954.5">
                <text:p>22954.5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0">
                <text:p>10</text:p>
              </table:table-cell>
              <table:table-cell office:value-type="float" office:value="24235.5">
                <text:p>24235.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10">
                <text:p>10</text:p>
              </table:table-cell>
              <table:table-cell office:value-type="float" office:value="26738.5">
                <text:p>26738.5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0">
                <text:p>10</text:p>
              </table:table-cell>
              <table:table-cell office:value-type="float" office:value="24868.5">
                <text:p>24868.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10">
                <text:p>10</text:p>
              </table:table-cell>
              <table:table-cell office:value-type="float" office:value="20733.5">
                <text:p>20733.5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0">
                <text:p>10</text:p>
              </table:table-cell>
              <table:table-cell office:value-type="float" office:value="27193">
                <text:p>27193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10">
                <text:p>10</text:p>
              </table:table-cell>
              <table:table-cell office:value-type="float" office:value="24717.5">
                <text:p>24717.5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10">
                <text:p>10</text:p>
              </table:table-cell>
              <table:table-cell office:value-type="float" office:value="24195">
                <text:p>2419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10">
                <text:p>10</text:p>
              </table:table-cell>
              <table:table-cell office:value-type="float" office:value="22660.5">
                <text:p>22660.5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0">
                <text:p>10</text:p>
              </table:table-cell>
              <table:table-cell office:value-type="float" office:value="20049.5">
                <text:p>20049.5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0">
                <text:p>10</text:p>
              </table:table-cell>
              <table:table-cell office:value-type="float" office:value="26789">
                <text:p>26789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0">
                <text:p>10</text:p>
              </table:table-cell>
              <table:table-cell office:value-type="float" office:value="23346">
                <text:p>23346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0">
                <text:p>10</text:p>
              </table:table-cell>
              <table:table-cell office:value-type="float" office:value="21096">
                <text:p>21096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10">
                <text:p>10</text:p>
              </table:table-cell>
              <table:table-cell office:value-type="float" office:value="24251.5">
                <text:p>24251.5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10">
                <text:p>10</text:p>
              </table:table-cell>
              <table:table-cell office:value-type="float" office:value="22318.5">
                <text:p>22318.5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0">
                <text:p>10</text:p>
              </table:table-cell>
              <table:table-cell office:value-type="float" office:value="29293.5">
                <text:p>29293.5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0">
                <text:p>10</text:p>
              </table:table-cell>
              <table:table-cell office:value-type="float" office:value="28179.5">
                <text:p>28179.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0">
                <text:p>10</text:p>
              </table:table-cell>
              <table:table-cell office:value-type="float" office:value="25735">
                <text:p>25735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10">
                <text:p>10</text:p>
              </table:table-cell>
              <table:table-cell office:value-type="float" office:value="29351.5">
                <text:p>29351.5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10">
                <text:p>10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0">
                <text:p>10</text:p>
              </table:table-cell>
              <table:table-cell office:value-type="float" office:value="29183">
                <text:p>29183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0">
                <text:p>10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0">
                <text:p>10</text:p>
              </table:table-cell>
              <table:table-cell office:value-type="float" office:value="21444.5">
                <text:p>21444.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0">
                <text:p>10</text:p>
              </table:table-cell>
              <table:table-cell office:value-type="float" office:value="24983.5">
                <text:p>24983.5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10">
                <text:p>10</text:p>
              </table:table-cell>
              <table:table-cell office:value-type="float" office:value="26702">
                <text:p>26702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0">
                <text:p>10</text:p>
              </table:table-cell>
              <table:table-cell office:value-type="float" office:value="30924">
                <text:p>30924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0">
                <text:p>10</text:p>
              </table:table-cell>
              <table:table-cell office:value-type="float" office:value="21813">
                <text:p>21813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0">
                <text:p>10</text:p>
              </table:table-cell>
              <table:table-cell office:value-type="float" office:value="26512.5">
                <text:p>26512.5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0">
                <text:p>10</text:p>
              </table:table-cell>
              <table:table-cell office:value-type="float" office:value="22999.5">
                <text:p>22999.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0">
                <text:p>10</text:p>
              </table:table-cell>
              <table:table-cell office:value-type="float" office:value="21217.5">
                <text:p>21217.5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10">
                <text:p>10</text:p>
              </table:table-cell>
              <table:table-cell office:value-type="float" office:value="26044.5">
                <text:p>26044.5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0">
                <text:p>10</text:p>
              </table:table-cell>
              <table:table-cell office:value-type="float" office:value="24505">
                <text:p>24505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10">
                <text:p>10</text:p>
              </table:table-cell>
              <table:table-cell office:value-type="float" office:value="23324">
                <text:p>23324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10">
                <text:p>10</text:p>
              </table:table-cell>
              <table:table-cell office:value-type="float" office:value="22748">
                <text:p>22748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0">
                <text:p>10</text:p>
              </table:table-cell>
              <table:table-cell office:value-type="float" office:value="26701.5">
                <text:p>26701.5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0">
                <text:p>10</text:p>
              </table:table-cell>
              <table:table-cell office:value-type="float" office:value="24233.5">
                <text:p>24233.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0">
                <text:p>10</text:p>
              </table:table-cell>
              <table:table-cell office:value-type="float" office:value="25598.5">
                <text:p>25598.5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10">
                <text:p>10</text:p>
              </table:table-cell>
              <table:table-cell office:value-type="float" office:value="23942.5">
                <text:p>23942.5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0">
                <text:p>10</text:p>
              </table:table-cell>
              <table:table-cell office:value-type="float" office:value="23977.5">
                <text:p>23977.5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10">
                <text:p>10</text:p>
              </table:table-cell>
              <table:table-cell office:value-type="float" office:value="25417.5">
                <text:p>25417.5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0">
                <text:p>10</text:p>
              </table:table-cell>
              <table:table-cell office:value-type="float" office:value="23810">
                <text:p>2381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0">
                <text:p>10</text:p>
              </table:table-cell>
              <table:table-cell office:value-type="float" office:value="25321">
                <text:p>25321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10">
                <text:p>10</text:p>
              </table:table-cell>
              <table:table-cell office:value-type="float" office:value="23393">
                <text:p>23393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10">
                <text:p>10</text:p>
              </table:table-cell>
              <table:table-cell office:value-type="float" office:value="30171.5">
                <text:p>30171.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0">
                <text:p>10</text:p>
              </table:table-cell>
              <table:table-cell office:value-type="float" office:value="24067.5">
                <text:p>24067.5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10">
                <text:p>10</text:p>
              </table:table-cell>
              <table:table-cell office:value-type="float" office:value="23567.5">
                <text:p>23567.5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0">
                <text:p>10</text:p>
              </table:table-cell>
              <table:table-cell office:value-type="float" office:value="23701">
                <text:p>23701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0">
                <text:p>10</text:p>
              </table:table-cell>
              <table:table-cell office:value-type="float" office:value="25354.5">
                <text:p>25354.5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">
                <text:p>10</text:p>
              </table:table-cell>
              <table:table-cell office:value-type="float" office:value="21764">
                <text:p>21764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0">
                <text:p>10</text:p>
              </table:table-cell>
              <table:table-cell office:value-type="float" office:value="26663">
                <text:p>26663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0">
                <text:p>10</text:p>
              </table:table-cell>
              <table:table-cell office:value-type="float" office:value="23087.5">
                <text:p>23087.5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0">
                <text:p>10</text:p>
              </table:table-cell>
              <table:table-cell office:value-type="float" office:value="21637.5">
                <text:p>21637.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10">
                <text:p>10</text:p>
              </table:table-cell>
              <table:table-cell office:value-type="float" office:value="23649">
                <text:p>23649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0">
                <text:p>10</text:p>
              </table:table-cell>
              <table:table-cell office:value-type="float" office:value="27810">
                <text:p>2781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10">
                <text:p>10</text:p>
              </table:table-cell>
              <table:table-cell office:value-type="float" office:value="26323.5">
                <text:p>26323.5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10">
                <text:p>10</text:p>
              </table:table-cell>
              <table:table-cell office:value-type="float" office:value="26031.5">
                <text:p>26031.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10">
                <text:p>10</text:p>
              </table:table-cell>
              <table:table-cell office:value-type="float" office:value="23071">
                <text:p>23071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0">
                <text:p>10</text:p>
              </table:table-cell>
              <table:table-cell office:value-type="float" office:value="24428">
                <text:p>24428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0">
                <text:p>10</text:p>
              </table:table-cell>
              <table:table-cell office:value-type="float" office:value="24967.5">
                <text:p>24967.5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0">
                <text:p>10</text:p>
              </table:table-cell>
              <table:table-cell office:value-type="float" office:value="27944.5">
                <text:p>27944.5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10">
                <text:p>10</text:p>
              </table:table-cell>
              <table:table-cell office:value-type="float" office:value="23421.5">
                <text:p>23421.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10">
                <text:p>10</text:p>
              </table:table-cell>
              <table:table-cell office:value-type="float" office:value="27018.5">
                <text:p>27018.5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0">
                <text:p>10</text:p>
              </table:table-cell>
              <table:table-cell office:value-type="float" office:value="24148.5">
                <text:p>24148.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0">
                <text:p>10</text:p>
              </table:table-cell>
              <table:table-cell office:value-type="float" office:value="22448.5">
                <text:p>22448.5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0">
                <text:p>10</text:p>
              </table:table-cell>
              <table:table-cell office:value-type="float" office:value="25116">
                <text:p>2511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">
                <text:p>10</text:p>
              </table:table-cell>
              <table:table-cell office:value-type="float" office:value="29230.5">
                <text:p>2923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